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Object 130/Configurations2/statusbar/"/>
  <manifest:file-entry manifest:media-type="" manifest:full-path="Object 130/Configurations2/accelerator/current.xml"/>
  <manifest:file-entry manifest:media-type="" manifest:full-path="Object 130/Configurations2/accelerator/"/>
  <manifest:file-entry manifest:media-type="" manifest:full-path="Object 130/Configurations2/floater/"/>
  <manifest:file-entry manifest:media-type="" manifest:full-path="Object 130/Configurations2/popupmenu/"/>
  <manifest:file-entry manifest:media-type="" manifest:full-path="Object 130/Configurations2/progressbar/"/>
  <manifest:file-entry manifest:media-type="" manifest:full-path="Object 130/Configurations2/menubar/"/>
  <manifest:file-entry manifest:media-type="" manifest:full-path="Object 130/Configurations2/toolbar/"/>
  <manifest:file-entry manifest:media-type="" manifest:full-path="Object 130/Configurations2/images/Bitmaps/"/>
  <manifest:file-entry manifest:media-type="" manifest:full-path="Object 130/Configurations2/images/"/>
  <manifest:file-entry manifest:media-type="application/vnd.sun.xml.ui.configuration" manifest:full-path="Object 130/Configurations2/"/>
  <manifest:file-entry manifest:media-type="text/xml" manifest:full-path="Object 130/content.xml"/>
  <manifest:file-entry manifest:media-type="text/xml" manifest:full-path="Object 130/settings.xml"/>
  <manifest:file-entry manifest:media-type="application/vnd.oasis.opendocument.formula" manifest:version="1.2" manifest:full-path="Object 130/"/>
  <manifest:file-entry manifest:media-type="" manifest:full-path="Object 131/Configurations2/statusbar/"/>
  <manifest:file-entry manifest:media-type="" manifest:full-path="Object 131/Configurations2/accelerator/current.xml"/>
  <manifest:file-entry manifest:media-type="" manifest:full-path="Object 131/Configurations2/accelerator/"/>
  <manifest:file-entry manifest:media-type="" manifest:full-path="Object 131/Configurations2/floater/"/>
  <manifest:file-entry manifest:media-type="" manifest:full-path="Object 131/Configurations2/popupmenu/"/>
  <manifest:file-entry manifest:media-type="" manifest:full-path="Object 131/Configurations2/progressbar/"/>
  <manifest:file-entry manifest:media-type="" manifest:full-path="Object 131/Configurations2/menubar/"/>
  <manifest:file-entry manifest:media-type="" manifest:full-path="Object 131/Configurations2/toolbar/"/>
  <manifest:file-entry manifest:media-type="" manifest:full-path="Object 131/Configurations2/images/Bitmaps/"/>
  <manifest:file-entry manifest:media-type="" manifest:full-path="Object 131/Configurations2/images/"/>
  <manifest:file-entry manifest:media-type="application/vnd.sun.xml.ui.configuration" manifest:full-path="Object 131/Configurations2/"/>
  <manifest:file-entry manifest:media-type="text/xml" manifest:full-path="Object 131/content.xml"/>
  <manifest:file-entry manifest:media-type="text/xml" manifest:full-path="Object 131/settings.xml"/>
  <manifest:file-entry manifest:media-type="application/vnd.oasis.opendocument.formula" manifest:version="1.2" manifest:full-path="Object 131/"/>
  <manifest:file-entry manifest:media-type="" manifest:full-path="Object 132/Configurations2/statusbar/"/>
  <manifest:file-entry manifest:media-type="" manifest:full-path="Object 132/Configurations2/accelerator/current.xml"/>
  <manifest:file-entry manifest:media-type="" manifest:full-path="Object 132/Configurations2/accelerator/"/>
  <manifest:file-entry manifest:media-type="" manifest:full-path="Object 132/Configurations2/floater/"/>
  <manifest:file-entry manifest:media-type="" manifest:full-path="Object 132/Configurations2/popupmenu/"/>
  <manifest:file-entry manifest:media-type="" manifest:full-path="Object 132/Configurations2/progressbar/"/>
  <manifest:file-entry manifest:media-type="" manifest:full-path="Object 132/Configurations2/menubar/"/>
  <manifest:file-entry manifest:media-type="" manifest:full-path="Object 132/Configurations2/toolbar/"/>
  <manifest:file-entry manifest:media-type="" manifest:full-path="Object 132/Configurations2/images/Bitmaps/"/>
  <manifest:file-entry manifest:media-type="" manifest:full-path="Object 132/Configurations2/images/"/>
  <manifest:file-entry manifest:media-type="application/vnd.sun.xml.ui.configuration" manifest:full-path="Object 132/Configurations2/"/>
  <manifest:file-entry manifest:media-type="text/xml" manifest:full-path="Object 132/content.xml"/>
  <manifest:file-entry manifest:media-type="text/xml" manifest:full-path="Object 132/settings.xml"/>
  <manifest:file-entry manifest:media-type="application/vnd.oasis.opendocument.formula" manifest:version="1.2" manifest:full-path="Object 132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133/Configurations2/statusbar/"/>
  <manifest:file-entry manifest:media-type="" manifest:full-path="Object 133/Configurations2/accelerator/current.xml"/>
  <manifest:file-entry manifest:media-type="" manifest:full-path="Object 133/Configurations2/accelerator/"/>
  <manifest:file-entry manifest:media-type="" manifest:full-path="Object 133/Configurations2/floater/"/>
  <manifest:file-entry manifest:media-type="" manifest:full-path="Object 133/Configurations2/popupmenu/"/>
  <manifest:file-entry manifest:media-type="" manifest:full-path="Object 133/Configurations2/progressbar/"/>
  <manifest:file-entry manifest:media-type="" manifest:full-path="Object 133/Configurations2/menubar/"/>
  <manifest:file-entry manifest:media-type="" manifest:full-path="Object 133/Configurations2/toolbar/"/>
  <manifest:file-entry manifest:media-type="" manifest:full-path="Object 133/Configurations2/images/Bitmaps/"/>
  <manifest:file-entry manifest:media-type="" manifest:full-path="Object 133/Configurations2/images/"/>
  <manifest:file-entry manifest:media-type="application/vnd.sun.xml.ui.configuration" manifest:full-path="Object 133/Configurations2/"/>
  <manifest:file-entry manifest:media-type="text/xml" manifest:full-path="Object 133/content.xml"/>
  <manifest:file-entry manifest:media-type="text/xml" manifest:full-path="Object 133/settings.xml"/>
  <manifest:file-entry manifest:media-type="application/vnd.oasis.opendocument.formula" manifest:version="1.2" manifest:full-path="Object 133/"/>
  <manifest:file-entry manifest:media-type="" manifest:full-path="Object 134/Configurations2/statusbar/"/>
  <manifest:file-entry manifest:media-type="" manifest:full-path="Object 134/Configurations2/accelerator/current.xml"/>
  <manifest:file-entry manifest:media-type="" manifest:full-path="Object 134/Configurations2/accelerator/"/>
  <manifest:file-entry manifest:media-type="" manifest:full-path="Object 134/Configurations2/floater/"/>
  <manifest:file-entry manifest:media-type="" manifest:full-path="Object 134/Configurations2/popupmenu/"/>
  <manifest:file-entry manifest:media-type="" manifest:full-path="Object 134/Configurations2/progressbar/"/>
  <manifest:file-entry manifest:media-type="" manifest:full-path="Object 134/Configurations2/menubar/"/>
  <manifest:file-entry manifest:media-type="" manifest:full-path="Object 134/Configurations2/toolbar/"/>
  <manifest:file-entry manifest:media-type="" manifest:full-path="Object 134/Configurations2/images/Bitmaps/"/>
  <manifest:file-entry manifest:media-type="" manifest:full-path="Object 134/Configurations2/images/"/>
  <manifest:file-entry manifest:media-type="application/vnd.sun.xml.ui.configuration" manifest:full-path="Object 134/Configurations2/"/>
  <manifest:file-entry manifest:media-type="text/xml" manifest:full-path="Object 134/content.xml"/>
  <manifest:file-entry manifest:media-type="text/xml" manifest:full-path="Object 134/settings.xml"/>
  <manifest:file-entry manifest:media-type="application/vnd.oasis.opendocument.formula" manifest:version="1.2" manifest:full-path="Object 134/"/>
  <manifest:file-entry manifest:media-type="" manifest:full-path="Object 135/Configurations2/statusbar/"/>
  <manifest:file-entry manifest:media-type="" manifest:full-path="Object 135/Configurations2/accelerator/current.xml"/>
  <manifest:file-entry manifest:media-type="" manifest:full-path="Object 135/Configurations2/accelerator/"/>
  <manifest:file-entry manifest:media-type="" manifest:full-path="Object 135/Configurations2/floater/"/>
  <manifest:file-entry manifest:media-type="" manifest:full-path="Object 135/Configurations2/popupmenu/"/>
  <manifest:file-entry manifest:media-type="" manifest:full-path="Object 135/Configurations2/progressbar/"/>
  <manifest:file-entry manifest:media-type="" manifest:full-path="Object 135/Configurations2/menubar/"/>
  <manifest:file-entry manifest:media-type="" manifest:full-path="Object 135/Configurations2/toolbar/"/>
  <manifest:file-entry manifest:media-type="" manifest:full-path="Object 135/Configurations2/images/Bitmaps/"/>
  <manifest:file-entry manifest:media-type="" manifest:full-path="Object 135/Configurations2/images/"/>
  <manifest:file-entry manifest:media-type="application/vnd.sun.xml.ui.configuration" manifest:full-path="Object 135/Configurations2/"/>
  <manifest:file-entry manifest:media-type="text/xml" manifest:full-path="Object 135/content.xml"/>
  <manifest:file-entry manifest:media-type="text/xml" manifest:full-path="Object 135/settings.xml"/>
  <manifest:file-entry manifest:media-type="application/vnd.oasis.opendocument.formula" manifest:version="1.2" manifest:full-path="Object 135/"/>
  <manifest:file-entry manifest:media-type="" manifest:full-path="Object 136/Configurations2/statusbar/"/>
  <manifest:file-entry manifest:media-type="" manifest:full-path="Object 136/Configurations2/accelerator/current.xml"/>
  <manifest:file-entry manifest:media-type="" manifest:full-path="Object 136/Configurations2/accelerator/"/>
  <manifest:file-entry manifest:media-type="" manifest:full-path="Object 136/Configurations2/floater/"/>
  <manifest:file-entry manifest:media-type="" manifest:full-path="Object 136/Configurations2/popupmenu/"/>
  <manifest:file-entry manifest:media-type="" manifest:full-path="Object 136/Configurations2/progressbar/"/>
  <manifest:file-entry manifest:media-type="" manifest:full-path="Object 136/Configurations2/menubar/"/>
  <manifest:file-entry manifest:media-type="" manifest:full-path="Object 136/Configurations2/toolbar/"/>
  <manifest:file-entry manifest:media-type="" manifest:full-path="Object 136/Configurations2/images/Bitmaps/"/>
  <manifest:file-entry manifest:media-type="" manifest:full-path="Object 136/Configurations2/images/"/>
  <manifest:file-entry manifest:media-type="application/vnd.sun.xml.ui.configuration" manifest:full-path="Object 136/Configurations2/"/>
  <manifest:file-entry manifest:media-type="text/xml" manifest:full-path="Object 136/content.xml"/>
  <manifest:file-entry manifest:media-type="text/xml" manifest:full-path="Object 136/settings.xml"/>
  <manifest:file-entry manifest:media-type="application/vnd.oasis.opendocument.formula" manifest:version="1.2" manifest:full-path="Object 136/"/>
  <manifest:file-entry manifest:media-type="" manifest:full-path="Object 137/Configurations2/statusbar/"/>
  <manifest:file-entry manifest:media-type="" manifest:full-path="Object 137/Configurations2/accelerator/current.xml"/>
  <manifest:file-entry manifest:media-type="" manifest:full-path="Object 137/Configurations2/accelerator/"/>
  <manifest:file-entry manifest:media-type="" manifest:full-path="Object 137/Configurations2/floater/"/>
  <manifest:file-entry manifest:media-type="" manifest:full-path="Object 137/Configurations2/popupmenu/"/>
  <manifest:file-entry manifest:media-type="" manifest:full-path="Object 137/Configurations2/progressbar/"/>
  <manifest:file-entry manifest:media-type="" manifest:full-path="Object 137/Configurations2/menubar/"/>
  <manifest:file-entry manifest:media-type="" manifest:full-path="Object 137/Configurations2/toolbar/"/>
  <manifest:file-entry manifest:media-type="" manifest:full-path="Object 137/Configurations2/images/Bitmaps/"/>
  <manifest:file-entry manifest:media-type="" manifest:full-path="Object 137/Configurations2/images/"/>
  <manifest:file-entry manifest:media-type="application/vnd.sun.xml.ui.configuration" manifest:full-path="Object 137/Configurations2/"/>
  <manifest:file-entry manifest:media-type="text/xml" manifest:full-path="Object 137/content.xml"/>
  <manifest:file-entry manifest:media-type="text/xml" manifest:full-path="Object 137/settings.xml"/>
  <manifest:file-entry manifest:media-type="application/vnd.oasis.opendocument.formula" manifest:version="1.2" manifest:full-path="Object 137/"/>
  <manifest:file-entry manifest:media-type="" manifest:full-path="Object 138/Configurations2/statusbar/"/>
  <manifest:file-entry manifest:media-type="" manifest:full-path="Object 138/Configurations2/accelerator/current.xml"/>
  <manifest:file-entry manifest:media-type="" manifest:full-path="Object 138/Configurations2/accelerator/"/>
  <manifest:file-entry manifest:media-type="" manifest:full-path="Object 138/Configurations2/floater/"/>
  <manifest:file-entry manifest:media-type="" manifest:full-path="Object 138/Configurations2/popupmenu/"/>
  <manifest:file-entry manifest:media-type="" manifest:full-path="Object 138/Configurations2/progressbar/"/>
  <manifest:file-entry manifest:media-type="" manifest:full-path="Object 138/Configurations2/menubar/"/>
  <manifest:file-entry manifest:media-type="" manifest:full-path="Object 138/Configurations2/toolbar/"/>
  <manifest:file-entry manifest:media-type="" manifest:full-path="Object 138/Configurations2/images/Bitmaps/"/>
  <manifest:file-entry manifest:media-type="" manifest:full-path="Object 138/Configurations2/images/"/>
  <manifest:file-entry manifest:media-type="application/vnd.sun.xml.ui.configuration" manifest:full-path="Object 138/Configurations2/"/>
  <manifest:file-entry manifest:media-type="text/xml" manifest:full-path="Object 138/content.xml"/>
  <manifest:file-entry manifest:media-type="text/xml" manifest:full-path="Object 138/settings.xml"/>
  <manifest:file-entry manifest:media-type="application/vnd.oasis.opendocument.formula" manifest:version="1.2" manifest:full-path="Object 138/"/>
  <manifest:file-entry manifest:media-type="" manifest:full-path="Object 139/Configurations2/statusbar/"/>
  <manifest:file-entry manifest:media-type="" manifest:full-path="Object 139/Configurations2/accelerator/current.xml"/>
  <manifest:file-entry manifest:media-type="" manifest:full-path="Object 139/Configurations2/accelerator/"/>
  <manifest:file-entry manifest:media-type="" manifest:full-path="Object 139/Configurations2/floater/"/>
  <manifest:file-entry manifest:media-type="" manifest:full-path="Object 139/Configurations2/popupmenu/"/>
  <manifest:file-entry manifest:media-type="" manifest:full-path="Object 139/Configurations2/progressbar/"/>
  <manifest:file-entry manifest:media-type="" manifest:full-path="Object 139/Configurations2/menubar/"/>
  <manifest:file-entry manifest:media-type="" manifest:full-path="Object 139/Configurations2/toolbar/"/>
  <manifest:file-entry manifest:media-type="" manifest:full-path="Object 139/Configurations2/images/Bitmaps/"/>
  <manifest:file-entry manifest:media-type="" manifest:full-path="Object 139/Configurations2/images/"/>
  <manifest:file-entry manifest:media-type="application/vnd.sun.xml.ui.configuration" manifest:full-path="Object 139/Configurations2/"/>
  <manifest:file-entry manifest:media-type="text/xml" manifest:full-path="Object 139/content.xml"/>
  <manifest:file-entry manifest:media-type="text/xml" manifest:full-path="Object 139/settings.xml"/>
  <manifest:file-entry manifest:media-type="application/vnd.oasis.opendocument.formula" manifest:version="1.2" manifest:full-path="Object 139/"/>
  <manifest:file-entry manifest:media-type="" manifest:full-path="Object 90/Configurations2/statusbar/"/>
  <manifest:file-entry manifest:media-type="" manifest:full-path="Object 90/Configurations2/accelerator/current.xml"/>
  <manifest:file-entry manifest:media-type="" manifest:full-path="Object 90/Configurations2/accelerator/"/>
  <manifest:file-entry manifest:media-type="" manifest:full-path="Object 90/Configurations2/floater/"/>
  <manifest:file-entry manifest:media-type="" manifest:full-path="Object 90/Configurations2/popupmenu/"/>
  <manifest:file-entry manifest:media-type="" manifest:full-path="Object 90/Configurations2/progressbar/"/>
  <manifest:file-entry manifest:media-type="" manifest:full-path="Object 90/Configurations2/menubar/"/>
  <manifest:file-entry manifest:media-type="" manifest:full-path="Object 90/Configurations2/toolbar/"/>
  <manifest:file-entry manifest:media-type="" manifest:full-path="Object 90/Configurations2/images/Bitmaps/"/>
  <manifest:file-entry manifest:media-type="" manifest:full-path="Object 90/Configurations2/images/"/>
  <manifest:file-entry manifest:media-type="application/vnd.sun.xml.ui.configuration" manifest:full-path="Object 90/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" manifest:full-path="Object 91/Configurations2/statusbar/"/>
  <manifest:file-entry manifest:media-type="" manifest:full-path="Object 91/Configurations2/accelerator/current.xml"/>
  <manifest:file-entry manifest:media-type="" manifest:full-path="Object 91/Configurations2/accelerator/"/>
  <manifest:file-entry manifest:media-type="" manifest:full-path="Object 91/Configurations2/floater/"/>
  <manifest:file-entry manifest:media-type="" manifest:full-path="Object 91/Configurations2/popupmenu/"/>
  <manifest:file-entry manifest:media-type="" manifest:full-path="Object 91/Configurations2/progressbar/"/>
  <manifest:file-entry manifest:media-type="" manifest:full-path="Object 91/Configurations2/menubar/"/>
  <manifest:file-entry manifest:media-type="" manifest:full-path="Object 91/Configurations2/toolbar/"/>
  <manifest:file-entry manifest:media-type="" manifest:full-path="Object 91/Configurations2/images/Bitmaps/"/>
  <manifest:file-entry manifest:media-type="" manifest:full-path="Object 91/Configurations2/images/"/>
  <manifest:file-entry manifest:media-type="application/vnd.sun.xml.ui.configuration" manifest:full-path="Object 91/Configurations2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" manifest:full-path="Object 92/Configurations2/statusbar/"/>
  <manifest:file-entry manifest:media-type="" manifest:full-path="Object 92/Configurations2/accelerator/current.xml"/>
  <manifest:file-entry manifest:media-type="" manifest:full-path="Object 92/Configurations2/accelerator/"/>
  <manifest:file-entry manifest:media-type="" manifest:full-path="Object 92/Configurations2/floater/"/>
  <manifest:file-entry manifest:media-type="" manifest:full-path="Object 92/Configurations2/popupmenu/"/>
  <manifest:file-entry manifest:media-type="" manifest:full-path="Object 92/Configurations2/progressbar/"/>
  <manifest:file-entry manifest:media-type="" manifest:full-path="Object 92/Configurations2/menubar/"/>
  <manifest:file-entry manifest:media-type="" manifest:full-path="Object 92/Configurations2/toolbar/"/>
  <manifest:file-entry manifest:media-type="" manifest:full-path="Object 92/Configurations2/images/Bitmaps/"/>
  <manifest:file-entry manifest:media-type="" manifest:full-path="Object 92/Configurations2/images/"/>
  <manifest:file-entry manifest:media-type="application/vnd.sun.xml.ui.configuration" manifest:full-path="Object 92/Configurations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" manifest:full-path="Object 93/Configurations2/statusbar/"/>
  <manifest:file-entry manifest:media-type="" manifest:full-path="Object 93/Configurations2/accelerator/current.xml"/>
  <manifest:file-entry manifest:media-type="" manifest:full-path="Object 93/Configurations2/accelerator/"/>
  <manifest:file-entry manifest:media-type="" manifest:full-path="Object 93/Configurations2/floater/"/>
  <manifest:file-entry manifest:media-type="" manifest:full-path="Object 93/Configurations2/popupmenu/"/>
  <manifest:file-entry manifest:media-type="" manifest:full-path="Object 93/Configurations2/progressbar/"/>
  <manifest:file-entry manifest:media-type="" manifest:full-path="Object 93/Configurations2/menubar/"/>
  <manifest:file-entry manifest:media-type="" manifest:full-path="Object 93/Configurations2/toolbar/"/>
  <manifest:file-entry manifest:media-type="" manifest:full-path="Object 93/Configurations2/images/Bitmaps/"/>
  <manifest:file-entry manifest:media-type="" manifest:full-path="Object 93/Configurations2/images/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94/Configurations2/statusbar/"/>
  <manifest:file-entry manifest:media-type="" manifest:full-path="Object 94/Configurations2/accelerator/current.xml"/>
  <manifest:file-entry manifest:media-type="" manifest:full-path="Object 94/Configurations2/accelerator/"/>
  <manifest:file-entry manifest:media-type="" manifest:full-path="Object 94/Configurations2/floater/"/>
  <manifest:file-entry manifest:media-type="" manifest:full-path="Object 94/Configurations2/popupmenu/"/>
  <manifest:file-entry manifest:media-type="" manifest:full-path="Object 94/Configurations2/progressbar/"/>
  <manifest:file-entry manifest:media-type="" manifest:full-path="Object 94/Configurations2/menubar/"/>
  <manifest:file-entry manifest:media-type="" manifest:full-path="Object 94/Configurations2/toolbar/"/>
  <manifest:file-entry manifest:media-type="" manifest:full-path="Object 94/Configurations2/images/Bitmaps/"/>
  <manifest:file-entry manifest:media-type="" manifest:full-path="Object 94/Configurations2/images/"/>
  <manifest:file-entry manifest:media-type="application/vnd.sun.xml.ui.configuration" manifest:full-path="Object 94/Configurations2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" manifest:full-path="Object 95/Configurations2/statusbar/"/>
  <manifest:file-entry manifest:media-type="" manifest:full-path="Object 95/Configurations2/accelerator/current.xml"/>
  <manifest:file-entry manifest:media-type="" manifest:full-path="Object 95/Configurations2/accelerator/"/>
  <manifest:file-entry manifest:media-type="" manifest:full-path="Object 95/Configurations2/floater/"/>
  <manifest:file-entry manifest:media-type="" manifest:full-path="Object 95/Configurations2/popupmenu/"/>
  <manifest:file-entry manifest:media-type="" manifest:full-path="Object 95/Configurations2/progressbar/"/>
  <manifest:file-entry manifest:media-type="" manifest:full-path="Object 95/Configurations2/menubar/"/>
  <manifest:file-entry manifest:media-type="" manifest:full-path="Object 95/Configurations2/toolbar/"/>
  <manifest:file-entry manifest:media-type="" manifest:full-path="Object 95/Configurations2/images/Bitmaps/"/>
  <manifest:file-entry manifest:media-type="" manifest:full-path="Object 95/Configurations2/images/"/>
  <manifest:file-entry manifest:media-type="application/vnd.sun.xml.ui.configuration" manifest:full-path="Object 95/Configurations2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" manifest:full-path="Object 96/Configurations2/statusbar/"/>
  <manifest:file-entry manifest:media-type="" manifest:full-path="Object 96/Configurations2/accelerator/current.xml"/>
  <manifest:file-entry manifest:media-type="" manifest:full-path="Object 96/Configurations2/accelerator/"/>
  <manifest:file-entry manifest:media-type="" manifest:full-path="Object 96/Configurations2/floater/"/>
  <manifest:file-entry manifest:media-type="" manifest:full-path="Object 96/Configurations2/popupmenu/"/>
  <manifest:file-entry manifest:media-type="" manifest:full-path="Object 96/Configurations2/progressbar/"/>
  <manifest:file-entry manifest:media-type="" manifest:full-path="Object 96/Configurations2/menubar/"/>
  <manifest:file-entry manifest:media-type="" manifest:full-path="Object 96/Configurations2/toolbar/"/>
  <manifest:file-entry manifest:media-type="" manifest:full-path="Object 96/Configurations2/images/Bitmaps/"/>
  <manifest:file-entry manifest:media-type="" manifest:full-path="Object 96/Configurations2/images/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" manifest:full-path="Object 97/Configurations2/statusbar/"/>
  <manifest:file-entry manifest:media-type="" manifest:full-path="Object 97/Configurations2/accelerator/current.xml"/>
  <manifest:file-entry manifest:media-type="" manifest:full-path="Object 97/Configurations2/accelerator/"/>
  <manifest:file-entry manifest:media-type="" manifest:full-path="Object 97/Configurations2/floater/"/>
  <manifest:file-entry manifest:media-type="" manifest:full-path="Object 97/Configurations2/popupmenu/"/>
  <manifest:file-entry manifest:media-type="" manifest:full-path="Object 97/Configurations2/progressbar/"/>
  <manifest:file-entry manifest:media-type="" manifest:full-path="Object 97/Configurations2/menubar/"/>
  <manifest:file-entry manifest:media-type="" manifest:full-path="Object 97/Configurations2/toolbar/"/>
  <manifest:file-entry manifest:media-type="" manifest:full-path="Object 97/Configurations2/images/Bitmaps/"/>
  <manifest:file-entry manifest:media-type="" manifest:full-path="Object 97/Configurations2/images/"/>
  <manifest:file-entry manifest:media-type="application/vnd.sun.xml.ui.configuration" manifest:full-path="Object 97/Configurations2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" manifest:full-path="Object 40/Configurations2/statusba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98/Configurations2/statusbar/"/>
  <manifest:file-entry manifest:media-type="" manifest:full-path="Object 98/Configurations2/accelerator/current.xml"/>
  <manifest:file-entry manifest:media-type="" manifest:full-path="Object 98/Configurations2/accelerator/"/>
  <manifest:file-entry manifest:media-type="" manifest:full-path="Object 98/Configurations2/floater/"/>
  <manifest:file-entry manifest:media-type="" manifest:full-path="Object 98/Configurations2/popupmenu/"/>
  <manifest:file-entry manifest:media-type="" manifest:full-path="Object 98/Configurations2/progressbar/"/>
  <manifest:file-entry manifest:media-type="" manifest:full-path="Object 98/Configurations2/menubar/"/>
  <manifest:file-entry manifest:media-type="" manifest:full-path="Object 98/Configurations2/toolbar/"/>
  <manifest:file-entry manifest:media-type="" manifest:full-path="Object 98/Configurations2/images/Bitmaps/"/>
  <manifest:file-entry manifest:media-type="" manifest:full-path="Object 98/Configurations2/images/"/>
  <manifest:file-entry manifest:media-type="application/vnd.sun.xml.ui.configuration" manifest:full-path="Object 98/Configurations2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" manifest:full-path="Object 41/Configurations2/statusba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99/Configurations2/statusbar/"/>
  <manifest:file-entry manifest:media-type="" manifest:full-path="Object 99/Configurations2/accelerator/current.xml"/>
  <manifest:file-entry manifest:media-type="" manifest:full-path="Object 99/Configurations2/accelerator/"/>
  <manifest:file-entry manifest:media-type="" manifest:full-path="Object 99/Configurations2/floater/"/>
  <manifest:file-entry manifest:media-type="" manifest:full-path="Object 99/Configurations2/popupmenu/"/>
  <manifest:file-entry manifest:media-type="" manifest:full-path="Object 99/Configurations2/progressbar/"/>
  <manifest:file-entry manifest:media-type="" manifest:full-path="Object 99/Configurations2/menubar/"/>
  <manifest:file-entry manifest:media-type="" manifest:full-path="Object 99/Configurations2/toolbar/"/>
  <manifest:file-entry manifest:media-type="" manifest:full-path="Object 99/Configurations2/images/Bitmaps/"/>
  <manifest:file-entry manifest:media-type="" manifest:full-path="Object 99/Configurations2/images/"/>
  <manifest:file-entry manifest:media-type="application/vnd.sun.xml.ui.configuration" manifest:full-path="Object 99/Configurations2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" manifest:full-path="Object 42/Configurations2/statusba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Pictures/200001AA000031AA000021BD63EB713A.svm"/>
  <manifest:file-entry manifest:media-type="" manifest:full-path="Pictures/2000011900004D4000002BA81736F395.svm"/>
  <manifest:file-entry manifest:media-type="" manifest:full-path="Pictures/2000015300004D40000027F00795083B.svm"/>
  <manifest:file-entry manifest:media-type="" manifest:full-path="Pictures/2000020500004D40000039D6B1642785.svm"/>
  <manifest:file-entry manifest:media-type="" manifest:full-path="Pictures/200001D4000031AA0000224AFE99EE73.svm"/>
  <manifest:file-entry manifest:media-type="" manifest:full-path="Pictures/200000FF00004D40000027F07C69D429.svm"/>
  <manifest:file-entry manifest:media-type="" manifest:full-path="Pictures/"/>
  <manifest:file-entry manifest:media-type="" manifest:full-path="Object 43/Configurations2/statusba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statusba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statusba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statusba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statusba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statusba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progressbar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statusba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progressbar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" manifest:full-path="Object 140/Configurations2/statusbar/"/>
  <manifest:file-entry manifest:media-type="" manifest:full-path="Object 140/Configurations2/accelerator/current.xml"/>
  <manifest:file-entry manifest:media-type="" manifest:full-path="Object 140/Configurations2/accelerator/"/>
  <manifest:file-entry manifest:media-type="" manifest:full-path="Object 140/Configurations2/floater/"/>
  <manifest:file-entry manifest:media-type="" manifest:full-path="Object 140/Configurations2/popupmenu/"/>
  <manifest:file-entry manifest:media-type="" manifest:full-path="Object 140/Configurations2/progressbar/"/>
  <manifest:file-entry manifest:media-type="" manifest:full-path="Object 140/Configurations2/menubar/"/>
  <manifest:file-entry manifest:media-type="" manifest:full-path="Object 140/Configurations2/toolbar/"/>
  <manifest:file-entry manifest:media-type="" manifest:full-path="Object 140/Configurations2/images/Bitmaps/"/>
  <manifest:file-entry manifest:media-type="" manifest:full-path="Object 140/Configurations2/images/"/>
  <manifest:file-entry manifest:media-type="application/vnd.sun.xml.ui.configuration" manifest:full-path="Object 140/Configurations2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version="1.2" manifest:full-path="Object 140/"/>
  <manifest:file-entry manifest:media-type="" manifest:full-path="Object 141/Configurations2/statusbar/"/>
  <manifest:file-entry manifest:media-type="" manifest:full-path="Object 141/Configurations2/accelerator/current.xml"/>
  <manifest:file-entry manifest:media-type="" manifest:full-path="Object 141/Configurations2/accelerator/"/>
  <manifest:file-entry manifest:media-type="" manifest:full-path="Object 141/Configurations2/floater/"/>
  <manifest:file-entry manifest:media-type="" manifest:full-path="Object 141/Configurations2/popupmenu/"/>
  <manifest:file-entry manifest:media-type="" manifest:full-path="Object 141/Configurations2/progressbar/"/>
  <manifest:file-entry manifest:media-type="" manifest:full-path="Object 141/Configurations2/menubar/"/>
  <manifest:file-entry manifest:media-type="" manifest:full-path="Object 141/Configurations2/toolbar/"/>
  <manifest:file-entry manifest:media-type="" manifest:full-path="Object 141/Configurations2/images/Bitmaps/"/>
  <manifest:file-entry manifest:media-type="" manifest:full-path="Object 141/Configurations2/images/"/>
  <manifest:file-entry manifest:media-type="application/vnd.sun.xml.ui.configuration" manifest:full-path="Object 141/Configurations2/"/>
  <manifest:file-entry manifest:media-type="text/xml" manifest:full-path="Object 141/content.xml"/>
  <manifest:file-entry manifest:media-type="text/xml" manifest:full-path="Object 141/settings.xml"/>
  <manifest:file-entry manifest:media-type="application/vnd.oasis.opendocument.formula" manifest:version="1.2" manifest:full-path="Object 141/"/>
  <manifest:file-entry manifest:media-type="" manifest:full-path="Object 142/Configurations2/statusbar/"/>
  <manifest:file-entry manifest:media-type="" manifest:full-path="Object 142/Configurations2/accelerator/current.xml"/>
  <manifest:file-entry manifest:media-type="" manifest:full-path="Object 142/Configurations2/accelerator/"/>
  <manifest:file-entry manifest:media-type="" manifest:full-path="Object 142/Configurations2/floater/"/>
  <manifest:file-entry manifest:media-type="" manifest:full-path="Object 142/Configurations2/popupmenu/"/>
  <manifest:file-entry manifest:media-type="" manifest:full-path="Object 142/Configurations2/progressbar/"/>
  <manifest:file-entry manifest:media-type="" manifest:full-path="Object 142/Configurations2/menubar/"/>
  <manifest:file-entry manifest:media-type="" manifest:full-path="Object 142/Configurations2/toolbar/"/>
  <manifest:file-entry manifest:media-type="" manifest:full-path="Object 142/Configurations2/images/Bitmaps/"/>
  <manifest:file-entry manifest:media-type="" manifest:full-path="Object 142/Configurations2/images/"/>
  <manifest:file-entry manifest:media-type="application/vnd.sun.xml.ui.configuration" manifest:full-path="Object 142/Configurations2/"/>
  <manifest:file-entry manifest:media-type="text/xml" manifest:full-path="Object 142/content.xml"/>
  <manifest:file-entry manifest:media-type="text/xml" manifest:full-path="Object 142/settings.xml"/>
  <manifest:file-entry manifest:media-type="application/vnd.oasis.opendocument.formula" manifest:version="1.2" manifest:full-path="Object 142/"/>
  <manifest:file-entry manifest:media-type="" manifest:full-path="Object 143/Configurations2/statusbar/"/>
  <manifest:file-entry manifest:media-type="" manifest:full-path="Object 143/Configurations2/accelerator/current.xml"/>
  <manifest:file-entry manifest:media-type="" manifest:full-path="Object 143/Configurations2/accelerator/"/>
  <manifest:file-entry manifest:media-type="" manifest:full-path="Object 143/Configurations2/floater/"/>
  <manifest:file-entry manifest:media-type="" manifest:full-path="Object 143/Configurations2/popupmenu/"/>
  <manifest:file-entry manifest:media-type="" manifest:full-path="Object 143/Configurations2/progressbar/"/>
  <manifest:file-entry manifest:media-type="" manifest:full-path="Object 143/Configurations2/menubar/"/>
  <manifest:file-entry manifest:media-type="" manifest:full-path="Object 143/Configurations2/toolbar/"/>
  <manifest:file-entry manifest:media-type="" manifest:full-path="Object 143/Configurations2/images/Bitmaps/"/>
  <manifest:file-entry manifest:media-type="" manifest:full-path="Object 143/Configurations2/images/"/>
  <manifest:file-entry manifest:media-type="application/vnd.sun.xml.ui.configuration" manifest:full-path="Object 143/Configurations2/"/>
  <manifest:file-entry manifest:media-type="text/xml" manifest:full-path="Object 143/content.xml"/>
  <manifest:file-entry manifest:media-type="text/xml" manifest:full-path="Object 143/settings.xml"/>
  <manifest:file-entry manifest:media-type="application/vnd.oasis.opendocument.formula" manifest:version="1.2" manifest:full-path="Object 143/"/>
  <manifest:file-entry manifest:media-type="" manifest:full-path="Object 144/Configurations2/statusbar/"/>
  <manifest:file-entry manifest:media-type="" manifest:full-path="Object 144/Configurations2/accelerator/current.xml"/>
  <manifest:file-entry manifest:media-type="" manifest:full-path="Object 144/Configurations2/accelerator/"/>
  <manifest:file-entry manifest:media-type="" manifest:full-path="Object 144/Configurations2/floater/"/>
  <manifest:file-entry manifest:media-type="" manifest:full-path="Object 144/Configurations2/popupmenu/"/>
  <manifest:file-entry manifest:media-type="" manifest:full-path="Object 144/Configurations2/progressbar/"/>
  <manifest:file-entry manifest:media-type="" manifest:full-path="Object 144/Configurations2/menubar/"/>
  <manifest:file-entry manifest:media-type="" manifest:full-path="Object 144/Configurations2/toolbar/"/>
  <manifest:file-entry manifest:media-type="" manifest:full-path="Object 144/Configurations2/images/Bitmaps/"/>
  <manifest:file-entry manifest:media-type="" manifest:full-path="Object 144/Configurations2/images/"/>
  <manifest:file-entry manifest:media-type="application/vnd.sun.xml.ui.configuration" manifest:full-path="Object 144/Configurations2/"/>
  <manifest:file-entry manifest:media-type="text/xml" manifest:full-path="Object 144/content.xml"/>
  <manifest:file-entry manifest:media-type="text/xml" manifest:full-path="Object 144/settings.xml"/>
  <manifest:file-entry manifest:media-type="application/vnd.oasis.opendocument.formula" manifest:version="1.2" manifest:full-path="Object 144/"/>
  <manifest:file-entry manifest:media-type="" manifest:full-path="Object 145/Configurations2/statusbar/"/>
  <manifest:file-entry manifest:media-type="" manifest:full-path="Object 145/Configurations2/accelerator/current.xml"/>
  <manifest:file-entry manifest:media-type="" manifest:full-path="Object 145/Configurations2/accelerator/"/>
  <manifest:file-entry manifest:media-type="" manifest:full-path="Object 145/Configurations2/floater/"/>
  <manifest:file-entry manifest:media-type="" manifest:full-path="Object 145/Configurations2/popupmenu/"/>
  <manifest:file-entry manifest:media-type="" manifest:full-path="Object 145/Configurations2/progressbar/"/>
  <manifest:file-entry manifest:media-type="" manifest:full-path="Object 145/Configurations2/menubar/"/>
  <manifest:file-entry manifest:media-type="" manifest:full-path="Object 145/Configurations2/toolbar/"/>
  <manifest:file-entry manifest:media-type="" manifest:full-path="Object 145/Configurations2/images/Bitmaps/"/>
  <manifest:file-entry manifest:media-type="" manifest:full-path="Object 145/Configurations2/images/"/>
  <manifest:file-entry manifest:media-type="application/vnd.sun.xml.ui.configuration" manifest:full-path="Object 145/Configurations2/"/>
  <manifest:file-entry manifest:media-type="text/xml" manifest:full-path="Object 145/content.xml"/>
  <manifest:file-entry manifest:media-type="text/xml" manifest:full-path="Object 145/settings.xml"/>
  <manifest:file-entry manifest:media-type="application/vnd.oasis.opendocument.formula" manifest:version="1.2" manifest:full-path="Object 145/"/>
  <manifest:file-entry manifest:media-type="" manifest:full-path="Object 146/Configurations2/statusbar/"/>
  <manifest:file-entry manifest:media-type="" manifest:full-path="Object 146/Configurations2/accelerator/current.xml"/>
  <manifest:file-entry manifest:media-type="" manifest:full-path="Object 146/Configurations2/accelerator/"/>
  <manifest:file-entry manifest:media-type="" manifest:full-path="Object 146/Configurations2/floater/"/>
  <manifest:file-entry manifest:media-type="" manifest:full-path="Object 146/Configurations2/popupmenu/"/>
  <manifest:file-entry manifest:media-type="" manifest:full-path="Object 146/Configurations2/progressbar/"/>
  <manifest:file-entry manifest:media-type="" manifest:full-path="Object 146/Configurations2/menubar/"/>
  <manifest:file-entry manifest:media-type="" manifest:full-path="Object 146/Configurations2/toolbar/"/>
  <manifest:file-entry manifest:media-type="" manifest:full-path="Object 146/Configurations2/images/Bitmaps/"/>
  <manifest:file-entry manifest:media-type="" manifest:full-path="Object 146/Configurations2/images/"/>
  <manifest:file-entry manifest:media-type="application/vnd.sun.xml.ui.configuration" manifest:full-path="Object 146/Configurations2/"/>
  <manifest:file-entry manifest:media-type="text/xml" manifest:full-path="Object 146/content.xml"/>
  <manifest:file-entry manifest:media-type="text/xml" manifest:full-path="Object 146/settings.xml"/>
  <manifest:file-entry manifest:media-type="application/vnd.oasis.opendocument.formula" manifest:version="1.2" manifest:full-path="Object 146/"/>
  <manifest:file-entry manifest:media-type="" manifest:full-path="Object 147/Configurations2/statusbar/"/>
  <manifest:file-entry manifest:media-type="" manifest:full-path="Object 147/Configurations2/accelerator/current.xml"/>
  <manifest:file-entry manifest:media-type="" manifest:full-path="Object 147/Configurations2/accelerator/"/>
  <manifest:file-entry manifest:media-type="" manifest:full-path="Object 147/Configurations2/floater/"/>
  <manifest:file-entry manifest:media-type="" manifest:full-path="Object 147/Configurations2/popupmenu/"/>
  <manifest:file-entry manifest:media-type="" manifest:full-path="Object 147/Configurations2/progressbar/"/>
  <manifest:file-entry manifest:media-type="" manifest:full-path="Object 147/Configurations2/menubar/"/>
  <manifest:file-entry manifest:media-type="" manifest:full-path="Object 147/Configurations2/toolbar/"/>
  <manifest:file-entry manifest:media-type="" manifest:full-path="Object 147/Configurations2/images/Bitmaps/"/>
  <manifest:file-entry manifest:media-type="" manifest:full-path="Object 147/Configurations2/images/"/>
  <manifest:file-entry manifest:media-type="application/vnd.sun.xml.ui.configuration" manifest:full-path="Object 147/Configurations2/"/>
  <manifest:file-entry manifest:media-type="text/xml" manifest:full-path="Object 147/content.xml"/>
  <manifest:file-entry manifest:media-type="text/xml" manifest:full-path="Object 147/settings.xml"/>
  <manifest:file-entry manifest:media-type="application/vnd.oasis.opendocument.formula" manifest:version="1.2" manifest:full-path="Object 147/"/>
  <manifest:file-entry manifest:media-type="" manifest:full-path="Object 148/Configurations2/statusbar/"/>
  <manifest:file-entry manifest:media-type="" manifest:full-path="Object 148/Configurations2/accelerator/current.xml"/>
  <manifest:file-entry manifest:media-type="" manifest:full-path="Object 148/Configurations2/accelerator/"/>
  <manifest:file-entry manifest:media-type="" manifest:full-path="Object 148/Configurations2/floater/"/>
  <manifest:file-entry manifest:media-type="" manifest:full-path="Object 148/Configurations2/popupmenu/"/>
  <manifest:file-entry manifest:media-type="" manifest:full-path="Object 148/Configurations2/progressbar/"/>
  <manifest:file-entry manifest:media-type="" manifest:full-path="Object 148/Configurations2/menubar/"/>
  <manifest:file-entry manifest:media-type="" manifest:full-path="Object 148/Configurations2/toolbar/"/>
  <manifest:file-entry manifest:media-type="" manifest:full-path="Object 148/Configurations2/images/Bitmaps/"/>
  <manifest:file-entry manifest:media-type="" manifest:full-path="Object 148/Configurations2/images/"/>
  <manifest:file-entry manifest:media-type="application/vnd.sun.xml.ui.configuration" manifest:full-path="Object 148/Configurations2/"/>
  <manifest:file-entry manifest:media-type="text/xml" manifest:full-path="Object 148/content.xml"/>
  <manifest:file-entry manifest:media-type="text/xml" manifest:full-path="Object 148/settings.xml"/>
  <manifest:file-entry manifest:media-type="application/vnd.oasis.opendocument.formula" manifest:version="1.2" manifest:full-path="Object 148/"/>
  <manifest:file-entry manifest:media-type="" manifest:full-path="Object 149/Configurations2/statusbar/"/>
  <manifest:file-entry manifest:media-type="" manifest:full-path="Object 149/Configurations2/accelerator/current.xml"/>
  <manifest:file-entry manifest:media-type="" manifest:full-path="Object 149/Configurations2/accelerator/"/>
  <manifest:file-entry manifest:media-type="" manifest:full-path="Object 149/Configurations2/floater/"/>
  <manifest:file-entry manifest:media-type="" manifest:full-path="Object 149/Configurations2/popupmenu/"/>
  <manifest:file-entry manifest:media-type="" manifest:full-path="Object 149/Configurations2/progressbar/"/>
  <manifest:file-entry manifest:media-type="" manifest:full-path="Object 149/Configurations2/menubar/"/>
  <manifest:file-entry manifest:media-type="" manifest:full-path="Object 149/Configurations2/toolbar/"/>
  <manifest:file-entry manifest:media-type="" manifest:full-path="Object 149/Configurations2/images/Bitmaps/"/>
  <manifest:file-entry manifest:media-type="" manifest:full-path="Object 149/Configurations2/images/"/>
  <manifest:file-entry manifest:media-type="application/vnd.sun.xml.ui.configuration" manifest:full-path="Object 149/Configurations2/"/>
  <manifest:file-entry manifest:media-type="text/xml" manifest:full-path="Object 149/content.xml"/>
  <manifest:file-entry manifest:media-type="text/xml" manifest:full-path="Object 149/settings.xml"/>
  <manifest:file-entry manifest:media-type="application/vnd.oasis.opendocument.formula" manifest:version="1.2" manifest:full-path="Object 149/"/>
  <manifest:file-entry manifest:media-type="application/binary" manifest:full-path="layout-cache"/>
  <manifest:file-entry manifest:media-type="text/xml" manifest:full-path="content.xml"/>
  <manifest:file-entry manifest:media-type="" manifest:full-path="Object 50/Configurations2/statusba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progressbar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statusba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progressbar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statusba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progressbar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53/Configurations2/statusba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statusba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progressbar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statusbar/"/>
  <manifest:file-entry manifest:media-type="" manifest:full-path="Object 55/Configurations2/accelerator/current.xml"/>
  <manifest:file-entry manifest:media-type="" manifest:full-path="Object 55/Configurations2/accelerato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progressbar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statusbar/"/>
  <manifest:file-entry manifest:media-type="" manifest:full-path="Object 56/Configurations2/accelerator/current.xml"/>
  <manifest:file-entry manifest:media-type="" manifest:full-path="Object 56/Configurations2/accelerato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progressbar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statusbar/"/>
  <manifest:file-entry manifest:media-type="" manifest:full-path="Object 57/Configurations2/accelerator/current.xml"/>
  <manifest:file-entry manifest:media-type="" manifest:full-path="Object 57/Configurations2/accelerato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progressbar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58/Configurations2/statusbar/"/>
  <manifest:file-entry manifest:media-type="" manifest:full-path="Object 58/Configurations2/accelerator/current.xml"/>
  <manifest:file-entry manifest:media-type="" manifest:full-path="Object 58/Configurations2/accelerator/"/>
  <manifest:file-entry manifest:media-type="" manifest:full-path="Object 58/Configurations2/floater/"/>
  <manifest:file-entry manifest:media-type="" manifest:full-path="Object 58/Configurations2/popupmenu/"/>
  <manifest:file-entry manifest:media-type="" manifest:full-path="Object 58/Configurations2/progressbar/"/>
  <manifest:file-entry manifest:media-type="" manifest:full-path="Object 58/Configurations2/menubar/"/>
  <manifest:file-entry manifest:media-type="" manifest:full-path="Object 58/Configurations2/toolbar/"/>
  <manifest:file-entry manifest:media-type="" manifest:full-path="Object 58/Configurations2/images/Bitmaps/"/>
  <manifest:file-entry manifest:media-type="" manifest:full-path="Object 58/Configurations2/images/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statusba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progressbar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150/Configurations2/statusbar/"/>
  <manifest:file-entry manifest:media-type="" manifest:full-path="Object 150/Configurations2/accelerator/current.xml"/>
  <manifest:file-entry manifest:media-type="" manifest:full-path="Object 150/Configurations2/accelerator/"/>
  <manifest:file-entry manifest:media-type="" manifest:full-path="Object 150/Configurations2/floater/"/>
  <manifest:file-entry manifest:media-type="" manifest:full-path="Object 150/Configurations2/popupmenu/"/>
  <manifest:file-entry manifest:media-type="" manifest:full-path="Object 150/Configurations2/progressbar/"/>
  <manifest:file-entry manifest:media-type="" manifest:full-path="Object 150/Configurations2/menubar/"/>
  <manifest:file-entry manifest:media-type="" manifest:full-path="Object 150/Configurations2/toolbar/"/>
  <manifest:file-entry manifest:media-type="" manifest:full-path="Object 150/Configurations2/images/Bitmaps/"/>
  <manifest:file-entry manifest:media-type="" manifest:full-path="Object 150/Configurations2/images/"/>
  <manifest:file-entry manifest:media-type="application/vnd.sun.xml.ui.configuration" manifest:full-path="Object 150/Configurations2/"/>
  <manifest:file-entry manifest:media-type="text/xml" manifest:full-path="Object 150/content.xml"/>
  <manifest:file-entry manifest:media-type="text/xml" manifest:full-path="Object 150/settings.xml"/>
  <manifest:file-entry manifest:media-type="application/vnd.oasis.opendocument.formula" manifest:version="1.2" manifest:full-path="Object 150/"/>
  <manifest:file-entry manifest:media-type="" manifest:full-path="Object 100/Configurations2/statusbar/"/>
  <manifest:file-entry manifest:media-type="" manifest:full-path="Object 100/Configurations2/accelerator/current.xml"/>
  <manifest:file-entry manifest:media-type="" manifest:full-path="Object 100/Configurations2/accelerator/"/>
  <manifest:file-entry manifest:media-type="" manifest:full-path="Object 100/Configurations2/floater/"/>
  <manifest:file-entry manifest:media-type="" manifest:full-path="Object 100/Configurations2/popupmenu/"/>
  <manifest:file-entry manifest:media-type="" manifest:full-path="Object 100/Configurations2/progressbar/"/>
  <manifest:file-entry manifest:media-type="" manifest:full-path="Object 100/Configurations2/menubar/"/>
  <manifest:file-entry manifest:media-type="" manifest:full-path="Object 100/Configurations2/toolbar/"/>
  <manifest:file-entry manifest:media-type="" manifest:full-path="Object 100/Configurations2/images/Bitmaps/"/>
  <manifest:file-entry manifest:media-type="" manifest:full-path="Object 100/Configurations2/images/"/>
  <manifest:file-entry manifest:media-type="application/vnd.sun.xml.ui.configuration" manifest:full-path="Object 100/Configurations2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" manifest:full-path="Object 101/Configurations2/statusbar/"/>
  <manifest:file-entry manifest:media-type="" manifest:full-path="Object 101/Configurations2/accelerator/current.xml"/>
  <manifest:file-entry manifest:media-type="" manifest:full-path="Object 101/Configurations2/accelerator/"/>
  <manifest:file-entry manifest:media-type="" manifest:full-path="Object 101/Configurations2/floater/"/>
  <manifest:file-entry manifest:media-type="" manifest:full-path="Object 101/Configurations2/popupmenu/"/>
  <manifest:file-entry manifest:media-type="" manifest:full-path="Object 101/Configurations2/progressbar/"/>
  <manifest:file-entry manifest:media-type="" manifest:full-path="Object 101/Configurations2/menubar/"/>
  <manifest:file-entry manifest:media-type="" manifest:full-path="Object 101/Configurations2/toolbar/"/>
  <manifest:file-entry manifest:media-type="" manifest:full-path="Object 101/Configurations2/images/Bitmaps/"/>
  <manifest:file-entry manifest:media-type="" manifest:full-path="Object 101/Configurations2/images/"/>
  <manifest:file-entry manifest:media-type="application/vnd.sun.xml.ui.configuration" manifest:full-path="Object 101/Configurations2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" manifest:full-path="Object 102/Configurations2/statusbar/"/>
  <manifest:file-entry manifest:media-type="" manifest:full-path="Object 102/Configurations2/accelerator/current.xml"/>
  <manifest:file-entry manifest:media-type="" manifest:full-path="Object 102/Configurations2/accelerator/"/>
  <manifest:file-entry manifest:media-type="" manifest:full-path="Object 102/Configurations2/floater/"/>
  <manifest:file-entry manifest:media-type="" manifest:full-path="Object 102/Configurations2/popupmenu/"/>
  <manifest:file-entry manifest:media-type="" manifest:full-path="Object 102/Configurations2/progressbar/"/>
  <manifest:file-entry manifest:media-type="" manifest:full-path="Object 102/Configurations2/menubar/"/>
  <manifest:file-entry manifest:media-type="" manifest:full-path="Object 102/Configurations2/toolbar/"/>
  <manifest:file-entry manifest:media-type="" manifest:full-path="Object 102/Configurations2/images/Bitmaps/"/>
  <manifest:file-entry manifest:media-type="" manifest:full-path="Object 102/Configurations2/images/"/>
  <manifest:file-entry manifest:media-type="application/vnd.sun.xml.ui.configuration" manifest:full-path="Object 102/Configurations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application/rdf+xml" manifest:full-path="manifest.rdf"/>
  <manifest:file-entry manifest:media-type="" manifest:full-path="Object 103/Configurations2/statusbar/"/>
  <manifest:file-entry manifest:media-type="" manifest:full-path="Object 103/Configurations2/accelerator/current.xml"/>
  <manifest:file-entry manifest:media-type="" manifest:full-path="Object 103/Configurations2/accelerator/"/>
  <manifest:file-entry manifest:media-type="" manifest:full-path="Object 103/Configurations2/floater/"/>
  <manifest:file-entry manifest:media-type="" manifest:full-path="Object 103/Configurations2/popupmenu/"/>
  <manifest:file-entry manifest:media-type="" manifest:full-path="Object 103/Configurations2/progressbar/"/>
  <manifest:file-entry manifest:media-type="" manifest:full-path="Object 103/Configurations2/menubar/"/>
  <manifest:file-entry manifest:media-type="" manifest:full-path="Object 103/Configurations2/toolbar/"/>
  <manifest:file-entry manifest:media-type="" manifest:full-path="Object 103/Configurations2/images/Bitmaps/"/>
  <manifest:file-entry manifest:media-type="" manifest:full-path="Object 103/Configurations2/images/"/>
  <manifest:file-entry manifest:media-type="application/vnd.sun.xml.ui.configuration" manifest:full-path="Object 103/Configurations2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" manifest:full-path="Object 104/Configurations2/statusbar/"/>
  <manifest:file-entry manifest:media-type="" manifest:full-path="Object 104/Configurations2/accelerator/current.xml"/>
  <manifest:file-entry manifest:media-type="" manifest:full-path="Object 104/Configurations2/accelerator/"/>
  <manifest:file-entry manifest:media-type="" manifest:full-path="Object 104/Configurations2/floater/"/>
  <manifest:file-entry manifest:media-type="" manifest:full-path="Object 104/Configurations2/popupmenu/"/>
  <manifest:file-entry manifest:media-type="" manifest:full-path="Object 104/Configurations2/progressbar/"/>
  <manifest:file-entry manifest:media-type="" manifest:full-path="Object 104/Configurations2/menubar/"/>
  <manifest:file-entry manifest:media-type="" manifest:full-path="Object 104/Configurations2/toolbar/"/>
  <manifest:file-entry manifest:media-type="" manifest:full-path="Object 104/Configurations2/images/Bitmaps/"/>
  <manifest:file-entry manifest:media-type="" manifest:full-path="Object 104/Configurations2/images/"/>
  <manifest:file-entry manifest:media-type="application/vnd.sun.xml.ui.configuration" manifest:full-path="Object 104/Configurations2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" manifest:full-path="Object 105/Configurations2/statusbar/"/>
  <manifest:file-entry manifest:media-type="" manifest:full-path="Object 105/Configurations2/accelerator/current.xml"/>
  <manifest:file-entry manifest:media-type="" manifest:full-path="Object 105/Configurations2/accelerator/"/>
  <manifest:file-entry manifest:media-type="" manifest:full-path="Object 105/Configurations2/floater/"/>
  <manifest:file-entry manifest:media-type="" manifest:full-path="Object 105/Configurations2/popupmenu/"/>
  <manifest:file-entry manifest:media-type="" manifest:full-path="Object 105/Configurations2/progressbar/"/>
  <manifest:file-entry manifest:media-type="" manifest:full-path="Object 105/Configurations2/menubar/"/>
  <manifest:file-entry manifest:media-type="" manifest:full-path="Object 105/Configurations2/toolbar/"/>
  <manifest:file-entry manifest:media-type="" manifest:full-path="Object 105/Configurations2/images/Bitmaps/"/>
  <manifest:file-entry manifest:media-type="" manifest:full-path="Object 105/Configurations2/images/"/>
  <manifest:file-entry manifest:media-type="application/vnd.sun.xml.ui.configuration" manifest:full-path="Object 105/Configurations2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" manifest:full-path="Object 106/Configurations2/statusbar/"/>
  <manifest:file-entry manifest:media-type="" manifest:full-path="Object 106/Configurations2/accelerator/current.xml"/>
  <manifest:file-entry manifest:media-type="" manifest:full-path="Object 106/Configurations2/accelerator/"/>
  <manifest:file-entry manifest:media-type="" manifest:full-path="Object 106/Configurations2/floater/"/>
  <manifest:file-entry manifest:media-type="" manifest:full-path="Object 106/Configurations2/popupmenu/"/>
  <manifest:file-entry manifest:media-type="" manifest:full-path="Object 106/Configurations2/progressbar/"/>
  <manifest:file-entry manifest:media-type="" manifest:full-path="Object 106/Configurations2/menubar/"/>
  <manifest:file-entry manifest:media-type="" manifest:full-path="Object 106/Configurations2/toolbar/"/>
  <manifest:file-entry manifest:media-type="" manifest:full-path="Object 106/Configurations2/images/Bitmaps/"/>
  <manifest:file-entry manifest:media-type="" manifest:full-path="Object 106/Configurations2/images/"/>
  <manifest:file-entry manifest:media-type="application/vnd.sun.xml.ui.configuration" manifest:full-path="Object 106/Configurations2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" manifest:full-path="Object 107/Configurations2/statusbar/"/>
  <manifest:file-entry manifest:media-type="" manifest:full-path="Object 107/Configurations2/accelerator/current.xml"/>
  <manifest:file-entry manifest:media-type="" manifest:full-path="Object 107/Configurations2/accelerator/"/>
  <manifest:file-entry manifest:media-type="" manifest:full-path="Object 107/Configurations2/floater/"/>
  <manifest:file-entry manifest:media-type="" manifest:full-path="Object 107/Configurations2/popupmenu/"/>
  <manifest:file-entry manifest:media-type="" manifest:full-path="Object 107/Configurations2/progressbar/"/>
  <manifest:file-entry manifest:media-type="" manifest:full-path="Object 107/Configurations2/menubar/"/>
  <manifest:file-entry manifest:media-type="" manifest:full-path="Object 107/Configurations2/toolbar/"/>
  <manifest:file-entry manifest:media-type="" manifest:full-path="Object 107/Configurations2/images/Bitmaps/"/>
  <manifest:file-entry manifest:media-type="" manifest:full-path="Object 107/Configurations2/images/"/>
  <manifest:file-entry manifest:media-type="application/vnd.sun.xml.ui.configuration" manifest:full-path="Object 107/Configurations2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" manifest:full-path="Object 108/Configurations2/statusbar/"/>
  <manifest:file-entry manifest:media-type="" manifest:full-path="Object 108/Configurations2/accelerator/current.xml"/>
  <manifest:file-entry manifest:media-type="" manifest:full-path="Object 108/Configurations2/accelerator/"/>
  <manifest:file-entry manifest:media-type="" manifest:full-path="Object 108/Configurations2/floater/"/>
  <manifest:file-entry manifest:media-type="" manifest:full-path="Object 108/Configurations2/popupmenu/"/>
  <manifest:file-entry manifest:media-type="" manifest:full-path="Object 108/Configurations2/progressbar/"/>
  <manifest:file-entry manifest:media-type="" manifest:full-path="Object 108/Configurations2/menubar/"/>
  <manifest:file-entry manifest:media-type="" manifest:full-path="Object 108/Configurations2/toolbar/"/>
  <manifest:file-entry manifest:media-type="" manifest:full-path="Object 108/Configurations2/images/Bitmaps/"/>
  <manifest:file-entry manifest:media-type="" manifest:full-path="Object 108/Configurations2/images/"/>
  <manifest:file-entry manifest:media-type="application/vnd.sun.xml.ui.configuration" manifest:full-path="Object 108/Configurations2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137"/>
  <manifest:file-entry manifest:media-type="application/x-openoffice-gdimetafile;windows_formatname=&quot;GDIMetaFile&quot;" manifest:full-path="ObjectReplacements/Object 138"/>
  <manifest:file-entry manifest:media-type="application/x-openoffice-gdimetafile;windows_formatname=&quot;GDIMetaFile&quot;" manifest:full-path="ObjectReplacements/Object 139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ect 142"/>
  <manifest:file-entry manifest:media-type="application/x-openoffice-gdimetafile;windows_formatname=&quot;GDIMetaFile&quot;" manifest:full-path="ObjectReplacements/Object 143"/>
  <manifest:file-entry manifest:media-type="application/x-openoffice-gdimetafile;windows_formatname=&quot;GDIMetaFile&quot;" manifest:full-path="ObjectReplacements/Object 144"/>
  <manifest:file-entry manifest:media-type="application/x-openoffice-gdimetafile;windows_formatname=&quot;GDIMetaFile&quot;" manifest:full-path="ObjectReplacements/Object 145"/>
  <manifest:file-entry manifest:media-type="application/x-openoffice-gdimetafile;windows_formatname=&quot;GDIMetaFile&quot;" manifest:full-path="ObjectReplacements/Object 146"/>
  <manifest:file-entry manifest:media-type="application/x-openoffice-gdimetafile;windows_formatname=&quot;GDIMetaFile&quot;" manifest:full-path="ObjectReplacements/Object 147"/>
  <manifest:file-entry manifest:media-type="application/x-openoffice-gdimetafile;windows_formatname=&quot;GDIMetaFile&quot;" manifest:full-path="ObjectReplacements/Object 148"/>
  <manifest:file-entry manifest:media-type="application/x-openoffice-gdimetafile;windows_formatname=&quot;GDIMetaFile&quot;" manifest:full-path="ObjectReplacements/Object 1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50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12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" manifest:full-path="Object 109/Configurations2/statusbar/"/>
  <manifest:file-entry manifest:media-type="" manifest:full-path="Object 109/Configurations2/accelerator/current.xml"/>
  <manifest:file-entry manifest:media-type="" manifest:full-path="Object 109/Configurations2/accelerator/"/>
  <manifest:file-entry manifest:media-type="" manifest:full-path="Object 109/Configurations2/floater/"/>
  <manifest:file-entry manifest:media-type="" manifest:full-path="Object 109/Configurations2/popupmenu/"/>
  <manifest:file-entry manifest:media-type="" manifest:full-path="Object 109/Configurations2/progressbar/"/>
  <manifest:file-entry manifest:media-type="" manifest:full-path="Object 109/Configurations2/menubar/"/>
  <manifest:file-entry manifest:media-type="" manifest:full-path="Object 109/Configurations2/toolbar/"/>
  <manifest:file-entry manifest:media-type="" manifest:full-path="Object 109/Configurations2/images/Bitmaps/"/>
  <manifest:file-entry manifest:media-type="" manifest:full-path="Object 109/Configurations2/images/"/>
  <manifest:file-entry manifest:media-type="application/vnd.sun.xml.ui.configuration" manifest:full-path="Object 109/Configurations2/"/>
  <manifest:file-entry manifest:media-type="text/xml" manifest:full-path="Object 109/content.xml"/>
  <manifest:file-entry manifest:media-type="text/xml" manifest:full-path="Object 109/settings.xml"/>
  <manifest:file-entry manifest:media-type="application/vnd.oasis.opendocument.formula" manifest:version="1.2" manifest:full-path="Object 109/"/>
  <manifest:file-entry manifest:media-type="" manifest:full-path="Object 60/Configurations2/statusbar/"/>
  <manifest:file-entry manifest:media-type="" manifest:full-path="Object 60/Configurations2/floater/"/>
  <manifest:file-entry manifest:media-type="" manifest:full-path="Object 60/Configurations2/popupmenu/"/>
  <manifest:file-entry manifest:media-type="" manifest:full-path="Object 60/Configurations2/progressbar/"/>
  <manifest:file-entry manifest:media-type="" manifest:full-path="Object 60/Configurations2/menubar/"/>
  <manifest:file-entry manifest:media-type="" manifest:full-path="Object 60/Configurations2/toolbar/"/>
  <manifest:file-entry manifest:media-type="" manifest:full-path="Object 60/Configurations2/images/Bitmaps/"/>
  <manifest:file-entry manifest:media-type="" manifest:full-path="Object 60/Configurations2/images/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statusbar/"/>
  <manifest:file-entry manifest:media-type="" manifest:full-path="Object 61/Configurations2/accelerator/current.xml"/>
  <manifest:file-entry manifest:media-type="" manifest:full-path="Object 61/Configurations2/accelerator/"/>
  <manifest:file-entry manifest:media-type="" manifest:full-path="Object 61/Configurations2/floater/"/>
  <manifest:file-entry manifest:media-type="" manifest:full-path="Object 61/Configurations2/popupmenu/"/>
  <manifest:file-entry manifest:media-type="" manifest:full-path="Object 61/Configurations2/progressbar/"/>
  <manifest:file-entry manifest:media-type="" manifest:full-path="Object 61/Configurations2/menubar/"/>
  <manifest:file-entry manifest:media-type="" manifest:full-path="Object 61/Configurations2/toolbar/"/>
  <manifest:file-entry manifest:media-type="" manifest:full-path="Object 61/Configurations2/images/Bitmaps/"/>
  <manifest:file-entry manifest:media-type="" manifest:full-path="Object 61/Configurations2/images/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statusbar/"/>
  <manifest:file-entry manifest:media-type="" manifest:full-path="Object 62/Configurations2/accelerator/current.xml"/>
  <manifest:file-entry manifest:media-type="" manifest:full-path="Object 62/Configurations2/accelerato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progressbar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statusbar/"/>
  <manifest:file-entry manifest:media-type="" manifest:full-path="Object 63/Configurations2/accelerator/current.xml"/>
  <manifest:file-entry manifest:media-type="" manifest:full-path="Object 63/Configurations2/accelerator/"/>
  <manifest:file-entry manifest:media-type="" manifest:full-path="Object 63/Configurations2/floater/"/>
  <manifest:file-entry manifest:media-type="" manifest:full-path="Object 63/Configurations2/popupmenu/"/>
  <manifest:file-entry manifest:media-type="" manifest:full-path="Object 63/Configurations2/progressbar/"/>
  <manifest:file-entry manifest:media-type="" manifest:full-path="Object 63/Configurations2/menubar/"/>
  <manifest:file-entry manifest:media-type="" manifest:full-path="Object 63/Configurations2/toolbar/"/>
  <manifest:file-entry manifest:media-type="" manifest:full-path="Object 63/Configurations2/images/Bitmaps/"/>
  <manifest:file-entry manifest:media-type="" manifest:full-path="Object 63/Configurations2/images/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statusbar/"/>
  <manifest:file-entry manifest:media-type="" manifest:full-path="Object 64/Configurations2/floater/"/>
  <manifest:file-entry manifest:media-type="" manifest:full-path="Object 64/Configurations2/popupmenu/"/>
  <manifest:file-entry manifest:media-type="" manifest:full-path="Object 64/Configurations2/progressbar/"/>
  <manifest:file-entry manifest:media-type="" manifest:full-path="Object 64/Configurations2/menubar/"/>
  <manifest:file-entry manifest:media-type="" manifest:full-path="Object 64/Configurations2/toolbar/"/>
  <manifest:file-entry manifest:media-type="" manifest:full-path="Object 64/Configurations2/images/Bitmaps/"/>
  <manifest:file-entry manifest:media-type="" manifest:full-path="Object 64/Configurations2/images/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statusbar/"/>
  <manifest:file-entry manifest:media-type="" manifest:full-path="Object 65/Configurations2/floater/"/>
  <manifest:file-entry manifest:media-type="" manifest:full-path="Object 65/Configurations2/popupmenu/"/>
  <manifest:file-entry manifest:media-type="" manifest:full-path="Object 65/Configurations2/progressbar/"/>
  <manifest:file-entry manifest:media-type="" manifest:full-path="Object 65/Configurations2/menubar/"/>
  <manifest:file-entry manifest:media-type="" manifest:full-path="Object 65/Configurations2/toolbar/"/>
  <manifest:file-entry manifest:media-type="" manifest:full-path="Object 65/Configurations2/images/Bitmaps/"/>
  <manifest:file-entry manifest:media-type="" manifest:full-path="Object 65/Configurations2/images/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statusbar/"/>
  <manifest:file-entry manifest:media-type="" manifest:full-path="Object 66/Configurations2/floater/"/>
  <manifest:file-entry manifest:media-type="" manifest:full-path="Object 66/Configurations2/popupmenu/"/>
  <manifest:file-entry manifest:media-type="" manifest:full-path="Object 66/Configurations2/progressbar/"/>
  <manifest:file-entry manifest:media-type="" manifest:full-path="Object 66/Configurations2/menubar/"/>
  <manifest:file-entry manifest:media-type="" manifest:full-path="Object 66/Configurations2/toolbar/"/>
  <manifest:file-entry manifest:media-type="" manifest:full-path="Object 66/Configurations2/images/Bitmaps/"/>
  <manifest:file-entry manifest:media-type="" manifest:full-path="Object 66/Configurations2/images/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statusbar/"/>
  <manifest:file-entry manifest:media-type="" manifest:full-path="Object 67/Configurations2/floater/"/>
  <manifest:file-entry manifest:media-type="" manifest:full-path="Object 67/Configurations2/popupmenu/"/>
  <manifest:file-entry manifest:media-type="" manifest:full-path="Object 67/Configurations2/progressbar/"/>
  <manifest:file-entry manifest:media-type="" manifest:full-path="Object 67/Configurations2/menubar/"/>
  <manifest:file-entry manifest:media-type="" manifest:full-path="Object 67/Configurations2/toolbar/"/>
  <manifest:file-entry manifest:media-type="" manifest:full-path="Object 67/Configurations2/images/Bitmaps/"/>
  <manifest:file-entry manifest:media-type="" manifest:full-path="Object 67/Configurations2/images/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8/Configurations2/statusbar/"/>
  <manifest:file-entry manifest:media-type="" manifest:full-path="Object 68/Configurations2/accelerator/current.xml"/>
  <manifest:file-entry manifest:media-type="" manifest:full-path="Object 68/Configurations2/accelerator/"/>
  <manifest:file-entry manifest:media-type="" manifest:full-path="Object 68/Configurations2/floater/"/>
  <manifest:file-entry manifest:media-type="" manifest:full-path="Object 68/Configurations2/popupmenu/"/>
  <manifest:file-entry manifest:media-type="" manifest:full-path="Object 68/Configurations2/progressbar/"/>
  <manifest:file-entry manifest:media-type="" manifest:full-path="Object 68/Configurations2/menubar/"/>
  <manifest:file-entry manifest:media-type="" manifest:full-path="Object 68/Configurations2/toolbar/"/>
  <manifest:file-entry manifest:media-type="" manifest:full-path="Object 68/Configurations2/images/Bitmaps/"/>
  <manifest:file-entry manifest:media-type="" manifest:full-path="Object 68/Configurations2/images/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69/Configurations2/statusbar/"/>
  <manifest:file-entry manifest:media-type="" manifest:full-path="Object 69/Configurations2/floater/"/>
  <manifest:file-entry manifest:media-type="" manifest:full-path="Object 69/Configurations2/popupmenu/"/>
  <manifest:file-entry manifest:media-type="" manifest:full-path="Object 69/Configurations2/progressbar/"/>
  <manifest:file-entry manifest:media-type="" manifest:full-path="Object 69/Configurations2/menubar/"/>
  <manifest:file-entry manifest:media-type="" manifest:full-path="Object 69/Configurations2/toolbar/"/>
  <manifest:file-entry manifest:media-type="" manifest:full-path="Object 69/Configurations2/images/Bitmaps/"/>
  <manifest:file-entry manifest:media-type="" manifest:full-path="Object 69/Configurations2/images/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10/Configurations2/statusbar/"/>
  <manifest:file-entry manifest:media-type="" manifest:full-path="Object 110/Configurations2/accelerator/current.xml"/>
  <manifest:file-entry manifest:media-type="" manifest:full-path="Object 110/Configurations2/accelerator/"/>
  <manifest:file-entry manifest:media-type="" manifest:full-path="Object 110/Configurations2/floater/"/>
  <manifest:file-entry manifest:media-type="" manifest:full-path="Object 110/Configurations2/popupmenu/"/>
  <manifest:file-entry manifest:media-type="" manifest:full-path="Object 110/Configurations2/progressbar/"/>
  <manifest:file-entry manifest:media-type="" manifest:full-path="Object 110/Configurations2/menubar/"/>
  <manifest:file-entry manifest:media-type="" manifest:full-path="Object 110/Configurations2/toolbar/"/>
  <manifest:file-entry manifest:media-type="" manifest:full-path="Object 110/Configurations2/images/Bitmaps/"/>
  <manifest:file-entry manifest:media-type="" manifest:full-path="Object 110/Configurations2/images/"/>
  <manifest:file-entry manifest:media-type="application/vnd.sun.xml.ui.configuration" manifest:full-path="Object 110/Configurations2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version="1.2" manifest:full-path="Object 110/"/>
  <manifest:file-entry manifest:media-type="" manifest:full-path="Object 111/Configurations2/statusbar/"/>
  <manifest:file-entry manifest:media-type="" manifest:full-path="Object 111/Configurations2/accelerator/current.xml"/>
  <manifest:file-entry manifest:media-type="" manifest:full-path="Object 111/Configurations2/accelerator/"/>
  <manifest:file-entry manifest:media-type="" manifest:full-path="Object 111/Configurations2/floater/"/>
  <manifest:file-entry manifest:media-type="" manifest:full-path="Object 111/Configurations2/popupmenu/"/>
  <manifest:file-entry manifest:media-type="" manifest:full-path="Object 111/Configurations2/progressbar/"/>
  <manifest:file-entry manifest:media-type="" manifest:full-path="Object 111/Configurations2/menubar/"/>
  <manifest:file-entry manifest:media-type="" manifest:full-path="Object 111/Configurations2/toolbar/"/>
  <manifest:file-entry manifest:media-type="" manifest:full-path="Object 111/Configurations2/images/Bitmaps/"/>
  <manifest:file-entry manifest:media-type="" manifest:full-path="Object 111/Configurations2/images/"/>
  <manifest:file-entry manifest:media-type="application/vnd.sun.xml.ui.configuration" manifest:full-path="Object 111/Configurations2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" manifest:full-path="Object 112/Configurations2/statusbar/"/>
  <manifest:file-entry manifest:media-type="" manifest:full-path="Object 112/Configurations2/accelerator/current.xml"/>
  <manifest:file-entry manifest:media-type="" manifest:full-path="Object 112/Configurations2/accelerator/"/>
  <manifest:file-entry manifest:media-type="" manifest:full-path="Object 112/Configurations2/floater/"/>
  <manifest:file-entry manifest:media-type="" manifest:full-path="Object 112/Configurations2/popupmenu/"/>
  <manifest:file-entry manifest:media-type="" manifest:full-path="Object 112/Configurations2/progressbar/"/>
  <manifest:file-entry manifest:media-type="" manifest:full-path="Object 112/Configurations2/menubar/"/>
  <manifest:file-entry manifest:media-type="" manifest:full-path="Object 112/Configurations2/toolbar/"/>
  <manifest:file-entry manifest:media-type="" manifest:full-path="Object 112/Configurations2/images/Bitmaps/"/>
  <manifest:file-entry manifest:media-type="" manifest:full-path="Object 112/Configurations2/images/"/>
  <manifest:file-entry manifest:media-type="application/vnd.sun.xml.ui.configuration" manifest:full-path="Object 112/Configurations2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" manifest:full-path="Object 113/Configurations2/statusbar/"/>
  <manifest:file-entry manifest:media-type="" manifest:full-path="Object 113/Configurations2/accelerator/current.xml"/>
  <manifest:file-entry manifest:media-type="" manifest:full-path="Object 113/Configurations2/accelerator/"/>
  <manifest:file-entry manifest:media-type="" manifest:full-path="Object 113/Configurations2/floater/"/>
  <manifest:file-entry manifest:media-type="" manifest:full-path="Object 113/Configurations2/popupmenu/"/>
  <manifest:file-entry manifest:media-type="" manifest:full-path="Object 113/Configurations2/progressbar/"/>
  <manifest:file-entry manifest:media-type="" manifest:full-path="Object 113/Configurations2/menubar/"/>
  <manifest:file-entry manifest:media-type="" manifest:full-path="Object 113/Configurations2/toolbar/"/>
  <manifest:file-entry manifest:media-type="" manifest:full-path="Object 113/Configurations2/images/Bitmaps/"/>
  <manifest:file-entry manifest:media-type="" manifest:full-path="Object 113/Configurations2/images/"/>
  <manifest:file-entry manifest:media-type="application/vnd.sun.xml.ui.configuration" manifest:full-path="Object 113/Configurations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" manifest:full-path="Object 114/Configurations2/statusbar/"/>
  <manifest:file-entry manifest:media-type="" manifest:full-path="Object 114/Configurations2/accelerator/current.xml"/>
  <manifest:file-entry manifest:media-type="" manifest:full-path="Object 114/Configurations2/accelerator/"/>
  <manifest:file-entry manifest:media-type="" manifest:full-path="Object 114/Configurations2/floater/"/>
  <manifest:file-entry manifest:media-type="" manifest:full-path="Object 114/Configurations2/popupmenu/"/>
  <manifest:file-entry manifest:media-type="" manifest:full-path="Object 114/Configurations2/progressbar/"/>
  <manifest:file-entry manifest:media-type="" manifest:full-path="Object 114/Configurations2/menubar/"/>
  <manifest:file-entry manifest:media-type="" manifest:full-path="Object 114/Configurations2/toolbar/"/>
  <manifest:file-entry manifest:media-type="" manifest:full-path="Object 114/Configurations2/images/Bitmaps/"/>
  <manifest:file-entry manifest:media-type="" manifest:full-path="Object 114/Configurations2/images/"/>
  <manifest:file-entry manifest:media-type="application/vnd.sun.xml.ui.configuration" manifest:full-path="Object 114/Configurations2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" manifest:full-path="Object 115/Configurations2/statusbar/"/>
  <manifest:file-entry manifest:media-type="" manifest:full-path="Object 115/Configurations2/accelerator/current.xml"/>
  <manifest:file-entry manifest:media-type="" manifest:full-path="Object 115/Configurations2/accelerator/"/>
  <manifest:file-entry manifest:media-type="" manifest:full-path="Object 115/Configurations2/floater/"/>
  <manifest:file-entry manifest:media-type="" manifest:full-path="Object 115/Configurations2/popupmenu/"/>
  <manifest:file-entry manifest:media-type="" manifest:full-path="Object 115/Configurations2/progressbar/"/>
  <manifest:file-entry manifest:media-type="" manifest:full-path="Object 115/Configurations2/menubar/"/>
  <manifest:file-entry manifest:media-type="" manifest:full-path="Object 115/Configurations2/toolbar/"/>
  <manifest:file-entry manifest:media-type="" manifest:full-path="Object 115/Configurations2/images/Bitmaps/"/>
  <manifest:file-entry manifest:media-type="" manifest:full-path="Object 115/Configurations2/images/"/>
  <manifest:file-entry manifest:media-type="application/vnd.sun.xml.ui.configuration" manifest:full-path="Object 115/Configurations2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" manifest:full-path="Object 116/Configurations2/statusbar/"/>
  <manifest:file-entry manifest:media-type="" manifest:full-path="Object 116/Configurations2/accelerator/current.xml"/>
  <manifest:file-entry manifest:media-type="" manifest:full-path="Object 116/Configurations2/accelerator/"/>
  <manifest:file-entry manifest:media-type="" manifest:full-path="Object 116/Configurations2/floater/"/>
  <manifest:file-entry manifest:media-type="" manifest:full-path="Object 116/Configurations2/popupmenu/"/>
  <manifest:file-entry manifest:media-type="" manifest:full-path="Object 116/Configurations2/progressbar/"/>
  <manifest:file-entry manifest:media-type="" manifest:full-path="Object 116/Configurations2/menubar/"/>
  <manifest:file-entry manifest:media-type="" manifest:full-path="Object 116/Configurations2/toolbar/"/>
  <manifest:file-entry manifest:media-type="" manifest:full-path="Object 116/Configurations2/images/Bitmaps/"/>
  <manifest:file-entry manifest:media-type="" manifest:full-path="Object 116/Configurations2/images/"/>
  <manifest:file-entry manifest:media-type="application/vnd.sun.xml.ui.configuration" manifest:full-path="Object 116/Configurations2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" manifest:full-path="Object 117/Configurations2/statusbar/"/>
  <manifest:file-entry manifest:media-type="" manifest:full-path="Object 117/Configurations2/accelerator/current.xml"/>
  <manifest:file-entry manifest:media-type="" manifest:full-path="Object 117/Configurations2/accelerator/"/>
  <manifest:file-entry manifest:media-type="" manifest:full-path="Object 117/Configurations2/floater/"/>
  <manifest:file-entry manifest:media-type="" manifest:full-path="Object 117/Configurations2/popupmenu/"/>
  <manifest:file-entry manifest:media-type="" manifest:full-path="Object 117/Configurations2/progressbar/"/>
  <manifest:file-entry manifest:media-type="" manifest:full-path="Object 117/Configurations2/menubar/"/>
  <manifest:file-entry manifest:media-type="" manifest:full-path="Object 117/Configurations2/toolbar/"/>
  <manifest:file-entry manifest:media-type="" manifest:full-path="Object 117/Configurations2/images/Bitmaps/"/>
  <manifest:file-entry manifest:media-type="" manifest:full-path="Object 117/Configurations2/images/"/>
  <manifest:file-entry manifest:media-type="application/vnd.sun.xml.ui.configuration" manifest:full-path="Object 117/Configurations2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version="1.2" manifest:full-path="Object 117/"/>
  <manifest:file-entry manifest:media-type="" manifest:full-path="Object 118/Configurations2/statusbar/"/>
  <manifest:file-entry manifest:media-type="" manifest:full-path="Object 118/Configurations2/accelerator/current.xml"/>
  <manifest:file-entry manifest:media-type="" manifest:full-path="Object 118/Configurations2/accelerator/"/>
  <manifest:file-entry manifest:media-type="" manifest:full-path="Object 118/Configurations2/floater/"/>
  <manifest:file-entry manifest:media-type="" manifest:full-path="Object 118/Configurations2/popupmenu/"/>
  <manifest:file-entry manifest:media-type="" manifest:full-path="Object 118/Configurations2/progressbar/"/>
  <manifest:file-entry manifest:media-type="" manifest:full-path="Object 118/Configurations2/menubar/"/>
  <manifest:file-entry manifest:media-type="" manifest:full-path="Object 118/Configurations2/toolbar/"/>
  <manifest:file-entry manifest:media-type="" manifest:full-path="Object 118/Configurations2/images/Bitmaps/"/>
  <manifest:file-entry manifest:media-type="" manifest:full-path="Object 118/Configurations2/images/"/>
  <manifest:file-entry manifest:media-type="application/vnd.sun.xml.ui.configuration" manifest:full-path="Object 118/Configurations2/"/>
  <manifest:file-entry manifest:media-type="text/xml" manifest:full-path="Object 118/content.xml"/>
  <manifest:file-entry manifest:media-type="text/xml" manifest:full-path="Object 118/settings.xml"/>
  <manifest:file-entry manifest:media-type="application/vnd.oasis.opendocument.formula" manifest:version="1.2" manifest:full-path="Object 118/"/>
  <manifest:file-entry manifest:media-type="" manifest:full-path="Object 119/Configurations2/statusbar/"/>
  <manifest:file-entry manifest:media-type="" manifest:full-path="Object 119/Configurations2/accelerator/current.xml"/>
  <manifest:file-entry manifest:media-type="" manifest:full-path="Object 119/Configurations2/accelerator/"/>
  <manifest:file-entry manifest:media-type="" manifest:full-path="Object 119/Configurations2/floater/"/>
  <manifest:file-entry manifest:media-type="" manifest:full-path="Object 119/Configurations2/popupmenu/"/>
  <manifest:file-entry manifest:media-type="" manifest:full-path="Object 119/Configurations2/progressbar/"/>
  <manifest:file-entry manifest:media-type="" manifest:full-path="Object 119/Configurations2/menubar/"/>
  <manifest:file-entry manifest:media-type="" manifest:full-path="Object 119/Configurations2/toolbar/"/>
  <manifest:file-entry manifest:media-type="" manifest:full-path="Object 119/Configurations2/images/Bitmaps/"/>
  <manifest:file-entry manifest:media-type="" manifest:full-path="Object 119/Configurations2/images/"/>
  <manifest:file-entry manifest:media-type="application/vnd.sun.xml.ui.configuration" manifest:full-path="Object 119/Configurations2/"/>
  <manifest:file-entry manifest:media-type="text/xml" manifest:full-path="Object 119/content.xml"/>
  <manifest:file-entry manifest:media-type="text/xml" manifest:full-path="Object 119/settings.xml"/>
  <manifest:file-entry manifest:media-type="application/vnd.oasis.opendocument.formula" manifest:version="1.2" manifest:full-path="Object 119/"/>
  <manifest:file-entry manifest:media-type="" manifest:full-path="Object 70/Configurations2/statusbar/"/>
  <manifest:file-entry manifest:media-type="" manifest:full-path="Object 70/Configurations2/floater/"/>
  <manifest:file-entry manifest:media-type="" manifest:full-path="Object 70/Configurations2/popupmenu/"/>
  <manifest:file-entry manifest:media-type="" manifest:full-path="Object 70/Configurations2/progressbar/"/>
  <manifest:file-entry manifest:media-type="" manifest:full-path="Object 70/Configurations2/menubar/"/>
  <manifest:file-entry manifest:media-type="" manifest:full-path="Object 70/Configurations2/toolbar/"/>
  <manifest:file-entry manifest:media-type="" manifest:full-path="Object 70/Configurations2/images/Bitmaps/"/>
  <manifest:file-entry manifest:media-type="" manifest:full-path="Object 70/Configurations2/images/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71/Configurations2/statusbar/"/>
  <manifest:file-entry manifest:media-type="" manifest:full-path="Object 71/Configurations2/floater/"/>
  <manifest:file-entry manifest:media-type="" manifest:full-path="Object 71/Configurations2/popupmenu/"/>
  <manifest:file-entry manifest:media-type="" manifest:full-path="Object 71/Configurations2/progressbar/"/>
  <manifest:file-entry manifest:media-type="" manifest:full-path="Object 71/Configurations2/menubar/"/>
  <manifest:file-entry manifest:media-type="" manifest:full-path="Object 71/Configurations2/toolbar/"/>
  <manifest:file-entry manifest:media-type="" manifest:full-path="Object 71/Configurations2/images/Bitmaps/"/>
  <manifest:file-entry manifest:media-type="" manifest:full-path="Object 71/Configurations2/images/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72/Configurations2/statusbar/"/>
  <manifest:file-entry manifest:media-type="" manifest:full-path="Object 72/Configurations2/accelerator/current.xml"/>
  <manifest:file-entry manifest:media-type="" manifest:full-path="Object 72/Configurations2/accelerator/"/>
  <manifest:file-entry manifest:media-type="" manifest:full-path="Object 72/Configurations2/floater/"/>
  <manifest:file-entry manifest:media-type="" manifest:full-path="Object 72/Configurations2/popupmenu/"/>
  <manifest:file-entry manifest:media-type="" manifest:full-path="Object 72/Configurations2/progressbar/"/>
  <manifest:file-entry manifest:media-type="" manifest:full-path="Object 72/Configurations2/menubar/"/>
  <manifest:file-entry manifest:media-type="" manifest:full-path="Object 72/Configurations2/toolbar/"/>
  <manifest:file-entry manifest:media-type="" manifest:full-path="Object 72/Configurations2/images/Bitmaps/"/>
  <manifest:file-entry manifest:media-type="" manifest:full-path="Object 72/Configurations2/images/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73/Configurations2/statusbar/"/>
  <manifest:file-entry manifest:media-type="" manifest:full-path="Object 73/Configurations2/accelerator/current.xml"/>
  <manifest:file-entry manifest:media-type="" manifest:full-path="Object 73/Configurations2/accelerator/"/>
  <manifest:file-entry manifest:media-type="" manifest:full-path="Object 73/Configurations2/floater/"/>
  <manifest:file-entry manifest:media-type="" manifest:full-path="Object 73/Configurations2/popupmenu/"/>
  <manifest:file-entry manifest:media-type="" manifest:full-path="Object 73/Configurations2/progressbar/"/>
  <manifest:file-entry manifest:media-type="" manifest:full-path="Object 73/Configurations2/menubar/"/>
  <manifest:file-entry manifest:media-type="" manifest:full-path="Object 73/Configurations2/toolbar/"/>
  <manifest:file-entry manifest:media-type="" manifest:full-path="Object 73/Configurations2/images/Bitmaps/"/>
  <manifest:file-entry manifest:media-type="" manifest:full-path="Object 73/Configurations2/images/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" manifest:full-path="Object 74/Configurations2/statusbar/"/>
  <manifest:file-entry manifest:media-type="" manifest:full-path="Object 74/Configurations2/accelerator/current.xml"/>
  <manifest:file-entry manifest:media-type="" manifest:full-path="Object 74/Configurations2/accelerator/"/>
  <manifest:file-entry manifest:media-type="" manifest:full-path="Object 74/Configurations2/floater/"/>
  <manifest:file-entry manifest:media-type="" manifest:full-path="Object 74/Configurations2/popupmenu/"/>
  <manifest:file-entry manifest:media-type="" manifest:full-path="Object 74/Configurations2/progressbar/"/>
  <manifest:file-entry manifest:media-type="" manifest:full-path="Object 74/Configurations2/menubar/"/>
  <manifest:file-entry manifest:media-type="" manifest:full-path="Object 74/Configurations2/toolbar/"/>
  <manifest:file-entry manifest:media-type="" manifest:full-path="Object 74/Configurations2/images/Bitmaps/"/>
  <manifest:file-entry manifest:media-type="" manifest:full-path="Object 74/Configurations2/images/"/>
  <manifest:file-entry manifest:media-type="application/vnd.sun.xml.ui.configuration" manifest:full-path="Object 74/Configurations2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" manifest:full-path="Object 75/Configurations2/statusbar/"/>
  <manifest:file-entry manifest:media-type="" manifest:full-path="Object 75/Configurations2/accelerator/current.xml"/>
  <manifest:file-entry manifest:media-type="" manifest:full-path="Object 75/Configurations2/accelerator/"/>
  <manifest:file-entry manifest:media-type="" manifest:full-path="Object 75/Configurations2/floater/"/>
  <manifest:file-entry manifest:media-type="" manifest:full-path="Object 75/Configurations2/popupmenu/"/>
  <manifest:file-entry manifest:media-type="" manifest:full-path="Object 75/Configurations2/progressbar/"/>
  <manifest:file-entry manifest:media-type="" manifest:full-path="Object 75/Configurations2/menubar/"/>
  <manifest:file-entry manifest:media-type="" manifest:full-path="Object 75/Configurations2/toolbar/"/>
  <manifest:file-entry manifest:media-type="" manifest:full-path="Object 75/Configurations2/images/Bitmaps/"/>
  <manifest:file-entry manifest:media-type="" manifest:full-path="Object 75/Configurations2/images/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76/Configurations2/statusbar/"/>
  <manifest:file-entry manifest:media-type="" manifest:full-path="Object 76/Configurations2/accelerator/current.xml"/>
  <manifest:file-entry manifest:media-type="" manifest:full-path="Object 76/Configurations2/accelerator/"/>
  <manifest:file-entry manifest:media-type="" manifest:full-path="Object 76/Configurations2/floater/"/>
  <manifest:file-entry manifest:media-type="" manifest:full-path="Object 76/Configurations2/popupmenu/"/>
  <manifest:file-entry manifest:media-type="" manifest:full-path="Object 76/Configurations2/progressbar/"/>
  <manifest:file-entry manifest:media-type="" manifest:full-path="Object 76/Configurations2/menubar/"/>
  <manifest:file-entry manifest:media-type="" manifest:full-path="Object 76/Configurations2/toolbar/"/>
  <manifest:file-entry manifest:media-type="" manifest:full-path="Object 76/Configurations2/images/Bitmaps/"/>
  <manifest:file-entry manifest:media-type="" manifest:full-path="Object 76/Configurations2/images/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77/Configurations2/statusbar/"/>
  <manifest:file-entry manifest:media-type="" manifest:full-path="Object 77/Configurations2/accelerator/current.xml"/>
  <manifest:file-entry manifest:media-type="" manifest:full-path="Object 77/Configurations2/accelerator/"/>
  <manifest:file-entry manifest:media-type="" manifest:full-path="Object 77/Configurations2/floater/"/>
  <manifest:file-entry manifest:media-type="" manifest:full-path="Object 77/Configurations2/popupmenu/"/>
  <manifest:file-entry manifest:media-type="" manifest:full-path="Object 77/Configurations2/progressbar/"/>
  <manifest:file-entry manifest:media-type="" manifest:full-path="Object 77/Configurations2/menubar/"/>
  <manifest:file-entry manifest:media-type="" manifest:full-path="Object 77/Configurations2/toolbar/"/>
  <manifest:file-entry manifest:media-type="" manifest:full-path="Object 77/Configurations2/images/Bitmaps/"/>
  <manifest:file-entry manifest:media-type="" manifest:full-path="Object 77/Configurations2/images/"/>
  <manifest:file-entry manifest:media-type="application/vnd.sun.xml.ui.configuration" manifest:full-path="Object 77/Configurations2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78/Configurations2/statusbar/"/>
  <manifest:file-entry manifest:media-type="" manifest:full-path="Object 78/Configurations2/accelerator/"/>
  <manifest:file-entry manifest:media-type="" manifest:full-path="Object 78/Configurations2/floater/"/>
  <manifest:file-entry manifest:media-type="" manifest:full-path="Object 78/Configurations2/popupmenu/"/>
  <manifest:file-entry manifest:media-type="" manifest:full-path="Object 78/Configurations2/progressbar/"/>
  <manifest:file-entry manifest:media-type="" manifest:full-path="Object 78/Configurations2/menubar/"/>
  <manifest:file-entry manifest:media-type="" manifest:full-path="Object 78/Configurations2/toolbar/"/>
  <manifest:file-entry manifest:media-type="" manifest:full-path="Object 78/Configurations2/images/Bitmaps/"/>
  <manifest:file-entry manifest:media-type="" manifest:full-path="Object 78/Configurations2/images/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79/Configurations2/statusbar/"/>
  <manifest:file-entry manifest:media-type="" manifest:full-path="Object 79/Configurations2/accelerator/current.xml"/>
  <manifest:file-entry manifest:media-type="" manifest:full-path="Object 79/Configurations2/accelerator/"/>
  <manifest:file-entry manifest:media-type="" manifest:full-path="Object 79/Configurations2/floater/"/>
  <manifest:file-entry manifest:media-type="" manifest:full-path="Object 79/Configurations2/popupmenu/"/>
  <manifest:file-entry manifest:media-type="" manifest:full-path="Object 79/Configurations2/progressbar/"/>
  <manifest:file-entry manifest:media-type="" manifest:full-path="Object 79/Configurations2/menubar/"/>
  <manifest:file-entry manifest:media-type="" manifest:full-path="Object 79/Configurations2/toolbar/"/>
  <manifest:file-entry manifest:media-type="" manifest:full-path="Object 79/Configurations2/images/Bitmaps/"/>
  <manifest:file-entry manifest:media-type="" manifest:full-path="Object 79/Configurations2/images/"/>
  <manifest:file-entry manifest:media-type="application/vnd.sun.xml.ui.configuration" manifest:full-path="Object 79/Configurations2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20/Configurations2/statusbar/"/>
  <manifest:file-entry manifest:media-type="" manifest:full-path="Object 120/Configurations2/accelerator/current.xml"/>
  <manifest:file-entry manifest:media-type="" manifest:full-path="Object 120/Configurations2/accelerator/"/>
  <manifest:file-entry manifest:media-type="" manifest:full-path="Object 120/Configurations2/floater/"/>
  <manifest:file-entry manifest:media-type="" manifest:full-path="Object 120/Configurations2/popupmenu/"/>
  <manifest:file-entry manifest:media-type="" manifest:full-path="Object 120/Configurations2/progressbar/"/>
  <manifest:file-entry manifest:media-type="" manifest:full-path="Object 120/Configurations2/menubar/"/>
  <manifest:file-entry manifest:media-type="" manifest:full-path="Object 120/Configurations2/toolbar/"/>
  <manifest:file-entry manifest:media-type="" manifest:full-path="Object 120/Configurations2/images/Bitmaps/"/>
  <manifest:file-entry manifest:media-type="" manifest:full-path="Object 120/Configurations2/images/"/>
  <manifest:file-entry manifest:media-type="application/vnd.sun.xml.ui.configuration" manifest:full-path="Object 120/Configurations2/"/>
  <manifest:file-entry manifest:media-type="text/xml" manifest:full-path="Object 120/content.xml"/>
  <manifest:file-entry manifest:media-type="text/xml" manifest:full-path="Object 120/settings.xml"/>
  <manifest:file-entry manifest:media-type="application/vnd.oasis.opendocument.formula" manifest:version="1.2" manifest:full-path="Object 120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21/Configurations2/statusbar/"/>
  <manifest:file-entry manifest:media-type="" manifest:full-path="Object 121/Configurations2/accelerator/current.xml"/>
  <manifest:file-entry manifest:media-type="" manifest:full-path="Object 121/Configurations2/accelerator/"/>
  <manifest:file-entry manifest:media-type="" manifest:full-path="Object 121/Configurations2/floater/"/>
  <manifest:file-entry manifest:media-type="" manifest:full-path="Object 121/Configurations2/popupmenu/"/>
  <manifest:file-entry manifest:media-type="" manifest:full-path="Object 121/Configurations2/progressbar/"/>
  <manifest:file-entry manifest:media-type="" manifest:full-path="Object 121/Configurations2/menubar/"/>
  <manifest:file-entry manifest:media-type="" manifest:full-path="Object 121/Configurations2/toolbar/"/>
  <manifest:file-entry manifest:media-type="" manifest:full-path="Object 121/Configurations2/images/Bitmaps/"/>
  <manifest:file-entry manifest:media-type="" manifest:full-path="Object 121/Configurations2/images/"/>
  <manifest:file-entry manifest:media-type="application/vnd.sun.xml.ui.configuration" manifest:full-path="Object 121/Configurations2/"/>
  <manifest:file-entry manifest:media-type="text/xml" manifest:full-path="Object 121/content.xml"/>
  <manifest:file-entry manifest:media-type="text/xml" manifest:full-path="Object 121/settings.xml"/>
  <manifest:file-entry manifest:media-type="application/vnd.oasis.opendocument.formula" manifest:version="1.2" manifest:full-path="Object 121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22/Configurations2/statusbar/"/>
  <manifest:file-entry manifest:media-type="" manifest:full-path="Object 122/Configurations2/accelerator/current.xml"/>
  <manifest:file-entry manifest:media-type="" manifest:full-path="Object 122/Configurations2/accelerator/"/>
  <manifest:file-entry manifest:media-type="" manifest:full-path="Object 122/Configurations2/floater/"/>
  <manifest:file-entry manifest:media-type="" manifest:full-path="Object 122/Configurations2/popupmenu/"/>
  <manifest:file-entry manifest:media-type="" manifest:full-path="Object 122/Configurations2/progressbar/"/>
  <manifest:file-entry manifest:media-type="" manifest:full-path="Object 122/Configurations2/menubar/"/>
  <manifest:file-entry manifest:media-type="" manifest:full-path="Object 122/Configurations2/toolbar/"/>
  <manifest:file-entry manifest:media-type="" manifest:full-path="Object 122/Configurations2/images/Bitmaps/"/>
  <manifest:file-entry manifest:media-type="" manifest:full-path="Object 122/Configurations2/images/"/>
  <manifest:file-entry manifest:media-type="application/vnd.sun.xml.ui.configuration" manifest:full-path="Object 122/Configurations2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version="1.2" manifest:full-path="Object 122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23/Configurations2/statusbar/"/>
  <manifest:file-entry manifest:media-type="" manifest:full-path="Object 123/Configurations2/accelerator/current.xml"/>
  <manifest:file-entry manifest:media-type="" manifest:full-path="Object 123/Configurations2/accelerator/"/>
  <manifest:file-entry manifest:media-type="" manifest:full-path="Object 123/Configurations2/floater/"/>
  <manifest:file-entry manifest:media-type="" manifest:full-path="Object 123/Configurations2/popupmenu/"/>
  <manifest:file-entry manifest:media-type="" manifest:full-path="Object 123/Configurations2/progressbar/"/>
  <manifest:file-entry manifest:media-type="" manifest:full-path="Object 123/Configurations2/menubar/"/>
  <manifest:file-entry manifest:media-type="" manifest:full-path="Object 123/Configurations2/toolbar/"/>
  <manifest:file-entry manifest:media-type="" manifest:full-path="Object 123/Configurations2/images/Bitmaps/"/>
  <manifest:file-entry manifest:media-type="" manifest:full-path="Object 123/Configurations2/images/"/>
  <manifest:file-entry manifest:media-type="application/vnd.sun.xml.ui.configuration" manifest:full-path="Object 123/Configurations2/"/>
  <manifest:file-entry manifest:media-type="text/xml" manifest:full-path="Object 123/content.xml"/>
  <manifest:file-entry manifest:media-type="text/xml" manifest:full-path="Object 123/settings.xml"/>
  <manifest:file-entry manifest:media-type="application/vnd.oasis.opendocument.formula" manifest:version="1.2" manifest:full-path="Object 123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24/Configurations2/statusbar/"/>
  <manifest:file-entry manifest:media-type="" manifest:full-path="Object 124/Configurations2/accelerator/current.xml"/>
  <manifest:file-entry manifest:media-type="" manifest:full-path="Object 124/Configurations2/accelerator/"/>
  <manifest:file-entry manifest:media-type="" manifest:full-path="Object 124/Configurations2/floater/"/>
  <manifest:file-entry manifest:media-type="" manifest:full-path="Object 124/Configurations2/popupmenu/"/>
  <manifest:file-entry manifest:media-type="" manifest:full-path="Object 124/Configurations2/progressbar/"/>
  <manifest:file-entry manifest:media-type="" manifest:full-path="Object 124/Configurations2/menubar/"/>
  <manifest:file-entry manifest:media-type="" manifest:full-path="Object 124/Configurations2/toolbar/"/>
  <manifest:file-entry manifest:media-type="" manifest:full-path="Object 124/Configurations2/images/Bitmaps/"/>
  <manifest:file-entry manifest:media-type="" manifest:full-path="Object 124/Configurations2/images/"/>
  <manifest:file-entry manifest:media-type="application/vnd.sun.xml.ui.configuration" manifest:full-path="Object 124/Configurations2/"/>
  <manifest:file-entry manifest:media-type="text/xml" manifest:full-path="Object 124/content.xml"/>
  <manifest:file-entry manifest:media-type="text/xml" manifest:full-path="Object 124/settings.xml"/>
  <manifest:file-entry manifest:media-type="application/vnd.oasis.opendocument.formula" manifest:version="1.2" manifest:full-path="Object 124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25/Configurations2/statusbar/"/>
  <manifest:file-entry manifest:media-type="" manifest:full-path="Object 125/Configurations2/accelerator/current.xml"/>
  <manifest:file-entry manifest:media-type="" manifest:full-path="Object 125/Configurations2/accelerator/"/>
  <manifest:file-entry manifest:media-type="" manifest:full-path="Object 125/Configurations2/floater/"/>
  <manifest:file-entry manifest:media-type="" manifest:full-path="Object 125/Configurations2/popupmenu/"/>
  <manifest:file-entry manifest:media-type="" manifest:full-path="Object 125/Configurations2/progressbar/"/>
  <manifest:file-entry manifest:media-type="" manifest:full-path="Object 125/Configurations2/menubar/"/>
  <manifest:file-entry manifest:media-type="" manifest:full-path="Object 125/Configurations2/toolbar/"/>
  <manifest:file-entry manifest:media-type="" manifest:full-path="Object 125/Configurations2/images/Bitmaps/"/>
  <manifest:file-entry manifest:media-type="" manifest:full-path="Object 125/Configurations2/images/"/>
  <manifest:file-entry manifest:media-type="application/vnd.sun.xml.ui.configuration" manifest:full-path="Object 125/Configurations2/"/>
  <manifest:file-entry manifest:media-type="text/xml" manifest:full-path="Object 125/content.xml"/>
  <manifest:file-entry manifest:media-type="text/xml" manifest:full-path="Object 125/settings.xml"/>
  <manifest:file-entry manifest:media-type="application/vnd.oasis.opendocument.formula" manifest:version="1.2" manifest:full-path="Object 125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26/Configurations2/statusbar/"/>
  <manifest:file-entry manifest:media-type="" manifest:full-path="Object 126/Configurations2/accelerator/current.xml"/>
  <manifest:file-entry manifest:media-type="" manifest:full-path="Object 126/Configurations2/accelerator/"/>
  <manifest:file-entry manifest:media-type="" manifest:full-path="Object 126/Configurations2/floater/"/>
  <manifest:file-entry manifest:media-type="" manifest:full-path="Object 126/Configurations2/popupmenu/"/>
  <manifest:file-entry manifest:media-type="" manifest:full-path="Object 126/Configurations2/progressbar/"/>
  <manifest:file-entry manifest:media-type="" manifest:full-path="Object 126/Configurations2/menubar/"/>
  <manifest:file-entry manifest:media-type="" manifest:full-path="Object 126/Configurations2/toolbar/"/>
  <manifest:file-entry manifest:media-type="" manifest:full-path="Object 126/Configurations2/images/Bitmaps/"/>
  <manifest:file-entry manifest:media-type="" manifest:full-path="Object 126/Configurations2/images/"/>
  <manifest:file-entry manifest:media-type="application/vnd.sun.xml.ui.configuration" manifest:full-path="Object 126/Configurations2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version="1.2" manifest:full-path="Object 126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7/Configurations2/statusbar/"/>
  <manifest:file-entry manifest:media-type="" manifest:full-path="Object 127/Configurations2/accelerator/current.xml"/>
  <manifest:file-entry manifest:media-type="" manifest:full-path="Object 127/Configurations2/accelerator/"/>
  <manifest:file-entry manifest:media-type="" manifest:full-path="Object 127/Configurations2/floater/"/>
  <manifest:file-entry manifest:media-type="" manifest:full-path="Object 127/Configurations2/popupmenu/"/>
  <manifest:file-entry manifest:media-type="" manifest:full-path="Object 127/Configurations2/progressbar/"/>
  <manifest:file-entry manifest:media-type="" manifest:full-path="Object 127/Configurations2/menubar/"/>
  <manifest:file-entry manifest:media-type="" manifest:full-path="Object 127/Configurations2/toolbar/"/>
  <manifest:file-entry manifest:media-type="" manifest:full-path="Object 127/Configurations2/images/Bitmaps/"/>
  <manifest:file-entry manifest:media-type="" manifest:full-path="Object 127/Configurations2/images/"/>
  <manifest:file-entry manifest:media-type="application/vnd.sun.xml.ui.configuration" manifest:full-path="Object 127/Configurations2/"/>
  <manifest:file-entry manifest:media-type="text/xml" manifest:full-path="Object 127/content.xml"/>
  <manifest:file-entry manifest:media-type="text/xml" manifest:full-path="Object 127/settings.xml"/>
  <manifest:file-entry manifest:media-type="application/vnd.oasis.opendocument.formula" manifest:version="1.2" manifest:full-path="Object 127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28/Configurations2/statusbar/"/>
  <manifest:file-entry manifest:media-type="" manifest:full-path="Object 128/Configurations2/accelerator/current.xml"/>
  <manifest:file-entry manifest:media-type="" manifest:full-path="Object 128/Configurations2/accelerator/"/>
  <manifest:file-entry manifest:media-type="" manifest:full-path="Object 128/Configurations2/floater/"/>
  <manifest:file-entry manifest:media-type="" manifest:full-path="Object 128/Configurations2/popupmenu/"/>
  <manifest:file-entry manifest:media-type="" manifest:full-path="Object 128/Configurations2/progressbar/"/>
  <manifest:file-entry manifest:media-type="" manifest:full-path="Object 128/Configurations2/menubar/"/>
  <manifest:file-entry manifest:media-type="" manifest:full-path="Object 128/Configurations2/toolbar/"/>
  <manifest:file-entry manifest:media-type="" manifest:full-path="Object 128/Configurations2/images/Bitmaps/"/>
  <manifest:file-entry manifest:media-type="" manifest:full-path="Object 128/Configurations2/images/"/>
  <manifest:file-entry manifest:media-type="application/vnd.sun.xml.ui.configuration" manifest:full-path="Object 128/Configurations2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" manifest:full-path="Object 129/Configurations2/statusbar/"/>
  <manifest:file-entry manifest:media-type="" manifest:full-path="Object 129/Configurations2/accelerator/current.xml"/>
  <manifest:file-entry manifest:media-type="" manifest:full-path="Object 129/Configurations2/accelerator/"/>
  <manifest:file-entry manifest:media-type="" manifest:full-path="Object 129/Configurations2/floater/"/>
  <manifest:file-entry manifest:media-type="" manifest:full-path="Object 129/Configurations2/popupmenu/"/>
  <manifest:file-entry manifest:media-type="" manifest:full-path="Object 129/Configurations2/progressbar/"/>
  <manifest:file-entry manifest:media-type="" manifest:full-path="Object 129/Configurations2/menubar/"/>
  <manifest:file-entry manifest:media-type="" manifest:full-path="Object 129/Configurations2/toolbar/"/>
  <manifest:file-entry manifest:media-type="" manifest:full-path="Object 129/Configurations2/images/Bitmaps/"/>
  <manifest:file-entry manifest:media-type="" manifest:full-path="Object 129/Configurations2/images/"/>
  <manifest:file-entry manifest:media-type="application/vnd.sun.xml.ui.configuration" manifest:full-path="Object 129/Configurations2/"/>
  <manifest:file-entry manifest:media-type="text/xml" manifest:full-path="Object 129/content.xml"/>
  <manifest:file-entry manifest:media-type="text/xml" manifest:full-path="Object 129/settings.xml"/>
  <manifest:file-entry manifest:media-type="application/vnd.oasis.opendocument.formula" manifest:version="1.2" manifest:full-path="Object 129/"/>
  <manifest:file-entry manifest:media-type="text/xml" manifest:full-path="meta.xml"/>
  <manifest:file-entry manifest:media-type="" manifest:full-path="Object 80/Configurations2/statusbar/"/>
  <manifest:file-entry manifest:media-type="" manifest:full-path="Object 80/Configurations2/accelerator/current.xml"/>
  <manifest:file-entry manifest:media-type="" manifest:full-path="Object 80/Configurations2/accelerator/"/>
  <manifest:file-entry manifest:media-type="" manifest:full-path="Object 80/Configurations2/floater/"/>
  <manifest:file-entry manifest:media-type="" manifest:full-path="Object 80/Configurations2/popupmenu/"/>
  <manifest:file-entry manifest:media-type="" manifest:full-path="Object 80/Configurations2/progressbar/"/>
  <manifest:file-entry manifest:media-type="" manifest:full-path="Object 80/Configurations2/menubar/"/>
  <manifest:file-entry manifest:media-type="" manifest:full-path="Object 80/Configurations2/toolbar/"/>
  <manifest:file-entry manifest:media-type="" manifest:full-path="Object 80/Configurations2/images/Bitmaps/"/>
  <manifest:file-entry manifest:media-type="" manifest:full-path="Object 80/Configurations2/images/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" manifest:full-path="Object 81/Configurations2/statusbar/"/>
  <manifest:file-entry manifest:media-type="" manifest:full-path="Object 81/Configurations2/accelerator/current.xml"/>
  <manifest:file-entry manifest:media-type="" manifest:full-path="Object 81/Configurations2/accelerator/"/>
  <manifest:file-entry manifest:media-type="" manifest:full-path="Object 81/Configurations2/floater/"/>
  <manifest:file-entry manifest:media-type="" manifest:full-path="Object 81/Configurations2/popupmenu/"/>
  <manifest:file-entry manifest:media-type="" manifest:full-path="Object 81/Configurations2/progressbar/"/>
  <manifest:file-entry manifest:media-type="" manifest:full-path="Object 81/Configurations2/menubar/"/>
  <manifest:file-entry manifest:media-type="" manifest:full-path="Object 81/Configurations2/toolbar/"/>
  <manifest:file-entry manifest:media-type="" manifest:full-path="Object 81/Configurations2/images/Bitmaps/"/>
  <manifest:file-entry manifest:media-type="" manifest:full-path="Object 81/Configurations2/images/"/>
  <manifest:file-entry manifest:media-type="application/vnd.sun.xml.ui.configuration" manifest:full-path="Object 81/Configurations2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" manifest:full-path="Object 82/Configurations2/statusbar/"/>
  <manifest:file-entry manifest:media-type="" manifest:full-path="Object 82/Configurations2/accelerator/current.xml"/>
  <manifest:file-entry manifest:media-type="" manifest:full-path="Object 82/Configurations2/accelerator/"/>
  <manifest:file-entry manifest:media-type="" manifest:full-path="Object 82/Configurations2/floater/"/>
  <manifest:file-entry manifest:media-type="" manifest:full-path="Object 82/Configurations2/popupmenu/"/>
  <manifest:file-entry manifest:media-type="" manifest:full-path="Object 82/Configurations2/progressbar/"/>
  <manifest:file-entry manifest:media-type="" manifest:full-path="Object 82/Configurations2/menubar/"/>
  <manifest:file-entry manifest:media-type="" manifest:full-path="Object 82/Configurations2/toolbar/"/>
  <manifest:file-entry manifest:media-type="" manifest:full-path="Object 82/Configurations2/images/Bitmaps/"/>
  <manifest:file-entry manifest:media-type="" manifest:full-path="Object 82/Configurations2/images/"/>
  <manifest:file-entry manifest:media-type="application/vnd.sun.xml.ui.configuration" manifest:full-path="Object 82/Configurations2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" manifest:full-path="Object 83/Configurations2/statusbar/"/>
  <manifest:file-entry manifest:media-type="" manifest:full-path="Object 83/Configurations2/accelerator/current.xml"/>
  <manifest:file-entry manifest:media-type="" manifest:full-path="Object 83/Configurations2/accelerator/"/>
  <manifest:file-entry manifest:media-type="" manifest:full-path="Object 83/Configurations2/floater/"/>
  <manifest:file-entry manifest:media-type="" manifest:full-path="Object 83/Configurations2/popupmenu/"/>
  <manifest:file-entry manifest:media-type="" manifest:full-path="Object 83/Configurations2/progressbar/"/>
  <manifest:file-entry manifest:media-type="" manifest:full-path="Object 83/Configurations2/menubar/"/>
  <manifest:file-entry manifest:media-type="" manifest:full-path="Object 83/Configurations2/toolbar/"/>
  <manifest:file-entry manifest:media-type="" manifest:full-path="Object 83/Configurations2/images/Bitmaps/"/>
  <manifest:file-entry manifest:media-type="" manifest:full-path="Object 83/Configurations2/images/"/>
  <manifest:file-entry manifest:media-type="application/vnd.sun.xml.ui.configuration" manifest:full-path="Object 83/Configurations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" manifest:full-path="Object 84/Configurations2/statusbar/"/>
  <manifest:file-entry manifest:media-type="" manifest:full-path="Object 84/Configurations2/accelerator/current.xml"/>
  <manifest:file-entry manifest:media-type="" manifest:full-path="Object 84/Configurations2/accelerator/"/>
  <manifest:file-entry manifest:media-type="" manifest:full-path="Object 84/Configurations2/floater/"/>
  <manifest:file-entry manifest:media-type="" manifest:full-path="Object 84/Configurations2/popupmenu/"/>
  <manifest:file-entry manifest:media-type="" manifest:full-path="Object 84/Configurations2/progressbar/"/>
  <manifest:file-entry manifest:media-type="" manifest:full-path="Object 84/Configurations2/menubar/"/>
  <manifest:file-entry manifest:media-type="" manifest:full-path="Object 84/Configurations2/toolbar/"/>
  <manifest:file-entry manifest:media-type="" manifest:full-path="Object 84/Configurations2/images/Bitmaps/"/>
  <manifest:file-entry manifest:media-type="" manifest:full-path="Object 84/Configurations2/images/"/>
  <manifest:file-entry manifest:media-type="application/vnd.sun.xml.ui.configuration" manifest:full-path="Object 84/Configurations2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" manifest:full-path="Object 85/Configurations2/statusbar/"/>
  <manifest:file-entry manifest:media-type="" manifest:full-path="Object 85/Configurations2/floater/"/>
  <manifest:file-entry manifest:media-type="" manifest:full-path="Object 85/Configurations2/popupmenu/"/>
  <manifest:file-entry manifest:media-type="" manifest:full-path="Object 85/Configurations2/progressbar/"/>
  <manifest:file-entry manifest:media-type="" manifest:full-path="Object 85/Configurations2/menubar/"/>
  <manifest:file-entry manifest:media-type="" manifest:full-path="Object 85/Configurations2/toolbar/"/>
  <manifest:file-entry manifest:media-type="" manifest:full-path="Object 85/Configurations2/images/Bitmaps/"/>
  <manifest:file-entry manifest:media-type="" manifest:full-path="Object 85/Configurations2/images/"/>
  <manifest:file-entry manifest:media-type="application/vnd.sun.xml.ui.configuration" manifest:full-path="Object 85/Configurations2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" manifest:full-path="Thumbnails/thumbnail.png"/>
  <manifest:file-entry manifest:media-type="" manifest:full-path="Thumbnails/"/>
  <manifest:file-entry manifest:media-type="" manifest:full-path="Object 86/Configurations2/statusbar/"/>
  <manifest:file-entry manifest:media-type="" manifest:full-path="Object 86/Configurations2/accelerator/current.xml"/>
  <manifest:file-entry manifest:media-type="" manifest:full-path="Object 86/Configurations2/accelerator/"/>
  <manifest:file-entry manifest:media-type="" manifest:full-path="Object 86/Configurations2/floater/"/>
  <manifest:file-entry manifest:media-type="" manifest:full-path="Object 86/Configurations2/popupmenu/"/>
  <manifest:file-entry manifest:media-type="" manifest:full-path="Object 86/Configurations2/progressbar/"/>
  <manifest:file-entry manifest:media-type="" manifest:full-path="Object 86/Configurations2/menubar/"/>
  <manifest:file-entry manifest:media-type="" manifest:full-path="Object 86/Configurations2/toolbar/"/>
  <manifest:file-entry manifest:media-type="" manifest:full-path="Object 86/Configurations2/images/Bitmaps/"/>
  <manifest:file-entry manifest:media-type="" manifest:full-path="Object 86/Configurations2/images/"/>
  <manifest:file-entry manifest:media-type="application/vnd.sun.xml.ui.configuration" manifest:full-path="Object 86/Configurations2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" manifest:full-path="Object 87/Configurations2/statusbar/"/>
  <manifest:file-entry manifest:media-type="" manifest:full-path="Object 87/Configurations2/accelerator/current.xml"/>
  <manifest:file-entry manifest:media-type="" manifest:full-path="Object 87/Configurations2/accelerator/"/>
  <manifest:file-entry manifest:media-type="" manifest:full-path="Object 87/Configurations2/floater/"/>
  <manifest:file-entry manifest:media-type="" manifest:full-path="Object 87/Configurations2/popupmenu/"/>
  <manifest:file-entry manifest:media-type="" manifest:full-path="Object 87/Configurations2/progressbar/"/>
  <manifest:file-entry manifest:media-type="" manifest:full-path="Object 87/Configurations2/menubar/"/>
  <manifest:file-entry manifest:media-type="" manifest:full-path="Object 87/Configurations2/toolbar/"/>
  <manifest:file-entry manifest:media-type="" manifest:full-path="Object 87/Configurations2/images/Bitmaps/"/>
  <manifest:file-entry manifest:media-type="" manifest:full-path="Object 87/Configurations2/images/"/>
  <manifest:file-entry manifest:media-type="application/vnd.sun.xml.ui.configuration" manifest:full-path="Object 87/Configurations2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" manifest:full-path="Object 30/Configurations2/statu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88/Configurations2/statusbar/"/>
  <manifest:file-entry manifest:media-type="" manifest:full-path="Object 88/Configurations2/accelerator/current.xml"/>
  <manifest:file-entry manifest:media-type="" manifest:full-path="Object 88/Configurations2/accelerator/"/>
  <manifest:file-entry manifest:media-type="" manifest:full-path="Object 88/Configurations2/floater/"/>
  <manifest:file-entry manifest:media-type="" manifest:full-path="Object 88/Configurations2/popupmenu/"/>
  <manifest:file-entry manifest:media-type="" manifest:full-path="Object 88/Configurations2/progressbar/"/>
  <manifest:file-entry manifest:media-type="" manifest:full-path="Object 88/Configurations2/menubar/"/>
  <manifest:file-entry manifest:media-type="" manifest:full-path="Object 88/Configurations2/toolbar/"/>
  <manifest:file-entry manifest:media-type="" manifest:full-path="Object 88/Configurations2/images/Bitmaps/"/>
  <manifest:file-entry manifest:media-type="" manifest:full-path="Object 88/Configurations2/images/"/>
  <manifest:file-entry manifest:media-type="application/vnd.sun.xml.ui.configuration" manifest:full-path="Object 88/Configurations2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" manifest:full-path="Object 31/Configurations2/statu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89/Configurations2/statusbar/"/>
  <manifest:file-entry manifest:media-type="" manifest:full-path="Object 89/Configurations2/accelerator/current.xml"/>
  <manifest:file-entry manifest:media-type="" manifest:full-path="Object 89/Configurations2/accelerator/"/>
  <manifest:file-entry manifest:media-type="" manifest:full-path="Object 89/Configurations2/floater/"/>
  <manifest:file-entry manifest:media-type="" manifest:full-path="Object 89/Configurations2/popupmenu/"/>
  <manifest:file-entry manifest:media-type="" manifest:full-path="Object 89/Configurations2/progressbar/"/>
  <manifest:file-entry manifest:media-type="" manifest:full-path="Object 89/Configurations2/menubar/"/>
  <manifest:file-entry manifest:media-type="" manifest:full-path="Object 89/Configurations2/toolbar/"/>
  <manifest:file-entry manifest:media-type="" manifest:full-path="Object 89/Configurations2/images/Bitmaps/"/>
  <manifest:file-entry manifest:media-type="" manifest:full-path="Object 89/Configurations2/images/"/>
  <manifest:file-entry manifest:media-type="application/vnd.sun.xml.ui.configuration" manifest:full-path="Object 89/Configurations2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" manifest:full-path="Object 32/Configurations2/statu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 style:list-style-name="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Standard" style:list-style-name="">
      <style:paragraph-properties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 style:list-style-name="">
      <style:paragraph-properties style:text-autospace="none"/>
      <style:text-properties fo:color="#0000ff"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color="#0000ff"/>
    </style:style>
    <style:style style:name="T2" style:family="text">
      <style:text-properties fo:color="#00000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ny Kelman</text:p>
      <text:p text:style-name="Standard">ME 233 – Homework 5</text:p>
      <text:p text:style-name="Standard"/>
      <text:p text:style-name="Standard">1.a)</text:p>
      <text:p text:style-name="Standard"><draw:frame draw:style-name="fr4" draw:name="Object14" text:anchor-type="as-char" svg:width="6.1035in" svg:height="0.2138in" draw:z-index="0"><draw:object xlink:href="./Object 16" xlink:type="simple" xlink:show="embed" xlink:actuate="onLoad"/><draw:image xlink:href="./ObjectReplacements/Object 16" xlink:type="simple" xlink:show="embed" xlink:actuate="onLoad"/></draw:frame></text:p>
      <text:p text:style-name="Standard"><draw:frame draw:style-name="fr4" draw:name="Object1" text:anchor-type="as-char" svg:width="4.0165in" svg:height="0.2091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4" draw:name="Object3" text:anchor-type="as-char" svg:width="1.5917in" svg:height="0.4063in" draw:z-index="6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<draw:frame draw:style-name="fr4" draw:name="Object2" text:anchor-type="as-char" svg:width="5.6429in" svg:height="0.4402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draw:frame draw:style-name="fr4" draw:name="Object6" text:anchor-type="as-char" svg:width="5.4764in" svg:height="0.4402in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><draw:frame draw:style-name="fr1" draw:name="graphics1" text:anchor-type="paragraph" svg:width="5.0055in" svg:height="3.4563in" draw:z-index="3"><draw:image xlink:href="Pictures/200001D4000031AA0000224AFE99EE73.svm" xlink:type="simple" xlink:show="embed" xlink:actuate="onLoad"/></draw:frame>1.b)</text:p>
      <text:p text:style-name="Standard"><draw:frame draw:style-name="fr4" draw:name="Object7" text:anchor-type="as-char" svg:width="4.5583in" svg:height="0.4465in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><draw:frame draw:style-name="fr4" draw:name="Object8" text:anchor-type="as-char" svg:width="6.4016in" svg:height="0.4535in" draw:z-index="9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><draw:frame draw:style-name="fr4" draw:name="Object9" text:anchor-type="as-char" svg:width="3.8283in" svg:height="0.1839in" draw:z-index="10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><draw:frame draw:style-name="fr4" draw:name="Object10" text:anchor-type="as-char" svg:width="4.3366in" svg:height="0.1902in" draw:z-index="11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><draw:frame draw:style-name="fr4" draw:name="Object11" text:anchor-type="as-char" svg:width="3.4575in" svg:height="0.1839in" draw:z-index="12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><draw:frame draw:style-name="fr4" draw:name="Object12" text:anchor-type="as-char" svg:width="7.9043in" svg:height="0.7083in" draw:z-index="13"><draw:object xlink:href="./Object 12" xlink:type="simple" xlink:show="embed" xlink:actuate="onLoad"/><draw:image xlink:href="./ObjectReplacements/Object 12" xlink:type="simple" xlink:show="embed" xlink:actuate="onLoad"/></draw:frame></text:p>
      <text:p text:style-name="Standard"><draw:frame draw:style-name="fr4" draw:name="Object13" text:anchor-type="as-char" svg:width="7.9543in" svg:height="0.4717in" draw:z-index="14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><draw:frame draw:style-name="fr4" draw:name="Object15" text:anchor-type="as-char" svg:width="6.6354in" svg:height="0.2091in" draw:z-index="15"><draw:object xlink:href="./Object 14" xlink:type="simple" xlink:show="embed" xlink:actuate="onLoad"/><draw:image xlink:href="./ObjectReplacements/Object 14" xlink:type="simple" xlink:show="embed" xlink:actuate="onLoad"/></draw:frame></text:p>
      <text:p text:style-name="Standard"><draw:frame draw:style-name="fr4" draw:name="Object16" text:anchor-type="as-char" svg:width="4.1693in" svg:height="0.1839in" draw:z-index="34"><draw:object xlink:href="./Object 15" xlink:type="simple" xlink:show="embed" xlink:actuate="onLoad"/><draw:image xlink:href="./ObjectReplacements/Object 15" xlink:type="simple" xlink:show="embed" xlink:actuate="onLoad"/></draw:frame></text:p>
      <text:p text:style-name="Standard"/>
      <text:p text:style-name="Standard"><draw:frame draw:style-name="fr2" draw:name="graphics2" text:anchor-type="paragraph" svg:width="6.9252in" svg:height="3.5791in" draw:z-index="79"><draw:image xlink:href="Pictures/2000015300004D40000027F00795083B.svm" xlink:type="simple" xlink:show="embed" xlink:actuate="onLoad"/></draw:frame><text:soft-page-break/>1.c)</text:p>
      <text:p text:style-name="Standard"><draw:frame draw:style-name="fr4" draw:name="Object17" text:anchor-type="as-char" svg:width="3.9283in" svg:height="0.1902in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Standard"><draw:frame draw:style-name="fr4" draw:name="Object18" text:anchor-type="as-char" svg:width="5.0437in" svg:height="0.1902in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Standard"><draw:frame draw:style-name="fr4" draw:name="Object19" text:anchor-type="as-char" svg:width="5.5602in" svg:height="0.1902in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Standard"><draw:frame draw:style-name="fr4" draw:name="Object20" text:anchor-type="as-char" svg:width="3.2835in" svg:height="0.2091in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Standard"><draw:frame draw:style-name="fr4" draw:name="Object21" text:anchor-type="as-char" svg:width="4.1807in" svg:height="0.2091in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Standard">1.d)</text:p>
      <text:p text:style-name="Standard"><draw:frame draw:style-name="fr4" draw:name="Object22" text:anchor-type="as-char" svg:width="4.3736in" svg:height="0.1902in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Standard"><draw:frame draw:style-name="fr4" draw:name="Object23" text:anchor-type="as-char" svg:width="5.9339in" svg:height="0.1902in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Standard"><draw:frame draw:style-name="fr4" draw:name="Object24" text:anchor-type="as-char" svg:width="6.4508in" svg:height="0.1902in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Standard"><draw:frame draw:style-name="fr4" draw:name="Object25" text:anchor-type="as-char" svg:width="4.1701in" svg:height="0.2091in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Standard"><draw:frame draw:style-name="fr4" draw:name="Object26" text:anchor-type="as-char" svg:width="3.8665in" svg:height="0.2091in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Standard">1.e)</text:p>
      <text:p text:style-name="Standard"><draw:frame draw:style-name="fr4" draw:name="Object27" text:anchor-type="as-char" svg:width="3.0953in" svg:height="0.2138in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Standard"><draw:frame draw:style-name="fr4" draw:name="Object28" text:anchor-type="as-char" svg:width="6.0244in" svg:height="0.1902in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Standard"><draw:frame draw:style-name="fr4" draw:name="Object29" text:anchor-type="as-char" svg:width="3.5047in" svg:height="0.1902in" draw:z-index="28"><draw:object xlink:href="./Object 29" xlink:type="simple" xlink:show="embed" xlink:actuate="onLoad"/><draw:image xlink:href="./ObjectReplacements/Object 29" xlink:type="simple" xlink:show="embed" xlink:actuate="onLoad"/></draw:frame></text:p>
      <text:p text:style-name="Standard"><draw:frame draw:style-name="fr4" draw:name="Object30" text:anchor-type="as-char" svg:width="6.1272in" svg:height="0.1902in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Standard"><draw:frame draw:style-name="fr4" draw:name="Object31" text:anchor-type="as-char" svg:width="5.2319in" svg:height="0.1902in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Standard"><draw:frame draw:style-name="fr4" draw:name="Object32" text:anchor-type="as-char" svg:width="5.7075in" svg:height="0.2091in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Standard"><draw:frame draw:style-name="fr4" draw:name="Object33" text:anchor-type="as-char" svg:width="4.2484in" svg:height="0.2091in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Standard"><draw:frame draw:style-name="fr4" draw:name="Object34" text:anchor-type="as-char" svg:width="1.9598in" svg:height="0.2091in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Standard"/>
      <text:p text:style-name="Standard">2.</text:p>
      <text:p text:style-name="Standard"><draw:frame draw:style-name="fr4" draw:name="Object4" text:anchor-type="as-char" svg:width="3.5402in" svg:height="0.2327in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<draw:frame draw:style-name="fr4" draw:name="Object5" text:anchor-type="as-char" svg:width="6.8445in" svg:height="0.4929in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><draw:frame draw:style-name="fr4" draw:name="Object35" text:anchor-type="as-char" svg:width="5.3472in" svg:height="0.4484in" draw:z-index="35"><draw:object xlink:href="./Object 35" xlink:type="simple" xlink:show="embed" xlink:actuate="onLoad"/><draw:image xlink:href="./ObjectReplacements/Object 35" xlink:type="simple" xlink:show="embed" xlink:actuate="onLoad"/></draw:frame></text:p>
      <text:p text:style-name="Standard"><text:soft-page-break/><draw:frame draw:style-name="fr4" draw:name="Object36" text:anchor-type="as-char" svg:width="6.8484in" svg:height="0.5252in" draw:z-index="36"><draw:object xlink:href="./Object 36" xlink:type="simple" xlink:show="embed" xlink:actuate="onLoad"/><draw:image xlink:href="./ObjectReplacements/Object 36" xlink:type="simple" xlink:show="embed" xlink:actuate="onLoad"/></draw:frame></text:p>
      <text:p text:style-name="Standard"><draw:frame draw:style-name="fr4" draw:name="Object37" text:anchor-type="as-char" svg:width="3.0591in" svg:height="0.4484in" draw:z-index="37"><draw:object xlink:href="./Object 37" xlink:type="simple" xlink:show="embed" xlink:actuate="onLoad"/><draw:image xlink:href="./ObjectReplacements/Object 37" xlink:type="simple" xlink:show="embed" xlink:actuate="onLoad"/></draw:frame></text:p>
      <text:p text:style-name="Standard"><draw:frame draw:style-name="fr4" draw:name="Object38" text:anchor-type="as-char" svg:width="4.7256in" svg:height="0.4484in" draw:z-index="38"><draw:object xlink:href="./Object 38" xlink:type="simple" xlink:show="embed" xlink:actuate="onLoad"/><draw:image xlink:href="./ObjectReplacements/Object 38" xlink:type="simple" xlink:show="embed" xlink:actuate="onLoad"/></draw:frame></text:p>
      <text:p text:style-name="Standard"><draw:frame draw:style-name="fr4" draw:name="Object39" text:anchor-type="as-char" svg:width="2.3283in" svg:height="0.2098in" draw:z-index="39"><draw:object xlink:href="./Object 39" xlink:type="simple" xlink:show="embed" xlink:actuate="onLoad"/><draw:image xlink:href="./ObjectReplacements/Object 39" xlink:type="simple" xlink:show="embed" xlink:actuate="onLoad"/></draw:frame></text:p>
      <text:p text:style-name="Standard"/>
      <text:p text:style-name="Standard">3.a)</text:p>
      <text:p text:style-name="Standard"><draw:frame draw:style-name="fr4" draw:name="Object40" text:anchor-type="as-char" svg:width="5.6835in" svg:height="0.4925in" draw:z-index="40"><draw:object xlink:href="./Object 40" xlink:type="simple" xlink:show="embed" xlink:actuate="onLoad"/><draw:image xlink:href="./ObjectReplacements/Object 40" xlink:type="simple" xlink:show="embed" xlink:actuate="onLoad"/></draw:frame></text:p>
      <text:p text:style-name="Standard"><draw:frame draw:style-name="fr4" draw:name="Object41" text:anchor-type="as-char" svg:width="5.4846in" svg:height="0.4382in" draw:z-index="41"><draw:object xlink:href="./Object 41" xlink:type="simple" xlink:show="embed" xlink:actuate="onLoad"/><draw:image xlink:href="./ObjectReplacements/Object 41" xlink:type="simple" xlink:show="embed" xlink:actuate="onLoad"/></draw:frame></text:p>
      <text:p text:style-name="Standard"><draw:frame draw:style-name="fr4" draw:name="Object42" text:anchor-type="as-char" svg:width="5.2453in" svg:height="0.5189in" draw:z-index="42"><draw:object xlink:href="./Object 42" xlink:type="simple" xlink:show="embed" xlink:actuate="onLoad"/><draw:image xlink:href="./ObjectReplacements/Object 42" xlink:type="simple" xlink:show="embed" xlink:actuate="onLoad"/></draw:frame></text:p>
      <text:p text:style-name="Standard"><draw:frame draw:style-name="fr4" draw:name="Object43" text:anchor-type="as-char" svg:width="2.2882in" svg:height="0.5189in" draw:z-index="43"><draw:object xlink:href="./Object 43" xlink:type="simple" xlink:show="embed" xlink:actuate="onLoad"/><draw:image xlink:href="./ObjectReplacements/Object 43" xlink:type="simple" xlink:show="embed" xlink:actuate="onLoad"/></draw:frame></text:p>
      <text:p text:style-name="Standard"><draw:frame draw:style-name="fr4" draw:name="Object44" text:anchor-type="as-char" svg:width="5.1839in" svg:height="0.1902in" draw:z-index="44"><draw:object xlink:href="./Object 44" xlink:type="simple" xlink:show="embed" xlink:actuate="onLoad"/><draw:image xlink:href="./ObjectReplacements/Object 44" xlink:type="simple" xlink:show="embed" xlink:actuate="onLoad"/></draw:frame></text:p>
      <text:p text:style-name="Standard"><draw:frame draw:style-name="fr4" draw:name="Object45" text:anchor-type="as-char" svg:width="3.328in" svg:height="0.2091in" draw:z-index="45"><draw:object xlink:href="./Object 45" xlink:type="simple" xlink:show="embed" xlink:actuate="onLoad"/><draw:image xlink:href="./ObjectReplacements/Object 45" xlink:type="simple" xlink:show="embed" xlink:actuate="onLoad"/></draw:frame></text:p>
      <text:p text:style-name="Standard"><draw:frame draw:style-name="fr4" draw:name="Object46" text:anchor-type="as-char" svg:width="6.0591in" svg:height="0.2327in" draw:z-index="46"><draw:object xlink:href="./Object 46" xlink:type="simple" xlink:show="embed" xlink:actuate="onLoad"/><draw:image xlink:href="./ObjectReplacements/Object 46" xlink:type="simple" xlink:show="embed" xlink:actuate="onLoad"/></draw:frame></text:p>
      <text:p text:style-name="Standard"><draw:frame draw:style-name="fr4" draw:name="Object47" text:anchor-type="as-char" svg:width="5.8346in" svg:height="0.2091in" draw:z-index="47"><draw:object xlink:href="./Object 47" xlink:type="simple" xlink:show="embed" xlink:actuate="onLoad"/><draw:image xlink:href="./ObjectReplacements/Object 47" xlink:type="simple" xlink:show="embed" xlink:actuate="onLoad"/></draw:frame></text:p>
      <text:p text:style-name="Standard"><draw:frame draw:style-name="fr4" draw:name="Object48" text:anchor-type="as-char" svg:width="3.611in" svg:height="0.2091in" draw:z-index="48"><draw:object xlink:href="./Object 48" xlink:type="simple" xlink:show="embed" xlink:actuate="onLoad"/><draw:image xlink:href="./ObjectReplacements/Object 48" xlink:type="simple" xlink:show="embed" xlink:actuate="onLoad"/></draw:frame></text:p>
      <text:p text:style-name="Standard"><draw:frame draw:style-name="fr4" draw:name="Object49" text:anchor-type="as-char" svg:width="5.9673in" svg:height="0.2327in" draw:z-index="49"><draw:object xlink:href="./Object 49" xlink:type="simple" xlink:show="embed" xlink:actuate="onLoad"/><draw:image xlink:href="./ObjectReplacements/Object 49" xlink:type="simple" xlink:show="embed" xlink:actuate="onLoad"/></draw:frame></text:p>
      <text:p text:style-name="Standard"><draw:frame draw:style-name="fr4" draw:name="Object50" text:anchor-type="as-char" svg:width="2.9374in" svg:height="0.2327in" draw:z-index="50"><draw:object xlink:href="./Object 50" xlink:type="simple" xlink:show="embed" xlink:actuate="onLoad"/><draw:image xlink:href="./ObjectReplacements/Object 50" xlink:type="simple" xlink:show="embed" xlink:actuate="onLoad"/></draw:frame></text:p>
      <text:p text:style-name="Standard"><draw:frame draw:style-name="fr3" draw:name="graphics3" text:anchor-type="paragraph" svg:x="0.0008in" svg:y="0.5016in" svg:width="6.9252in" svg:height="3.5791in" draw:z-index="83"><draw:image xlink:href="Pictures/200000FF00004D40000027F07C69D429.svm" xlink:type="simple" xlink:show="embed" xlink:actuate="onLoad"/></draw:frame><draw:frame draw:style-name="fr4" draw:name="Object51" text:anchor-type="as-char" svg:width="6.8346in" svg:height="0.4598in" draw:z-index="51"><draw:object xlink:href="./Object 51" xlink:type="simple" xlink:show="embed" xlink:actuate="onLoad"/><draw:image xlink:href="./ObjectReplacements/Object 51" xlink:type="simple" xlink:show="embed" xlink:actuate="onLoad"/></draw:frame></text:p>
      <text:p text:style-name="Standard"><text:soft-page-break/>3.b)</text:p>
      <text:p text:style-name="Standard"><draw:frame draw:style-name="fr4" draw:name="Object52" text:anchor-type="as-char" svg:width="3.352in" svg:height="0.2327in" draw:z-index="52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Standard"><draw:frame draw:style-name="fr4" draw:name="Object53" text:anchor-type="as-char" svg:width="4.4189in" svg:height="0.2327in" draw:z-index="53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Standard"><draw:frame draw:style-name="fr4" draw:name="Object54" text:anchor-type="as-char" svg:width="6.3543in" svg:height="0.2327in" draw:z-index="54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Standard"><draw:frame draw:style-name="fr4" draw:name="Object55" text:anchor-type="as-char" svg:width="6.2709in" svg:height="0.2327in" draw:z-index="55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Standard"><draw:frame draw:style-name="fr4" draw:name="Object56" text:anchor-type="as-char" svg:width="5.6602in" svg:height="0.2327in" draw:z-index="56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Standard"><draw:frame draw:style-name="fr4" draw:name="Object57" text:anchor-type="as-char" svg:width="5.3047in" svg:height="0.2327in" draw:z-index="57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Standard"><draw:frame draw:style-name="fr4" draw:name="Object58" text:anchor-type="as-char" svg:width="5.5417in" svg:height="0.2327in" draw:z-index="58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Standard"><draw:frame draw:style-name="fr4" draw:name="Object59" text:anchor-type="as-char" svg:width="3.2744in" svg:height="0.2327in" draw:z-index="59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Standard"><draw:frame draw:style-name="fr4" draw:name="Object60" text:anchor-type="as-char" svg:width="4.8319in" svg:height="0.2327in" draw:z-index="60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Standard"><draw:frame draw:style-name="fr4" draw:name="Object61" text:anchor-type="as-char" svg:width="4.7398in" svg:height="0.2327in" draw:z-index="61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Standard"><draw:frame draw:style-name="fr4" draw:name="Object62" text:anchor-type="as-char" svg:width="4.5055in" svg:height="0.2327in" draw:z-index="62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Standard"><draw:frame draw:style-name="fr4" draw:name="Object63" text:anchor-type="as-char" svg:width="4.6209in" svg:height="0.2327in" draw:z-index="63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Standard"><draw:frame draw:style-name="fr2" draw:name="graphics4" text:anchor-type="paragraph" svg:width="6.9252in" svg:height="5.1839in" draw:z-index="84"><draw:image xlink:href="Pictures/2000020500004D40000039D6B1642785.svm" xlink:type="simple" xlink:show="embed" xlink:actuate="onLoad"/></draw:frame>3.c)<text:tab/><text:tab/>(plot above)</text:p>
      <text:p text:style-name="Standard"><draw:frame draw:style-name="fr4" draw:name="Object64" text:anchor-type="as-char" svg:width="3.7937in" svg:height="0.2327in" draw:z-index="64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Standard"><draw:frame draw:style-name="fr4" draw:name="Object65" text:anchor-type="as-char" svg:width="3.8957in" svg:height="0.2091in" draw:z-index="65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Standard"><draw:frame draw:style-name="fr4" draw:name="Object66" text:anchor-type="as-char" svg:width="4.8193in" svg:height="0.4484in" draw:z-index="66"><draw:object xlink:href="./Object 66" xlink:type="simple" xlink:show="embed" xlink:actuate="onLoad"/><draw:image xlink:href="./ObjectReplacements/Object 66" xlink:type="simple" xlink:show="embed" xlink:actuate="onLoad"/><svg:desc>formula</svg:desc></draw:frame></text:p>
      <text:p text:style-name="Standard"><text:soft-page-break/><draw:frame draw:style-name="fr4" draw:name="Object67" text:anchor-type="as-char" svg:width="3.3902in" svg:height="0.4484in" draw:z-index="67"><draw:object xlink:href="./Object 67" xlink:type="simple" xlink:show="embed" xlink:actuate="onLoad"/><draw:image xlink:href="./ObjectReplacements/Object 67" xlink:type="simple" xlink:show="embed" xlink:actuate="onLoad"/><svg:desc>formula</svg:desc></draw:frame></text:p>
      <text:p text:style-name="Standard"><draw:frame draw:style-name="fr4" draw:name="Object68" text:anchor-type="as-char" svg:width="5.6217in" svg:height="0.2327in" draw:z-index="68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Standard"><draw:frame draw:style-name="fr4" draw:name="Object69" text:anchor-type="as-char" svg:width="2.4252in" svg:height="0.2327in" draw:z-index="69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Standard"><draw:frame draw:style-name="fr4" draw:name="Object78" text:anchor-type="as-char" svg:width="8.0201in" svg:height="0.5445in" draw:z-index="76"><draw:object xlink:href="./Object 78" xlink:type="simple" xlink:show="embed" xlink:actuate="onLoad"/><draw:image xlink:href="./ObjectReplacements/Object 78" xlink:type="simple" xlink:show="embed" xlink:actuate="onLoad"/><svg:desc>formula</svg:desc></draw:frame></text:p>
      <text:p text:style-name="Standard"><draw:frame draw:style-name="fr4" draw:name="Object70" text:anchor-type="as-char" svg:width="3.7402in" svg:height="0.2327in" draw:z-index="70"><draw:object xlink:href="./Object 70" xlink:type="simple" xlink:show="embed" xlink:actuate="onLoad"/><draw:image xlink:href="./ObjectReplacements/Object 70" xlink:type="simple" xlink:show="embed" xlink:actuate="onLoad"/><svg:desc>formula</svg:desc></draw:frame></text:p>
      <text:p text:style-name="Standard"><draw:frame draw:style-name="fr4" draw:name="Object71" text:anchor-type="as-char" svg:width="5.5299in" svg:height="0.2327in" draw:z-index="71"><draw:object xlink:href="./Object 71" xlink:type="simple" xlink:show="embed" xlink:actuate="onLoad"/><draw:image xlink:href="./ObjectReplacements/Object 71" xlink:type="simple" xlink:show="embed" xlink:actuate="onLoad"/><svg:desc>formula</svg:desc></draw:frame></text:p>
      <text:p text:style-name="Standard"><draw:frame draw:style-name="fr4" draw:name="Object72" text:anchor-type="as-char" svg:width="4.7598in" svg:height="0.2327in" draw:z-index="72"><draw:object xlink:href="./Object 72" xlink:type="simple" xlink:show="embed" xlink:actuate="onLoad"/><draw:image xlink:href="./ObjectReplacements/Object 72" xlink:type="simple" xlink:show="embed" xlink:actuate="onLoad"/><svg:desc>formula</svg:desc></draw:frame></text:p>
      <text:p text:style-name="Standard"><draw:frame draw:style-name="fr4" draw:name="Object73" text:anchor-type="as-char" svg:width="5.4799in" svg:height="0.2327in" draw:z-index="73"><draw:object xlink:href="./Object 73" xlink:type="simple" xlink:show="embed" xlink:actuate="onLoad"/><draw:image xlink:href="./ObjectReplacements/Object 73" xlink:type="simple" xlink:show="embed" xlink:actuate="onLoad"/><svg:desc>formula</svg:desc></draw:frame></text:p>
      <text:p text:style-name="Standard"><draw:frame draw:style-name="fr4" draw:name="Object74" text:anchor-type="as-char" svg:width="4.6402in" svg:height="0.2327in" draw:z-index="78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Standard"><draw:frame draw:style-name="fr4" draw:name="Object79" text:anchor-type="as-char" svg:width="8.0146in" svg:height="0.5445in" draw:z-index="77"><draw:object xlink:href="./Object 79" xlink:type="simple" xlink:show="embed" xlink:actuate="onLoad"/><draw:image xlink:href="./ObjectReplacements/Object 79" xlink:type="simple" xlink:show="embed" xlink:actuate="onLoad"/><svg:desc>formula</svg:desc></draw:frame></text:p>
      <text:p text:style-name="Standard">3.d)</text:p>
      <text:p text:style-name="Standard"><draw:frame draw:style-name="fr4" draw:name="Object75" text:anchor-type="as-char" svg:width="3.6839in" svg:height="0.2327in" draw:z-index="74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Standard"><draw:frame draw:style-name="fr4" draw:name="Object77" text:anchor-type="as-char" svg:width="4.3717in" svg:height="0.4382in" draw:z-index="75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Standard"><draw:frame draw:style-name="fr4" draw:name="Object81" text:anchor-type="as-char" svg:width="7.9165in" svg:height="0.5445in" draw:z-index="81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Standard"><draw:frame draw:style-name="fr2" draw:name="graphics5" text:anchor-type="paragraph" svg:width="6.9252in" svg:height="3.9134in" draw:z-index="85"><draw:image xlink:href="Pictures/2000011900004D4000002BA81736F395.svm" xlink:type="simple" xlink:show="embed" xlink:actuate="onLoad"/></draw:frame>3.e)</text:p>
      <text:p text:style-name="Standard"><draw:frame draw:style-name="fr4" draw:name="Object80" text:anchor-type="as-char" svg:width="2.9571in" svg:height="0.2138in" draw:z-index="80"><draw:object xlink:href="./Object 80" xlink:type="simple" xlink:show="embed" xlink:actuate="onLoad"/><draw:image xlink:href="./ObjectReplacements/Object 80" xlink:type="simple" xlink:show="embed" xlink:actuate="onLoad"/><svg:desc>formula</svg:desc></draw:frame></text:p>
      <text:p text:style-name="Standard"><draw:frame draw:style-name="fr4" draw:name="Object84" text:anchor-type="as-char" svg:width="5.2689in" svg:height="0.452in" draw:z-index="86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Standard"><text:soft-page-break/><draw:frame draw:style-name="fr4" draw:name="Object85" text:anchor-type="as-char" svg:width="3.6161in" svg:height="0.4925in" draw:z-index="87"><draw:object xlink:href="./Object 85" xlink:type="simple" xlink:show="embed" xlink:actuate="onLoad"/><draw:image xlink:href="./ObjectReplacements/Object 85" xlink:type="simple" xlink:show="embed" xlink:actuate="onLoad"/><svg:desc>formula</svg:desc></draw:frame></text:p>
      <text:p text:style-name="Standard"><draw:frame draw:style-name="fr4" draw:name="Object76" text:anchor-type="as-char" svg:width="6.611in" svg:height="0.5189in" draw:z-index="82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Standard"><draw:frame draw:style-name="fr4" draw:name="Object82" text:anchor-type="as-char" svg:width="2.361in" svg:height="0.2327in" draw:z-index="88"><draw:object xlink:href="./Object 82" xlink:type="simple" xlink:show="embed" xlink:actuate="onLoad"/><draw:image xlink:href="./ObjectReplacements/Object 82" xlink:type="simple" xlink:show="embed" xlink:actuate="onLoad"/><svg:desc>formula</svg:desc></draw:frame></text:p>
      <text:p text:style-name="Standard">3.f)</text:p>
      <text:p text:style-name="Standard"><draw:frame draw:style-name="fr4" draw:name="Object83" text:anchor-type="as-char" svg:width="3.9283in" svg:height="0.4598in" draw:z-index="89"><draw:object xlink:href="./Object 83" xlink:type="simple" xlink:show="embed" xlink:actuate="onLoad"/><draw:image xlink:href="./ObjectReplacements/Object 83" xlink:type="simple" xlink:show="embed" xlink:actuate="onLoad"/><svg:desc>formula</svg:desc></draw:frame></text:p>
      <text:p text:style-name="Standard"><draw:frame draw:style-name="fr4" draw:name="Object86" text:anchor-type="as-char" svg:width="6.8319in" svg:height="0.4409in" draw:z-index="90"><draw:object xlink:href="./Object 86" xlink:type="simple" xlink:show="embed" xlink:actuate="onLoad"/><draw:image xlink:href="./ObjectReplacements/Object 86" xlink:type="simple" xlink:show="embed" xlink:actuate="onLoad"/><svg:desc>formula</svg:desc></draw:frame></text:p>
      <text:p text:style-name="Standard"><draw:frame draw:style-name="fr4" draw:name="Object87" text:anchor-type="as-char" svg:width="3.9618in" svg:height="0.4402in" draw:z-index="91"><draw:object xlink:href="./Object 87" xlink:type="simple" xlink:show="embed" xlink:actuate="onLoad"/><draw:image xlink:href="./ObjectReplacements/Object 87" xlink:type="simple" xlink:show="embed" xlink:actuate="onLoad"/><svg:desc>formula</svg:desc></draw:frame></text:p>
      <text:p text:style-name="Standard"><draw:frame draw:style-name="fr4" draw:name="Object88" text:anchor-type="as-char" svg:width="4.311in" svg:height="0.4402in" draw:z-index="92"><draw:object xlink:href="./Object 88" xlink:type="simple" xlink:show="embed" xlink:actuate="onLoad"/><draw:image xlink:href="./ObjectReplacements/Object 88" xlink:type="simple" xlink:show="embed" xlink:actuate="onLoad"/><svg:desc>formula</svg:desc></draw:frame></text:p>
      <text:p text:style-name="Standard"><draw:frame draw:style-name="fr4" draw:name="Object89" text:anchor-type="as-char" svg:width="5.1362in" svg:height="0.4402in" draw:z-index="93"><draw:object xlink:href="./Object 89" xlink:type="simple" xlink:show="embed" xlink:actuate="onLoad"/><draw:image xlink:href="./ObjectReplacements/Object 89" xlink:type="simple" xlink:show="embed" xlink:actuate="onLoad"/><svg:desc>formula</svg:desc></draw:frame></text:p>
      <text:p text:style-name="Standard"><draw:frame draw:style-name="fr4" draw:name="Object90" text:anchor-type="as-char" svg:width="3.8035in" svg:height="0.4063in" draw:z-index="94"><draw:object xlink:href="./Object 90" xlink:type="simple" xlink:show="embed" xlink:actuate="onLoad"/><draw:image xlink:href="./ObjectReplacements/Object 90" xlink:type="simple" xlink:show="embed" xlink:actuate="onLoad"/><svg:desc>formula</svg:desc></draw:frame></text:p>
      <text:p text:style-name="P1"><draw:frame draw:style-name="fr1" draw:name="graphics6" text:anchor-type="paragraph" svg:width="5.0055in" svg:height="3.4008in" draw:z-index="95"><draw:image xlink:href="Pictures/200001AA000031AA000021BD63EB713A.svm" xlink:type="simple" xlink:show="embed" xlink:actuate="onLoad"/></draw:frame></text:p>
      <text:p text:style-name="Standard">4.</text:p>
      <text:p text:style-name="Standard"><draw:frame draw:style-name="fr4" draw:name="Object92" text:anchor-type="as-char" svg:width="6.5693in" svg:height="0.1902in" draw:z-index="96"><draw:object xlink:href="./Object 92" xlink:type="simple" xlink:show="embed" xlink:actuate="onLoad"/><draw:image xlink:href="./ObjectReplacements/Object 92" xlink:type="simple" xlink:show="embed" xlink:actuate="onLoad"/><svg:desc>formula</svg:desc></draw:frame></text:p>
      <text:p text:style-name="Standard"><draw:frame draw:style-name="fr4" draw:name="Object91" text:anchor-type="as-char" svg:width="5.7134in" svg:height="0.4402in" draw:z-index="97"><draw:object xlink:href="./Object 91" xlink:type="simple" xlink:show="embed" xlink:actuate="onLoad"/><draw:image xlink:href="./ObjectReplacements/Object 91" xlink:type="simple" xlink:show="embed" xlink:actuate="onLoad"/><svg:desc>formula</svg:desc></draw:frame></text:p>
      <text:p text:style-name="Standard"><draw:frame draw:style-name="fr4" draw:name="Object93" text:anchor-type="as-char" svg:width="4.2728in" svg:height="0.4665in" draw:z-index="98"><draw:object xlink:href="./Object 93" xlink:type="simple" xlink:show="embed" xlink:actuate="onLoad"/><draw:image xlink:href="./ObjectReplacements/Object 93" xlink:type="simple" xlink:show="embed" xlink:actuate="onLoad"/><svg:desc>formula</svg:desc></draw:frame></text:p>
      <text:p text:style-name="Standard"><draw:frame draw:style-name="fr4" draw:name="Object94" text:anchor-type="as-char" svg:width="5.1102in" svg:height="0.4902in" draw:z-index="99"><draw:object xlink:href="./Object 94" xlink:type="simple" xlink:show="embed" xlink:actuate="onLoad"/><draw:image xlink:href="./ObjectReplacements/Object 94" xlink:type="simple" xlink:show="embed" xlink:actuate="onLoad"/><svg:desc>formula</svg:desc></draw:frame></text:p>
      <text:p text:style-name="Standard"><text:soft-page-break/><draw:frame draw:style-name="fr4" draw:name="Object95" text:anchor-type="as-char" svg:width="4.0693in" svg:height="0.2327in" draw:z-index="100"><draw:object xlink:href="./Object 95" xlink:type="simple" xlink:show="embed" xlink:actuate="onLoad"/><draw:image xlink:href="./ObjectReplacements/Object 95" xlink:type="simple" xlink:show="embed" xlink:actuate="onLoad"/><svg:desc>formula</svg:desc></draw:frame></text:p>
      <text:p text:style-name="Standard"><draw:frame draw:style-name="fr4" draw:name="Object97" text:anchor-type="as-char" svg:width="3.0063in" svg:height="0.2244in" draw:z-index="102"><draw:object xlink:href="./Object 97" xlink:type="simple" xlink:show="embed" xlink:actuate="onLoad"/><draw:image xlink:href="./ObjectReplacements/Object 97" xlink:type="simple" xlink:show="embed" xlink:actuate="onLoad"/><svg:desc>formula</svg:desc></draw:frame></text:p>
      <text:p text:style-name="Standard"><draw:frame draw:style-name="fr4" draw:name="Object96" text:anchor-type="as-char" svg:width="5.7429in" svg:height="0.2756in" draw:z-index="101"><draw:object xlink:href="./Object 96" xlink:type="simple" xlink:show="embed" xlink:actuate="onLoad"/><draw:image xlink:href="./ObjectReplacements/Object 96" xlink:type="simple" xlink:show="embed" xlink:actuate="onLoad"/><svg:desc>formula</svg:desc></draw:frame></text:p>
      <text:p text:style-name="Standard"><draw:frame draw:style-name="fr4" draw:name="Object98" text:anchor-type="as-char" svg:width="6.0008in" svg:height="0.1902in" draw:z-index="103"><draw:object xlink:href="./Object 98" xlink:type="simple" xlink:show="embed" xlink:actuate="onLoad"/><draw:image xlink:href="./ObjectReplacements/Object 98" xlink:type="simple" xlink:show="embed" xlink:actuate="onLoad"/><svg:desc>formula</svg:desc></draw:frame></text:p>
      <text:p text:style-name="Standard"><draw:frame draw:style-name="fr4" draw:name="Object99" text:anchor-type="as-char" svg:width="5.102in" svg:height="0.2508in" draw:z-index="104"><draw:object xlink:href="./Object 99" xlink:type="simple" xlink:show="embed" xlink:actuate="onLoad"/><draw:image xlink:href="./ObjectReplacements/Object 99" xlink:type="simple" xlink:show="embed" xlink:actuate="onLoad"/><svg:desc>formula</svg:desc></draw:frame></text:p>
      <text:p text:style-name="Standard"><draw:frame draw:style-name="fr4" draw:name="Object100" text:anchor-type="as-char" svg:width="2.4134in" svg:height="0.2228in" draw:z-index="105"><draw:object xlink:href="./Object 100" xlink:type="simple" xlink:show="embed" xlink:actuate="onLoad"/><draw:image xlink:href="./ObjectReplacements/Object 100" xlink:type="simple" xlink:show="embed" xlink:actuate="onLoad"/><svg:desc>formula</svg:desc></draw:frame></text:p>
      <text:p text:style-name="Standard"><draw:frame draw:style-name="fr4" draw:name="Object101" text:anchor-type="as-char" svg:width="1.4917in" svg:height="0.4165in" draw:z-index="106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<text:p text:style-name="Standard"/>
      <text:p text:style-name="Standard">5.a)</text:p>
      <text:p text:style-name="Standard"><draw:frame draw:style-name="fr4" draw:name="Object102" text:anchor-type="as-char" svg:width="4.2756in" svg:height="0.3929in" draw:z-index="107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<text:p text:style-name="Standard"><draw:frame draw:style-name="fr4" draw:name="Object109" text:anchor-type="as-char" svg:width="6.4583in" svg:height="0.1902in" draw:z-index="114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<text:p text:style-name="Standard"><draw:frame draw:style-name="fr4" draw:name="Object103" text:anchor-type="as-char" svg:width="5.4437in" svg:height="0.2327in" draw:z-index="108"><draw:object xlink:href="./Object 103" xlink:type="simple" xlink:show="embed" xlink:actuate="onLoad"/><draw:image xlink:href="./ObjectReplacements/Object 103" xlink:type="simple" xlink:show="embed" xlink:actuate="onLoad"/><svg:desc>formula</svg:desc></draw:frame></text:p>
      <text:p text:style-name="Standard"><draw:frame draw:style-name="fr4" draw:name="Object104" text:anchor-type="as-char" svg:width="4.511in" svg:height="0.2091in" draw:z-index="109"><draw:object xlink:href="./Object 104" xlink:type="simple" xlink:show="embed" xlink:actuate="onLoad"/><draw:image xlink:href="./ObjectReplacements/Object 104" xlink:type="simple" xlink:show="embed" xlink:actuate="onLoad"/><svg:desc>formula</svg:desc></draw:frame></text:p>
      <text:p text:style-name="Standard"><draw:frame draw:style-name="fr4" draw:name="Object105" text:anchor-type="as-char" svg:width="4.7634in" svg:height="0.3929in" draw:z-index="110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<text:p text:style-name="Standard"><draw:frame draw:style-name="fr4" draw:name="Object106" text:anchor-type="as-char" svg:width="4.998in" svg:height="0.3929in" draw:z-index="111"><draw:object xlink:href="./Object 106" xlink:type="simple" xlink:show="embed" xlink:actuate="onLoad"/><draw:image xlink:href="./ObjectReplacements/Object 106" xlink:type="simple" xlink:show="embed" xlink:actuate="onLoad"/><svg:desc>formula</svg:desc></draw:frame></text:p>
      <text:p text:style-name="Standard"><draw:frame draw:style-name="fr4" draw:name="Object108" text:anchor-type="as-char" svg:width="4.1335in" svg:height="0.3929in" draw:z-index="113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<text:p text:style-name="Standard"><draw:frame draw:style-name="fr4" draw:name="Object107" text:anchor-type="as-char" svg:width="5.6437in" svg:height="0.3929in" draw:z-index="112"><draw:object xlink:href="./Object 107" xlink:type="simple" xlink:show="embed" xlink:actuate="onLoad"/><draw:image xlink:href="./ObjectReplacements/Object 107" xlink:type="simple" xlink:show="embed" xlink:actuate="onLoad"/><svg:desc>formula</svg:desc></draw:frame></text:p>
      <text:p text:style-name="Standard">5.b)</text:p>
      <text:p text:style-name="Standard"><draw:frame draw:style-name="fr4" draw:name="Object111" text:anchor-type="as-char" svg:width="4.1236in" svg:height="0.3929in" draw:z-index="116"><draw:object xlink:href="./Object 111" xlink:type="simple" xlink:show="embed" xlink:actuate="onLoad"/><draw:image xlink:href="./ObjectReplacements/Object 111" xlink:type="simple" xlink:show="embed" xlink:actuate="onLoad"/><svg:desc>formula</svg:desc></draw:frame></text:p>
      <text:p text:style-name="Standard"><draw:frame draw:style-name="fr4" draw:name="Object113" text:anchor-type="as-char" svg:width="3.8272in" svg:height="0.3929in" draw:z-index="118"><draw:object xlink:href="./Object 113" xlink:type="simple" xlink:show="embed" xlink:actuate="onLoad"/><draw:image xlink:href="./ObjectReplacements/Object 113" xlink:type="simple" xlink:show="embed" xlink:actuate="onLoad"/><svg:desc>formula</svg:desc></draw:frame></text:p>
      <text:p text:style-name="Standard"><draw:frame draw:style-name="fr4" draw:name="Object112" text:anchor-type="as-char" svg:width="3.3965in" svg:height="0.3929in" draw:z-index="117"><draw:object xlink:href="./Object 112" xlink:type="simple" xlink:show="embed" xlink:actuate="onLoad"/><draw:image xlink:href="./ObjectReplacements/Object 112" xlink:type="simple" xlink:show="embed" xlink:actuate="onLoad"/><svg:desc>formula</svg:desc></draw:frame></text:p>
      <text:p text:style-name="Standard"><draw:frame draw:style-name="fr4" draw:name="Object110" text:anchor-type="as-char" svg:width="3.8563in" svg:height="0.3146in" draw:z-index="115"><draw:object xlink:href="./Object 110" xlink:type="simple" xlink:show="embed" xlink:actuate="onLoad"/><draw:image xlink:href="./ObjectReplacements/Object 110" xlink:type="simple" xlink:show="embed" xlink:actuate="onLoad"/><svg:desc>formula</svg:desc></draw:frame></text:p>
      <text:p text:style-name="Standard"><draw:frame draw:style-name="fr4" draw:name="Object114" text:anchor-type="as-char" svg:width="6.4654in" svg:height="0.3929in" draw:z-index="119"><draw:object xlink:href="./Object 114" xlink:type="simple" xlink:show="embed" xlink:actuate="onLoad"/><draw:image xlink:href="./ObjectReplacements/Object 114" xlink:type="simple" xlink:show="embed" xlink:actuate="onLoad"/><svg:desc>formula</svg:desc></draw:frame></text:p>
      <text:p text:style-name="Standard"><draw:frame draw:style-name="fr4" draw:name="Object115" text:anchor-type="as-char" svg:width="4.4783in" svg:height="0.3929in" draw:z-index="120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<text:p text:style-name="Standard"><draw:frame draw:style-name="fr4" draw:name="Object116" text:anchor-type="as-char" svg:width="4.6181in" svg:height="0.3146in" draw:z-index="121"><draw:object xlink:href="./Object 116" xlink:type="simple" xlink:show="embed" xlink:actuate="onLoad"/><draw:image xlink:href="./ObjectReplacements/Object 116" xlink:type="simple" xlink:show="embed" xlink:actuate="onLoad"/><svg:desc>formula</svg:desc></draw:frame></text:p>
      <text:p text:style-name="Standard"><draw:frame draw:style-name="fr4" draw:name="Object117" text:anchor-type="as-char" svg:width="3.4661in" svg:height="0.2091in" draw:z-index="122"><draw:object xlink:href="./Object 117" xlink:type="simple" xlink:show="embed" xlink:actuate="onLoad"/><draw:image xlink:href="./ObjectReplacements/Object 117" xlink:type="simple" xlink:show="embed" xlink:actuate="onLoad"/><svg:desc>formula</svg:desc></draw:frame></text:p>
      <text:p text:style-name="Standard"><draw:frame draw:style-name="fr4" draw:name="Object118" text:anchor-type="as-char" svg:width="5.0929in" svg:height="0.2091in" draw:z-index="123"><draw:object xlink:href="./Object 118" xlink:type="simple" xlink:show="embed" xlink:actuate="onLoad"/><draw:image xlink:href="./ObjectReplacements/Object 118" xlink:type="simple" xlink:show="embed" xlink:actuate="onLoad"/><svg:desc>formula</svg:desc></draw:frame></text:p>
      <text:p text:style-name="Standard"><draw:frame draw:style-name="fr4" draw:name="Object119" text:anchor-type="as-char" svg:width="4.3992in" svg:height="0.228in" draw:z-index="124"><draw:object xlink:href="./Object 119" xlink:type="simple" xlink:show="embed" xlink:actuate="onLoad"/><draw:image xlink:href="./ObjectReplacements/Object 119" xlink:type="simple" xlink:show="embed" xlink:actuate="onLoad"/><svg:desc>formula</svg:desc></draw:frame></text:p>
      <text:p text:style-name="Standard"><draw:frame draw:style-name="fr4" draw:name="Object120" text:anchor-type="as-char" svg:width="3.9661in" svg:height="0.2173in" draw:z-index="125"><draw:object xlink:href="./Object 120" xlink:type="simple" xlink:show="embed" xlink:actuate="onLoad"/><draw:image xlink:href="./ObjectReplacements/Object 120" xlink:type="simple" xlink:show="embed" xlink:actuate="onLoad"/><svg:desc>formula</svg:desc></draw:frame></text:p>
      <text:p text:style-name="Standard"><draw:frame draw:style-name="fr4" draw:name="Object121" text:anchor-type="as-char" svg:width="5.398in" svg:height="0.228in" draw:z-index="126"><draw:object xlink:href="./Object 121" xlink:type="simple" xlink:show="embed" xlink:actuate="onLoad"/><draw:image xlink:href="./ObjectReplacements/Object 121" xlink:type="simple" xlink:show="embed" xlink:actuate="onLoad"/><svg:desc>formula</svg:desc></draw:frame></text:p>
      <text:p text:style-name="Standard"><draw:frame draw:style-name="fr4" draw:name="Object122" text:anchor-type="as-char" svg:width="6.1083in" svg:height="0.3929in" draw:z-index="127"><draw:object xlink:href="./Object 122" xlink:type="simple" xlink:show="embed" xlink:actuate="onLoad"/><draw:image xlink:href="./ObjectReplacements/Object 122" xlink:type="simple" xlink:show="embed" xlink:actuate="onLoad"/><svg:desc>formula</svg:desc></draw:frame></text:p>
      <text:p text:style-name="Standard"><text:soft-page-break/><draw:frame draw:style-name="fr4" draw:name="Object123" text:anchor-type="as-char" svg:width="4.9728in" svg:height="0.3929in" draw:z-index="128"><draw:object xlink:href="./Object 123" xlink:type="simple" xlink:show="embed" xlink:actuate="onLoad"/><draw:image xlink:href="./ObjectReplacements/Object 123" xlink:type="simple" xlink:show="embed" xlink:actuate="onLoad"/><svg:desc>formula</svg:desc></draw:frame></text:p>
      <text:p text:style-name="Standard"><draw:frame draw:style-name="fr4" draw:name="Object124" text:anchor-type="as-char" svg:width="6.398in" svg:height="0.4165in" draw:z-index="129"><draw:object xlink:href="./Object 124" xlink:type="simple" xlink:show="embed" xlink:actuate="onLoad"/><draw:image xlink:href="./ObjectReplacements/Object 124" xlink:type="simple" xlink:show="embed" xlink:actuate="onLoad"/><svg:desc>formula</svg:desc></draw:frame></text:p>
      <text:p text:style-name="Standard"><draw:frame draw:style-name="fr4" draw:name="Object125" text:anchor-type="as-char" svg:width="6.3339in" svg:height="0.4417in" draw:z-index="130"><draw:object xlink:href="./Object 125" xlink:type="simple" xlink:show="embed" xlink:actuate="onLoad"/><draw:image xlink:href="./ObjectReplacements/Object 125" xlink:type="simple" xlink:show="embed" xlink:actuate="onLoad"/><svg:desc>formula</svg:desc></draw:frame></text:p>
      <text:p text:style-name="Standard"><draw:frame draw:style-name="fr4" draw:name="Object126" text:anchor-type="as-char" svg:width="1.3693in" svg:height="0.4717in" draw:z-index="131"><draw:object xlink:href="./Object 126" xlink:type="simple" xlink:show="embed" xlink:actuate="onLoad"/><draw:image xlink:href="./ObjectReplacements/Object 126" xlink:type="simple" xlink:show="embed" xlink:actuate="onLoad"/><svg:desc>formula</svg:desc></draw:frame></text:p>
      <text:p text:style-name="Standard">5.c)</text:p>
      <text:p text:style-name="Standard"><draw:frame draw:style-name="fr4" draw:name="Object127" text:anchor-type="as-char" svg:width="3.3339in" svg:height="0.4756in" draw:z-index="132"><draw:object xlink:href="./Object 127" xlink:type="simple" xlink:show="embed" xlink:actuate="onLoad"/><draw:image xlink:href="./ObjectReplacements/Object 127" xlink:type="simple" xlink:show="embed" xlink:actuate="onLoad"/><svg:desc>formula</svg:desc></draw:frame></text:p>
      <text:p text:style-name="Standard"><draw:frame draw:style-name="fr4" draw:name="Object128" text:anchor-type="as-char" svg:width="1.7756in" svg:height="0.4945in" draw:z-index="133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<text:p text:style-name="Standard"><draw:frame draw:style-name="fr4" draw:name="Object129" text:anchor-type="as-char" svg:width="6.5689in" svg:height="0.4902in" draw:z-index="134"><draw:object xlink:href="./Object 129" xlink:type="simple" xlink:show="embed" xlink:actuate="onLoad"/><draw:image xlink:href="./ObjectReplacements/Object 129" xlink:type="simple" xlink:show="embed" xlink:actuate="onLoad"/><svg:desc>formula</svg:desc></draw:frame></text:p>
      <text:p text:style-name="Standard"/>
      <text:p text:style-name="Standard">6.a)</text:p>
      <text:p text:style-name="Standard"><draw:frame draw:style-name="fr4" draw:name="Object130" text:anchor-type="as-char" svg:width="3.1327in" svg:height="0.2091in" draw:z-index="135"><draw:object xlink:href="./Object 130" xlink:type="simple" xlink:show="embed" xlink:actuate="onLoad"/><draw:image xlink:href="./ObjectReplacements/Object 130" xlink:type="simple" xlink:show="embed" xlink:actuate="onLoad"/><svg:desc>formula</svg:desc></draw:frame></text:p>
      <text:p text:style-name="Standard"><draw:frame draw:style-name="fr4" draw:name="Object131" text:anchor-type="as-char" svg:width="4.3598in" svg:height="0.4484in" draw:z-index="136"><draw:object xlink:href="./Object 131" xlink:type="simple" xlink:show="embed" xlink:actuate="onLoad"/><draw:image xlink:href="./ObjectReplacements/Object 131" xlink:type="simple" xlink:show="embed" xlink:actuate="onLoad"/><svg:desc>formula</svg:desc></draw:frame></text:p>
      <text:p text:style-name="Standard"><draw:frame draw:style-name="fr4" draw:name="Object132" text:anchor-type="as-char" svg:width="6.4126in" svg:height="0.5425in" draw:z-index="137"><draw:object xlink:href="./Object 132" xlink:type="simple" xlink:show="embed" xlink:actuate="onLoad"/><draw:image xlink:href="./ObjectReplacements/Object 132" xlink:type="simple" xlink:show="embed" xlink:actuate="onLoad"/><svg:desc>formula</svg:desc></draw:frame></text:p>
      <text:p text:style-name="Standard"><draw:frame draw:style-name="fr4" draw:name="Object134" text:anchor-type="as-char" svg:width="4.1335in" svg:height="0.4484in" draw:z-index="139"><draw:object xlink:href="./Object 134" xlink:type="simple" xlink:show="embed" xlink:actuate="onLoad"/><draw:image xlink:href="./ObjectReplacements/Object 134" xlink:type="simple" xlink:show="embed" xlink:actuate="onLoad"/><svg:desc>formula</svg:desc></draw:frame></text:p>
      <text:p text:style-name="Standard"><draw:frame draw:style-name="fr4" draw:name="Object133" text:anchor-type="as-char" svg:width="5.6047in" svg:height="0.4543in" draw:z-index="138"><draw:object xlink:href="./Object 133" xlink:type="simple" xlink:show="embed" xlink:actuate="onLoad"/><draw:image xlink:href="./ObjectReplacements/Object 133" xlink:type="simple" xlink:show="embed" xlink:actuate="onLoad"/><svg:desc>formula</svg:desc></draw:frame></text:p>
      <text:p text:style-name="Standard"><draw:frame draw:style-name="fr4" draw:name="Object135" text:anchor-type="as-char" svg:width="3.6508in" svg:height="0.4484in" draw:z-index="140"><draw:object xlink:href="./Object 135" xlink:type="simple" xlink:show="embed" xlink:actuate="onLoad"/><draw:image xlink:href="./ObjectReplacements/Object 135" xlink:type="simple" xlink:show="embed" xlink:actuate="onLoad"/><svg:desc>formula</svg:desc></draw:frame></text:p>
      <text:p text:style-name="Standard"><draw:frame draw:style-name="fr4" draw:name="Object136" text:anchor-type="as-char" svg:width="4.0783in" svg:height="0.9575in" draw:z-index="141"><draw:object xlink:href="./Object 136" xlink:type="simple" xlink:show="embed" xlink:actuate="onLoad"/><draw:image xlink:href="./ObjectReplacements/Object 136" xlink:type="simple" xlink:show="embed" xlink:actuate="onLoad"/><svg:desc>formula</svg:desc></draw:frame></text:p>
      <text:p text:style-name="Standard"><draw:frame draw:style-name="fr4" draw:name="Object137" text:anchor-type="as-char" svg:width="4.6791in" svg:height="0.9575in" draw:z-index="142"><draw:object xlink:href="./Object 137" xlink:type="simple" xlink:show="embed" xlink:actuate="onLoad"/><draw:image xlink:href="./ObjectReplacements/Object 137" xlink:type="simple" xlink:show="embed" xlink:actuate="onLoad"/><svg:desc>formula</svg:desc></draw:frame></text:p>
      <text:p text:style-name="Standard">6.b)</text:p>
      <text:p text:style-name="Standard"><draw:frame draw:style-name="fr4" draw:name="Object138" text:anchor-type="as-char" svg:width="4.7228in" svg:height="0.4484in" draw:z-index="143"><draw:object xlink:href="./Object 138" xlink:type="simple" xlink:show="embed" xlink:actuate="onLoad"/><draw:image xlink:href="./ObjectReplacements/Object 138" xlink:type="simple" xlink:show="embed" xlink:actuate="onLoad"/><svg:desc>formula</svg:desc></draw:frame></text:p>
      <text:p text:style-name="Standard"><draw:frame draw:style-name="fr4" draw:name="Object139" text:anchor-type="as-char" svg:width="5.2598in" svg:height="0.4484in" draw:z-index="144"><draw:object xlink:href="./Object 139" xlink:type="simple" xlink:show="embed" xlink:actuate="onLoad"/><draw:image xlink:href="./ObjectReplacements/Object 139" xlink:type="simple" xlink:show="embed" xlink:actuate="onLoad"/><svg:desc>formula</svg:desc></draw:frame></text:p>
      <text:p text:style-name="Standard"><text:soft-page-break/><draw:frame draw:style-name="fr4" draw:name="Object140" text:anchor-type="as-char" svg:width="5.3256in" svg:height="0.4929in" draw:z-index="145"><draw:object xlink:href="./Object 140" xlink:type="simple" xlink:show="embed" xlink:actuate="onLoad"/><draw:image xlink:href="./ObjectReplacements/Object 140" xlink:type="simple" xlink:show="embed" xlink:actuate="onLoad"/><svg:desc>formula</svg:desc></draw:frame></text:p>
      <text:p text:style-name="Standard">6.c)</text:p>
      <text:p text:style-name="Standard"><draw:frame draw:style-name="fr4" draw:name="Object141" text:anchor-type="as-char" svg:width="6.0465in" svg:height="0.3992in" draw:z-index="146"><draw:object xlink:href="./Object 141" xlink:type="simple" xlink:show="embed" xlink:actuate="onLoad"/><draw:image xlink:href="./ObjectReplacements/Object 141" xlink:type="simple" xlink:show="embed" xlink:actuate="onLoad"/><svg:desc>formula</svg:desc></draw:frame></text:p>
      <text:p text:style-name="Standard"><draw:frame draw:style-name="fr4" draw:name="Object142" text:anchor-type="as-char" svg:width="6.5465in" svg:height="0.4382in" draw:z-index="147"><draw:object xlink:href="./Object 142" xlink:type="simple" xlink:show="embed" xlink:actuate="onLoad"/><draw:image xlink:href="./ObjectReplacements/Object 142" xlink:type="simple" xlink:show="embed" xlink:actuate="onLoad"/><svg:desc>formula</svg:desc></draw:frame></text:p>
      <text:p text:style-name="Standard"><draw:frame draw:style-name="fr4" draw:name="Object143" text:anchor-type="as-char" svg:width="2.3799in" svg:height="0.2327in" draw:z-index="148"><draw:object xlink:href="./Object 143" xlink:type="simple" xlink:show="embed" xlink:actuate="onLoad"/><draw:image xlink:href="./ObjectReplacements/Object 143" xlink:type="simple" xlink:show="embed" xlink:actuate="onLoad"/><svg:desc>formula</svg:desc></draw:frame></text:p>
      <text:p text:style-name="Standard"><draw:frame draw:style-name="fr4" draw:name="Object144" text:anchor-type="as-char" svg:width="2.6283in" svg:height="0.2327in" draw:z-index="149"><draw:object xlink:href="./Object 144" xlink:type="simple" xlink:show="embed" xlink:actuate="onLoad"/><draw:image xlink:href="./ObjectReplacements/Object 144" xlink:type="simple" xlink:show="embed" xlink:actuate="onLoad"/><svg:desc>formula</svg:desc></draw:frame></text:p>
      <text:p text:style-name="Standard"><draw:frame draw:style-name="fr4" draw:name="Object145" text:anchor-type="as-char" svg:width="2.5638in" svg:height="0.2327in" draw:z-index="150"><draw:object xlink:href="./Object 145" xlink:type="simple" xlink:show="embed" xlink:actuate="onLoad"/><draw:image xlink:href="./ObjectReplacements/Object 145" xlink:type="simple" xlink:show="embed" xlink:actuate="onLoad"/><svg:desc>formula</svg:desc></draw:frame></text:p>
      <text:p text:style-name="Standard"><draw:frame draw:style-name="fr4" draw:name="Object146" text:anchor-type="as-char" svg:width="2.428in" svg:height="0.511in" draw:z-index="151"><draw:object xlink:href="./Object 146" xlink:type="simple" xlink:show="embed" xlink:actuate="onLoad"/><draw:image xlink:href="./ObjectReplacements/Object 146" xlink:type="simple" xlink:show="embed" xlink:actuate="onLoad"/><svg:desc>formula</svg:desc></draw:frame></text:p>
      <text:p text:style-name="Standard"><draw:frame draw:style-name="fr4" draw:name="Object147" text:anchor-type="as-char" svg:width="4.722in" svg:height="0.4484in" draw:z-index="152"><draw:object xlink:href="./Object 147" xlink:type="simple" xlink:show="embed" xlink:actuate="onLoad"/><draw:image xlink:href="./ObjectReplacements/Object 147" xlink:type="simple" xlink:show="embed" xlink:actuate="onLoad"/><svg:desc>formula</svg:desc></draw:frame></text:p>
      <text:p text:style-name="Standard"><draw:frame draw:style-name="fr4" draw:name="Object148" text:anchor-type="as-char" svg:width="2.4665in" svg:height="0.2138in" draw:z-index="153"><draw:object xlink:href="./Object 148" xlink:type="simple" xlink:show="embed" xlink:actuate="onLoad"/><draw:image xlink:href="./ObjectReplacements/Object 148" xlink:type="simple" xlink:show="embed" xlink:actuate="onLoad"/><svg:desc>formula</svg:desc></draw:frame></text:p>
      <text:p text:style-name="Standard"><draw:frame draw:style-name="fr4" draw:name="Object149" text:anchor-type="as-char" svg:width="1.8165in" svg:height="0.4484in" draw:z-index="154"><draw:object xlink:href="./Object 149" xlink:type="simple" xlink:show="embed" xlink:actuate="onLoad"/><draw:image xlink:href="./ObjectReplacements/Object 149" xlink:type="simple" xlink:show="embed" xlink:actuate="onLoad"/><svg:desc>formula</svg:desc></draw:frame></text:p>
      <text:p text:style-name="Standard">6.d)</text:p>
      <text:p text:style-name="Standard"><draw:frame draw:style-name="fr4" draw:name="Object150" text:anchor-type="as-char" svg:width="4.589in" svg:height="0.2091in" draw:z-index="155"><draw:object xlink:href="./Object 150" xlink:type="simple" xlink:show="embed" xlink:actuate="onLoad"/><draw:image xlink:href="./ObjectReplacements/Object 150" xlink:type="simple" xlink:show="embed" xlink:actuate="onLoad"/><svg:desc>formula</svg:desc></draw:frame></text:p>
      <text:p text:style-name="Standard"/>
      <text:p text:style-name="P2">sys = ss(zpk(-0.2,[-0.4 -0.8],1,-1))</text:p>
      <text:p text:style-name="P2">s0 = sys.C*dlyap(sys.A,sys.B*(sys.B'))*(sys.C)'</text:p>
      <text:p text:style-name="P2">s1 = sys.C*sys.A*dlyap(sys.A,sys.B*(sys.B'))*(sys.C)'</text:p>
      <text:p text:style-name="P2">s2 = sys.C*sys.A^2*dlyap(sys.A,sys.B*(sys.B'))*(sys.C)'</text:p>
      <text:p text:style-name="P2">a = inv([s0 s1; s1 s0])*[s1;s2]</text:p>
      <text:p text:style-name="P2">syt = s0 - a(1)*s1 - a(2)*s2</text:p>
      <text:p text:style-name="P2">N = 5000;</text:p>
      <text:p text:style-name="P2">w = randn(N,1);</text:p>
      <text:p text:style-name="P2">y = lsim(sys,w,0:N-1);</text:p>
      <text:p text:style-name="P3"><text:span text:style-name="T1">for</text:span><text:span text:style-name="T2"> i=1:N</text:span></text:p>
      <text:p text:style-name="P2"><text:s text:c="4"/>yt(i) = y(i)-a(1)*y(max(i-1,1))-a(2)*y(max(i-2,1));</text:p>
      <text:p text:style-name="P4">end</text:p>
      <text:p text:style-name="P2">M = 1000;</text:p>
      <text:p text:style-name="P2">s0sim = sum(y(M:N).^2)/(N-M)</text:p>
      <text:p text:style-name="P2">sytsim = sum(yt(M:N).^2)/(N-M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ny Kelman</meta:initial-creator>
    <meta:creation-date>2010-02-02T13:28:01.46</meta:creation-date>
    <dc:date>2010-03-04T11:33:37.75</dc:date>
    <dc:creator>Tony Kelman</dc:creator>
    <meta:editing-duration>PT114H02M44S</meta:editing-duration>
    <meta:editing-cycles>169</meta:editing-cycles>
    <meta:generator>OpenOffice.org/3.2$Win32 OpenOffice.org_project/320m12$Build-9483</meta:generator>
    <meta:document-statistic meta:table-count="0" meta:image-count="6" meta:object-count="150" meta:page-count="9" meta:paragraph-count="187" meta:word-count="79" meta:character-count="70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m</math:mi>
          <math:mi>W</math:mi>
        </math:msub>
        <math:mo math:stretchy="false">=</math:mo>
        <math:mn>0,</math:mn>
      </math:mrow>
      <math:mi/>
      <math:msub>
        <math:mo math:stretchy="false">Λ</math:mo>
        <math:mi math:fontstyle="italic">WW</math:mi>
      </math:msub>
      <math:mrow>
        <math:mrow>
          <math:mo math:stretchy="false">(</math:mo>
          <math:mi>l</math:mi>
          <math:mo math:stretchy="false">)</math:mo>
        </math:mrow>
        <math:mo math:stretchy="false">=</math:mo>
        <math:mi>E</math:mi>
      </math:mrow>
      <math:mrow>
        <math:mrow>
          <math:mo math:stretchy="false">{</math:mo>
          <math:mrow>
            <math:mi>W</math:mi>
            <math:mrow>
              <math:mo math:stretchy="false">(</math:mo>
              <math:mrow>
                <math:mi>k</math:mi>
                <math:mo math:stretchy="false">+</math:mo>
                <math:mi>l</math:mi>
              </math:mrow>
              <math:mo math:stretchy="false">)</math:mo>
            </math:mrow>
            <math:mi>W</math:mi>
            <math:mrow>
              <math:mo math:stretchy="false">(</math:mo>
              <math:mi>k</math:mi>
              <math:mo math:stretchy="false">)</math:mo>
            </math:mrow>
          </math:mrow>
          <math:mo math:stretchy="false">}</math:mo>
        </math:mrow>
        <math:mo math:stretchy="false">=</math:mo>
        <math:mo math:stretchy="false">δ</math:mo>
      </math:mrow>
      <math:mrow>
        <math:mo math:stretchy="false">(</math:mo>
        <math:mi>l</math:mi>
        <math:mo math:stretchy="false">)</math:mo>
      </math:mrow>
      <math:mtext> so </math:mtext>
      <math:msub>
        <math:mo math:stretchy="false">Φ</math:mo>
        <math:mi math:fontstyle="italic">WW</math:mi>
      </math:msub>
      <math:mrow>
        <math:mrow>
          <math:mo math:stretchy="false">(</math:mo>
          <math:mo math:stretchy="false">ω</math:mo>
          <math:mo math:stretchy="false">)</math:mo>
        </math:mrow>
        <math:mo math:stretchy="false">=</math:mo>
        <math:mn>1</math:mn>
      </math:mrow>
    </math:mrow>
    <math:annotation math:encoding="StarMath 5.0">m_W = 0,` %LAMBDA_WW(l) = E lbrace W(k+l) W(k) rbrace = %delta(l) " so " %PHI_WW(%omega) = 1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n>2</math:mn>
          <math:mo math:stretchy="false">−</math:mo>
          <math:mrow>
            <math:mn>2.5</math:mn>
            <math:mo math:stretchy="false">⋅</math:mo>
            <math:mn>0.5</math:mn>
          </math:mrow>
        </math:mrow>
        <math:mo math:stretchy="false">)</math:mo>
      </math:mrow>
      <math:mrow>
        <math:mi>A</math:mi>
        <math:mo math:stretchy="false">=</math:mo>
        <math:mrow>
          <math:mn>1.09</math:mn>
          <math:mo math:stretchy="false">−</math:mo>
          <math:mrow>
            <math:mn>2.5</math:mn>
            <math:mo math:stretchy="false">⋅</math:mo>
            <math:mn>0.3,</math:mn>
          </math:mrow>
        </math:mrow>
      </math:mrow>
      <math:mi/>
      <math:mrow>
        <math:mo math:stretchy="false">(</math:mo>
        <math:mrow>
          <math:mn>1</math:mn>
          <math:mo math:stretchy="false">−</math:mo>
          <math:mrow>
            <math:mn>0.25</math:mn>
            <math:mo math:stretchy="false">⋅</math:mo>
            <math:mn>2.5</math:mn>
          </math:mrow>
        </math:mrow>
        <math:mo math:stretchy="false">)</math:mo>
      </math:mrow>
      <math:mrow>
        <math:mi>B</math:mi>
        <math:mo math:stretchy="false">=</math:mo>
        <math:mrow>
          <math:mn>0.3</math:mn>
          <math:mo math:stretchy="false">−</math:mo>
          <math:mrow>
            <math:mn>0.25</math:mn>
            <math:mo math:stretchy="false">⋅</math:mo>
            <math:mn>1.09</math:mn>
          </math:mrow>
        </math:mrow>
      </math:mrow>
    </math:mrow>
    <math:annotation math:encoding="StarMath 5.0">(2 - 2.5 cdot 0.5) A = 1.09 - 2.5 cdot 0.3,` (1 - 0.25 cdot 2.5) B = 0.3 - 0.25 cdot 1.09</math:annotation>
  </math:semantics>
</math:math>
</file>

<file path=Object 100/content.xml><?xml version="1.0" encoding="utf-8"?>
<math xmlns="http://www.w3.org/1998/Math/MathML">
  <semantics>
    <mrow>
      <mrow>
        <msub>
          <mi>b</mi>
          <mn>1</mn>
        </msub>
        <mi mathvariant="normal">=</mi>
        <mrow>
          <mi mathvariant="normal">±</mi>
          <mn>0.5</mn>
        </mrow>
      </mrow>
      <mi>,</mi>
      <mi/>
      <mrow>
        <msub>
          <mi>b</mi>
          <mn>2</mn>
        </msub>
        <mi mathvariant="normal">=</mi>
        <mn>2</mn>
      </mrow>
      <msub>
        <mi>b</mi>
        <mn>1</mn>
      </msub>
      <mi>,</mi>
      <mi/>
      <mrow>
        <msub>
          <mi>a</mi>
          <mn>1</mn>
        </msub>
        <mi mathvariant="normal">=</mi>
        <msqrt>
          <mn>7</mn>
        </msqrt>
      </mrow>
      <mi>,</mi>
      <mi/>
      <mrow>
        <msub>
          <mi>a</mi>
          <mn>2</mn>
        </msub>
        <mi mathvariant="normal">=</mi>
        <mn>1</mn>
      </mrow>
    </mrow>
    <annotation encoding="StarMath 5.0">b_1 = +- 0.5 ,` b_2 = 2 b_1 ,` a_1 = sqrt{7} ,` a_2 = 1</annotation>
  </semantics>
</math>
</file>

<file path=Object 101/content.xml><?xml version="1.0" encoding="utf-8"?>
<math xmlns="http://www.w3.org/1998/Math/MathML">
  <semantics>
    <mrow>
      <mi>G</mi>
      <mrow>
        <mrow>
          <mo stretchy="false">(</mo>
          <mi>s</mi>
          <mo stretchy="false">)</mo>
        </mrow>
        <mi mathvariant="normal">=</mi>
        <mrow>
          <mi mathvariant="normal">±</mi>
          <mfrac>
            <mrow>
              <mn>0.5</mn>
              <mrow>
                <mi>s</mi>
                <mo stretchy="false">+</mo>
                <mn>1</mn>
              </mrow>
            </mrow>
            <mrow>
              <mrow>
                <msup>
                  <mi>s</mi>
                  <mn>2</mn>
                </msup>
                <mo stretchy="false">+</mo>
                <msqrt>
                  <mn>7</mn>
                </msqrt>
              </mrow>
              <mrow>
                <mi>s</mi>
                <mo stretchy="false">+</mo>
                <mn>1</mn>
              </mrow>
            </mrow>
          </mfrac>
        </mrow>
      </mrow>
    </mrow>
    <annotation encoding="StarMath 5.0">G(s) = +-{{0.5 s + 1} over {s^2 + sqrt{7} s + 1}}</annotation>
  </semantics>
</math>
</file>

<file path=Object 102/content.xml><?xml version="1.0" encoding="utf-8"?>
<math xmlns="http://www.w3.org/1998/Math/MathML">
  <semantics>
    <mrow>
      <mfrac>
        <mi>d</mi>
        <mi mathvariant="italic">dt</mi>
      </mfrac>
      <mi>X</mi>
      <mrow>
        <mrow>
          <mo stretchy="false">(</mo>
          <mi>t</mi>
          <mo stretchy="false">)</mo>
        </mrow>
        <mi mathvariant="normal">=</mi>
        <mi>a</mi>
      </mrow>
      <mi>X</mi>
      <mrow>
        <mrow>
          <mo stretchy="false">(</mo>
          <mi>t</mi>
          <mo stretchy="false">)</mo>
        </mrow>
        <mo stretchy="false">+</mo>
        <msub>
          <mi>b</mi>
          <mi>w</mi>
        </msub>
      </mrow>
      <mi>W</mi>
      <mrow>
        <mo stretchy="false">(</mo>
        <mi>t</mi>
        <mo stretchy="false">)</mo>
      </mrow>
      <mi>,</mi>
      <mi/>
      <mi>Y</mi>
      <mrow>
        <mrow>
          <mo stretchy="false">(</mo>
          <mi>t</mi>
          <mo stretchy="false">)</mo>
        </mrow>
        <mi mathvariant="normal">=</mi>
        <mi>X</mi>
      </mrow>
      <mrow>
        <mrow>
          <mo stretchy="false">(</mo>
          <mi>t</mi>
          <mo stretchy="false">)</mo>
        </mrow>
        <mo stretchy="false">+</mo>
        <mi>V</mi>
      </mrow>
      <mrow>
        <mo stretchy="false">(</mo>
        <mi>t</mi>
        <mo stretchy="false">)</mo>
      </mrow>
      <mi>,</mi>
      <mi/>
      <mi>E</mi>
      <mrow>
        <mrow>
          <mi stretchy="false" mathvariant="normal">[</mi>
          <mrow>
            <mi>X</mi>
            <mrow>
              <mo stretchy="false">(</mo>
              <mn>0</mn>
              <mo stretchy="false">)</mo>
            </mrow>
          </mrow>
          <mi stretchy="false" mathvariant="normal">]</mi>
        </mrow>
        <mi mathvariant="normal">=</mi>
        <msub>
          <mi>x</mi>
          <mn>0</mn>
        </msub>
      </mrow>
    </mrow>
    <annotation encoding="StarMath 5.0">d over dt X(t) = a X(t) + b_w W(t) ,` Y(t) = X(t) + V(t) ,` E [X(0)] = x_0</annotation>
  </semantics>
</math>
</file>

<file path=Object 103/content.xml><?xml version="1.0" encoding="utf-8"?>
<math xmlns="http://www.w3.org/1998/Math/MathML">
  <semantics>
    <mrow>
      <mi>E</mi>
      <mrow>
        <mrow>
          <mi stretchy="false" mathvariant="normal">[</mi>
          <mrow>
            <mi>W</mi>
            <mrow>
              <mo stretchy="false">(</mo>
              <mi>t</mi>
              <mo stretchy="false">)</mo>
            </mrow>
            <mi>W</mi>
            <mrow>
              <mo stretchy="false">(</mo>
              <mrow>
                <mi>t</mi>
                <mo stretchy="false">+</mo>
                <mo stretchy="false">τ</mo>
              </mrow>
              <mo stretchy="false">)</mo>
            </mrow>
          </mrow>
          <mi stretchy="false" mathvariant="normal">]</mi>
        </mrow>
        <mi mathvariant="normal">=</mi>
        <msubsup>
          <mo stretchy="false">σ</mo>
          <mi>W</mi>
          <mn>2</mn>
        </msubsup>
      </mrow>
      <mo stretchy="false">δ</mo>
      <mrow>
        <mo stretchy="false">(</mo>
        <mo stretchy="false">τ</mo>
        <mo stretchy="false">)</mo>
      </mrow>
      <mi>,</mi>
      <mi/>
      <mi>E</mi>
      <mrow>
        <mrow>
          <mi stretchy="false" mathvariant="normal">[</mi>
          <mrow>
            <mi>V</mi>
            <mrow>
              <mo stretchy="false">(</mo>
              <mi>t</mi>
              <mo stretchy="false">)</mo>
            </mrow>
            <mi>V</mi>
            <mrow>
              <mo stretchy="false">(</mo>
              <mrow>
                <mi>t</mi>
                <mo stretchy="false">+</mo>
                <mo stretchy="false">τ</mo>
              </mrow>
              <mo stretchy="false">)</mo>
            </mrow>
          </mrow>
          <mi stretchy="false" mathvariant="normal">]</mi>
        </mrow>
        <mi mathvariant="normal">=</mi>
        <msubsup>
          <mo stretchy="false">σ</mo>
          <mi>V</mi>
          <mn>2</mn>
        </msubsup>
      </mrow>
      <mo stretchy="false">δ</mo>
      <mrow>
        <mo stretchy="false">(</mo>
        <mo stretchy="false">τ</mo>
        <mo stretchy="false">)</mo>
      </mrow>
      <mi>,</mi>
      <mi/>
      <mi>E</mi>
      <mrow>
        <mrow>
          <mi stretchy="false" mathvariant="normal">[</mi>
          <msup>
            <mrow>
              <mo stretchy="false">(</mo>
              <mrow>
                <mi>X</mi>
                <mrow>
                  <mrow>
                    <mo stretchy="false">(</mo>
                    <mn>0</mn>
                    <mo stretchy="false">)</mo>
                  </mrow>
                  <mi mathvariant="normal">−</mi>
                  <msub>
                    <mi>x</mi>
                    <mn>0</mn>
                  </msub>
                </mrow>
              </mrow>
              <mo stretchy="false">)</mo>
            </mrow>
            <mn>2</mn>
          </msup>
          <mi stretchy="false" mathvariant="normal">]</mi>
        </mrow>
        <mi mathvariant="normal">=</mi>
        <msubsup>
          <mo stretchy="false">σ</mo>
          <mi>X</mi>
          <mn>2</mn>
        </msubsup>
      </mrow>
    </mrow>
    <annotation encoding="StarMath 5.0">E[W(t) W(t+%tau)] = %sigma_W^2 %delta(%tau) ,` E[V(t) V(t+%tau)] = %sigma_V^2 %delta(%tau) ,` E[(X(0) - x_0)^2] = %sigma_X^2</annotation>
  </semantics>
</math>
</file>

<file path=Object 104/content.xml><?xml version="1.0" encoding="utf-8"?>
<math xmlns="http://www.w3.org/1998/Math/MathML">
  <semantics>
    <mrow>
      <mi>E</mi>
      <mrow>
        <mrow>
          <mi stretchy="false" mathvariant="normal">[</mi>
          <mrow>
            <mi>W</mi>
            <mrow>
              <mo stretchy="false">(</mo>
              <mi>t</mi>
              <mo stretchy="false">)</mo>
            </mrow>
            <mi>V</mi>
            <mrow>
              <mo stretchy="false">(</mo>
              <mrow>
                <mi>t</mi>
                <mo stretchy="false">+</mo>
                <mo stretchy="false">τ</mo>
              </mrow>
              <mo stretchy="false">)</mo>
            </mrow>
          </mrow>
          <mi stretchy="false" mathvariant="normal">]</mi>
        </mrow>
        <mi mathvariant="normal">=</mi>
        <mi>E</mi>
      </mrow>
      <mrow>
        <mrow>
          <mi stretchy="false" mathvariant="normal">[</mi>
          <mrow>
            <mi>W</mi>
            <mrow>
              <mo stretchy="false">(</mo>
              <mi>t</mi>
              <mo stretchy="false">)</mo>
            </mrow>
            <mrow>
              <mo stretchy="false">(</mo>
              <mrow>
                <mi>X</mi>
                <mrow>
                  <mrow>
                    <mo stretchy="false">(</mo>
                    <mn>0</mn>
                    <mo stretchy="false">)</mo>
                  </mrow>
                  <mi mathvariant="normal">−</mi>
                  <msub>
                    <mi>x</mi>
                    <mn>0</mn>
                  </msub>
                </mrow>
              </mrow>
              <mo stretchy="false">)</mo>
            </mrow>
          </mrow>
          <mi stretchy="false" mathvariant="normal">]</mi>
        </mrow>
        <mi mathvariant="normal">=</mi>
        <mi>E</mi>
      </mrow>
      <mrow>
        <mrow>
          <mi stretchy="false" mathvariant="normal">[</mi>
          <mrow>
            <mi>V</mi>
            <mrow>
              <mo stretchy="false">(</mo>
              <mi>t</mi>
              <mo stretchy="false">)</mo>
            </mrow>
            <mrow>
              <mo stretchy="false">(</mo>
              <mrow>
                <mi>X</mi>
                <mrow>
                  <mrow>
                    <mo stretchy="false">(</mo>
                    <mn>0</mn>
                    <mo stretchy="false">)</mo>
                  </mrow>
                  <mi mathvariant="normal">−</mi>
                  <msub>
                    <mi>x</mi>
                    <mn>0</mn>
                  </msub>
                </mrow>
              </mrow>
              <mo stretchy="false">)</mo>
            </mrow>
          </mrow>
          <mi stretchy="false" mathvariant="normal">]</mi>
        </mrow>
        <mi mathvariant="normal">=</mi>
        <mn>0</mn>
      </mrow>
    </mrow>
    <annotation encoding="StarMath 5.0">E[W(t) V(t+%tau)] = E[W(t) (X(0) - x_0)] = E[V(t) (X(0) - x_0)] = 0</annotation>
  </semantics>
</math>
</file>

<file path=Object 105/content.xml><?xml version="1.0" encoding="utf-8"?>
<math xmlns="http://www.w3.org/1998/Math/MathML">
  <semantics>
    <mrow>
      <mfrac>
        <mi>d</mi>
        <mi mathvariant="italic">dt</mi>
      </mfrac>
      <mover accent="true">
        <mi>X</mi>
        <mo stretchy="false">ˆ</mo>
      </mover>
      <mrow>
        <mrow>
          <mo stretchy="false">(</mo>
          <mi>t</mi>
          <mo stretchy="false">)</mo>
        </mrow>
        <mi mathvariant="normal">=</mi>
        <mi>a</mi>
      </mrow>
      <mover accent="true">
        <mi>X</mi>
        <mo stretchy="false">ˆ</mo>
      </mover>
      <mrow>
        <mrow>
          <mo stretchy="false">(</mo>
          <mi>t</mi>
          <mo stretchy="false">)</mo>
        </mrow>
        <mo stretchy="false">+</mo>
        <mi>L</mi>
      </mrow>
      <mrow>
        <mi stretchy="false" mathvariant="normal">[</mi>
        <mrow>
          <mi>Y</mi>
          <mrow>
            <mrow>
              <mo stretchy="false">(</mo>
              <mi>t</mi>
              <mo stretchy="false">)</mo>
            </mrow>
            <mi mathvariant="normal">−</mi>
            <mover accent="true">
              <mi>X</mi>
              <mo stretchy="false">ˆ</mo>
            </mover>
          </mrow>
          <mrow>
            <mo stretchy="false">(</mo>
            <mi>t</mi>
            <mo stretchy="false">)</mo>
          </mrow>
        </mrow>
        <mi stretchy="false" mathvariant="normal">]</mi>
      </mrow>
      <mi>,</mi>
      <mi/>
      <mi>E</mi>
      <mrow>
        <mrow>
          <mi stretchy="false" mathvariant="normal">[</mi>
          <mrow>
            <mover accent="true">
              <mi>X</mi>
              <mo stretchy="false">ˆ</mo>
            </mover>
            <mrow>
              <mo stretchy="false">(</mo>
              <mn>0</mn>
              <mo stretchy="false">)</mo>
            </mrow>
          </mrow>
          <mi stretchy="false" mathvariant="normal">]</mi>
        </mrow>
        <mi mathvariant="normal">=</mi>
        <mn>0</mn>
      </mrow>
      <mi>,</mi>
      <mi/>
      <mover accent="true">
        <mi>X</mi>
        <mo stretchy="false">˜</mo>
      </mover>
      <mrow>
        <mrow>
          <mo stretchy="false">(</mo>
          <mi>t</mi>
          <mo stretchy="false">)</mo>
        </mrow>
        <mi mathvariant="normal">=</mi>
        <mi>X</mi>
      </mrow>
      <mrow>
        <mrow>
          <mo stretchy="false">(</mo>
          <mi>t</mi>
          <mo stretchy="false">)</mo>
        </mrow>
        <mi mathvariant="normal">−</mi>
        <mover accent="true">
          <mi>X</mi>
          <mo stretchy="false">ˆ</mo>
        </mover>
      </mrow>
      <mrow>
        <mo stretchy="false">(</mo>
        <mi>t</mi>
        <mo stretchy="false">)</mo>
      </mrow>
    </mrow>
    <annotation encoding="StarMath 5.0">d over dt hat X(t) = a hat X(t) + L [ Y(t) - hat X(t) ] ,` E [hat X(0)] = 0 ,` tilde X(t) = X(t) - hat X(t)</annotation>
  </semantics>
</math>
</file>

<file path=Object 106/content.xml><?xml version="1.0" encoding="utf-8"?>
<math xmlns="http://www.w3.org/1998/Math/MathML">
  <semantics>
    <mrow>
      <mfrac>
        <mi>d</mi>
        <mi mathvariant="italic">dt</mi>
      </mfrac>
      <mover accent="true">
        <mi>X</mi>
        <mo stretchy="false">˜</mo>
      </mover>
      <mrow>
        <mrow>
          <mo stretchy="false">(</mo>
          <mi>t</mi>
          <mo stretchy="false">)</mo>
        </mrow>
        <mi mathvariant="normal">=</mi>
        <mfrac>
          <mi>d</mi>
          <mi mathvariant="italic">dt</mi>
        </mfrac>
      </mrow>
      <mi>X</mi>
      <mrow>
        <mrow>
          <mo stretchy="false">(</mo>
          <mi>t</mi>
          <mo stretchy="false">)</mo>
        </mrow>
        <mi mathvariant="normal">−</mi>
        <mfrac>
          <mi>d</mi>
          <mi mathvariant="italic">dt</mi>
        </mfrac>
      </mrow>
      <mover accent="true">
        <mi>X</mi>
        <mo stretchy="false">ˆ</mo>
      </mover>
      <mrow>
        <mrow>
          <mo stretchy="false">(</mo>
          <mi>t</mi>
          <mo stretchy="false">)</mo>
        </mrow>
        <mi mathvariant="normal">=</mi>
        <mi>a</mi>
      </mrow>
      <mi>X</mi>
      <mrow>
        <mrow>
          <mo stretchy="false">(</mo>
          <mi>t</mi>
          <mo stretchy="false">)</mo>
        </mrow>
        <mo stretchy="false">+</mo>
        <msub>
          <mi>b</mi>
          <mi>w</mi>
        </msub>
      </mrow>
      <mi>W</mi>
      <mrow>
        <mrow>
          <mo stretchy="false">(</mo>
          <mi>t</mi>
          <mo stretchy="false">)</mo>
        </mrow>
        <mi mathvariant="normal">−</mi>
        <mi>a</mi>
      </mrow>
      <mover accent="true">
        <mi>X</mi>
        <mo stretchy="false">ˆ</mo>
      </mover>
      <mrow>
        <mrow>
          <mo stretchy="false">(</mo>
          <mi>t</mi>
          <mo stretchy="false">)</mo>
        </mrow>
        <mi mathvariant="normal">−</mi>
        <mi>L</mi>
      </mrow>
      <mrow>
        <mi stretchy="false" mathvariant="normal">[</mi>
        <mrow>
          <mi>Y</mi>
          <mrow>
            <mrow>
              <mo stretchy="false">(</mo>
              <mi>t</mi>
              <mo stretchy="false">)</mo>
            </mrow>
            <mi mathvariant="normal">−</mi>
            <mover accent="true">
              <mi>X</mi>
              <mo stretchy="false">ˆ</mo>
            </mover>
          </mrow>
          <mrow>
            <mo stretchy="false">(</mo>
            <mi>t</mi>
            <mo stretchy="false">)</mo>
          </mrow>
        </mrow>
        <mi stretchy="false" mathvariant="normal">]</mi>
      </mrow>
    </mrow>
    <annotation encoding="StarMath 5.0">d over dt tilde X(t) = d over dt X(t) - d over dt hat X(t) = a X(t) + b_w W(t) - a hat X(t) - L [ Y(t) - hat X(t) ]</annotation>
  </semantics>
</math>
</file>

<file path=Object 107/content.xml><?xml version="1.0" encoding="utf-8"?>
<math xmlns="http://www.w3.org/1998/Math/MathML">
  <semantics>
    <mrow>
      <mfrac>
        <mi>d</mi>
        <mi mathvariant="italic">dt</mi>
      </mfrac>
      <mover accent="true">
        <mi>X</mi>
        <mo stretchy="false">˜</mo>
      </mover>
      <mrow>
        <mrow>
          <mo stretchy="false">(</mo>
          <mi>t</mi>
          <mo stretchy="false">)</mo>
        </mrow>
        <mi mathvariant="normal">=</mi>
        <mrow>
          <mo stretchy="false">(</mo>
          <mrow>
            <mi>a</mi>
            <mi mathvariant="normal">−</mi>
            <mi>L</mi>
          </mrow>
          <mo stretchy="false">)</mo>
        </mrow>
      </mrow>
      <mrow>
        <mrow>
          <mo stretchy="false">(</mo>
          <mrow>
            <mi>X</mi>
            <mrow>
              <mrow>
                <mo stretchy="false">(</mo>
                <mi>t</mi>
                <mo stretchy="false">)</mo>
              </mrow>
              <mi mathvariant="normal">−</mi>
              <mover accent="true">
                <mi>X</mi>
                <mo stretchy="false">ˆ</mo>
              </mover>
            </mrow>
            <mrow>
              <mo stretchy="false">(</mo>
              <mi>t</mi>
              <mo stretchy="false">)</mo>
            </mrow>
          </mrow>
          <mo stretchy="false">)</mo>
        </mrow>
        <mo stretchy="false">+</mo>
        <msub>
          <mi>b</mi>
          <mi>w</mi>
        </msub>
      </mrow>
      <mi>W</mi>
      <mrow>
        <mrow>
          <mo stretchy="false">(</mo>
          <mi>t</mi>
          <mo stretchy="false">)</mo>
        </mrow>
        <mi mathvariant="normal">−</mi>
        <mi>L</mi>
      </mrow>
      <mi>V</mi>
      <mrow>
        <mrow>
          <mo stretchy="false">(</mo>
          <mi>t</mi>
          <mo stretchy="false">)</mo>
        </mrow>
        <mi mathvariant="normal">=</mi>
        <mrow>
          <mo stretchy="false">(</mo>
          <mrow>
            <mi>a</mi>
            <mi mathvariant="normal">−</mi>
            <mi>L</mi>
          </mrow>
          <mo stretchy="false">)</mo>
        </mrow>
      </mrow>
      <mover accent="true">
        <mi>X</mi>
        <mo stretchy="false">˜</mo>
      </mover>
      <mrow>
        <mrow>
          <mo stretchy="false">(</mo>
          <mi>t</mi>
          <mo stretchy="false">)</mo>
        </mrow>
        <mo stretchy="false">+</mo>
        <msub>
          <mi>b</mi>
          <mi>w</mi>
        </msub>
      </mrow>
      <mi>W</mi>
      <mrow>
        <mrow>
          <mo stretchy="false">(</mo>
          <mi>t</mi>
          <mo stretchy="false">)</mo>
        </mrow>
        <mi mathvariant="normal">−</mi>
        <mi>L</mi>
      </mrow>
      <mi>V</mi>
      <mrow>
        <mo stretchy="false">(</mo>
        <mi>t</mi>
        <mo stretchy="false">)</mo>
      </mrow>
    </mrow>
    <annotation encoding="StarMath 5.0">d over dt tilde X(t) = (a - L) (X(t) - hat X(t)) + b_w W(t) - L V(t) = (a - L) tilde X(t) + b_w W(t) - L V(t)</annotation>
  </semantics>
</math>
</file>

<file path=Object 108/content.xml><?xml version="1.0" encoding="utf-8"?>
<math xmlns="http://www.w3.org/1998/Math/MathML">
  <semantics>
    <mrow>
      <mfrac>
        <mi>d</mi>
        <mi mathvariant="italic">dt</mi>
      </mfrac>
      <mover accent="true">
        <mi>X</mi>
        <mo stretchy="false">˜</mo>
      </mover>
      <mrow>
        <mrow>
          <mo stretchy="false">(</mo>
          <mi>t</mi>
          <mo stretchy="false">)</mo>
        </mrow>
        <mi mathvariant="normal">=</mi>
        <mi>a</mi>
      </mrow>
      <mi>X</mi>
      <mrow>
        <mrow>
          <mo stretchy="false">(</mo>
          <mi>t</mi>
          <mo stretchy="false">)</mo>
        </mrow>
        <mo stretchy="false">+</mo>
        <msub>
          <mi>b</mi>
          <mi>w</mi>
        </msub>
      </mrow>
      <mi>W</mi>
      <mrow>
        <mrow>
          <mo stretchy="false">(</mo>
          <mi>t</mi>
          <mo stretchy="false">)</mo>
        </mrow>
        <mi mathvariant="normal">−</mi>
        <mi>a</mi>
      </mrow>
      <mover accent="true">
        <mi>X</mi>
        <mo stretchy="false">ˆ</mo>
      </mover>
      <mrow>
        <mrow>
          <mo stretchy="false">(</mo>
          <mi>t</mi>
          <mo stretchy="false">)</mo>
        </mrow>
        <mi mathvariant="normal">−</mi>
        <mi>L</mi>
      </mrow>
      <mrow>
        <mi stretchy="false" mathvariant="normal">[</mi>
        <mrow>
          <mi>X</mi>
          <mrow>
            <mrow>
              <mo stretchy="false">(</mo>
              <mi>t</mi>
              <mo stretchy="false">)</mo>
            </mrow>
            <mo stretchy="false">+</mo>
            <mi>V</mi>
          </mrow>
          <mrow>
            <mrow>
              <mo stretchy="false">(</mo>
              <mi>t</mi>
              <mo stretchy="false">)</mo>
            </mrow>
            <mi mathvariant="normal">−</mi>
            <mover accent="true">
              <mi>X</mi>
              <mo stretchy="false">ˆ</mo>
            </mover>
          </mrow>
          <mrow>
            <mo stretchy="false">(</mo>
            <mi>t</mi>
            <mo stretchy="false">)</mo>
          </mrow>
        </mrow>
        <mi stretchy="false" mathvariant="normal">]</mi>
      </mrow>
    </mrow>
    <annotation encoding="StarMath 5.0">d over dt tilde X(t) = a X(t) + b_w W(t) - a hat X(t) - L [ X(t) + V(t) - hat X(t) ]</annotation>
  </semantics>
</math>
</file>

<file path=Object 109/content.xml><?xml version="1.0" encoding="utf-8"?>
<math xmlns="http://www.w3.org/1998/Math/MathML">
  <semantics>
    <mrow>
      <mi>W</mi>
      <mrow>
        <mo stretchy="false">(</mo>
        <mi>t</mi>
        <mo stretchy="false">)</mo>
      </mrow>
      <mtext> and </mtext>
      <mi>V</mi>
      <mrow>
        <mo stretchy="false">(</mo>
        <mi>t</mi>
        <mo stretchy="false">)</mo>
      </mrow>
      <mtext> stationary and independent zero-mean white processes, </mtext>
      <mi>E</mi>
      <mrow>
        <mrow>
          <mi stretchy="false" mathvariant="normal">[</mi>
          <mrow>
            <mi>W</mi>
            <mrow>
              <mo stretchy="false">(</mo>
              <mi>t</mi>
              <mo stretchy="false">)</mo>
            </mrow>
          </mrow>
          <mi stretchy="false" mathvariant="normal">]</mi>
        </mrow>
        <mi mathvariant="normal">=</mi>
        <mi>E</mi>
      </mrow>
      <mrow>
        <mrow>
          <mi stretchy="false" mathvariant="normal">[</mi>
          <mrow>
            <mi>V</mi>
            <mrow>
              <mo stretchy="false">(</mo>
              <mi>t</mi>
              <mo stretchy="false">)</mo>
            </mrow>
          </mrow>
          <mi stretchy="false" mathvariant="normal">]</mi>
        </mrow>
        <mi mathvariant="normal">=</mi>
        <mn>0</mn>
      </mrow>
    </mrow>
    <annotation encoding="StarMath 5.0">W(t) " and " V(t) " stationary and independent zero-mean white processes, " E[W(t)] = E[V(t)] = 0</annotation>
  </semantics>
</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>A</math:mi>
          <math:mo math:stretchy="false">=</math:mo>
          <math:mrow>
            <math:mn>0.34</math:mn>
            <math:mo math:stretchy="false">/</math:mo>
            <math:mn>0.75</math:mn>
          </math:mrow>
        </math:mrow>
        <math:mo math:stretchy="false">=</math:mo>
        <math:mn>0.4533,</math:mn>
      </math:mrow>
      <math:mi/>
      <math:mrow>
        <math:mrow>
          <math:mi>B</math:mi>
          <math:mo math:stretchy="false">=</math:mo>
          <math:mrow>
            <math:mn>0.0275</math:mn>
            <math:mo math:stretchy="false">/</math:mo>
            <math:mn>0.375</math:mn>
          </math:mrow>
        </math:mrow>
        <math:mo math:stretchy="false">=</math:mo>
        <math:mn>0.0733</math:mn>
      </math:mrow>
    </math:mrow>
    <math:annotation math:encoding="StarMath 5.0">A = 0.34 / 0.75 = 0.4533,` B = 0.0275 / 0.375 = 0.0733</math:annotation>
  </math:semantics>
</math:math>
</file>

<file path=Object 110/content.xml><?xml version="1.0" encoding="utf-8"?>
<math xmlns="http://www.w3.org/1998/Math/MathML">
  <semantics>
    <mrow>
      <mover accent="true">
        <mi>X</mi>
        <mo stretchy="false">˜</mo>
      </mover>
      <mrow>
        <mrow>
          <mo stretchy="false">(</mo>
          <mi>t</mi>
          <mo stretchy="false">)</mo>
        </mrow>
        <mi mathvariant="normal">=</mi>
        <msup>
          <mi>e</mi>
          <mrow>
            <mrow>
              <mo stretchy="false">(</mo>
              <mrow>
                <mi>a</mi>
                <mi mathvariant="normal">−</mi>
                <mi>L</mi>
              </mrow>
              <mo stretchy="false">)</mo>
            </mrow>
            <mi>t</mi>
          </mrow>
        </msup>
      </mrow>
      <mover accent="true">
        <mi>X</mi>
        <mo stretchy="false">˜</mo>
      </mover>
      <mrow>
        <mrow>
          <mo stretchy="false">(</mo>
          <mn>0</mn>
          <mo stretchy="false">)</mo>
        </mrow>
        <mo stretchy="false">+</mo>
        <mrow>
          <msubsup>
            <mi mathvariant="normal">∫</mi>
            <mn>0</mn>
            <mi>t</mi>
          </msubsup>
          <msup>
            <mi>e</mi>
            <mrow>
              <mrow>
                <mo stretchy="false">(</mo>
                <mrow>
                  <mi>a</mi>
                  <mi mathvariant="normal">−</mi>
                  <mi>L</mi>
                </mrow>
                <mo stretchy="false">)</mo>
              </mrow>
              <mrow>
                <mo stretchy="false">(</mo>
                <mrow>
                  <mi>t</mi>
                  <mi mathvariant="normal">−</mi>
                  <mo stretchy="false">τ</mo>
                </mrow>
                <mo stretchy="false">)</mo>
              </mrow>
            </mrow>
          </msup>
        </mrow>
      </mrow>
      <mrow>
        <mo stretchy="false">(</mo>
        <mrow>
          <msub>
            <mi>b</mi>
            <mi>w</mi>
          </msub>
          <mi>W</mi>
          <mrow>
            <mrow>
              <mo stretchy="false">(</mo>
              <mo stretchy="false">τ</mo>
              <mo stretchy="false">)</mo>
            </mrow>
            <mi mathvariant="normal">−</mi>
            <mi>L</mi>
          </mrow>
          <mi>V</mi>
          <mrow>
            <mo stretchy="false">(</mo>
            <mo stretchy="false">τ</mo>
            <mo stretchy="false">)</mo>
          </mrow>
        </mrow>
        <mo stretchy="false">)</mo>
      </mrow>
      <mi>d</mi>
      <mo stretchy="false">τ</mo>
    </mrow>
    <annotation encoding="StarMath 5.0">tilde X(t) = e^{(a - L) t} tilde X(0) + int_0^t e^{(a - L) (t - %tau)} (b_w W(%tau) - L V(%tau)) d%tau</annotation>
  </semantics>
</math>
</file>

<file path=Object 111/content.xml><?xml version="1.0" encoding="utf-8"?>
<math xmlns="http://www.w3.org/1998/Math/MathML">
  <semantics>
    <mrow>
      <mrow>
        <msubsup>
          <mo stretchy="false">σ</mo>
          <mover accent="true">
            <mi>X</mi>
            <mo stretchy="false">˜</mo>
          </mover>
          <mn>2</mn>
        </msubsup>
        <mi mathvariant="normal">=</mi>
        <mi>E</mi>
      </mrow>
      <mrow>
        <mi stretchy="false" mathvariant="normal">[</mi>
        <mrow>
          <mover accent="true">
            <mi>X</mi>
            <mo stretchy="false">˜</mo>
          </mover>
          <msup>
            <mrow>
              <mo stretchy="false">(</mo>
              <mi>t</mi>
              <mo stretchy="false">)</mo>
            </mrow>
            <mn>2</mn>
          </msup>
        </mrow>
        <mi stretchy="false" mathvariant="normal">]</mi>
      </mrow>
      <mtext> so </mtext>
      <mfrac>
        <mi>d</mi>
        <mi mathvariant="italic">dt</mi>
      </mfrac>
      <mrow>
        <msubsup>
          <mo stretchy="false">σ</mo>
          <mover accent="true">
            <mi>X</mi>
            <mo stretchy="false">˜</mo>
          </mover>
          <mn>2</mn>
        </msubsup>
        <mi mathvariant="normal">=</mi>
        <mi>E</mi>
      </mrow>
      <mrow>
        <mrow>
          <mi stretchy="false" mathvariant="normal">[</mi>
          <mrow>
            <mfrac>
              <mi>d</mi>
              <mi mathvariant="italic">dt</mi>
            </mfrac>
            <mover accent="true">
              <mi>X</mi>
              <mo stretchy="false">˜</mo>
            </mover>
            <msup>
              <mrow>
                <mo stretchy="false">(</mo>
                <mi>t</mi>
                <mo stretchy="false">)</mo>
              </mrow>
              <mn>2</mn>
            </msup>
          </mrow>
          <mi stretchy="false" mathvariant="normal">]</mi>
        </mrow>
        <mi mathvariant="normal">=</mi>
        <mn>2</mn>
      </mrow>
      <mi>E</mi>
      <mrow>
        <mi stretchy="false" mathvariant="normal">[</mi>
        <mrow>
          <mover accent="true">
            <mi>X</mi>
            <mo stretchy="false">˜</mo>
          </mover>
          <mrow>
            <mo stretchy="false">(</mo>
            <mi>t</mi>
            <mo stretchy="false">)</mo>
          </mrow>
          <mfrac>
            <mi>d</mi>
            <mi mathvariant="italic">dt</mi>
          </mfrac>
          <mover accent="true">
            <mi>X</mi>
            <mo stretchy="false">˜</mo>
          </mover>
          <mrow>
            <mo stretchy="false">(</mo>
            <mi>t</mi>
            <mo stretchy="false">)</mo>
          </mrow>
        </mrow>
        <mi stretchy="false" mathvariant="normal">]</mi>
      </mrow>
    </mrow>
    <annotation encoding="StarMath 5.0">%sigma_{tilde X}^2 = E[tilde X(t)^2] " so " d over dt %sigma_{tilde X}^2 = E[d over dt tilde X(t)^2] = 2 E[tilde X(t) d over dt tilde X(t)]</annotation>
  </semantics>
</math>
</file>

<file path=Object 112/content.xml><?xml version="1.0" encoding="utf-8"?>
<math xmlns="http://www.w3.org/1998/Math/MathML">
  <semantics>
    <mrow>
      <mfrac>
        <mi>d</mi>
        <mi mathvariant="italic">dt</mi>
      </mfrac>
      <mrow>
        <msubsup>
          <mo stretchy="false">σ</mo>
          <mover accent="true">
            <mi>X</mi>
            <mo stretchy="false">˜</mo>
          </mover>
          <mn>2</mn>
        </msubsup>
        <mi mathvariant="normal">=</mi>
        <mn>2</mn>
      </mrow>
      <mrow>
        <mo stretchy="false">(</mo>
        <mrow>
          <mi>a</mi>
          <mi mathvariant="normal">−</mi>
          <mi>L</mi>
        </mrow>
        <mo stretchy="false">)</mo>
      </mrow>
      <mrow>
        <msubsup>
          <mo stretchy="false">σ</mo>
          <mover accent="true">
            <mi>X</mi>
            <mo stretchy="false">˜</mo>
          </mover>
          <mn>2</mn>
        </msubsup>
        <mo stretchy="false">+</mo>
        <mi>E</mi>
      </mrow>
      <mrow>
        <mi stretchy="false" mathvariant="normal">[</mi>
        <mrow>
          <mover accent="true">
            <mi>X</mi>
            <mo stretchy="false">˜</mo>
          </mover>
          <mrow>
            <mo stretchy="false">(</mo>
            <mi>t</mi>
            <mo stretchy="false">)</mo>
          </mrow>
          <mrow>
            <mo stretchy="false">(</mo>
            <mrow>
              <msub>
                <mi>b</mi>
                <mi>w</mi>
              </msub>
              <mi>W</mi>
              <mrow>
                <mrow>
                  <mo stretchy="false">(</mo>
                  <mi>t</mi>
                  <mo stretchy="false">)</mo>
                </mrow>
                <mi mathvariant="normal">−</mi>
                <mi>L</mi>
              </mrow>
              <mi>V</mi>
              <mrow>
                <mo stretchy="false">(</mo>
                <mi>t</mi>
                <mo stretchy="false">)</mo>
              </mrow>
            </mrow>
            <mo stretchy="false">)</mo>
          </mrow>
        </mrow>
        <mi stretchy="false" mathvariant="normal">]</mi>
      </mrow>
    </mrow>
    <annotation encoding="StarMath 5.0">d over dt %sigma_{tilde X}^2 = 2 (a - L) %sigma_{tilde X}^2 + E[tilde X(t) (b_w W(t) - L V(t))]</annotation>
  </semantics>
</math>
</file>

<file path=Object 113/content.xml><?xml version="1.0" encoding="utf-8"?>
<math xmlns="http://www.w3.org/1998/Math/MathML">
  <semantics>
    <mrow>
      <mfrac>
        <mi>d</mi>
        <mi mathvariant="italic">dt</mi>
      </mfrac>
      <mrow>
        <msubsup>
          <mo stretchy="false">σ</mo>
          <mover accent="true">
            <mi>X</mi>
            <mo stretchy="false">˜</mo>
          </mover>
          <mn>2</mn>
        </msubsup>
        <mi mathvariant="normal">=</mi>
        <mn>2</mn>
      </mrow>
      <mi>E</mi>
      <mrow>
        <mi stretchy="false" mathvariant="normal">[</mi>
        <mrow>
          <mrow>
            <mo stretchy="false">(</mo>
            <mrow>
              <mi>a</mi>
              <mi mathvariant="normal">−</mi>
              <mi>L</mi>
            </mrow>
            <mo stretchy="false">)</mo>
          </mrow>
          <mover accent="true">
            <mi>X</mi>
            <mo stretchy="false">˜</mo>
          </mover>
          <mrow>
            <msup>
              <mrow>
                <mo stretchy="false">(</mo>
                <mi>t</mi>
                <mo stretchy="false">)</mo>
              </mrow>
              <mn>2</mn>
            </msup>
            <mo stretchy="false">+</mo>
            <msub>
              <mi>b</mi>
              <mi>w</mi>
            </msub>
          </mrow>
          <mover accent="true">
            <mi>X</mi>
            <mo stretchy="false">˜</mo>
          </mover>
          <mrow>
            <mo stretchy="false">(</mo>
            <mi>t</mi>
            <mo stretchy="false">)</mo>
          </mrow>
          <mi>W</mi>
          <mrow>
            <mrow>
              <mo stretchy="false">(</mo>
              <mi>t</mi>
              <mo stretchy="false">)</mo>
            </mrow>
            <mi mathvariant="normal">−</mi>
            <mi>L</mi>
          </mrow>
          <mover accent="true">
            <mi>X</mi>
            <mo stretchy="false">˜</mo>
          </mover>
          <mrow>
            <mo stretchy="false">(</mo>
            <mi>t</mi>
            <mo stretchy="false">)</mo>
          </mrow>
          <mi>V</mi>
          <mrow>
            <mo stretchy="false">(</mo>
            <mi>t</mi>
            <mo stretchy="false">)</mo>
          </mrow>
        </mrow>
        <mi stretchy="false" mathvariant="normal">]</mi>
      </mrow>
    </mrow>
    <annotation encoding="StarMath 5.0">d over dt %sigma_{tilde X}^2 = 2 E[(a - L) tilde X(t)^2 + b_w tilde X(t) W(t) - L tilde X(t) V(t)]</annotation>
  </semantics>
</math>
</file>

<file path=Object 114/content.xml><?xml version="1.0" encoding="utf-8"?>
<math xmlns="http://www.w3.org/1998/Math/MathML">
  <semantics>
    <mrow>
      <mfrac>
        <mi>d</mi>
        <mi mathvariant="italic">dt</mi>
      </mfrac>
      <mrow>
        <msubsup>
          <mo stretchy="false">σ</mo>
          <mover accent="true">
            <mi>X</mi>
            <mo stretchy="false">˜</mo>
          </mover>
          <mn>2</mn>
        </msubsup>
        <mi mathvariant="normal">=</mi>
        <mn>2</mn>
      </mrow>
      <mrow>
        <mo stretchy="false">(</mo>
        <mrow>
          <mi>a</mi>
          <mi mathvariant="normal">−</mi>
          <mi>L</mi>
        </mrow>
        <mo stretchy="false">)</mo>
      </mrow>
      <mrow>
        <msubsup>
          <mo stretchy="false">σ</mo>
          <mover accent="true">
            <mi>X</mi>
            <mo stretchy="false">˜</mo>
          </mover>
          <mn>2</mn>
        </msubsup>
        <mo stretchy="false">+</mo>
        <mi>E</mi>
      </mrow>
      <mrow>
        <mi stretchy="false" mathvariant="normal">[</mi>
        <mrow>
          <mrow>
            <mo stretchy="false">(</mo>
            <mrow>
              <msup>
                <mi>e</mi>
                <mrow>
                  <mrow>
                    <mo stretchy="false">(</mo>
                    <mrow>
                      <mi>a</mi>
                      <mi mathvariant="normal">−</mi>
                      <mi>L</mi>
                    </mrow>
                    <mo stretchy="false">)</mo>
                  </mrow>
                  <mi>t</mi>
                </mrow>
              </msup>
              <mover accent="true">
                <mi>X</mi>
                <mo stretchy="false">˜</mo>
              </mover>
              <mrow>
                <mrow>
                  <mo stretchy="false">(</mo>
                  <mn>0</mn>
                  <mo stretchy="false">)</mo>
                </mrow>
                <mo stretchy="false">+</mo>
                <mrow>
                  <msubsup>
                    <mi mathvariant="normal">∫</mi>
                    <mn>0</mn>
                    <mi>t</mi>
                  </msubsup>
                  <msup>
                    <mi>e</mi>
                    <mrow>
                      <mrow>
                        <mo stretchy="false">(</mo>
                        <mrow>
                          <mi>a</mi>
                          <mi mathvariant="normal">−</mi>
                          <mi>L</mi>
                        </mrow>
                        <mo stretchy="false">)</mo>
                      </mrow>
                      <mrow>
                        <mo stretchy="false">(</mo>
                        <mrow>
                          <mi>t</mi>
                          <mi mathvariant="normal">−</mi>
                          <mo stretchy="false">τ</mo>
                        </mrow>
                        <mo stretchy="false">)</mo>
                      </mrow>
                    </mrow>
                  </msup>
                </mrow>
              </mrow>
              <mrow>
                <mo stretchy="false">(</mo>
                <mrow>
                  <msub>
                    <mi>b</mi>
                    <mi>w</mi>
                  </msub>
                  <mi>W</mi>
                  <mrow>
                    <mrow>
                      <mo stretchy="false">(</mo>
                      <mo stretchy="false">τ</mo>
                      <mo stretchy="false">)</mo>
                    </mrow>
                    <mi mathvariant="normal">−</mi>
                    <mi>L</mi>
                  </mrow>
                  <mi>V</mi>
                  <mrow>
                    <mo stretchy="false">(</mo>
                    <mo stretchy="false">τ</mo>
                    <mo stretchy="false">)</mo>
                  </mrow>
                </mrow>
                <mo stretchy="false">)</mo>
              </mrow>
              <mi>d</mi>
              <mo stretchy="false">τ</mo>
            </mrow>
            <mo stretchy="false">)</mo>
          </mrow>
          <mrow>
            <mo stretchy="false">(</mo>
            <mrow>
              <msub>
                <mi>b</mi>
                <mi>w</mi>
              </msub>
              <mi>W</mi>
              <mrow>
                <mrow>
                  <mo stretchy="false">(</mo>
                  <mi>t</mi>
                  <mo stretchy="false">)</mo>
                </mrow>
                <mi mathvariant="normal">−</mi>
                <mi>L</mi>
              </mrow>
              <mi>V</mi>
              <mrow>
                <mo stretchy="false">(</mo>
                <mi>t</mi>
                <mo stretchy="false">)</mo>
              </mrow>
            </mrow>
            <mo stretchy="false">)</mo>
          </mrow>
        </mrow>
        <mi stretchy="false" mathvariant="normal">]</mi>
      </mrow>
    </mrow>
    <annotation encoding="StarMath 5.0">d over dt %sigma_{tilde X}^2 = 2(a - L) %sigma_{tilde X}^2 + E[(e^{(a - L) t} tilde X(0) + int_0^t e^{(a - L) (t - %tau)} (b_w W(%tau) - L V(%tau)) d%tau) (b_w W(t) - L V(t))]</annotation>
  </semantics>
</math>
</file>

<file path=Object 115/content.xml><?xml version="1.0" encoding="utf-8"?>
<math xmlns="http://www.w3.org/1998/Math/MathML">
  <semantics>
    <mrow>
      <mfrac>
        <mi>d</mi>
        <mi mathvariant="italic">dt</mi>
      </mfrac>
      <mrow>
        <msubsup>
          <mo stretchy="false">σ</mo>
          <mover accent="true">
            <mi>X</mi>
            <mo stretchy="false">˜</mo>
          </mover>
          <mn>2</mn>
        </msubsup>
        <mi mathvariant="normal">=</mi>
        <mn>2</mn>
      </mrow>
      <mrow>
        <mo stretchy="false">(</mo>
        <mrow>
          <mi>a</mi>
          <mi mathvariant="normal">−</mi>
          <mi>L</mi>
        </mrow>
        <mo stretchy="false">)</mo>
      </mrow>
      <mrow>
        <msubsup>
          <mo stretchy="false">σ</mo>
          <mover accent="true">
            <mi>X</mi>
            <mo stretchy="false">˜</mo>
          </mover>
          <mn>2</mn>
        </msubsup>
        <mo stretchy="false">+</mo>
        <msup>
          <mi>e</mi>
          <mrow>
            <mrow>
              <mo stretchy="false">(</mo>
              <mrow>
                <mi>a</mi>
                <mi mathvariant="normal">−</mi>
                <mi>L</mi>
              </mrow>
              <mo stretchy="false">)</mo>
            </mrow>
            <mi>t</mi>
          </mrow>
        </msup>
      </mrow>
      <mrow>
        <mo stretchy="false">(</mo>
        <mrow>
          <msub>
            <mi>b</mi>
            <mi>w</mi>
          </msub>
          <mi>E</mi>
          <mrow>
            <mrow>
              <mi stretchy="false" mathvariant="normal">[</mi>
              <mrow>
                <mover accent="true">
                  <mi>X</mi>
                  <mo stretchy="false">˜</mo>
                </mover>
                <mrow>
                  <mo stretchy="false">(</mo>
                  <mn>0</mn>
                  <mo stretchy="false">)</mo>
                </mrow>
                <mi>W</mi>
                <mrow>
                  <mo stretchy="false">(</mo>
                  <mi>t</mi>
                  <mo stretchy="false">)</mo>
                </mrow>
              </mrow>
              <mi stretchy="false" mathvariant="normal">]</mi>
            </mrow>
            <mi mathvariant="normal">−</mi>
            <mi>L</mi>
          </mrow>
          <mi>E</mi>
          <mrow>
            <mi stretchy="false" mathvariant="normal">[</mi>
            <mrow>
              <mover accent="true">
                <mi>X</mi>
                <mo stretchy="false">˜</mo>
              </mover>
              <mrow>
                <mo stretchy="false">(</mo>
                <mn>0</mn>
                <mo stretchy="false">)</mo>
              </mrow>
              <mi>V</mi>
              <mrow>
                <mo stretchy="false">(</mo>
                <mi>t</mi>
                <mo stretchy="false">)</mo>
              </mrow>
            </mrow>
            <mi stretchy="false" mathvariant="normal">]</mi>
          </mrow>
        </mrow>
        <mo stretchy="false">)</mo>
      </mrow>
    </mrow>
    <annotation encoding="StarMath 5.0">d over dt %sigma_{tilde X}^2 = 2(a - L) %sigma_{tilde X}^2 + e^{(a - L) t} ( b_w E[tilde X(0) W(t)] - L E[tilde X(0) V(t)])</annotation>
  </semantics>
</math>
</file>

<file path=Object 116/content.xml><?xml version="1.0" encoding="utf-8"?>
<math xmlns="http://www.w3.org/1998/Math/MathML">
  <semantics>
    <mrow>
      <mrow>
        <mi/>
        <mo stretchy="false">+</mo>
        <mrow>
          <msubsup>
            <mi mathvariant="normal">∫</mi>
            <mn>0</mn>
            <mi>t</mi>
          </msubsup>
          <msup>
            <mi>e</mi>
            <mrow>
              <mrow>
                <mo stretchy="false">(</mo>
                <mrow>
                  <mi>a</mi>
                  <mi mathvariant="normal">−</mi>
                  <mi>L</mi>
                </mrow>
                <mo stretchy="false">)</mo>
              </mrow>
              <mrow>
                <mo stretchy="false">(</mo>
                <mrow>
                  <mi>t</mi>
                  <mi mathvariant="normal">−</mi>
                  <mo stretchy="false">τ</mo>
                </mrow>
                <mo stretchy="false">)</mo>
              </mrow>
            </mrow>
          </msup>
        </mrow>
      </mrow>
      <mi>E</mi>
      <mrow>
        <mi stretchy="false" mathvariant="normal">[</mi>
        <mrow>
          <mrow>
            <mo stretchy="false">(</mo>
            <mrow>
              <msub>
                <mi>b</mi>
                <mi>w</mi>
              </msub>
              <mi>W</mi>
              <mrow>
                <mrow>
                  <mo stretchy="false">(</mo>
                  <mo stretchy="false">τ</mo>
                  <mo stretchy="false">)</mo>
                </mrow>
                <mi mathvariant="normal">−</mi>
                <mi>L</mi>
              </mrow>
              <mi>V</mi>
              <mrow>
                <mo stretchy="false">(</mo>
                <mo stretchy="false">τ</mo>
                <mo stretchy="false">)</mo>
              </mrow>
            </mrow>
            <mo stretchy="false">)</mo>
          </mrow>
          <mrow>
            <mo stretchy="false">(</mo>
            <mrow>
              <msub>
                <mi>b</mi>
                <mi>w</mi>
              </msub>
              <mi>W</mi>
              <mrow>
                <mrow>
                  <mo stretchy="false">(</mo>
                  <mi>t</mi>
                  <mo stretchy="false">)</mo>
                </mrow>
                <mi mathvariant="normal">−</mi>
                <mi>L</mi>
              </mrow>
              <mi>V</mi>
              <mrow>
                <mo stretchy="false">(</mo>
                <mi>t</mi>
                <mo stretchy="false">)</mo>
              </mrow>
            </mrow>
            <mo stretchy="false">)</mo>
          </mrow>
        </mrow>
        <mi stretchy="false" mathvariant="normal">]</mi>
      </mrow>
      <mi>d</mi>
      <mo stretchy="false">τ</mo>
    </mrow>
    <annotation encoding="StarMath 5.0">~~~~~~~~ + int_0^t e^{(a - L) (t - %tau)} E[(b_w W(%tau) - L V(%tau)) (b_w W(t) - L V(t))] d%tau</annotation>
  </semantics>
</math>
</file>

<file path=Object 117/content.xml><?xml version="1.0" encoding="utf-8"?>
<math xmlns="http://www.w3.org/1998/Math/MathML">
  <semantics>
    <mrow>
      <mtext>Assuming that </mtext>
      <mi>E</mi>
      <mrow>
        <mrow>
          <mi stretchy="false" mathvariant="normal">[</mi>
          <mrow>
            <mi>W</mi>
            <mrow>
              <mo stretchy="false">(</mo>
              <mi>t</mi>
              <mo stretchy="false">)</mo>
            </mrow>
            <mover accent="true">
              <mi>X</mi>
              <mo stretchy="false">ˆ</mo>
            </mover>
            <mrow>
              <mo stretchy="false">(</mo>
              <mn>0</mn>
              <mo stretchy="false">)</mo>
            </mrow>
          </mrow>
          <mi stretchy="false" mathvariant="normal">]</mi>
        </mrow>
        <mi mathvariant="normal">=</mi>
        <mi>E</mi>
      </mrow>
      <mrow>
        <mrow>
          <mi stretchy="false" mathvariant="normal">[</mi>
          <mrow>
            <mi>V</mi>
            <mrow>
              <mo stretchy="false">(</mo>
              <mi>t</mi>
              <mo stretchy="false">)</mo>
            </mrow>
            <mover accent="true">
              <mi>X</mi>
              <mo stretchy="false">ˆ</mo>
            </mover>
            <mrow>
              <mo stretchy="false">(</mo>
              <mn>0</mn>
              <mo stretchy="false">)</mo>
            </mrow>
          </mrow>
          <mi stretchy="false" mathvariant="normal">]</mi>
        </mrow>
        <mi mathvariant="normal">=</mi>
        <mn>0,</mn>
      </mrow>
    </mrow>
    <annotation encoding="StarMath 5.0">"Assuming that " E[W(t) hat X(0)] = E[V(t) hat X(0)] = 0,</annotation>
  </semantics>
</math>
</file>

<file path=Object 118/content.xml><?xml version="1.0" encoding="utf-8"?>
<math xmlns="http://www.w3.org/1998/Math/MathML">
  <semantics>
    <mrow>
      <mi>E</mi>
      <mrow>
        <mrow>
          <mi stretchy="false" mathvariant="normal">[</mi>
          <mrow>
            <mi>W</mi>
            <mrow>
              <mo stretchy="false">(</mo>
              <mi>t</mi>
              <mo stretchy="false">)</mo>
            </mrow>
            <mover accent="true">
              <mi>X</mi>
              <mo stretchy="false">˜</mo>
            </mover>
            <mrow>
              <mo stretchy="false">(</mo>
              <mn>0</mn>
              <mo stretchy="false">)</mo>
            </mrow>
          </mrow>
          <mi stretchy="false" mathvariant="normal">]</mi>
        </mrow>
        <mi mathvariant="normal">=</mi>
        <mi>E</mi>
      </mrow>
      <mrow>
        <mrow>
          <mi stretchy="false" mathvariant="normal">[</mi>
          <mrow>
            <mi>W</mi>
            <mrow>
              <mo stretchy="false">(</mo>
              <mi>t</mi>
              <mo stretchy="false">)</mo>
            </mrow>
            <mrow>
              <mo stretchy="false">(</mo>
              <mrow>
                <mi>X</mi>
                <mrow>
                  <mrow>
                    <mo stretchy="false">(</mo>
                    <mn>0</mn>
                    <mo stretchy="false">)</mo>
                  </mrow>
                  <mi mathvariant="normal">−</mi>
                  <mover accent="true">
                    <mi>X</mi>
                    <mo stretchy="false">ˆ</mo>
                  </mover>
                </mrow>
                <mrow>
                  <mo stretchy="false">(</mo>
                  <mn>0</mn>
                  <mo stretchy="false">)</mo>
                </mrow>
              </mrow>
              <mo stretchy="false">)</mo>
            </mrow>
          </mrow>
          <mi stretchy="false" mathvariant="normal">]</mi>
        </mrow>
        <mi mathvariant="normal">=</mi>
        <mi>E</mi>
      </mrow>
      <mrow>
        <mrow>
          <mi stretchy="false" mathvariant="normal">[</mi>
          <mrow>
            <mi>W</mi>
            <mrow>
              <mo stretchy="false">(</mo>
              <mi>t</mi>
              <mo stretchy="false">)</mo>
            </mrow>
            <mi>X</mi>
            <mrow>
              <mo stretchy="false">(</mo>
              <mn>0</mn>
              <mo stretchy="false">)</mo>
            </mrow>
          </mrow>
          <mi stretchy="false" mathvariant="normal">]</mi>
        </mrow>
        <mi mathvariant="normal">−</mi>
        <mi>E</mi>
      </mrow>
      <mrow>
        <mi stretchy="false" mathvariant="normal">[</mi>
        <mrow>
          <mi>W</mi>
          <mrow>
            <mo stretchy="false">(</mo>
            <mi>t</mi>
            <mo stretchy="false">)</mo>
          </mrow>
          <mover accent="true">
            <mi>X</mi>
            <mo stretchy="false">ˆ</mo>
          </mover>
          <mrow>
            <mo stretchy="false">(</mo>
            <mn>0</mn>
            <mo stretchy="false">)</mo>
          </mrow>
        </mrow>
        <mi stretchy="false" mathvariant="normal">]</mi>
      </mrow>
    </mrow>
    <annotation encoding="StarMath 5.0">E[W(t) tilde X(0)] = E[W(t) (X(0) - hat X(0))] = E[W(t) X(0)] - E[W(t) hat X(0)]</annotation>
  </semantics>
</math>
</file>

<file path=Object 119/content.xml><?xml version="1.0" encoding="utf-8"?>
<math xmlns="http://www.w3.org/1998/Math/MathML">
  <semantics>
    <mrow>
      <mi>E</mi>
      <mrow>
        <mrow>
          <mi stretchy="false" mathvariant="normal">[</mi>
          <mrow>
            <mi>W</mi>
            <mrow>
              <mo stretchy="false">(</mo>
              <mi>t</mi>
              <mo stretchy="false">)</mo>
            </mrow>
            <mover accent="true">
              <mi>X</mi>
              <mo stretchy="false">˜</mo>
            </mover>
            <mrow>
              <mo stretchy="false">(</mo>
              <mn>0</mn>
              <mo stretchy="false">)</mo>
            </mrow>
          </mrow>
          <mi stretchy="false" mathvariant="normal">]</mi>
        </mrow>
        <mi mathvariant="normal">=</mi>
        <mi>E</mi>
      </mrow>
      <mrow>
        <mrow>
          <mi stretchy="false" mathvariant="normal">[</mi>
          <mrow>
            <mi>W</mi>
            <mrow>
              <mo stretchy="false">(</mo>
              <mi>t</mi>
              <mo stretchy="false">)</mo>
            </mrow>
            <mrow>
              <mrow>
                <mo stretchy="false">(</mo>
                <mrow>
                  <mi>X</mi>
                  <mrow>
                    <mrow>
                      <mo stretchy="false">(</mo>
                      <mn>0</mn>
                      <mo stretchy="false">)</mo>
                    </mrow>
                    <mi mathvariant="normal">−</mi>
                    <msub>
                      <mi>x</mi>
                      <mn>0</mn>
                    </msub>
                  </mrow>
                </mrow>
                <mo stretchy="false">)</mo>
              </mrow>
              <mo stretchy="false">+</mo>
              <mi>W</mi>
            </mrow>
            <mrow>
              <mo stretchy="false">(</mo>
              <mi>t</mi>
              <mo stretchy="false">)</mo>
            </mrow>
            <msub>
              <mi>x</mi>
              <mn>0</mn>
            </msub>
          </mrow>
          <mi stretchy="false" mathvariant="normal">]</mi>
        </mrow>
        <mi mathvariant="normal">−</mi>
        <mi>E</mi>
      </mrow>
      <mrow>
        <mi stretchy="false" mathvariant="normal">[</mi>
        <mrow>
          <mi>W</mi>
          <mrow>
            <mo stretchy="false">(</mo>
            <mi>t</mi>
            <mo stretchy="false">)</mo>
          </mrow>
          <mover accent="true">
            <mi>X</mi>
            <mo stretchy="false">ˆ</mo>
          </mover>
          <mrow>
            <mo stretchy="false">(</mo>
            <mn>0</mn>
            <mo stretchy="false">)</mo>
          </mrow>
        </mrow>
        <mi stretchy="false" mathvariant="normal">]</mi>
      </mrow>
    </mrow>
    <annotation encoding="StarMath 5.0">E[W(t) tilde X(0)] = E[W(t) (X(0) - x_0) + W(t) x_0] - E[W(t) hat X(0)]</annotation>
  </semantics>
</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text>Taking inverse Z transform, </math:mtext>
      <math:msub>
        <math:mo math:stretchy="false">Λ</math:mo>
        <math:mi math:fontstyle="italic">YY</math:mi>
      </math:msub>
      <math:mrow>
        <math:mrow>
          <math:mo math:stretchy="false">(</math:mo>
          <math:mi>l</math:mi>
          <math:mo math:stretchy="false">)</math:mo>
        </math:mrow>
        <math:mo math:stretchy="false">=</math:mo>
        <math:mfenced math:open="{" math:close="}">
          <math:mrow>
            <math:mtable>
              <math:mtr>
                <math:mtd>
                  <math:mrow>
                    <math:mi>A</math:mi>
                    <math:mo math:stretchy="false">⋅</math:mo>
                    <math:msup>
                      <math:mn>0.5</math:mn>
                      <math:mi>l</math:mi>
                    </math:msup>
                  </math:mrow>
                </math:mtd>
                <math:mtd>
                  <math:mrow>
                    <math:mtext>for </math:mtext>
                    <math:mrow>
                      <math:mi>l</math:mi>
                      <math:mo math:stretchy="false">&gt;</math:mo>
                      <math:mn>0</math:mn>
                    </math:mrow>
                  </math:mrow>
                </math:mtd>
              </math:mtr>
              <math:mtr>
                <math:mtd>
                  <math:mrow>
                    <math:mn>2</math:mn>
                    <math:mrow>
                      <math:mi>A</math:mi>
                      <math:mo math:stretchy="false">+</math:mo>
                      <math:mn>2</math:mn>
                    </math:mrow>
                    <math:mi>B</math:mi>
                  </math:mrow>
                </math:mtd>
                <math:mtd>
                  <math:mrow>
                    <math:mtext>for </math:mtext>
                    <math:mrow>
                      <math:mi>l</math:mi>
                      <math:mo math:stretchy="false">=</math:mo>
                      <math:mn>0</math:mn>
                    </math:mrow>
                  </math:mrow>
                </math:mtd>
              </math:mtr>
              <math:mtr>
                <math:mtd>
                  <math:mrow>
                    <math:mi>A</math:mi>
                    <math:mo math:stretchy="false">⋅</math:mo>
                    <math:msup>
                      <math:mn>0.5</math:mn>
                      <math:mrow>
                        <math:mo math:stretchy="false">−</math:mo>
                        <math:mi>l</math:mi>
                      </math:mrow>
                    </math:msup>
                  </math:mrow>
                </math:mtd>
                <math:mtd>
                  <math:mrow>
                    <math:mtext>for </math:mtext>
                    <math:mrow>
                      <math:mi>l</math:mi>
                      <math:mo math:stretchy="false">&lt;</math:mo>
                      <math:mn>0</math:mn>
                    </math:mrow>
                  </math:mrow>
                </math:mtd>
              </math:mtr>
            </math:mtable>
            <math:mi/>
          </math:mrow>
        </math:mfenced>
      </math:mrow>
    </math:mrow>
    <math:annotation math:encoding="StarMath 5.0">"Taking inverse Z transform, " %LAMBDA_YY(l) = left lbrace matrix{A cdot 0.5^l # "for " l &gt; 0 ## 2 A + 2 B # "for " l = 0 ## A cdot 0.5^-l # "for " l &lt; 0 } ~~~~~~~~~~~~~~~~~~~~~~~~~~~~~~~~~~~~~~~~~~~~~~~~~~~~~~~~~~ right rbrace</math:annotation>
  </math:semantics>
</math:math>
</file>

<file path=Object 120/content.xml><?xml version="1.0" encoding="utf-8"?>
<math xmlns="http://www.w3.org/1998/Math/MathML">
  <semantics>
    <mrow>
      <mi>E</mi>
      <mrow>
        <mrow>
          <mi stretchy="false" mathvariant="normal">[</mi>
          <mrow>
            <mover accent="true">
              <mi>X</mi>
              <mo stretchy="false">˜</mo>
            </mover>
            <mrow>
              <mo stretchy="false">(</mo>
              <mn>0</mn>
              <mo stretchy="false">)</mo>
            </mrow>
            <mi>W</mi>
            <mrow>
              <mo stretchy="false">(</mo>
              <mi>t</mi>
              <mo stretchy="false">)</mo>
            </mrow>
          </mrow>
          <mi stretchy="false" mathvariant="normal">]</mi>
        </mrow>
        <mi mathvariant="normal">=</mi>
        <mi>E</mi>
      </mrow>
      <mrow>
        <mrow>
          <mi stretchy="false" mathvariant="normal">[</mi>
          <mrow>
            <mi>W</mi>
            <mrow>
              <mo stretchy="false">(</mo>
              <mi>t</mi>
              <mo stretchy="false">)</mo>
            </mrow>
            <mrow>
              <mo stretchy="false">(</mo>
              <mrow>
                <mi>X</mi>
                <mrow>
                  <mrow>
                    <mo stretchy="false">(</mo>
                    <mn>0</mn>
                    <mo stretchy="false">)</mo>
                  </mrow>
                  <mi mathvariant="normal">−</mi>
                  <msub>
                    <mi>x</mi>
                    <mn>0</mn>
                  </msub>
                </mrow>
              </mrow>
              <mo stretchy="false">)</mo>
            </mrow>
          </mrow>
          <mi stretchy="false" mathvariant="normal">]</mi>
        </mrow>
        <mo stretchy="false">+</mo>
        <msub>
          <mi>x</mi>
          <mn>0</mn>
        </msub>
      </mrow>
      <mi>E</mi>
      <mrow>
        <mrow>
          <mrow>
            <mi stretchy="false" mathvariant="normal">[</mi>
            <mrow>
              <mi>W</mi>
              <mrow>
                <mo stretchy="false">(</mo>
                <mi>t</mi>
                <mo stretchy="false">)</mo>
              </mrow>
            </mrow>
            <mi stretchy="false" mathvariant="normal">]</mi>
          </mrow>
          <mi mathvariant="normal">−</mi>
          <mn>0</mn>
        </mrow>
        <mi mathvariant="normal">=</mi>
        <mn>0</mn>
      </mrow>
    </mrow>
    <annotation encoding="StarMath 5.0">E[tilde X(0) W(t)] = E[W(t) (X(0) - x_0)] + x_0 E[W(t)] - 0 = 0</annotation>
  </semantics>
</math>
</file>

<file path=Object 121/content.xml><?xml version="1.0" encoding="utf-8"?>
<math xmlns="http://www.w3.org/1998/Math/MathML">
  <semantics>
    <mrow>
      <mtext>Likewise </mtext>
      <mi>E</mi>
      <mrow>
        <mrow>
          <mi stretchy="false" mathvariant="normal">[</mi>
          <mrow>
            <mover accent="true">
              <mi>X</mi>
              <mo stretchy="false">˜</mo>
            </mover>
            <mrow>
              <mo stretchy="false">(</mo>
              <mn>0</mn>
              <mo stretchy="false">)</mo>
            </mrow>
            <mi>V</mi>
            <mrow>
              <mo stretchy="false">(</mo>
              <mi>t</mi>
              <mo stretchy="false">)</mo>
            </mrow>
          </mrow>
          <mi stretchy="false" mathvariant="normal">]</mi>
        </mrow>
        <mi mathvariant="normal">=</mi>
        <mi>E</mi>
      </mrow>
      <mrow>
        <mrow>
          <mi stretchy="false" mathvariant="normal">[</mi>
          <mrow>
            <mi>V</mi>
            <mrow>
              <mo stretchy="false">(</mo>
              <mi>t</mi>
              <mo stretchy="false">)</mo>
            </mrow>
            <mrow>
              <mo stretchy="false">(</mo>
              <mrow>
                <mi>X</mi>
                <mrow>
                  <mrow>
                    <mo stretchy="false">(</mo>
                    <mn>0</mn>
                    <mo stretchy="false">)</mo>
                  </mrow>
                  <mi mathvariant="normal">−</mi>
                  <msub>
                    <mi>x</mi>
                    <mn>0</mn>
                  </msub>
                </mrow>
              </mrow>
              <mo stretchy="false">)</mo>
            </mrow>
          </mrow>
          <mi stretchy="false" mathvariant="normal">]</mi>
        </mrow>
        <mo stretchy="false">+</mo>
        <msub>
          <mi>x</mi>
          <mn>0</mn>
        </msub>
      </mrow>
      <mi>E</mi>
      <mrow>
        <mrow>
          <mi stretchy="false" mathvariant="normal">[</mi>
          <mrow>
            <mi>V</mi>
            <mrow>
              <mo stretchy="false">(</mo>
              <mi>t</mi>
              <mo stretchy="false">)</mo>
            </mrow>
          </mrow>
          <mi stretchy="false" mathvariant="normal">]</mi>
        </mrow>
        <mi mathvariant="normal">−</mi>
        <mi>E</mi>
      </mrow>
      <mrow>
        <mrow>
          <mi stretchy="false" mathvariant="normal">[</mi>
          <mrow>
            <mi>V</mi>
            <mrow>
              <mo stretchy="false">(</mo>
              <mi>t</mi>
              <mo stretchy="false">)</mo>
            </mrow>
            <mover accent="true">
              <mi>X</mi>
              <mo stretchy="false">ˆ</mo>
            </mover>
            <mrow>
              <mo stretchy="false">(</mo>
              <mn>0</mn>
              <mo stretchy="false">)</mo>
            </mrow>
          </mrow>
          <mi stretchy="false" mathvariant="normal">]</mi>
        </mrow>
        <mi mathvariant="normal">=</mi>
        <mn>0</mn>
      </mrow>
    </mrow>
    <annotation encoding="StarMath 5.0">"Likewise " E[tilde X(0) V(t)] = E[V(t) (X(0) - x_0)] + x_0 E[V(t)] - E[V(t) hat X(0)] = 0</annotation>
  </semantics>
</math>
</file>

<file path=Object 122/content.xml><?xml version="1.0" encoding="utf-8"?>
<math xmlns="http://www.w3.org/1998/Math/MathML">
  <semantics>
    <mrow>
      <mfrac>
        <mi>d</mi>
        <mi mathvariant="italic">dt</mi>
      </mfrac>
      <mrow>
        <msubsup>
          <mo stretchy="false">σ</mo>
          <mover accent="true">
            <mi>X</mi>
            <mo stretchy="false">˜</mo>
          </mover>
          <mn>2</mn>
        </msubsup>
        <mi mathvariant="normal">=</mi>
        <mn>2</mn>
      </mrow>
      <mrow>
        <mo stretchy="false">(</mo>
        <mrow>
          <mi>a</mi>
          <mi mathvariant="normal">−</mi>
          <mi>L</mi>
        </mrow>
        <mo stretchy="false">)</mo>
      </mrow>
      <mrow>
        <msubsup>
          <mo stretchy="false">σ</mo>
          <mover accent="true">
            <mi>X</mi>
            <mo stretchy="false">˜</mo>
          </mover>
          <mn>2</mn>
        </msubsup>
        <mo stretchy="false">+</mo>
        <mrow>
          <msubsup>
            <mi mathvariant="normal">∫</mi>
            <mn>0</mn>
            <mi>t</mi>
          </msubsup>
          <msup>
            <mi>e</mi>
            <mrow>
              <mrow>
                <mo stretchy="false">(</mo>
                <mrow>
                  <mi>a</mi>
                  <mi mathvariant="normal">−</mi>
                  <mi>L</mi>
                </mrow>
                <mo stretchy="false">)</mo>
              </mrow>
              <mrow>
                <mo stretchy="false">(</mo>
                <mrow>
                  <mi>t</mi>
                  <mi mathvariant="normal">−</mi>
                  <mo stretchy="false">τ</mo>
                </mrow>
                <mo stretchy="false">)</mo>
              </mrow>
            </mrow>
          </msup>
        </mrow>
      </mrow>
      <mrow>
        <mo stretchy="false">(</mo>
        <mrow>
          <msubsup>
            <mi>b</mi>
            <mi>w</mi>
            <mn>2</mn>
          </msubsup>
          <mi>E</mi>
          <mrow>
            <mrow>
              <mi stretchy="false" mathvariant="normal">[</mi>
              <mrow>
                <mi>W</mi>
                <msup>
                  <mrow>
                    <mo stretchy="false">(</mo>
                    <mo stretchy="false">τ</mo>
                    <mo stretchy="false">)</mo>
                  </mrow>
                  <mn>2</mn>
                </msup>
              </mrow>
              <mi stretchy="false" mathvariant="normal">]</mi>
            </mrow>
            <mi mathvariant="normal">−</mi>
            <mn>2</mn>
          </mrow>
          <msub>
            <mi>b</mi>
            <mi>w</mi>
          </msub>
          <mi>L</mi>
          <mi>E</mi>
          <mrow>
            <mrow>
              <mi stretchy="false" mathvariant="normal">[</mi>
              <mrow>
                <mi>W</mi>
                <mrow>
                  <mo stretchy="false">(</mo>
                  <mo stretchy="false">τ</mo>
                  <mo stretchy="false">)</mo>
                </mrow>
                <mi>V</mi>
                <mrow>
                  <mo stretchy="false">(</mo>
                  <mo stretchy="false">τ</mo>
                  <mo stretchy="false">)</mo>
                </mrow>
              </mrow>
              <mi stretchy="false" mathvariant="normal">]</mi>
            </mrow>
            <mo stretchy="false">+</mo>
            <msup>
              <mi>L</mi>
              <mn>2</mn>
            </msup>
          </mrow>
          <mi>E</mi>
          <mrow>
            <mi stretchy="false" mathvariant="normal">[</mi>
            <mrow>
              <mi>V</mi>
              <msup>
                <mrow>
                  <mo stretchy="false">(</mo>
                  <mi>t</mi>
                  <mo stretchy="false">)</mo>
                </mrow>
                <mn>2</mn>
              </msup>
            </mrow>
            <mi stretchy="false" mathvariant="normal">]</mi>
          </mrow>
        </mrow>
        <mo stretchy="false">)</mo>
      </mrow>
      <mi>d</mi>
      <mo stretchy="false">τ</mo>
    </mrow>
    <annotation encoding="StarMath 5.0">d over dt %sigma_{tilde X}^2 = 2(a - L) %sigma_{tilde X}^2 + int_0^t e^{(a - L) (t - %tau)} (b_w^2 E[W(%tau)^2] - 2 b_w L E[W(%tau) V(%tau)] + L^2 E[V(t)^2]) d%tau</annotation>
  </semantics>
</math>
</file>

<file path=Object 123/content.xml><?xml version="1.0" encoding="utf-8"?>
<math xmlns="http://www.w3.org/1998/Math/MathML">
  <semantics>
    <mrow>
      <mfrac>
        <mi>d</mi>
        <mi mathvariant="italic">dt</mi>
      </mfrac>
      <mrow>
        <msubsup>
          <mo stretchy="false">σ</mo>
          <mover accent="true">
            <mi>X</mi>
            <mo stretchy="false">˜</mo>
          </mover>
          <mn>2</mn>
        </msubsup>
        <mi mathvariant="normal">=</mi>
        <mn>2</mn>
      </mrow>
      <mrow>
        <mo stretchy="false">(</mo>
        <mrow>
          <mi>a</mi>
          <mi mathvariant="normal">−</mi>
          <mi>L</mi>
        </mrow>
        <mo stretchy="false">)</mo>
      </mrow>
      <mrow>
        <msubsup>
          <mo stretchy="false">σ</mo>
          <mover accent="true">
            <mi>X</mi>
            <mo stretchy="false">˜</mo>
          </mover>
          <mn>2</mn>
        </msubsup>
        <mo stretchy="false">+</mo>
        <mrow>
          <msubsup>
            <mi mathvariant="normal">∫</mi>
            <mn>0</mn>
            <mi>t</mi>
          </msubsup>
          <msup>
            <mi>e</mi>
            <mrow>
              <mrow>
                <mo stretchy="false">(</mo>
                <mrow>
                  <mi>a</mi>
                  <mi mathvariant="normal">−</mi>
                  <mi>L</mi>
                </mrow>
                <mo stretchy="false">)</mo>
              </mrow>
              <mrow>
                <mo stretchy="false">(</mo>
                <mrow>
                  <mi>t</mi>
                  <mi mathvariant="normal">−</mi>
                  <mo stretchy="false">τ</mo>
                </mrow>
                <mo stretchy="false">)</mo>
              </mrow>
            </mrow>
          </msup>
        </mrow>
      </mrow>
      <mrow>
        <mo stretchy="false">(</mo>
        <mrow>
          <msubsup>
            <mi>b</mi>
            <mi>w</mi>
            <mn>2</mn>
          </msubsup>
          <msubsup>
            <mo stretchy="false">σ</mo>
            <mi>W</mi>
            <mn>2</mn>
          </msubsup>
          <mo stretchy="false">δ</mo>
          <mrow>
            <mrow>
              <mo stretchy="false">(</mo>
              <mn>0</mn>
              <mo stretchy="false">)</mo>
            </mrow>
            <mi mathvariant="normal">−</mi>
            <mn>2</mn>
          </mrow>
          <msub>
            <mi>b</mi>
            <mi>w</mi>
          </msub>
          <mrow>
            <mrow>
              <mi>L</mi>
              <mi mathvariant="normal">⋅</mi>
              <mn>0</mn>
            </mrow>
            <mo stretchy="false">+</mo>
            <msup>
              <mi>L</mi>
              <mn>2</mn>
            </msup>
          </mrow>
          <msubsup>
            <mo stretchy="false">σ</mo>
            <mi>V</mi>
            <mn>2</mn>
          </msubsup>
          <mo stretchy="false">δ</mo>
          <mrow>
            <mo stretchy="false">(</mo>
            <mn>0</mn>
            <mo stretchy="false">)</mo>
          </mrow>
        </mrow>
        <mo stretchy="false">)</mo>
      </mrow>
      <mi>d</mi>
      <mo stretchy="false">τ</mo>
    </mrow>
    <annotation encoding="StarMath 5.0">d over dt %sigma_{tilde X}^2 = 2(a - L) %sigma_{tilde X}^2 + int_0^t e^{(a - L) (t - %tau)} (b_w^2 %sigma_W^2 %delta(0) - 2 b_w L cdot 0 + L^2 %sigma_V^2 %delta(0)) d%tau</annotation>
  </semantics>
</math>
</file>

<file path=Object 124/content.xml><?xml version="1.0" encoding="utf-8"?>
<math xmlns="http://www.w3.org/1998/Math/MathML">
  <semantics>
    <mrow>
      <mfrac>
        <mi>d</mi>
        <mi mathvariant="italic">dt</mi>
      </mfrac>
      <mrow>
        <msubsup>
          <mo stretchy="false">σ</mo>
          <mover accent="true">
            <mi>X</mi>
            <mo stretchy="false">˜</mo>
          </mover>
          <mn>2</mn>
        </msubsup>
        <mi mathvariant="normal">=</mi>
        <mn>2</mn>
      </mrow>
      <mrow>
        <mo stretchy="false">(</mo>
        <mrow>
          <mi>a</mi>
          <mi mathvariant="normal">−</mi>
          <mi>L</mi>
        </mrow>
        <mo stretchy="false">)</mo>
      </mrow>
      <mrow>
        <msubsup>
          <mo stretchy="false">σ</mo>
          <mover accent="true">
            <mi>X</mi>
            <mo stretchy="false">˜</mo>
          </mover>
          <mn>2</mn>
        </msubsup>
        <mo stretchy="false">+</mo>
        <mrow>
          <mo stretchy="false">(</mo>
          <mrow>
            <msubsup>
              <mi>b</mi>
              <mi>w</mi>
              <mn>2</mn>
            </msubsup>
            <mrow>
              <msubsup>
                <mo stretchy="false">σ</mo>
                <mi>W</mi>
                <mn>2</mn>
              </msubsup>
              <mo stretchy="false">+</mo>
              <msup>
                <mi>L</mi>
                <mn>2</mn>
              </msup>
            </mrow>
            <msubsup>
              <mo stretchy="false">σ</mo>
              <mi>V</mi>
              <mn>2</mn>
            </msubsup>
          </mrow>
          <mo stretchy="false">)</mo>
        </mrow>
      </mrow>
      <mrow>
        <msubsup>
          <mi mathvariant="normal">∫</mi>
          <mn>0</mn>
          <mi>t</mi>
        </msubsup>
        <msup>
          <mi>e</mi>
          <mrow>
            <mrow>
              <mo stretchy="false">(</mo>
              <mrow>
                <mi>a</mi>
                <mi mathvariant="normal">−</mi>
                <mi>L</mi>
              </mrow>
              <mo stretchy="false">)</mo>
            </mrow>
            <mrow>
              <mo stretchy="false">(</mo>
              <mrow>
                <mi>t</mi>
                <mi mathvariant="normal">−</mi>
                <mo stretchy="false">τ</mo>
              </mrow>
              <mo stretchy="false">)</mo>
            </mrow>
          </mrow>
        </msup>
      </mrow>
      <mi>d</mi>
      <mrow>
        <mo stretchy="false">τ</mo>
        <mi mathvariant="normal">=</mi>
        <mn>2</mn>
      </mrow>
      <mrow>
        <mo stretchy="false">(</mo>
        <mrow>
          <mi>a</mi>
          <mi mathvariant="normal">−</mi>
          <mi>L</mi>
        </mrow>
        <mo stretchy="false">)</mo>
      </mrow>
      <mrow>
        <msubsup>
          <mo stretchy="false">σ</mo>
          <mover accent="true">
            <mi>X</mi>
            <mo stretchy="false">˜</mo>
          </mover>
          <mn>2</mn>
        </msubsup>
        <mo stretchy="false">+</mo>
        <mrow>
          <mo stretchy="false">(</mo>
          <mrow>
            <msubsup>
              <mi>b</mi>
              <mi>w</mi>
              <mn>2</mn>
            </msubsup>
            <mrow>
              <msubsup>
                <mo stretchy="false">σ</mo>
                <mi>W</mi>
                <mn>2</mn>
              </msubsup>
              <mo stretchy="false">+</mo>
              <msup>
                <mi>L</mi>
                <mn>2</mn>
              </msup>
            </mrow>
            <msubsup>
              <mo stretchy="false">σ</mo>
              <mi>V</mi>
              <mn>2</mn>
            </msubsup>
          </mrow>
          <mo stretchy="false">)</mo>
        </mrow>
      </mrow>
      <mfrac>
        <mrow>
          <msup>
            <mi>e</mi>
            <mrow>
              <mrow>
                <mo stretchy="false">(</mo>
                <mrow>
                  <mi>a</mi>
                  <mi mathvariant="normal">−</mi>
                  <mi>L</mi>
                </mrow>
                <mo stretchy="false">)</mo>
              </mrow>
              <mi>t</mi>
            </mrow>
          </msup>
          <mi mathvariant="normal">−</mi>
          <mn>1</mn>
        </mrow>
        <mrow>
          <mi>a</mi>
          <mi mathvariant="normal">−</mi>
          <mi>L</mi>
        </mrow>
      </mfrac>
    </mrow>
    <annotation encoding="StarMath 5.0">d over dt %sigma_{tilde X}^2 = 2(a - L) %sigma_{tilde X}^2 + (b_w^2 %sigma_W^2 + L^2 %sigma_V^2) int_0^t e^{(a - L) (t - %tau)} d%tau = 2(a - L) %sigma_{tilde X}^2 + (b_w^2 %sigma_W^2 + L^2 %sigma_V^2) {e^{(a - L) t} - 1} over {a - L}</annotation>
  </semantics>
</math>
</file>

<file path=Object 125/content.xml><?xml version="1.0" encoding="utf-8"?>
<math xmlns="http://www.w3.org/1998/Math/MathML">
  <semantics>
    <mrow>
      <mtext>At steady-state </mtext>
      <mfrac>
        <mi>d</mi>
        <mi mathvariant="italic">dt</mi>
      </mfrac>
      <mrow>
        <msubsup>
          <mover accent="true">
            <mo stretchy="false">σ</mo>
            <mo stretchy="false">ˉ</mo>
          </mover>
          <mover accent="true">
            <mi>X</mi>
            <mo stretchy="false">˜</mo>
          </mover>
          <mn>2</mn>
        </msubsup>
        <mi mathvariant="normal">=</mi>
        <mn>0</mn>
      </mrow>
      <mtext> and as </mtext>
      <mrow>
        <mi>t</mi>
        <mo stretchy="false">→</mo>
        <mi mathvariant="normal">∞</mi>
      </mrow>
      <mtext>, assuming </mtext>
      <mrow>
        <mrow>
          <mo stretchy="false">(</mo>
          <mrow>
            <mi>a</mi>
            <mi mathvariant="normal">−</mi>
            <mi>L</mi>
          </mrow>
          <mo stretchy="false">)</mo>
        </mrow>
        <mo stretchy="false">&lt;</mo>
        <mn>0,</mn>
      </mrow>
      <mi/>
      <mrow>
        <mn>0</mn>
        <mi mathvariant="normal">=</mi>
        <mn>2</mn>
      </mrow>
      <mrow>
        <mo stretchy="false">(</mo>
        <mrow>
          <mi>a</mi>
          <mi mathvariant="normal">−</mi>
          <mi>L</mi>
        </mrow>
        <mo stretchy="false">)</mo>
      </mrow>
      <mrow>
        <msubsup>
          <mover accent="true">
            <mo stretchy="false">σ</mo>
            <mo stretchy="false">ˉ</mo>
          </mover>
          <mover accent="true">
            <mi>X</mi>
            <mo stretchy="false">˜</mo>
          </mover>
          <mn>2</mn>
        </msubsup>
        <mi mathvariant="normal">−</mi>
        <mfrac>
          <mrow>
            <msubsup>
              <mi>b</mi>
              <mi>w</mi>
              <mn>2</mn>
            </msubsup>
            <mrow>
              <msubsup>
                <mo stretchy="false">σ</mo>
                <mi>W</mi>
                <mn>2</mn>
              </msubsup>
              <mo stretchy="false">+</mo>
              <msup>
                <mi>L</mi>
                <mn>2</mn>
              </msup>
            </mrow>
            <msubsup>
              <mo stretchy="false">σ</mo>
              <mi>V</mi>
              <mn>2</mn>
            </msubsup>
          </mrow>
          <mrow>
            <mi>a</mi>
            <mi mathvariant="normal">−</mi>
            <mi>L</mi>
          </mrow>
        </mfrac>
      </mrow>
    </mrow>
    <annotation encoding="StarMath 5.0">"At steady-state " d over dt {bar %sigma}_{tilde X}^2 = 0 " and as " t toward infinity ", assuming " (a - L) &lt; 0,` 0 = 2(a - L) {bar %sigma}_{tilde X}^2 - {b_w^2 %sigma_W^2 + L^2 %sigma_V^2} over {a - L}</annotation>
  </semantics>
</math>
</file>

<file path=Object 126/content.xml><?xml version="1.0" encoding="utf-8"?>
<math xmlns="http://www.w3.org/1998/Math/MathML">
  <semantics>
    <mrow>
      <msubsup>
        <mover accent="true">
          <mo stretchy="false">σ</mo>
          <mo stretchy="false">ˉ</mo>
        </mover>
        <mover accent="true">
          <mi>X</mi>
          <mo stretchy="false">˜</mo>
        </mover>
        <mn>2</mn>
      </msubsup>
      <mi mathvariant="normal">=</mi>
      <mfrac>
        <mrow>
          <msubsup>
            <mi>b</mi>
            <mi>w</mi>
            <mn>2</mn>
          </msubsup>
          <mrow>
            <msubsup>
              <mo stretchy="false">σ</mo>
              <mi>W</mi>
              <mn>2</mn>
            </msubsup>
            <mo stretchy="false">+</mo>
            <msup>
              <mi>L</mi>
              <mn>2</mn>
            </msup>
          </mrow>
          <msubsup>
            <mo stretchy="false">σ</mo>
            <mi>V</mi>
            <mn>2</mn>
          </msubsup>
        </mrow>
        <mrow>
          <mn>2</mn>
          <msup>
            <mrow>
              <mo stretchy="false">(</mo>
              <mrow>
                <mi>a</mi>
                <mi mathvariant="normal">−</mi>
                <mi>L</mi>
              </mrow>
              <mo stretchy="false">)</mo>
            </mrow>
            <mn>2</mn>
          </msup>
        </mrow>
      </mfrac>
    </mrow>
    <annotation encoding="StarMath 5.0">{bar %sigma}_{tilde X}^2 = {b_w^2 %sigma_W^2 + L^2 %sigma_V^2} over {2 (a - L)^2}</annotation>
  </semantics>
</math>
</file>

<file path=Object 127/content.xml><?xml version="1.0" encoding="utf-8"?>
<math xmlns="http://www.w3.org/1998/Math/MathML">
  <semantics>
    <mrow>
      <mrow>
        <mfrac>
          <mrow>
            <mi mathvariant="normal">∂</mi>
            <msubsup>
              <mover accent="true">
                <mo stretchy="false">σ</mo>
                <mo stretchy="false">ˉ</mo>
              </mover>
              <mover accent="true">
                <mi>X</mi>
                <mo stretchy="false">˜</mo>
              </mover>
              <mn>2</mn>
            </msubsup>
          </mrow>
          <mrow>
            <mi mathvariant="normal">∂</mi>
            <mi>L</mi>
          </mrow>
        </mfrac>
        <mi mathvariant="normal">=</mi>
        <mrow>
          <mfrac>
            <mrow>
              <mi>L</mi>
              <msubsup>
                <mo stretchy="false">σ</mo>
                <mi>V</mi>
                <mn>2</mn>
              </msubsup>
            </mrow>
            <msup>
              <mrow>
                <mo stretchy="false">(</mo>
                <mrow>
                  <mi>a</mi>
                  <mi mathvariant="normal">−</mi>
                  <mi>L</mi>
                </mrow>
                <mo stretchy="false">)</mo>
              </mrow>
              <mn>2</mn>
            </msup>
          </mfrac>
          <mo stretchy="false">+</mo>
          <mfrac>
            <mrow>
              <msubsup>
                <mi>b</mi>
                <mi>w</mi>
                <mn>2</mn>
              </msubsup>
              <mrow>
                <msubsup>
                  <mo stretchy="false">σ</mo>
                  <mi>W</mi>
                  <mn>2</mn>
                </msubsup>
                <mo stretchy="false">+</mo>
                <msup>
                  <mi>L</mi>
                  <mn>2</mn>
                </msup>
              </mrow>
              <msubsup>
                <mo stretchy="false">σ</mo>
                <mi>V</mi>
                <mn>2</mn>
              </msubsup>
            </mrow>
            <msup>
              <mrow>
                <mo stretchy="false">(</mo>
                <mrow>
                  <mi>a</mi>
                  <mi mathvariant="normal">−</mi>
                  <mi>L</mi>
                </mrow>
                <mo stretchy="false">)</mo>
              </mrow>
              <mn>3</mn>
            </msup>
          </mfrac>
        </mrow>
      </mrow>
      <mi mathvariant="normal">=</mi>
      <mfrac>
        <mrow>
          <mi>a</mi>
          <mi>L</mi>
          <mrow>
            <msubsup>
              <mo stretchy="false">σ</mo>
              <mi>V</mi>
              <mn>2</mn>
            </msubsup>
            <mo stretchy="false">+</mo>
            <msubsup>
              <mi>b</mi>
              <mi>w</mi>
              <mn>2</mn>
            </msubsup>
          </mrow>
          <msubsup>
            <mo stretchy="false">σ</mo>
            <mi>W</mi>
            <mn>2</mn>
          </msubsup>
        </mrow>
        <msup>
          <mrow>
            <mo stretchy="false">(</mo>
            <mrow>
              <mi>a</mi>
              <mi mathvariant="normal">−</mi>
              <mi>L</mi>
            </mrow>
            <mo stretchy="false">)</mo>
          </mrow>
          <mn>3</mn>
        </msup>
      </mfrac>
    </mrow>
    <annotation encoding="StarMath 5.0">{partial {bar %sigma}_{tilde X}^2} over {partial L} = {L %sigma_V^2} over (a - L)^2 + {b_w^2 %sigma_W^2 + L^2 %sigma_V^2} over (a - L)^3 = {a L %sigma_V^2 + b_w^2 %sigma_W^2} over (a - L)^3</annotation>
  </semantics>
</math>
</file>

<file path=Object 128/content.xml><?xml version="1.0" encoding="utf-8"?>
<math xmlns="http://www.w3.org/1998/Math/MathML">
  <semantics>
    <mrow>
      <mrow>
        <mfrac>
          <mrow>
            <mi mathvariant="normal">∂</mi>
            <msubsup>
              <mover accent="true">
                <mo stretchy="false">σ</mo>
                <mo stretchy="false">ˉ</mo>
              </mover>
              <mover accent="true">
                <mi>X</mi>
                <mo stretchy="false">˜</mo>
              </mover>
              <mn>2</mn>
            </msubsup>
          </mrow>
          <mrow>
            <mi mathvariant="normal">∂</mi>
            <mi>L</mi>
          </mrow>
        </mfrac>
        <mi mathvariant="normal">=</mi>
        <mn>0</mn>
      </mrow>
      <mtext> for </mtext>
      <mrow>
        <mi>L</mi>
        <mi mathvariant="normal">=</mi>
        <mfrac>
          <mrow>
            <mrow>
              <mi mathvariant="normal">−</mi>
              <msubsup>
                <mi>b</mi>
                <mi>w</mi>
                <mn>2</mn>
              </msubsup>
            </mrow>
            <msubsup>
              <mo stretchy="false">σ</mo>
              <mi>W</mi>
              <mn>2</mn>
            </msubsup>
          </mrow>
          <mrow>
            <mi>a</mi>
            <msubsup>
              <mo stretchy="false">σ</mo>
              <mi>V</mi>
              <mn>2</mn>
            </msubsup>
          </mrow>
        </mfrac>
      </mrow>
    </mrow>
    <annotation encoding="StarMath 5.0">{partial {bar %sigma}_{tilde X}^2} over {partial L} = 0 " for " L = {-b_w^2 %sigma_W^2} over {a %sigma_V^2}</annotation>
  </semantics>
</math>
</file>

<file path=Object 129/content.xml><?xml version="1.0" encoding="utf-8"?>
<math xmlns="http://www.w3.org/1998/Math/MathML">
  <semantics>
    <mrow>
      <mtext>With that value of </mtext>
      <mi>L</mi>
      <mi>,</mi>
      <mi/>
      <mrow>
        <mrow>
          <mrow>
            <msubsup>
              <mover accent="true">
                <mo stretchy="false">σ</mo>
                <mo stretchy="false">ˉ</mo>
              </mover>
              <mover accent="true">
                <mi>X</mi>
                <mo stretchy="false">˜</mo>
              </mover>
              <mn>2</mn>
            </msubsup>
            <mi mathvariant="normal">=</mi>
            <mfrac>
              <mrow>
                <msup>
                  <mi>a</mi>
                  <mn>2</mn>
                </msup>
                <msubsup>
                  <mo stretchy="false">σ</mo>
                  <mi>V</mi>
                  <mn>4</mn>
                </msubsup>
                <msubsup>
                  <mi>b</mi>
                  <mi>w</mi>
                  <mn>2</mn>
                </msubsup>
                <mrow>
                  <msubsup>
                    <mo stretchy="false">σ</mo>
                    <mi>W</mi>
                    <mn>2</mn>
                  </msubsup>
                  <mo stretchy="false">+</mo>
                  <msubsup>
                    <mi>b</mi>
                    <mi>w</mi>
                    <mn>4</mn>
                  </msubsup>
                </mrow>
                <msubsup>
                  <mo stretchy="false">σ</mo>
                  <mi>W</mi>
                  <mn>4</mn>
                </msubsup>
                <msubsup>
                  <mo stretchy="false">σ</mo>
                  <mi>V</mi>
                  <mn>2</mn>
                </msubsup>
              </mrow>
              <mrow>
                <mn>2</mn>
                <msup>
                  <mrow>
                    <mo stretchy="false">(</mo>
                    <mrow>
                      <msup>
                        <mi>a</mi>
                        <mn>2</mn>
                      </msup>
                      <mrow>
                        <msubsup>
                          <mo stretchy="false">σ</mo>
                          <mi>V</mi>
                          <mn>2</mn>
                        </msubsup>
                        <mo stretchy="false">+</mo>
                        <msubsup>
                          <mi>b</mi>
                          <mi>w</mi>
                          <mn>2</mn>
                        </msubsup>
                      </mrow>
                      <msubsup>
                        <mo stretchy="false">σ</mo>
                        <mi>W</mi>
                        <mn>2</mn>
                      </msubsup>
                    </mrow>
                    <mo stretchy="false">)</mo>
                  </mrow>
                  <mn>2</mn>
                </msup>
              </mrow>
            </mfrac>
          </mrow>
          <mi mathvariant="normal">=</mi>
          <mfrac>
            <mrow>
              <mrow>
                <mo stretchy="false">(</mo>
                <mrow>
                  <msup>
                    <mi>a</mi>
                    <mn>2</mn>
                  </msup>
                  <mrow>
                    <msubsup>
                      <mo stretchy="false">σ</mo>
                      <mi>V</mi>
                      <mn>2</mn>
                    </msubsup>
                    <mo stretchy="false">+</mo>
                    <msubsup>
                      <mi>b</mi>
                      <mi>w</mi>
                      <mn>2</mn>
                    </msubsup>
                  </mrow>
                  <msubsup>
                    <mo stretchy="false">σ</mo>
                    <mi>W</mi>
                    <mn>2</mn>
                  </msubsup>
                </mrow>
                <mo stretchy="false">)</mo>
              </mrow>
              <msubsup>
                <mo stretchy="false">σ</mo>
                <mi>V</mi>
                <mn>2</mn>
              </msubsup>
              <msubsup>
                <mi>b</mi>
                <mi>w</mi>
                <mn>2</mn>
              </msubsup>
              <msubsup>
                <mo stretchy="false">σ</mo>
                <mi>W</mi>
                <mn>2</mn>
              </msubsup>
            </mrow>
            <mrow>
              <mn>2</mn>
              <msup>
                <mrow>
                  <mo stretchy="false">(</mo>
                  <mrow>
                    <msup>
                      <mi>a</mi>
                      <mn>2</mn>
                    </msup>
                    <mrow>
                      <msubsup>
                        <mo stretchy="false">σ</mo>
                        <mi>V</mi>
                        <mn>2</mn>
                      </msubsup>
                      <mo stretchy="false">+</mo>
                      <msubsup>
                        <mi>b</mi>
                        <mi>w</mi>
                        <mn>2</mn>
                      </msubsup>
                    </mrow>
                    <msubsup>
                      <mo stretchy="false">σ</mo>
                      <mi>W</mi>
                      <mn>2</mn>
                    </msubsup>
                  </mrow>
                  <mo stretchy="false">)</mo>
                </mrow>
                <mn>2</mn>
              </msup>
            </mrow>
          </mfrac>
        </mrow>
        <mi mathvariant="normal">=</mi>
        <mfrac>
          <mrow>
            <msubsup>
              <mo stretchy="false">σ</mo>
              <mi>V</mi>
              <mn>2</mn>
            </msubsup>
            <msubsup>
              <mi>b</mi>
              <mi>w</mi>
              <mn>2</mn>
            </msubsup>
            <msubsup>
              <mo stretchy="false">σ</mo>
              <mi>W</mi>
              <mn>2</mn>
            </msubsup>
          </mrow>
          <mrow>
            <mn>2</mn>
            <mrow>
              <mo stretchy="false">(</mo>
              <mrow>
                <msup>
                  <mi>a</mi>
                  <mn>2</mn>
                </msup>
                <mrow>
                  <msubsup>
                    <mo stretchy="false">σ</mo>
                    <mi>V</mi>
                    <mn>2</mn>
                  </msubsup>
                  <mo stretchy="false">+</mo>
                  <msubsup>
                    <mi>b</mi>
                    <mi>w</mi>
                    <mn>2</mn>
                  </msubsup>
                </mrow>
                <msubsup>
                  <mo stretchy="false">σ</mo>
                  <mi>W</mi>
                  <mn>2</mn>
                </msubsup>
              </mrow>
              <mo stretchy="false">)</mo>
            </mrow>
          </mrow>
        </mfrac>
      </mrow>
    </mrow>
    <annotation encoding="StarMath 5.0">"With that value of " L ,` {bar %sigma}_{tilde X}^2 = {a^2 %sigma_V^4 b_w^2 %sigma_W^2 + b_w^4 %sigma_W^4 %sigma_V^2} over {2 (a^2 %sigma_V^2 + b_w^2 %sigma_W^2)^2} = {(a^2 %sigma_V^2 + b_w^2 %sigma_W^2) %sigma_V^2 b_w^2 %sigma_W^2} over {2 (a^2 %sigma_V^2 + b_w^2 %sigma_W^2)^2} = {%sigma_V^2 b_w^2 %sigma_W^2} over {2 (a^2 %sigma_V^2 + b_w^2 %sigma_W^2)}</annotation>
  </semantics>
</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Λ</math:mo>
        <math:mi math:fontstyle="italic">YY</math:mi>
      </math:msub>
      <math:mrow>
        <math:mrow>
          <math:mo math:stretchy="false">(</math:mo>
          <math:mi>l</math:mi>
          <math:mo math:stretchy="false">)</math:mo>
        </math:mrow>
        <math:mo math:stretchy="false">=</math:mo>
        <math:msubsup>
          <math:mo math:stretchy="false">Λ</math:mo>
          <math:mi math:fontstyle="italic">YY</math:mi>
          <math:mi>C</math:mi>
        </math:msubsup>
      </math:mrow>
      <math:mrow>
        <math:mrow>
          <math:mo math:stretchy="false">(</math:mo>
          <math:mi>l</math:mi>
          <math:mo math:stretchy="false">)</math:mo>
        </math:mrow>
        <math:mo math:stretchy="false">+</math:mo>
        <math:msubsup>
          <math:mo math:stretchy="false">Λ</math:mo>
          <math:mi math:fontstyle="italic">YY</math:mi>
          <math:mi>A</math:mi>
        </math:msubsup>
      </math:mrow>
      <math:mrow>
        <math:mo math:stretchy="false">(</math:mo>
        <math:mi>l</math:mi>
        <math:mo math:stretchy="false">)</math:mo>
      </math:mrow>
      <math:mtext>, where </math:mtext>
      <math:msubsup>
        <math:mo math:stretchy="false">Λ</math:mo>
        <math:mi math:fontstyle="italic">YY</math:mi>
        <math:mi>A</math:mi>
      </math:msubsup>
      <math:mrow>
        <math:mrow>
          <math:mo math:stretchy="false">(</math:mo>
          <math:mi>l</math:mi>
          <math:mo math:stretchy="false">)</math:mo>
        </math:mrow>
        <math:mo math:stretchy="false">=</math:mo>
        <math:msubsup>
          <math:mo math:stretchy="false">Λ</math:mo>
          <math:mi math:fontstyle="italic">YY</math:mi>
          <math:mi>C</math:mi>
        </math:msubsup>
      </math:mrow>
      <math:mrow>
        <math:mo math:stretchy="false">(</math:mo>
        <math:mrow>
          <math:mo math:stretchy="false">−</math:mo>
          <math:mi>l</math:mi>
        </math:mrow>
        <math:mo math:stretchy="false">)</math:mo>
      </math:mrow>
      <math:mtext> and </math:mtext>
      <math:msubsup>
        <math:mo math:stretchy="false">Λ</math:mo>
        <math:mi math:fontstyle="italic">YY</math:mi>
        <math:mi>C</math:mi>
      </math:msubsup>
      <math:mrow>
        <math:mrow>
          <math:mo math:stretchy="false">(</math:mo>
          <math:mi>l</math:mi>
          <math:mo math:stretchy="false">)</math:mo>
        </math:mrow>
        <math:mo math:stretchy="false">=</math:mo>
        <math:mfenced math:open="{" math:close="}">
          <math:mrow>
            <math:mtable>
              <math:mtr>
                <math:mtd>
                  <math:mrow>
                    <math:mrow>
                      <math:mrow>
                        <math:mn>0.4533</math:mn>
                        <math:mo math:stretchy="false">⋅</math:mo>
                        <math:msup>
                          <math:mn>0.5</math:mn>
                          <math:mi>l</math:mi>
                        </math:msup>
                      </math:mrow>
                      <math:mo math:stretchy="false">+</math:mo>
                      <math:mn>0.0733</math:mn>
                    </math:mrow>
                    <math:mo math:stretchy="false">δ</math:mo>
                    <math:mrow>
                      <math:mo math:stretchy="false">(</math:mo>
                      <math:mi>l</math:mi>
                      <math:mo math:stretchy="false">)</math:mo>
                    </math:mrow>
                  </math:mrow>
                </math:mtd>
                <math:mtd>
                  <math:mrow>
                    <math:mtext>for </math:mtext>
                    <math:mrow>
                      <math:mi>l</math:mi>
                      <math:mo math:stretchy="false">≥</math:mo>
                      <math:mn>0</math:mn>
                    </math:mrow>
                  </math:mrow>
                </math:mtd>
              </math:mtr>
              <math:mtr>
                <math:mtd>
                  <math:mn>0</math:mn>
                </math:mtd>
                <math:mtd>
                  <math:mrow>
                    <math:mtext>for </math:mtext>
                    <math:mrow>
                      <math:mi>l</math:mi>
                      <math:mo math:stretchy="false">&lt;</math:mo>
                      <math:mn>0</math:mn>
                    </math:mrow>
                  </math:mrow>
                </math:mtd>
              </math:mtr>
            </math:mtable>
            <math:mi/>
          </math:mrow>
        </math:mfenced>
      </math:mrow>
    </math:mrow>
    <math:annotation math:encoding="StarMath 5.0">%LAMBDA_YY(l) = %LAMBDA_YY^C(l) + %LAMBDA_YY^A(l) ", where " %LAMBDA_YY^A(l) = %LAMBDA_YY^C(-l) " and " %LAMBDA_YY^C(l) = left lbrace matrix{0.4533 cdot 0.5^l + 0.0733 %delta(l) # "for " l &gt;= 0 ## 0 # "for " l &lt; 0 } ~~~~~~~~~~~~~~~ right rbrace</math:annotation>
  </math:semantics>
</math:math>
</file>

<file path=Object 130/content.xml><?xml version="1.0" encoding="utf-8"?>
<math xmlns="http://www.w3.org/1998/Math/MathML">
  <semantics>
    <mrow>
      <mi>E</mi>
      <mrow>
        <mrow>
          <mi stretchy="false" mathvariant="normal">{</mi>
          <mrow>
            <mi>Y</mi>
            <mrow>
              <mo stretchy="false">(</mo>
              <mi>k</mi>
              <mo stretchy="false">)</mo>
            </mrow>
          </mrow>
          <mi stretchy="false" mathvariant="normal">}</mi>
        </mrow>
        <mi mathvariant="normal">=</mi>
        <mn>0,</mn>
      </mrow>
      <mi/>
      <msub>
        <mo stretchy="false">Λ</mo>
        <mi mathvariant="italic">YY</mi>
      </msub>
      <mrow>
        <mrow>
          <mo stretchy="false">(</mo>
          <mi>j</mi>
          <mo stretchy="false">)</mo>
        </mrow>
        <mi mathvariant="normal">=</mi>
        <mi>E</mi>
      </mrow>
      <mrow>
        <mrow>
          <mi stretchy="false" mathvariant="normal">{</mi>
          <mrow>
            <mi>Y</mi>
            <mrow>
              <mo stretchy="false">(</mo>
              <mrow>
                <mi>k</mi>
                <mo stretchy="false">+</mo>
                <mi>j</mi>
              </mrow>
              <mo stretchy="false">)</mo>
            </mrow>
            <mi>Y</mi>
            <mrow>
              <mo stretchy="false">(</mo>
              <mi>k</mi>
              <mo stretchy="false">)</mo>
            </mrow>
          </mrow>
          <mi stretchy="false" mathvariant="normal">}</mi>
        </mrow>
        <mi mathvariant="normal">=</mi>
        <msub>
          <mo stretchy="false">σ</mo>
          <mi>j</mi>
        </msub>
      </mrow>
    </mrow>
    <annotation encoding="StarMath 5.0">E lbrace Y(k) rbrace = 0,` %LAMBDA_YY(j) = E lbrace Y(k+j) Y(k) rbrace = %sigma_j</annotation>
  </semantics>
</math>
</file>

<file path=Object 131/content.xml><?xml version="1.0" encoding="utf-8"?>
<math xmlns="http://www.w3.org/1998/Math/MathML">
  <semantics>
    <mrow>
      <mover accent="true">
        <mi>y</mi>
        <mo stretchy="false">ˆ</mo>
      </mover>
      <mrow>
        <mrow>
          <mrow>
            <mo stretchy="false">(</mo>
            <mi>k</mi>
            <mo stretchy="false">)</mo>
          </mrow>
          <msub>
            <mi mathvariant="normal">∣</mi>
            <mrow>
              <mrow>
                <mi>k</mi>
                <mi mathvariant="normal">−</mi>
                <mn>1,</mn>
              </mrow>
              <mi mathvariant="normal">⋯</mi>
              <mi>,</mi>
              <mrow>
                <mi>k</mi>
                <mi mathvariant="normal">−</mi>
                <mi>n</mi>
              </mrow>
            </mrow>
          </msub>
          <mtext/>
        </mrow>
        <mi mathvariant="normal">=</mi>
        <mi>E</mi>
      </mrow>
      <mrow>
        <mrow>
          <mi stretchy="false" mathvariant="normal">{</mi>
          <mrow>
            <mi>Y</mi>
            <mrow>
              <mrow>
                <mo stretchy="false">(</mo>
                <mi>k</mi>
                <mo stretchy="false">)</mo>
              </mrow>
              <mi mathvariant="normal">∣</mi>
              <mi>y</mi>
            </mrow>
            <mrow>
              <mo stretchy="false">(</mo>
              <mrow>
                <mi>k</mi>
                <mi mathvariant="normal">−</mi>
                <mn>1</mn>
              </mrow>
              <mo stretchy="false">)</mo>
            </mrow>
            <mi>,</mi>
            <mi mathvariant="normal">⋯</mi>
            <mi>,</mi>
            <mi>y</mi>
            <mrow>
              <mo stretchy="false">(</mo>
              <mrow>
                <mi>k</mi>
                <mi mathvariant="normal">−</mi>
                <mi>n</mi>
              </mrow>
              <mo stretchy="false">)</mo>
            </mrow>
          </mrow>
          <mi stretchy="false" mathvariant="normal">}</mi>
        </mrow>
        <mi mathvariant="normal">=</mi>
        <mrow>
          <munderover>
            <mi mathvariant="normal">∑</mi>
            <mrow>
              <mi>i</mi>
              <mi mathvariant="normal">=</mi>
              <mn>1</mn>
            </mrow>
            <mi>n</mi>
          </munderover>
          <msub>
            <mi>a</mi>
            <mi>i</mi>
          </msub>
        </mrow>
      </mrow>
      <mi>y</mi>
      <mrow>
        <mo stretchy="false">(</mo>
        <mrow>
          <mi>k</mi>
          <mi mathvariant="normal">−</mi>
          <mi>i</mi>
        </mrow>
        <mo stretchy="false">)</mo>
      </mrow>
    </mrow>
    <annotation encoding="StarMath 5.0">hat y(k) divides_{k-1,dotsaxis,k-n} "" = E lbrace Y(k) divides y(k-1) , dotsaxis , y(k-n) rbrace = sum from i=1 to n a_i y(k-i)</annotation>
  </semantics>
</math>
</file>

<file path=Object 132/content.xml><?xml version="1.0" encoding="utf-8"?>
<math xmlns="http://www.w3.org/1998/Math/MathML">
  <semantics>
    <mrow>
      <mi>E</mi>
      <mrow>
        <mrow>
          <mi stretchy="false" mathvariant="normal">{</mi>
          <msup>
            <mrow>
              <mo stretchy="false">(</mo>
              <mrow>
                <mi>Y</mi>
                <mrow>
                  <mrow>
                    <mo stretchy="false">(</mo>
                    <mi>k</mi>
                    <mo stretchy="false">)</mo>
                  </mrow>
                  <mi mathvariant="normal">−</mi>
                  <mrow>
                    <munderover>
                      <mi mathvariant="normal">∑</mi>
                      <mrow>
                        <mi>i</mi>
                        <mi mathvariant="normal">=</mi>
                        <mn>1</mn>
                      </mrow>
                      <mi>n</mi>
                    </munderover>
                    <msub>
                      <mi>a</mi>
                      <mi>i</mi>
                    </msub>
                  </mrow>
                </mrow>
                <mi>Y</mi>
                <mrow>
                  <mo stretchy="false">(</mo>
                  <mrow>
                    <mi>k</mi>
                    <mi mathvariant="normal">−</mi>
                    <mi>i</mi>
                  </mrow>
                  <mo stretchy="false">)</mo>
                </mrow>
              </mrow>
              <mo stretchy="false">)</mo>
            </mrow>
            <mn>2</mn>
          </msup>
          <mi stretchy="false" mathvariant="normal">}</mi>
        </mrow>
        <mi mathvariant="normal">=</mi>
        <mi>E</mi>
      </mrow>
      <mfenced open="{" close="}">
        <mrow>
          <mi>Y</mi>
          <mrow>
            <msup>
              <mrow>
                <mo stretchy="false">(</mo>
                <mi>k</mi>
                <mo stretchy="false">)</mo>
              </mrow>
              <mn>2</mn>
            </msup>
            <mi mathvariant="normal">−</mi>
            <mrow>
              <munderover>
                <mi mathvariant="normal">∑</mi>
                <mrow>
                  <mi>i</mi>
                  <mi mathvariant="normal">=</mi>
                  <mn>1</mn>
                </mrow>
                <mi>n</mi>
              </munderover>
              <mn>2</mn>
            </mrow>
          </mrow>
          <msub>
            <mi>a</mi>
            <mi>i</mi>
          </msub>
          <mi>Y</mi>
          <mrow>
            <mo stretchy="false">(</mo>
            <mi>k</mi>
            <mo stretchy="false">)</mo>
          </mrow>
          <mi>Y</mi>
          <mrow>
            <mrow>
              <mo stretchy="false">(</mo>
              <mrow>
                <mi>k</mi>
                <mi mathvariant="normal">−</mi>
                <mi>i</mi>
              </mrow>
              <mo stretchy="false">)</mo>
            </mrow>
            <mo stretchy="false">+</mo>
            <mrow>
              <munderover>
                <mi mathvariant="normal">∑</mi>
                <mrow>
                  <mi>i</mi>
                  <mi mathvariant="normal">=</mi>
                  <mn>1</mn>
                </mrow>
                <mi>n</mi>
              </munderover>
              <mfenced open="" close="">
                <mrow>
                  <msub>
                    <mi>a</mi>
                    <mi>i</mi>
                  </msub>
                  <mi>Y</mi>
                  <mrow>
                    <mo stretchy="false">(</mo>
                    <mrow>
                      <mi>k</mi>
                      <mi mathvariant="normal">−</mi>
                      <mi>i</mi>
                    </mrow>
                    <mo stretchy="false">)</mo>
                  </mrow>
                  <mrow>
                    <munderover>
                      <mi mathvariant="normal">∑</mi>
                      <mrow>
                        <mi>j</mi>
                        <mi mathvariant="normal">=</mi>
                        <mn>1</mn>
                      </mrow>
                      <mi>n</mi>
                    </munderover>
                    <msub>
                      <mi>a</mi>
                      <mi>j</mi>
                    </msub>
                  </mrow>
                  <mi>Y</mi>
                  <mrow>
                    <mo stretchy="false">(</mo>
                    <mrow>
                      <mi>k</mi>
                      <mi mathvariant="normal">−</mi>
                      <mi>j</mi>
                    </mrow>
                    <mo stretchy="false">)</mo>
                  </mrow>
                </mrow>
              </mfenced>
            </mrow>
          </mrow>
        </mrow>
      </mfenced>
    </mrow>
    <annotation encoding="StarMath 5.0">E lbrace (Y(k) - sum from i=1 to n a_i Y(k-i))^2 rbrace = E left lbrace Y(k)^2 - sum from i=1 to n 2 a_i Y(k)Y(k-i) + sum from i=1 to n left ( a_i Y(k-i) sum from j=1 to n a_j Y(k-j) right ) right rbrace</annotation>
  </semantics>
</math>
</file>

<file path=Object 133/content.xml><?xml version="1.0" encoding="utf-8"?>
<math xmlns="http://www.w3.org/1998/Math/MathML">
  <semantics>
    <mrow>
      <mfrac>
        <mi mathvariant="normal">∂</mi>
        <mrow>
          <mi mathvariant="normal">∂</mi>
          <msub>
            <mi>a</mi>
            <mi>i</mi>
          </msub>
        </mrow>
      </mfrac>
      <mi>E</mi>
      <mrow>
        <mrow>
          <mi stretchy="false" mathvariant="normal">{</mi>
          <msup>
            <mrow>
              <mo stretchy="false">(</mo>
              <mrow>
                <mi>Y</mi>
                <mrow>
                  <mrow>
                    <mo stretchy="false">(</mo>
                    <mi>k</mi>
                    <mo stretchy="false">)</mo>
                  </mrow>
                  <mi mathvariant="normal">−</mi>
                  <mrow>
                    <munderover>
                      <mi mathvariant="normal">∑</mi>
                      <mrow>
                        <mi>i</mi>
                        <mi mathvariant="normal">=</mi>
                        <mn>1</mn>
                      </mrow>
                      <mi>n</mi>
                    </munderover>
                    <msub>
                      <mi>a</mi>
                      <mi>i</mi>
                    </msub>
                  </mrow>
                </mrow>
                <mi>Y</mi>
                <mrow>
                  <mo stretchy="false">(</mo>
                  <mrow>
                    <mi>k</mi>
                    <mi mathvariant="normal">−</mi>
                    <mi>i</mi>
                  </mrow>
                  <mo stretchy="false">)</mo>
                </mrow>
              </mrow>
              <mo stretchy="false">)</mo>
            </mrow>
            <mn>2</mn>
          </msup>
          <mi stretchy="false" mathvariant="normal">}</mi>
        </mrow>
        <mi mathvariant="normal">=</mi>
        <mrow>
          <mi mathvariant="normal">−</mi>
          <mn>2</mn>
        </mrow>
      </mrow>
      <mrow>
        <msub>
          <mo stretchy="false">σ</mo>
          <mi>i</mi>
        </msub>
        <mo stretchy="false">+</mo>
        <mn>2</mn>
      </mrow>
      <msub>
        <mi>a</mi>
        <mi>i</mi>
      </msub>
      <mrow>
        <msub>
          <mo stretchy="false">σ</mo>
          <mn>0</mn>
        </msub>
        <mo stretchy="false">+</mo>
        <mrow>
          <munder>
            <mi mathvariant="normal">∑</mi>
            <mrow>
              <mi>j</mi>
              <mi mathvariant="normal">≠</mi>
              <mi>i</mi>
            </mrow>
          </munder>
          <mn>2</mn>
        </mrow>
      </mrow>
      <msub>
        <mi>a</mi>
        <mi>j</mi>
      </msub>
      <mrow>
        <msub>
          <mo stretchy="false">σ</mo>
          <mrow>
            <mi>j</mi>
            <mi mathvariant="normal">−</mi>
            <mi>i</mi>
          </mrow>
        </msub>
        <mi mathvariant="normal">=</mi>
        <mrow>
          <mi mathvariant="normal">−</mi>
          <mn>2</mn>
        </mrow>
      </mrow>
      <mrow>
        <msub>
          <mo stretchy="false">σ</mo>
          <mi>i</mi>
        </msub>
        <mo stretchy="false">+</mo>
        <mrow>
          <munderover>
            <mi mathvariant="normal">∑</mi>
            <mrow>
              <mi>j</mi>
              <mi mathvariant="normal">=</mi>
              <mn>1</mn>
            </mrow>
            <mi>n</mi>
          </munderover>
          <mn>2</mn>
        </mrow>
      </mrow>
      <msub>
        <mi>a</mi>
        <mi>j</mi>
      </msub>
      <msub>
        <mo stretchy="false">σ</mo>
        <mrow>
          <mi>j</mi>
          <mi mathvariant="normal">−</mi>
          <mi>i</mi>
        </mrow>
      </msub>
    </mrow>
    <annotation encoding="StarMath 5.0">partial over {partial a_i} E lbrace (Y(k) - sum from i=1 to n a_i Y(k-i))^2 rbrace = -2 %sigma_i + 2 a_i %sigma_0 + sum from j&lt;&gt;i 2 a_j %sigma_{j-i} = -2 %sigma_i + sum from j=1 to n 2 a_j %sigma_{j-i}</annotation>
  </semantics>
</math>
</file>

<file path=Object 134/content.xml><?xml version="1.0" encoding="utf-8"?>
<math xmlns="http://www.w3.org/1998/Math/MathML">
  <semantics>
    <mrow>
      <mi>E</mi>
      <mrow>
        <mrow>
          <mi stretchy="false" mathvariant="normal">{</mi>
          <msup>
            <mrow>
              <mo stretchy="false">(</mo>
              <mrow>
                <mi>Y</mi>
                <mrow>
                  <mrow>
                    <mo stretchy="false">(</mo>
                    <mi>k</mi>
                    <mo stretchy="false">)</mo>
                  </mrow>
                  <mi mathvariant="normal">−</mi>
                  <mrow>
                    <munderover>
                      <mi mathvariant="normal">∑</mi>
                      <mrow>
                        <mi>i</mi>
                        <mi mathvariant="normal">=</mi>
                        <mn>1</mn>
                      </mrow>
                      <mi>n</mi>
                    </munderover>
                    <msub>
                      <mi>a</mi>
                      <mi>i</mi>
                    </msub>
                  </mrow>
                </mrow>
                <mi>Y</mi>
                <mrow>
                  <mo stretchy="false">(</mo>
                  <mrow>
                    <mi>k</mi>
                    <mi mathvariant="normal">−</mi>
                    <mi>i</mi>
                  </mrow>
                  <mo stretchy="false">)</mo>
                </mrow>
              </mrow>
              <mo stretchy="false">)</mo>
            </mrow>
            <mn>2</mn>
          </msup>
          <mi stretchy="false" mathvariant="normal">}</mi>
        </mrow>
        <mi mathvariant="normal">=</mi>
        <mrow>
          <msub>
            <mo stretchy="false">σ</mo>
            <mn>0</mn>
          </msub>
          <mi mathvariant="normal">−</mi>
          <mrow>
            <munderover>
              <mi mathvariant="normal">∑</mi>
              <mrow>
                <mi>i</mi>
                <mi mathvariant="normal">=</mi>
                <mn>1</mn>
              </mrow>
              <mi>n</mi>
            </munderover>
            <mn>2</mn>
          </mrow>
        </mrow>
      </mrow>
      <msub>
        <mi>a</mi>
        <mi>i</mi>
      </msub>
      <mrow>
        <msub>
          <mo stretchy="false">σ</mo>
          <mi>i</mi>
        </msub>
        <mo stretchy="false">+</mo>
        <mrow>
          <munderover>
            <mi mathvariant="normal">∑</mi>
            <mrow>
              <mi>i</mi>
              <mi mathvariant="normal">=</mi>
              <mn>1</mn>
            </mrow>
            <mi>n</mi>
          </munderover>
          <mrow>
            <munderover>
              <mi mathvariant="normal">∑</mi>
              <mrow>
                <mi>j</mi>
                <mi mathvariant="normal">=</mi>
                <mn>1</mn>
              </mrow>
              <mi>n</mi>
            </munderover>
            <msub>
              <mi>a</mi>
              <mi>i</mi>
            </msub>
          </mrow>
        </mrow>
      </mrow>
      <msub>
        <mi>a</mi>
        <mi>j</mi>
      </msub>
      <msub>
        <mo stretchy="false">σ</mo>
        <mrow>
          <mi>j</mi>
          <mi mathvariant="normal">−</mi>
          <mi>i</mi>
        </mrow>
      </msub>
    </mrow>
    <annotation encoding="StarMath 5.0">E lbrace (Y(k) - sum from i=1 to n a_i Y(k-i))^2 rbrace = %sigma_0 - sum from i=1 to n 2 a_i %sigma_i + sum from i=1 to n sum from j=1 to n a_i a_j %sigma_{j-i}</annotation>
  </semantics>
</math>
</file>

<file path=Object 135/content.xml><?xml version="1.0" encoding="utf-8"?>
<math xmlns="http://www.w3.org/1998/Math/MathML">
  <semantics>
    <mrow>
      <mtext>Setting this derivative to zero we have </mtext>
      <mrow>
        <munderover>
          <mi mathvariant="normal">∑</mi>
          <mrow>
            <mi>j</mi>
            <mi mathvariant="normal">=</mi>
            <mn>1</mn>
          </mrow>
          <mi>n</mi>
        </munderover>
        <msub>
          <mi>a</mi>
          <mi>j</mi>
        </msub>
      </mrow>
      <mrow>
        <msub>
          <mo stretchy="false">σ</mo>
          <mrow>
            <mi>j</mi>
            <mi mathvariant="normal">−</mi>
            <mi>i</mi>
          </mrow>
        </msub>
        <mi mathvariant="normal">=</mi>
        <msub>
          <mo stretchy="false">σ</mo>
          <mi>i</mi>
        </msub>
      </mrow>
    </mrow>
    <annotation encoding="StarMath 5.0">"Setting this derivative to zero we have " sum from j=1 to n a_j %sigma_{j-i} = %sigma_i</annotation>
  </semantics>
</math>
</file>

<file path=Object 136/content.xml><?xml version="1.0" encoding="utf-8"?>
<math xmlns="http://www.w3.org/1998/Math/MathML">
  <semantics>
    <mrow>
      <mtext>Expressing in matrix form, </mtext>
      <mrow>
        <mi stretchy="false" mathvariant="normal">[</mi>
        <mtable>
          <mtr>
            <mtd>
              <msub>
                <mo stretchy="false">σ</mo>
                <mrow>
                  <mn>1</mn>
                  <mi mathvariant="normal">−</mi>
                  <mi>i</mi>
                </mrow>
              </msub>
            </mtd>
            <mtd>
              <msub>
                <mo stretchy="false">σ</mo>
                <mrow>
                  <mn>2</mn>
                  <mi mathvariant="normal">−</mi>
                  <mi>i</mi>
                </mrow>
              </msub>
            </mtd>
            <mtd>
              <mi mathvariant="normal">⋯</mi>
            </mtd>
            <mtd>
              <msub>
                <mo stretchy="false">σ</mo>
                <mrow>
                  <mi>n</mi>
                  <mi mathvariant="normal">−</mi>
                  <mi>i</mi>
                </mrow>
              </msub>
            </mtd>
          </mtr>
        </mtable>
        <mi stretchy="false" mathvariant="normal">]</mi>
      </mrow>
      <mrow>
        <mfenced open="[" close="]">
          <mtable>
            <mtr>
              <mtd>
                <msub>
                  <mi>a</mi>
                  <mn>1</mn>
                </msub>
              </mtd>
            </mtr>
            <mtr>
              <mtd>
                <msub>
                  <mi>a</mi>
                  <mn>2</mn>
                </msub>
              </mtd>
            </mtr>
            <mtr>
              <mtd>
                <mi mathvariant="normal">⋮</mi>
              </mtd>
            </mtr>
            <mtr>
              <mtd>
                <msub>
                  <mi>a</mi>
                  <mi>n</mi>
                </msub>
              </mtd>
            </mtr>
          </mtable>
        </mfenced>
        <mi mathvariant="normal">=</mi>
        <msub>
          <mo stretchy="false">σ</mo>
          <mi>i</mi>
        </msub>
      </mrow>
    </mrow>
    <annotation encoding="StarMath 5.0">"Expressing in matrix form, " [matrix{%sigma_{1-i} # %sigma_{2-i} # dotsaxis # %sigma_{n-i}}] left [ matrix { a_1 ## a_2 ## dotsvert ## a_n } right ] = %sigma_i</annotation>
  </semantics>
</math>
</file>

<file path=Object 137/content.xml><?xml version="1.0" encoding="utf-8"?>
<math xmlns="http://www.w3.org/1998/Math/MathML">
  <semantics>
    <mrow>
      <mrow>
        <msub>
          <mo stretchy="false">σ</mo>
          <mi>k</mi>
        </msub>
        <mi mathvariant="normal">=</mi>
        <msub>
          <mo stretchy="false">σ</mo>
          <mrow>
            <mi mathvariant="normal">−</mi>
            <mi>k</mi>
          </mrow>
        </msub>
      </mrow>
      <mtext> so combining for all </mtext>
      <mi>i</mi>
      <mi>,</mi>
      <mi/>
      <mfenced open="[" close="]">
        <mtable>
          <mtr>
            <mtd>
              <msub>
                <mo stretchy="false">σ</mo>
                <mn>0</mn>
              </msub>
            </mtd>
            <mtd>
              <msub>
                <mo stretchy="false">σ</mo>
                <mn>1</mn>
              </msub>
            </mtd>
            <mtd>
              <mi mathvariant="normal">⋯</mi>
            </mtd>
            <mtd>
              <msub>
                <mo stretchy="false">σ</mo>
                <mrow>
                  <mi>n</mi>
                  <mi mathvariant="normal">−</mi>
                  <mn>1</mn>
                </mrow>
              </msub>
            </mtd>
          </mtr>
          <mtr>
            <mtd>
              <msub>
                <mo stretchy="false">σ</mo>
                <mn>1</mn>
              </msub>
            </mtd>
            <mtd>
              <msub>
                <mo stretchy="false">σ</mo>
                <mn>0</mn>
              </msub>
            </mtd>
            <mtd>
              <mi mathvariant="normal">⋯</mi>
            </mtd>
            <mtd>
              <msub>
                <mo stretchy="false">σ</mo>
                <mrow>
                  <mi>n</mi>
                  <mi mathvariant="normal">−</mi>
                  <mn>2</mn>
                </mrow>
              </msub>
            </mtd>
          </mtr>
          <mtr>
            <mtd>
              <mi mathvariant="normal">⋮</mi>
            </mtd>
            <mtd>
              <mi mathvariant="normal">⋮</mi>
            </mtd>
            <mtd>
              <mi mathvariant="normal">⋱</mi>
            </mtd>
            <mtd>
              <mi mathvariant="normal">⋮</mi>
            </mtd>
          </mtr>
          <mtr>
            <mtd>
              <msub>
                <mo stretchy="false">σ</mo>
                <mrow>
                  <mi>n</mi>
                  <mi mathvariant="normal">−</mi>
                  <mn>1</mn>
                </mrow>
              </msub>
            </mtd>
            <mtd>
              <msub>
                <mo stretchy="false">σ</mo>
                <mrow>
                  <mi>n</mi>
                  <mi mathvariant="normal">−</mi>
                  <mn>2</mn>
                </mrow>
              </msub>
            </mtd>
            <mtd>
              <mi mathvariant="normal">⋯</mi>
            </mtd>
            <mtd>
              <msub>
                <mo stretchy="false">σ</mo>
                <mn>0</mn>
              </msub>
            </mtd>
          </mtr>
        </mtable>
      </mfenced>
      <mrow>
        <mfenced open="[" close="]">
          <mtable>
            <mtr>
              <mtd>
                <msub>
                  <mi>a</mi>
                  <mn>1</mn>
                </msub>
              </mtd>
            </mtr>
            <mtr>
              <mtd>
                <msub>
                  <mi>a</mi>
                  <mn>2</mn>
                </msub>
              </mtd>
            </mtr>
            <mtr>
              <mtd>
                <mi mathvariant="normal">⋮</mi>
              </mtd>
            </mtr>
            <mtr>
              <mtd>
                <msub>
                  <mi>a</mi>
                  <mi>n</mi>
                </msub>
              </mtd>
            </mtr>
          </mtable>
        </mfenced>
        <mi mathvariant="normal">=</mi>
        <mfenced open="[" close="]">
          <mtable>
            <mtr>
              <mtd>
                <msub>
                  <mo stretchy="false">σ</mo>
                  <mn>1</mn>
                </msub>
              </mtd>
            </mtr>
            <mtr>
              <mtd>
                <msub>
                  <mo stretchy="false">σ</mo>
                  <mn>2</mn>
                </msub>
              </mtd>
            </mtr>
            <mtr>
              <mtd>
                <mi mathvariant="normal">⋮</mi>
              </mtd>
            </mtr>
            <mtr>
              <mtd>
                <msub>
                  <mo stretchy="false">σ</mo>
                  <mi>n</mi>
                </msub>
              </mtd>
            </mtr>
          </mtable>
        </mfenced>
      </mrow>
    </mrow>
    <annotation encoding="StarMath 5.0">%sigma_k = %sigma_{-k} " so combining for all " i ,` left [ matrix { %sigma_0 # %sigma_1 # dotsaxis # %sigma_{n-1} ## %sigma_1 # %sigma_0 # dotsaxis # %sigma_{n-2} ## dotsvert # dotsvert # dotsdown # dotsvert ## %sigma_{n-1} # %sigma_{n-2} # dotsaxis # %sigma_0 } right ] left [ matrix { a_1 ## a_2 ## dotsvert ## a_n } right ] = left [ matrix { %sigma_1 ## %sigma_2 ## dotsvert ## %sigma_n } right ]</annotation>
  </semantics>
</math>
</file>

<file path=Object 138/content.xml><?xml version="1.0" encoding="utf-8"?>
<math xmlns="http://www.w3.org/1998/Math/MathML">
  <semantics>
    <mrow>
      <mover accent="true">
        <mi>Y</mi>
        <mo stretchy="false">˜</mo>
      </mover>
      <mrow>
        <mrow>
          <mo stretchy="false">(</mo>
          <mi>k</mi>
          <mo stretchy="false">)</mo>
        </mrow>
        <mi mathvariant="normal">=</mi>
        <mi>Y</mi>
      </mrow>
      <mrow>
        <mrow>
          <mo stretchy="false">(</mo>
          <mi>k</mi>
          <mo stretchy="false">)</mo>
        </mrow>
        <mi mathvariant="normal">−</mi>
        <mover accent="true">
          <mi>y</mi>
          <mo stretchy="false">ˆ</mo>
        </mover>
      </mrow>
      <mrow>
        <mrow>
          <mrow>
            <mo stretchy="false">(</mo>
            <mi>k</mi>
            <mo stretchy="false">)</mo>
          </mrow>
          <msub>
            <mi mathvariant="normal">∣</mi>
            <mrow>
              <mrow>
                <mi>k</mi>
                <mi mathvariant="normal">−</mi>
                <mn>1,</mn>
              </mrow>
              <mi mathvariant="normal">⋯</mi>
              <mi>,</mi>
              <mrow>
                <mi>k</mi>
                <mi mathvariant="normal">−</mi>
                <mi>n</mi>
              </mrow>
            </mrow>
          </msub>
          <mtext/>
        </mrow>
        <mi mathvariant="normal">=</mi>
        <mi>Y</mi>
      </mrow>
      <mrow>
        <mrow>
          <mo stretchy="false">(</mo>
          <mi>k</mi>
          <mo stretchy="false">)</mo>
        </mrow>
        <mi mathvariant="normal">−</mi>
        <mrow>
          <munderover>
            <mi mathvariant="normal">∑</mi>
            <mrow>
              <mi>i</mi>
              <mi mathvariant="normal">=</mi>
              <mn>1</mn>
            </mrow>
            <mi>n</mi>
          </munderover>
          <msub>
            <mi>a</mi>
            <mi>i</mi>
          </msub>
        </mrow>
      </mrow>
      <mi>y</mi>
      <mrow>
        <mo stretchy="false">(</mo>
        <mrow>
          <mi>k</mi>
          <mi mathvariant="normal">−</mi>
          <mi>i</mi>
        </mrow>
        <mo stretchy="false">)</mo>
      </mrow>
      <mi>,</mi>
      <mi/>
      <mrow>
        <msub>
          <mo stretchy="false">σ</mo>
          <mover accent="true">
            <mi>Y</mi>
            <mo stretchy="false">˜</mo>
          </mover>
        </msub>
        <mi mathvariant="normal">=</mi>
        <mi>E</mi>
      </mrow>
      <mrow>
        <mi stretchy="false" mathvariant="normal">{</mi>
        <mrow>
          <msup>
            <mover accent="true">
              <mi>Y</mi>
              <mo stretchy="false">˜</mo>
            </mover>
            <mn>2</mn>
          </msup>
          <mrow>
            <mo stretchy="false">(</mo>
            <mi>k</mi>
            <mo stretchy="false">)</mo>
          </mrow>
        </mrow>
        <mi stretchy="false" mathvariant="normal">}</mi>
      </mrow>
    </mrow>
    <annotation encoding="StarMath 5.0">tilde Y(k) = Y(k) - hat y(k) divides_{k-1,dotsaxis,k-n} "" = Y(k) - sum from i=1 to n a_i y(k-i) ,` %sigma_{tilde Y} = E lbrace {tilde Y}^2(k) rbrace</annotation>
  </semantics>
</math>
</file>

<file path=Object 139/content.xml><?xml version="1.0" encoding="utf-8"?>
<math xmlns="http://www.w3.org/1998/Math/MathML">
  <semantics>
    <mrow>
      <mrow>
        <msub>
          <mo stretchy="false">σ</mo>
          <mover accent="true">
            <mi>Y</mi>
            <mo stretchy="false">˜</mo>
          </mover>
        </msub>
        <mi mathvariant="normal">=</mi>
        <mi>E</mi>
      </mrow>
      <mrow>
        <mrow>
          <mi stretchy="false" mathvariant="normal">{</mi>
          <mrow>
            <msup>
              <mover accent="true">
                <mi>Y</mi>
                <mo stretchy="false">˜</mo>
              </mover>
              <mn>2</mn>
            </msup>
            <mrow>
              <mo stretchy="false">(</mo>
              <mi>k</mi>
              <mo stretchy="false">)</mo>
            </mrow>
          </mrow>
          <mi stretchy="false" mathvariant="normal">}</mi>
        </mrow>
        <mi mathvariant="normal">=</mi>
        <mi>E</mi>
      </mrow>
      <mrow>
        <mrow>
          <mi stretchy="false" mathvariant="normal">{</mi>
          <msup>
            <mrow>
              <mo stretchy="false">(</mo>
              <mrow>
                <mi>Y</mi>
                <mrow>
                  <mrow>
                    <mo stretchy="false">(</mo>
                    <mi>k</mi>
                    <mo stretchy="false">)</mo>
                  </mrow>
                  <mi mathvariant="normal">−</mi>
                  <mrow>
                    <munderover>
                      <mi mathvariant="normal">∑</mi>
                      <mrow>
                        <mi>i</mi>
                        <mi mathvariant="normal">=</mi>
                        <mn>1</mn>
                      </mrow>
                      <mi>n</mi>
                    </munderover>
                    <msub>
                      <mi>a</mi>
                      <mi>i</mi>
                    </msub>
                  </mrow>
                </mrow>
                <mi>Y</mi>
                <mrow>
                  <mo stretchy="false">(</mo>
                  <mrow>
                    <mi>k</mi>
                    <mi mathvariant="normal">−</mi>
                    <mi>i</mi>
                  </mrow>
                  <mo stretchy="false">)</mo>
                </mrow>
              </mrow>
              <mo stretchy="false">)</mo>
            </mrow>
            <mn>2</mn>
          </msup>
          <mi stretchy="false" mathvariant="normal">}</mi>
        </mrow>
        <mi mathvariant="normal">=</mi>
        <mrow>
          <msub>
            <mo stretchy="false">σ</mo>
            <mn>0</mn>
          </msub>
          <mi mathvariant="normal">−</mi>
          <mrow>
            <munderover>
              <mi mathvariant="normal">∑</mi>
              <mrow>
                <mi>i</mi>
                <mi mathvariant="normal">=</mi>
                <mn>1</mn>
              </mrow>
              <mi>n</mi>
            </munderover>
            <mn>2</mn>
          </mrow>
        </mrow>
      </mrow>
      <msub>
        <mi>a</mi>
        <mi>i</mi>
      </msub>
      <mrow>
        <msub>
          <mo stretchy="false">σ</mo>
          <mi>i</mi>
        </msub>
        <mo stretchy="false">+</mo>
        <mrow>
          <munderover>
            <mi mathvariant="normal">∑</mi>
            <mrow>
              <mi>i</mi>
              <mi mathvariant="normal">=</mi>
              <mn>1</mn>
            </mrow>
            <mi>n</mi>
          </munderover>
          <mrow>
            <munderover>
              <mi mathvariant="normal">∑</mi>
              <mrow>
                <mi>j</mi>
                <mi mathvariant="normal">=</mi>
                <mn>1</mn>
              </mrow>
              <mi>n</mi>
            </munderover>
            <msub>
              <mi>a</mi>
              <mi>i</mi>
            </msub>
          </mrow>
        </mrow>
      </mrow>
      <msub>
        <mi>a</mi>
        <mi>j</mi>
      </msub>
      <msub>
        <mo stretchy="false">σ</mo>
        <mrow>
          <mi>j</mi>
          <mi mathvariant="normal">−</mi>
          <mi>i</mi>
        </mrow>
      </msub>
    </mrow>
    <annotation encoding="StarMath 5.0">%sigma_{tilde Y} = E lbrace {tilde Y}^2(k) rbrace = E lbrace (Y(k) - sum from i=1 to n a_i Y(k-i))^2 rbrace = %sigma_0 - sum from i=1 to n 2 a_i %sigma_i + sum from i=1 to n sum from j=1 to n a_i a_j %sigma_{j-i}</annotation>
  </semantics>
</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text>Note that </math:mtext>
      <math:msub>
        <math:mo math:stretchy="false">Λ</math:mo>
        <math:mi math:fontstyle="italic">YY</math:mi>
      </math:msub>
      <math:mrow>
        <math:mrow>
          <math:mo math:stretchy="false">(</math:mo>
          <math:mn>0</math:mn>
          <math:mo math:stretchy="false">)</math:mo>
        </math:mrow>
        <math:mo math:stretchy="false">≠</math:mo>
        <math:mn>1</math:mn>
      </math:mrow>
      <math:mtext> so in the below plot, instead of using the 'coeff' scaling on the Matlab results</math:mtext>
    </math:mrow>
    <math:annotation math:encoding="StarMath 5.0">"Note that " %LAMBDA_YY(0) &lt;&gt; 1 " so in the below plot, instead of using the 'coeff' scaling on the Matlab results"</math:annotation>
  </math:semantics>
</math:math>
</file>

<file path=Object 140/content.xml><?xml version="1.0" encoding="utf-8"?>
<math xmlns="http://www.w3.org/1998/Math/MathML">
  <semantics>
    <mrow>
      <mrow>
        <msub>
          <mo stretchy="false">σ</mo>
          <mover accent="true">
            <mi>Y</mi>
            <mo stretchy="false">˜</mo>
          </mover>
        </msub>
        <mi mathvariant="normal">=</mi>
        <mrow>
          <msub>
            <mo stretchy="false">σ</mo>
            <mn>0</mn>
          </msub>
          <mi mathvariant="normal">−</mi>
          <mrow>
            <munderover>
              <mi mathvariant="normal">∑</mi>
              <mrow>
                <mi>i</mi>
                <mi mathvariant="normal">=</mi>
                <mn>1</mn>
              </mrow>
              <mi>n</mi>
            </munderover>
            <mn>2</mn>
          </mrow>
        </mrow>
      </mrow>
      <msub>
        <mi>a</mi>
        <mi>i</mi>
      </msub>
      <mrow>
        <msub>
          <mo stretchy="false">σ</mo>
          <mi>i</mi>
        </msub>
        <mo stretchy="false">+</mo>
        <mrow>
          <munderover>
            <mi mathvariant="normal">∑</mi>
            <mrow>
              <mi>i</mi>
              <mi mathvariant="normal">=</mi>
              <mn>1</mn>
            </mrow>
            <mi>n</mi>
          </munderover>
          <msub>
            <mi>a</mi>
            <mi>i</mi>
          </msub>
        </mrow>
      </mrow>
      <mrow>
        <mfenced open="" close="">
          <mrow>
            <mrow>
              <munderover>
                <mi mathvariant="normal">∑</mi>
                <mrow>
                  <mi>j</mi>
                  <mi mathvariant="normal">=</mi>
                  <mn>1</mn>
                </mrow>
                <mi>n</mi>
              </munderover>
              <msub>
                <mi>a</mi>
                <mi>j</mi>
              </msub>
            </mrow>
            <msub>
              <mo stretchy="false">σ</mo>
              <mrow>
                <mi>j</mi>
                <mi mathvariant="normal">−</mi>
                <mi>i</mi>
              </mrow>
            </msub>
          </mrow>
        </mfenced>
        <mi mathvariant="normal">=</mi>
        <mrow>
          <msub>
            <mo stretchy="false">σ</mo>
            <mn>0</mn>
          </msub>
          <mi mathvariant="normal">−</mi>
          <mrow>
            <munderover>
              <mi mathvariant="normal">∑</mi>
              <mrow>
                <mi>i</mi>
                <mi mathvariant="normal">=</mi>
                <mn>1</mn>
              </mrow>
              <mi>n</mi>
            </munderover>
            <mn>2</mn>
          </mrow>
        </mrow>
      </mrow>
      <msub>
        <mi>a</mi>
        <mi>i</mi>
      </msub>
      <mrow>
        <msub>
          <mo stretchy="false">σ</mo>
          <mi>i</mi>
        </msub>
        <mo stretchy="false">+</mo>
        <mrow>
          <munderover>
            <mi mathvariant="normal">∑</mi>
            <mrow>
              <mi>i</mi>
              <mi mathvariant="normal">=</mi>
              <mn>1</mn>
            </mrow>
            <mi>n</mi>
          </munderover>
          <msub>
            <mi>a</mi>
            <mi>i</mi>
          </msub>
        </mrow>
      </mrow>
      <mrow>
        <msub>
          <mo stretchy="false">σ</mo>
          <mi>i</mi>
        </msub>
        <mi mathvariant="normal">=</mi>
        <mrow>
          <msub>
            <mo stretchy="false">σ</mo>
            <mn>0</mn>
          </msub>
          <mi mathvariant="normal">−</mi>
          <mrow>
            <munderover>
              <mi mathvariant="normal">∑</mi>
              <mrow>
                <mi>i</mi>
                <mi mathvariant="normal">=</mi>
                <mn>1</mn>
              </mrow>
              <mi>n</mi>
            </munderover>
            <msub>
              <mi>a</mi>
              <mi>i</mi>
            </msub>
          </mrow>
        </mrow>
      </mrow>
      <msub>
        <mo stretchy="false">σ</mo>
        <mi>i</mi>
      </msub>
    </mrow>
    <annotation encoding="StarMath 5.0">%sigma_{tilde Y} = %sigma_0 - sum from i=1 to n 2 a_i %sigma_i + sum from i=1 to n a_i left (sum from j=1 to n a_j %sigma_{j-i} right ) = %sigma_0 - sum from i=1 to n 2 a_i %sigma_i + sum from i=1 to n a_i %sigma_i = %sigma_0 - sum from i=1 to n a_i %sigma_i</annotation>
  </semantics>
</math>
</file>

<file path=Object 141/content.xml><?xml version="1.0" encoding="utf-8"?>
<math xmlns="http://www.w3.org/1998/Math/MathML">
  <semantics>
    <mrow>
      <mi>Y</mi>
      <mrow>
        <mrow>
          <mo stretchy="false">(</mo>
          <mi>z</mi>
          <mo stretchy="false">)</mo>
        </mrow>
        <mi mathvariant="normal">=</mi>
        <mfrac>
          <mrow>
            <mi>z</mi>
            <mo stretchy="false">+</mo>
            <mn>0.2</mn>
          </mrow>
          <mrow>
            <mrow>
              <mo stretchy="false">(</mo>
              <mrow>
                <mi>z</mi>
                <mo stretchy="false">+</mo>
                <mn>0.4</mn>
              </mrow>
              <mo stretchy="false">)</mo>
            </mrow>
            <mrow>
              <mo stretchy="false">(</mo>
              <mrow>
                <mi>z</mi>
                <mo stretchy="false">+</mo>
                <mn>0.8</mn>
              </mrow>
              <mo stretchy="false">)</mo>
            </mrow>
          </mrow>
        </mfrac>
      </mrow>
      <mi>W</mi>
      <mrow>
        <mo stretchy="false">(</mo>
        <mi>z</mi>
        <mo stretchy="false">)</mo>
      </mrow>
      <mi>,</mi>
      <mi/>
      <mi>w</mi>
      <mrow>
        <mo stretchy="false">(</mo>
        <mi>k</mi>
        <mo stretchy="false">)</mo>
      </mrow>
      <mtext> zero mean unit variance white Gaussian so </mtext>
      <mrow>
        <msub>
          <mo stretchy="false">Σ</mo>
          <mi mathvariant="italic">ww</mi>
        </msub>
        <mi mathvariant="normal">=</mi>
        <mn>1</mn>
      </mrow>
    </mrow>
    <annotation encoding="StarMath 5.0">Y(z) = {z + 0.2} over {(z + 0.4) (z + 0.8)} W(z) ,` w(k) " zero mean unit variance white Gaussian so " %SIGMA_ww = 1</annotation>
  </semantics>
</math>
</file>

<file path=Object 142/content.xml><?xml version="1.0" encoding="utf-8"?>
<math xmlns="http://www.w3.org/1998/Math/MathML">
  <semantics>
    <mrow>
      <mtext>State-space realization </mtext>
      <mi>X</mi>
      <mrow>
        <mrow>
          <mo stretchy="false">(</mo>
          <mrow>
            <mi>k</mi>
            <mo stretchy="false">+</mo>
            <mn>1</mn>
          </mrow>
          <mo stretchy="false">)</mo>
        </mrow>
        <mi mathvariant="normal">=</mi>
        <mfenced open="[" close="]">
          <mtable>
            <mtr>
              <mtd>
                <mrow>
                  <mi mathvariant="normal">−</mi>
                  <mn>0.4</mn>
                </mrow>
              </mtd>
              <mtd>
                <mn>0.4472</mn>
              </mtd>
            </mtr>
            <mtr>
              <mtd>
                <mn>0</mn>
              </mtd>
              <mtd>
                <mrow>
                  <mi mathvariant="normal">−</mi>
                  <mn>0.8</mn>
                </mrow>
              </mtd>
            </mtr>
          </mtable>
        </mfenced>
      </mrow>
      <mi>X</mi>
      <mrow>
        <mrow>
          <mo stretchy="false">(</mo>
          <mi>k</mi>
          <mo stretchy="false">)</mo>
        </mrow>
        <mo stretchy="false">+</mo>
        <mfenced open="[" close="]">
          <mtable>
            <mtr>
              <mtd>
                <mn>0</mn>
              </mtd>
            </mtr>
            <mtr>
              <mtd>
                <mn>1</mn>
              </mtd>
            </mtr>
          </mtable>
        </mfenced>
      </mrow>
      <mi>W</mi>
      <mrow>
        <mo stretchy="false">(</mo>
        <mi>k</mi>
        <mo stretchy="false">)</mo>
      </mrow>
      <mi>,</mi>
      <mi/>
      <mi>Y</mi>
      <mrow>
        <mrow>
          <mo stretchy="false">(</mo>
          <mi>k</mi>
          <mo stretchy="false">)</mo>
        </mrow>
        <mi mathvariant="normal">=</mi>
        <mrow>
          <mi stretchy="false" mathvariant="normal">[</mi>
          <mtable>
            <mtr>
              <mtd>
                <mrow>
                  <mi mathvariant="normal">−</mi>
                  <mn>0.4472</mn>
                </mrow>
              </mtd>
              <mtd>
                <mn>1</mn>
              </mtd>
            </mtr>
          </mtable>
          <mi stretchy="false" mathvariant="normal">]</mi>
        </mrow>
      </mrow>
      <mi>X</mi>
      <mrow>
        <mo stretchy="false">(</mo>
        <mi>k</mi>
        <mo stretchy="false">)</mo>
      </mrow>
    </mrow>
    <annotation encoding="StarMath 5.0">"State-space realization " X(k+1) = left [ matrix{-0.4 # 0.4472 ## 0 # -0.8} right ] X(k) + left [ matrix{0 ## 1} right ] W(k) ,` Y(k) = [matrix{-0.4472 # 1}] X(k)</annotation>
  </semantics>
</math>
</file>

<file path=Object 143/content.xml><?xml version="1.0" encoding="utf-8"?>
<math xmlns="http://www.w3.org/1998/Math/MathML">
  <semantics>
    <mrow>
      <mrow>
        <msub>
          <mo stretchy="false">σ</mo>
          <mn>0</mn>
        </msub>
        <mi mathvariant="normal">=</mi>
        <mi>C</mi>
      </mrow>
      <mi>dlyap</mi>
      <mrow>
        <mo stretchy="false">(</mo>
        <mrow>
          <mi>A</mi>
          <mi>,</mi>
          <mi>B</mi>
          <msup>
            <mi>B</mi>
            <mi>T</mi>
          </msup>
        </mrow>
        <mo stretchy="false">)</mo>
      </mrow>
      <mrow>
        <msup>
          <mi>C</mi>
          <mi>T</mi>
        </msup>
        <mi mathvariant="normal">=</mi>
        <mn>4.3417</mn>
      </mrow>
    </mrow>
    <annotation encoding="StarMath 5.0">%sigma_0 = C func dlyap(A, B B^T) C^T = 4.3417</annotation>
  </semantics>
</math>
</file>

<file path=Object 144/content.xml><?xml version="1.0" encoding="utf-8"?>
<math xmlns="http://www.w3.org/1998/Math/MathML">
  <semantics>
    <mrow>
      <mrow>
        <msub>
          <mo stretchy="false">σ</mo>
          <mn>1</mn>
        </msub>
        <mi mathvariant="normal">=</mi>
        <mi>C</mi>
      </mrow>
      <mi>A</mi>
      <mi>dlyap</mi>
      <mrow>
        <mo stretchy="false">(</mo>
        <mrow>
          <mi>A</mi>
          <mi>,</mi>
          <mi>B</mi>
          <msup>
            <mi>B</mi>
            <mi>T</mi>
          </msup>
        </mrow>
        <mo stretchy="false">)</mo>
      </mrow>
      <mrow>
        <msup>
          <mi>C</mi>
          <mi>T</mi>
        </msup>
        <mi mathvariant="normal">=</mi>
        <mrow>
          <mi mathvariant="normal">−</mi>
          <mn>3.7955</mn>
        </mrow>
      </mrow>
    </mrow>
    <annotation encoding="StarMath 5.0">%sigma_1 = C A func dlyap(A, B B^T) C^T = -3.7955</annotation>
  </semantics>
</math>
</file>

<file path=Object 145/content.xml><?xml version="1.0" encoding="utf-8"?>
<math xmlns="http://www.w3.org/1998/Math/MathML">
  <semantics>
    <mrow>
      <mrow>
        <msub>
          <mo stretchy="false">σ</mo>
          <mn>2</mn>
        </msub>
        <mi mathvariant="normal">=</mi>
        <mi>C</mi>
      </mrow>
      <msup>
        <mi>A</mi>
        <mn>2</mn>
      </msup>
      <mi>dlyap</mi>
      <mrow>
        <mo stretchy="false">(</mo>
        <mrow>
          <mi>A</mi>
          <mi>,</mi>
          <mi>B</mi>
          <msup>
            <mi>B</mi>
            <mi>T</mi>
          </msup>
        </mrow>
        <mo stretchy="false">)</mo>
      </mrow>
      <mrow>
        <msup>
          <mi>C</mi>
          <mi>T</mi>
        </msup>
        <mi mathvariant="normal">=</mi>
        <mn>3.1653</mn>
      </mrow>
    </mrow>
    <annotation encoding="StarMath 5.0">%sigma_2 = C A^2 func dlyap(A, B B^T) C^T = 3.1653</annotation>
  </semantics>
</math>
</file>

<file path=Object 146/content.xml><?xml version="1.0" encoding="utf-8"?>
<math xmlns="http://www.w3.org/1998/Math/MathML">
  <semantics>
    <mrow>
      <mrow>
        <mfenced open="[" close="]">
          <mtable>
            <mtr>
              <mtd>
                <msub>
                  <mi>a</mi>
                  <mn>1</mn>
                </msub>
              </mtd>
            </mtr>
            <mtr>
              <mtd>
                <msub>
                  <mi>a</mi>
                  <mn>2</mn>
                </msub>
              </mtd>
            </mtr>
          </mtable>
        </mfenced>
        <mi mathvariant="normal">=</mi>
        <msup>
          <mfenced open="[" close="]">
            <mtable>
              <mtr>
                <mtd>
                  <msub>
                    <mo stretchy="false">σ</mo>
                    <mn>0</mn>
                  </msub>
                </mtd>
                <mtd>
                  <msub>
                    <mo stretchy="false">σ</mo>
                    <mn>1</mn>
                  </msub>
                </mtd>
              </mtr>
              <mtr>
                <mtd>
                  <msub>
                    <mo stretchy="false">σ</mo>
                    <mn>1</mn>
                  </msub>
                </mtd>
                <mtd>
                  <msub>
                    <mo stretchy="false">σ</mo>
                    <mn>0</mn>
                  </msub>
                </mtd>
              </mtr>
            </mtable>
          </mfenced>
          <mrow>
            <mi mathvariant="normal">−</mi>
            <mn>1</mn>
          </mrow>
        </msup>
      </mrow>
      <mrow>
        <mfenced open="[" close="]">
          <mtable>
            <mtr>
              <mtd>
                <msub>
                  <mo stretchy="false">σ</mo>
                  <mn>1</mn>
                </msub>
              </mtd>
            </mtr>
            <mtr>
              <mtd>
                <msub>
                  <mo stretchy="false">σ</mo>
                  <mn>2</mn>
                </msub>
              </mtd>
            </mtr>
          </mtable>
        </mfenced>
        <mi mathvariant="normal">=</mi>
        <mfenced open="[" close="]">
          <mtable>
            <mtr>
              <mtd>
                <mrow>
                  <mi mathvariant="normal">−</mi>
                  <mn>1.0046</mn>
                </mrow>
              </mtd>
            </mtr>
            <mtr>
              <mtd>
                <mrow>
                  <mi mathvariant="normal">−</mi>
                  <mn>0.1492</mn>
                </mrow>
              </mtd>
            </mtr>
          </mtable>
        </mfenced>
      </mrow>
    </mrow>
    <annotation encoding="StarMath 5.0">left [ matrix { a_1 ## a_2} right ] = left [ matrix { %sigma_0 # %sigma_1 ## %sigma_1 # %sigma_0} right ]^-1 left [ matrix { %sigma_1 ## %sigma_2} right ] = left [ matrix { -1.0046 ## -0.1492} right ]</annotation>
  </semantics>
</math>
</file>

<file path=Object 147/content.xml><?xml version="1.0" encoding="utf-8"?>
<math xmlns="http://www.w3.org/1998/Math/MathML">
  <semantics>
    <mrow>
      <mover accent="true">
        <mi>y</mi>
        <mo stretchy="false">˜</mo>
      </mover>
      <mrow>
        <mrow>
          <mo stretchy="false">(</mo>
          <mi>k</mi>
          <mo stretchy="false">)</mo>
        </mrow>
        <mi mathvariant="normal">=</mi>
        <mi>y</mi>
      </mrow>
      <mrow>
        <mrow>
          <mo stretchy="false">(</mo>
          <mi>k</mi>
          <mo stretchy="false">)</mo>
        </mrow>
        <mi mathvariant="normal">−</mi>
        <mrow>
          <munderover>
            <mi mathvariant="normal">∑</mi>
            <mrow>
              <mi>i</mi>
              <mi mathvariant="normal">=</mi>
              <mn>1</mn>
            </mrow>
            <mi>n</mi>
          </munderover>
          <msub>
            <mi>a</mi>
            <mi>i</mi>
          </msub>
        </mrow>
      </mrow>
      <mi>y</mi>
      <mrow>
        <mrow>
          <mo stretchy="false">(</mo>
          <mrow>
            <mi>k</mi>
            <mi mathvariant="normal">−</mi>
            <mi>i</mi>
          </mrow>
          <mo stretchy="false">)</mo>
        </mrow>
        <mi mathvariant="normal">=</mi>
        <mi>y</mi>
      </mrow>
      <mrow>
        <mrow>
          <mo stretchy="false">(</mo>
          <mi>k</mi>
          <mo stretchy="false">)</mo>
        </mrow>
        <mo stretchy="false">+</mo>
        <mn>1.0046</mn>
      </mrow>
      <mi>y</mi>
      <mrow>
        <mrow>
          <mo stretchy="false">(</mo>
          <mrow>
            <mi>k</mi>
            <mi mathvariant="normal">−</mi>
            <mn>1</mn>
          </mrow>
          <mo stretchy="false">)</mo>
        </mrow>
        <mo stretchy="false">+</mo>
        <mn>0.1492</mn>
      </mrow>
      <mi>y</mi>
      <mrow>
        <mo stretchy="false">(</mo>
        <mrow>
          <mi>k</mi>
          <mi mathvariant="normal">−</mi>
          <mn>2</mn>
        </mrow>
        <mo stretchy="false">)</mo>
      </mrow>
    </mrow>
    <annotation encoding="StarMath 5.0">tilde y(k) = y(k) - sum from i=1 to n a_i y(k-i) = y(k) + 1.0046 y(k-1) + 0.1492 y(k-2)</annotation>
  </semantics>
</math>
</file>

<file path=Object 148/content.xml><?xml version="1.0" encoding="utf-8"?>
<math xmlns="http://www.w3.org/1998/Math/MathML">
  <semantics>
    <mrow>
      <mi>H</mi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i mathvariant="normal">=</mi>
        <mrow>
          <mn>1</mn>
          <mo stretchy="false">+</mo>
          <mn>1.0046</mn>
        </mrow>
      </mrow>
      <mrow>
        <msup>
          <mi>q</mi>
          <mrow>
            <mi mathvariant="normal">−</mi>
            <mn>1</mn>
          </mrow>
        </msup>
        <mo stretchy="false">+</mo>
        <mn>0.1492</mn>
      </mrow>
      <msup>
        <mi>q</mi>
        <mrow>
          <mi mathvariant="normal">−</mi>
          <mn>2</mn>
        </mrow>
      </msup>
    </mrow>
    <annotation encoding="StarMath 5.0">H(q^-1) = 1 + 1.0046 q^-1 + 0.1492 q^-2</annotation>
  </semantics>
</math>
</file>

<file path=Object 149/content.xml><?xml version="1.0" encoding="utf-8"?>
<math xmlns="http://www.w3.org/1998/Math/MathML">
  <semantics>
    <mrow>
      <mrow>
        <msub>
          <mo stretchy="false">σ</mo>
          <mover accent="true">
            <mi>y</mi>
            <mo stretchy="false">˜</mo>
          </mover>
        </msub>
        <mi mathvariant="normal">=</mi>
        <mrow>
          <msub>
            <mo stretchy="false">σ</mo>
            <mn>0</mn>
          </msub>
          <mi mathvariant="normal">−</mi>
          <mrow>
            <munderover>
              <mi mathvariant="normal">∑</mi>
              <mrow>
                <mi>i</mi>
                <mi mathvariant="normal">=</mi>
                <mn>1</mn>
              </mrow>
              <mi>n</mi>
            </munderover>
            <msub>
              <mi>a</mi>
              <mi>i</mi>
            </msub>
          </mrow>
        </mrow>
      </mrow>
      <mrow>
        <msub>
          <mo stretchy="false">σ</mo>
          <mi>i</mi>
        </msub>
        <mi mathvariant="normal">=</mi>
        <mn>1.0009</mn>
      </mrow>
    </mrow>
    <annotation encoding="StarMath 5.0">%sigma_{tilde y} = %sigma_0 - sum from i=1 to n a_i %sigma_i = 1.0009</annotation>
  </semantics>
</math>
</file>

<file path=Object 15/content.xml><?xml version="1.0" encoding="utf-8"?>
<math xmlns="http://www.w3.org/1998/Math/MathML">
  <semantics>
    <mrow>
      <mtext>from homework 4, I used the 'none' option then divided by </mtext>
      <mi>N</mi>
    </mrow>
    <annotation encoding="StarMath 5.0">"from homework 4, I used the 'none' option then divided by " N</annotation>
  </semantics>
</math>
</file>

<file path=Object 150/content.xml><?xml version="1.0" encoding="utf-8"?>
<math xmlns="http://www.w3.org/1998/Math/MathML">
  <semantics>
    <mrow>
      <mtext>Simulation results for </mtext>
      <mrow>
        <mi>N</mi>
        <mi mathvariant="normal">=</mi>
        <mn>5000,</mn>
      </mrow>
      <mi/>
      <mrow>
        <mi>M</mi>
        <mi mathvariant="normal">=</mi>
        <mn>1000</mn>
      </mrow>
      <mi mathvariant="normal">:</mi>
      <mrow>
        <msub>
          <mo stretchy="false">σ</mo>
          <mn>0</mn>
        </msub>
        <mi mathvariant="normal">≈</mi>
        <mn>4.688,</mn>
      </mrow>
      <mi/>
      <mrow>
        <msub>
          <mo stretchy="false">σ</mo>
          <mover accent="true">
            <mi>y</mi>
            <mo stretchy="false">˜</mo>
          </mover>
        </msub>
        <mi mathvariant="normal">≈</mi>
        <mn>1.0119</mn>
      </mrow>
    </mrow>
    <annotation encoding="StarMath 5.0">"Simulation results for " N = 5000,` M = 1000 : %sigma_0 approx 4.688,` %sigma_{tilde y} approx 1.0119</annotation>
  </semantics>
</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(</math:mo>
          <math:mi>k</math:mi>
          <math:mo math:stretchy="false">)</math:mo>
        </math:mrow>
        <math:mo math:stretchy="false">−</math:mo>
        <math:mn>0.5</math:mn>
      </math:mrow>
      <math:mi>Y</math:mi>
      <math:mrow>
        <math:mrow>
          <math:mo math:stretchy="false">(</math:mo>
          <math:mrow>
            <math:mi>k</math:mi>
            <math:mo math:stretchy="false">−</math:mo>
            <math:mn>1</math:mn>
          </math:mrow>
          <math:mo math:stretchy="false">)</math:mo>
        </math:mrow>
        <math:mo math:stretchy="false">=</math:mo>
        <math:mi>W</math:mi>
      </math:mrow>
      <math:mrow>
        <math:mrow>
          <math:mo math:stretchy="false">(</math:mo>
          <math:mi>k</math:mi>
          <math:mo math:stretchy="false">)</math:mo>
        </math:mrow>
        <math:mo math:stretchy="false">−</math:mo>
        <math:mn>0.3</math:mn>
      </math:mrow>
      <math:mi>W</math:mi>
      <math:mrow>
        <math:mo math:stretchy="false">(</math:mo>
        <math:mrow>
          <math:mi>k</math:mi>
          <math:mo math:stretchy="false">−</math:mo>
          <math:mn>1</math:mn>
        </math:mrow>
        <math:mo math:stretchy="false">)</math:mo>
      </math:mrow>
      <math:mi>,</math:mi>
      <math:mi/>
      <math:mi>E</math:mi>
      <math:mrow>
        <math:mrow>
          <math:mo math:stretchy="false">{</math:mo>
          <math:mrow>
            <math:mi>Y</math:mi>
            <math:mrow>
              <math:mo math:stretchy="false">(</math:mo>
              <math:mn>0</math:mn>
              <math:mo math:stretchy="false">)</math:mo>
            </math:mrow>
          </math:mrow>
          <math:mo math:stretchy="false">}</math:mo>
        </math:mrow>
        <math:mo math:stretchy="false">=</math:mo>
        <math:mn>0,</math:mn>
      </math:mrow>
      <math:mi/>
      <math:mi>E</math:mi>
      <math:mrow>
        <math:mrow>
          <math:mo math:stretchy="false">{</math:mo>
          <math:mrow>
            <math:mi>Y</math:mi>
            <math:msup>
              <math:mrow>
                <math:mo math:stretchy="false">(</math:mo>
                <math:mn>0</math:mn>
                <math:mo math:stretchy="false">)</math:mo>
              </math:mrow>
              <math:mn>2</math:mn>
            </math:msup>
          </math:mrow>
          <math:mo math:stretchy="false">}</math:mo>
        </math:mrow>
        <math:mo math:stretchy="false">=</math:mo>
        <math:mn>0,</math:mn>
      </math:mrow>
      <math:mi/>
      <math:mi>E</math:mi>
      <math:mrow>
        <math:mrow>
          <math:mo math:stretchy="false">{</math:mo>
          <math:mrow>
            <math:mi>Y</math:mi>
            <math:mrow>
              <math:mo math:stretchy="false">(</math:mo>
              <math:mn>0</math:mn>
              <math:mo math:stretchy="false">)</math:mo>
            </math:mrow>
            <math:mi>W</math:mi>
            <math:mrow>
              <math:mo math:stretchy="false">(</math:mo>
              <math:mi>k</math:mi>
              <math:mo math:stretchy="false">)</math:mo>
            </math:mrow>
          </math:mrow>
          <math:mo math:stretchy="false">}</math:mo>
        </math:mrow>
        <math:mo math:stretchy="false">=</math:mo>
        <math:mn>0</math:mn>
      </math:mrow>
    </math:mrow>
    <math:annotation math:encoding="StarMath 5.0">Y(k) - 0.5 Y(k-1) = W(k) - 0.3 W(k-1) ,` E lbrace Y(0) rbrace = 0,` E lbrace Y(0)^2 rbrace = 0,` E lbrace Y(0) W(k) rbrace = 0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i>Y</math:mi>
          <math:mrow>
            <math:mrow>
              <math:mo math:stretchy="false">(</math:mo>
              <math:mi>k</math:mi>
              <math:mo math:stretchy="false">)</math:mo>
            </math:mrow>
            <math:mo math:stretchy="false">−</math:mo>
            <math:mn>0.5</math:mn>
          </math:mrow>
          <math:mi>Y</math:mi>
          <math:mrow>
            <math:mo math:stretchy="false">(</math:mo>
            <math:mrow>
              <math:mi>k</math:mi>
              <math:mo math:stretchy="false">−</math:mo>
              <math:mn>1</math:mn>
            </math:mrow>
            <math:mo math:stretchy="false">)</math:mo>
          </math:mrow>
        </math:mrow>
        <math:mo math:stretchy="false">)</math:mo>
      </math:mrow>
      <math:mi>W</math:mi>
      <math:mrow>
        <math:mrow>
          <math:mo math:stretchy="false">(</math:mo>
          <math:mi>k</math:mi>
          <math:mo math:stretchy="false">)</math:mo>
        </math:mrow>
        <math:mo math:stretchy="false">=</math:mo>
        <math:mrow>
          <math:mo math:stretchy="false">(</math:mo>
          <math:mrow>
            <math:mi>W</math:mi>
            <math:mrow>
              <math:mrow>
                <math:mo math:stretchy="false">(</math:mo>
                <math:mi>k</math:mi>
                <math:mo math:stretchy="false">)</math:mo>
              </math:mrow>
              <math:mo math:stretchy="false">−</math:mo>
              <math:mn>0.3</math:mn>
            </math:mrow>
            <math:mi>W</math:mi>
            <math:mrow>
              <math:mo math:stretchy="false">(</math:mo>
              <math:mrow>
                <math:mi>k</math:mi>
                <math:mo math:stretchy="false">−</math:mo>
                <math:mn>1</math:mn>
              </math:mrow>
              <math:mo math:stretchy="false">)</math:mo>
            </math:mrow>
          </math:mrow>
          <math:mo math:stretchy="false">)</math:mo>
        </math:mrow>
      </math:mrow>
      <math:mi>W</math:mi>
      <math:mrow>
        <math:mo math:stretchy="false">(</math:mo>
        <math:mi>k</math:mi>
        <math:mo math:stretchy="false">)</math:mo>
      </math:mrow>
    </math:mrow>
    <math:annotation math:encoding="StarMath 5.0">(Y(k) - 0.5 Y(k-1)) W(k) = (W(k) - 0.3 W(k-1)) W(k)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i>E</math:mi>
      <math:mrow>
        <math:mrow>
          <math:mo math:stretchy="false">{</math:mo>
          <math:mrow>
            <math:mi>Y</math:mi>
            <math:mrow>
              <math:mo math:stretchy="false">(</math:mo>
              <math:mi>k</math:mi>
              <math:mo math:stretchy="false">)</math:mo>
            </math:mrow>
            <math:mi>W</math:mi>
            <math:mrow>
              <math:mrow>
                <math:mo math:stretchy="false">(</math:mo>
                <math:mi>k</math:mi>
                <math:mo math:stretchy="false">)</math:mo>
              </math:mrow>
              <math:mo math:stretchy="false">−</math:mo>
              <math:mn>0.5</math:mn>
            </math:mrow>
            <math:mi>Y</math:mi>
            <math:mrow>
              <math:mo math:stretchy="false">(</math:mo>
              <math:mrow>
                <math:mi>k</math:mi>
                <math:mo math:stretchy="false">−</math:mo>
                <math:mn>1</math:mn>
              </math:mrow>
              <math:mo math:stretchy="false">)</math:mo>
            </math:mrow>
            <math:mi>W</math:mi>
            <math:mrow>
              <math:mo math:stretchy="false">(</math:mo>
              <math:mi>k</math:mi>
              <math:mo math:stretchy="false">)</math:mo>
            </math:mrow>
          </math:mrow>
          <math:mo math:stretchy="false">}</math:mo>
        </math:mrow>
        <math:mo math:stretchy="false">=</math:mo>
        <math:mi>E</math:mi>
      </math:mrow>
      <math:mrow>
        <math:mo math:stretchy="false">{</math:mo>
        <math:mrow>
          <math:mi>W</math:mi>
          <math:mrow>
            <math:mo math:stretchy="false">(</math:mo>
            <math:mi>k</math:mi>
            <math:mo math:stretchy="false">)</math:mo>
          </math:mrow>
          <math:mi>W</math:mi>
          <math:mrow>
            <math:mrow>
              <math:mo math:stretchy="false">(</math:mo>
              <math:mi>k</math:mi>
              <math:mo math:stretchy="false">)</math:mo>
            </math:mrow>
            <math:mo math:stretchy="false">−</math:mo>
            <math:mn>0.3</math:mn>
          </math:mrow>
          <math:mi>W</math:mi>
          <math:mrow>
            <math:mo math:stretchy="false">(</math:mo>
            <math:mrow>
              <math:mi>k</math:mi>
              <math:mo math:stretchy="false">−</math:mo>
              <math:mn>1</math:mn>
            </math:mrow>
            <math:mo math:stretchy="false">)</math:mo>
          </math:mrow>
          <math:mi>W</math:mi>
          <math:mrow>
            <math:mo math:stretchy="false">(</math:mo>
            <math:mi>k</math:mi>
            <math:mo math:stretchy="false">)</math:mo>
          </math:mrow>
        </math:mrow>
        <math:mo math:stretchy="false">}</math:mo>
      </math:mrow>
    </math:mrow>
    <math:annotation math:encoding="StarMath 5.0">E lbrace Y(k) W(k) - 0.5 Y(k-1) W(k) rbrace = E lbrace W(k) W(k) - 0.3 W(k-1) W(k) rbrace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i>E</math:mi>
      <math:mrow>
        <math:mrow>
          <math:mo math:stretchy="false">{</math:mo>
          <math:mrow>
            <math:mi>Y</math:mi>
            <math:mrow>
              <math:mo math:stretchy="false">(</math:mo>
              <math:mi>k</math:mi>
              <math:mo math:stretchy="false">)</math:mo>
            </math:mrow>
            <math:mi>W</math:mi>
            <math:mrow>
              <math:mo math:stretchy="false">(</math:mo>
              <math:mi>k</math:mi>
              <math:mo math:stretchy="false">)</math:mo>
            </math:mrow>
          </math:mrow>
          <math:mo math:stretchy="false">}</math:mo>
        </math:mrow>
        <math:mo math:stretchy="false">−</math:mo>
        <math:mn>0.5</math:mn>
      </math:mrow>
      <math:mi>E</math:mi>
      <math:mrow>
        <math:mrow>
          <math:mo math:stretchy="false">{</math:mo>
          <math:mrow>
            <math:mi>Y</math:mi>
            <math:mrow>
              <math:mo math:stretchy="false">(</math:mo>
              <math:mrow>
                <math:mi>k</math:mi>
                <math:mo math:stretchy="false">−</math:mo>
                <math:mn>1</math:mn>
              </math:mrow>
              <math:mo math:stretchy="false">)</math:mo>
            </math:mrow>
            <math:mi>W</math:mi>
            <math:mrow>
              <math:mo math:stretchy="false">(</math:mo>
              <math:mi>k</math:mi>
              <math:mo math:stretchy="false">)</math:mo>
            </math:mrow>
          </math:mrow>
          <math:mo math:stretchy="false">}</math:mo>
        </math:mrow>
        <math:mo math:stretchy="false">=</math:mo>
        <math:mi>E</math:mi>
      </math:mrow>
      <math:mrow>
        <math:mrow>
          <math:mo math:stretchy="false">{</math:mo>
          <math:mrow>
            <math:mi>W</math:mi>
            <math:mrow>
              <math:mo math:stretchy="false">(</math:mo>
              <math:mi>k</math:mi>
              <math:mo math:stretchy="false">)</math:mo>
            </math:mrow>
            <math:mi>W</math:mi>
            <math:mrow>
              <math:mo math:stretchy="false">(</math:mo>
              <math:mi>k</math:mi>
              <math:mo math:stretchy="false">)</math:mo>
            </math:mrow>
          </math:mrow>
          <math:mo math:stretchy="false">}</math:mo>
        </math:mrow>
        <math:mo math:stretchy="false">−</math:mo>
        <math:mn>0.3</math:mn>
      </math:mrow>
      <math:mi>E</math:mi>
      <math:mrow>
        <math:mo math:stretchy="false">{</math:mo>
        <math:mrow>
          <math:mi>W</math:mi>
          <math:mrow>
            <math:mo math:stretchy="false">(</math:mo>
            <math:mrow>
              <math:mi>k</math:mi>
              <math:mo math:stretchy="false">−</math:mo>
              <math:mn>1</math:mn>
            </math:mrow>
            <math:mo math:stretchy="false">)</math:mo>
          </math:mrow>
          <math:mi>W</math:mi>
          <math:mrow>
            <math:mo math:stretchy="false">(</math:mo>
            <math:mi>k</math:mi>
            <math:mo math:stretchy="false">)</math:mo>
          </math:mrow>
        </math:mrow>
        <math:mo math:stretchy="false">}</math:mo>
      </math:mrow>
    </math:mrow>
    <math:annotation math:encoding="StarMath 5.0">E lbrace Y(k) W(k) rbrace - 0.5 E lbrace Y(k-1) W(k) rbrace = E lbrace W(k) W(k) rbrace - 0.3 E lbrace W(k-1) W(k) rbrace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Φ</math:mo>
        <math:mi math:fontstyle="italic">YY</math:mi>
      </math:msub>
      <math:mrow>
        <math:mrow>
          <math:mo math:stretchy="false">(</math:mo>
          <math:mo math:stretchy="false">ω</math:mo>
          <math:mo math:stretchy="false">)</math:mo>
        </math:mrow>
        <math:mo math:stretchy="false">=</math:mo>
        <math:mi>G</math:mi>
      </math:mrow>
      <math:mrow>
        <math:mo math:stretchy="false">(</math:mo>
        <math:msup>
          <math:mi>e</math:mi>
          <math:mrow>
            <math:mi>j</math:mi>
            <math:mo math:stretchy="false">ω</math:mo>
          </math:mrow>
        </math:msup>
        <math:mo math:stretchy="false">)</math:mo>
      </math:mrow>
      <math:msub>
        <math:mo math:stretchy="false">Φ</math:mo>
        <math:mi math:fontstyle="italic">WW</math:mi>
      </math:msub>
      <math:mrow>
        <math:mo math:stretchy="false">(</math:mo>
        <math:mo math:stretchy="false">ω</math:mo>
        <math:mo math:stretchy="false">)</math:mo>
      </math:mrow>
      <math:msup>
        <math:mi>G</math:mi>
        <math:mi>T</math:mi>
      </math:msup>
      <math:mrow>
        <math:mrow>
          <math:mrow>
            <math:mo math:stretchy="false">(</math:mo>
            <math:msup>
              <math:mi>e</math:mi>
              <math:mrow>
                <math:mrow>
                  <math:mo math:stretchy="false">−</math:mo>
                  <math:mi>j</math:mi>
                </math:mrow>
                <math:mo math:stretchy="false">ω</math:mo>
              </math:mrow>
            </math:msup>
            <math:mo math:stretchy="false">)</math:mo>
          </math:mrow>
          <math:mo math:stretchy="false">=</math:mo>
          <math:mrow>
            <math:mfrac>
              <math:mrow>
                <math:msup>
                  <math:mi>e</math:mi>
                  <math:mrow>
                    <math:mi>j</math:mi>
                    <math:mo math:stretchy="false">ω</math:mo>
                  </math:mrow>
                </math:msup>
                <math:mo math:stretchy="false">−</math:mo>
                <math:mn>0.3</math:mn>
              </math:mrow>
              <math:mrow>
                <math:msup>
                  <math:mi>e</math:mi>
                  <math:mrow>
                    <math:mi>j</math:mi>
                    <math:mo math:stretchy="false">ω</math:mo>
                  </math:mrow>
                </math:msup>
                <math:mo math:stretchy="false">−</math:mo>
                <math:mn>0.5</math:mn>
              </math:mrow>
            </math:mfrac>
            <math:mo math:stretchy="false">⋅</math:mo>
            <math:mfrac>
              <math:mrow>
                <math:msup>
                  <math:mi>e</math:mi>
                  <math:mrow>
                    <math:mrow>
                      <math:mo math:stretchy="false">−</math:mo>
                      <math:mi>j</math:mi>
                    </math:mrow>
                    <math:mo math:stretchy="false">ω</math:mo>
                  </math:mrow>
                </math:msup>
                <math:mo math:stretchy="false">−</math:mo>
                <math:mn>0.3</math:mn>
              </math:mrow>
              <math:mrow>
                <math:msup>
                  <math:mi>e</math:mi>
                  <math:mrow>
                    <math:mrow>
                      <math:mo math:stretchy="false">−</math:mo>
                      <math:mi>j</math:mi>
                    </math:mrow>
                    <math:mo math:stretchy="false">ω</math:mo>
                  </math:mrow>
                </math:msup>
                <math:mo math:stretchy="false">−</math:mo>
                <math:mn>0.5</math:mn>
              </math:mrow>
            </math:mfrac>
          </math:mrow>
        </math:mrow>
        <math:mo math:stretchy="false">=</math:mo>
        <math:mfrac>
          <math:mrow>
            <math:mrow>
              <math:mn>1.09</math:mn>
              <math:mo math:stretchy="false">−</math:mo>
              <math:mn>0.3</math:mn>
            </math:mrow>
            <math:mrow>
              <math:msup>
                <math:mi>e</math:mi>
                <math:mrow>
                  <math:mi>j</math:mi>
                  <math:mo math:stretchy="false">ω</math:mo>
                </math:mrow>
              </math:msup>
              <math:mo math:stretchy="false">−</math:mo>
              <math:mn>0.3</math:mn>
            </math:mrow>
            <math:msup>
              <math:mi>e</math:mi>
              <math:mrow>
                <math:mrow>
                  <math:mo math:stretchy="false">−</math:mo>
                  <math:mi>j</math:mi>
                </math:mrow>
                <math:mo math:stretchy="false">ω</math:mo>
              </math:mrow>
            </math:msup>
          </math:mrow>
          <math:mrow>
            <math:mrow>
              <math:mn>1.25</math:mn>
              <math:mo math:stretchy="false">−</math:mo>
              <math:mn>0.5</math:mn>
            </math:mrow>
            <math:mrow>
              <math:msup>
                <math:mi>e</math:mi>
                <math:mrow>
                  <math:mi>j</math:mi>
                  <math:mo math:stretchy="false">ω</math:mo>
                </math:mrow>
              </math:msup>
              <math:mo math:stretchy="false">−</math:mo>
              <math:mn>0.5</math:mn>
            </math:mrow>
            <math:msup>
              <math:mi>e</math:mi>
              <math:mrow>
                <math:mrow>
                  <math:mo math:stretchy="false">−</math:mo>
                  <math:mi>j</math:mi>
                </math:mrow>
                <math:mo math:stretchy="false">ω</math:mo>
              </math:mrow>
            </math:msup>
          </math:mrow>
        </math:mfrac>
      </math:mrow>
    </math:mrow>
    <math:annotation math:encoding="StarMath 5.0">%PHI_YY(%omega) = G(e^{j %omega}) %PHI_WW(%omega) G^T(e^{-j %omega}) = {e^{j %omega} - 0.3} over {e^{j %omega} - 0.5} cdot {{e^{-j %omega} - 0.3} over {e^{-j %omega} - 0.5}} = {1.09 - 0.3 e^{j %omega} - 0.3 e^{-j %omega}} over {1.25 - 0.5 e^{j %omega} - 0.5 e^{-j %omega}}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Λ</math:mo>
        <math:mi math:fontstyle="italic">YW</math:mi>
      </math:msub>
      <math:mrow>
        <math:mrow>
          <math:mo math:stretchy="false">(</math:mo>
          <math:mn>0</math:mn>
          <math:mo math:stretchy="false">)</math:mo>
        </math:mrow>
        <math:mo math:stretchy="false">−</math:mo>
        <math:mn>0.5</math:mn>
      </math:mrow>
      <math:msub>
        <math:mo math:stretchy="false">Λ</math:mo>
        <math:mi math:fontstyle="italic">YW</math:mi>
      </math:msub>
      <math:mrow>
        <math:mrow>
          <math:mo math:stretchy="false">(</math:mo>
          <math:mrow>
            <math:mo math:stretchy="false">−</math:mo>
            <math:mn>1</math:mn>
          </math:mrow>
          <math:mo math:stretchy="false">)</math:mo>
        </math:mrow>
        <math:mo math:stretchy="false">=</math:mo>
        <math:msub>
          <math:mo math:stretchy="false">Λ</math:mo>
          <math:mi math:fontstyle="italic">WW</math:mi>
        </math:msub>
      </math:mrow>
      <math:mrow>
        <math:mrow>
          <math:mo math:stretchy="false">(</math:mo>
          <math:mn>0</math:mn>
          <math:mo math:stretchy="false">)</math:mo>
        </math:mrow>
        <math:mo math:stretchy="false">−</math:mo>
        <math:mn>0.3</math:mn>
      </math:mrow>
      <math:msub>
        <math:mo math:stretchy="false">Λ</math:mo>
        <math:mi math:fontstyle="italic">WW</math:mi>
      </math:msub>
      <math:mrow>
        <math:mo math:stretchy="false">(</math:mo>
        <math:mrow>
          <math:mo math:stretchy="false">−</math:mo>
          <math:mn>1</math:mn>
        </math:mrow>
        <math:mo math:stretchy="false">)</math:mo>
      </math:mrow>
    </math:mrow>
    <math:annotation math:encoding="StarMath 5.0">%LAMBDA_YW(0) - 0.5 %LAMBDA_YW(-1) = %LAMBDA_WW(0) - 0.3 %LAMBDA_WW(-1)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Λ</math:mo>
        <math:mi math:fontstyle="italic">YW</math:mi>
      </math:msub>
      <math:mtext> is causal so </math:mtext>
      <math:msub>
        <math:mo math:stretchy="false">Λ</math:mo>
        <math:mi math:fontstyle="italic">YW</math:mi>
      </math:msub>
      <math:mrow>
        <math:mrow>
          <math:mo math:stretchy="false">(</math:mo>
          <math:mrow>
            <math:mo math:stretchy="false">−</math:mo>
            <math:mn>1</math:mn>
          </math:mrow>
          <math:mo math:stretchy="false">)</math:mo>
        </math:mrow>
        <math:mo math:stretchy="false">=</math:mo>
        <math:mn>0,</math:mn>
      </math:mrow>
      <math:mi/>
      <math:msub>
        <math:mo math:stretchy="false">Λ</math:mo>
        <math:mi math:fontstyle="italic">YW</math:mi>
      </math:msub>
      <math:mrow>
        <math:mrow>
          <math:mo math:stretchy="false">(</math:mo>
          <math:mn>0</math:mn>
          <math:mo math:stretchy="false">)</math:mo>
        </math:mrow>
        <math:mo math:stretchy="false">=</math:mo>
        <math:mo math:stretchy="false">δ</math:mo>
      </math:mrow>
      <math:mrow>
        <math:mrow>
          <math:mo math:stretchy="false">(</math:mo>
          <math:mn>0</math:mn>
          <math:mo math:stretchy="false">)</math:mo>
        </math:mrow>
        <math:mo math:stretchy="false">−</math:mo>
        <math:mn>0.3</math:mn>
      </math:mrow>
      <math:mo math:stretchy="false">δ</math:mo>
      <math:mrow>
        <math:mrow>
          <math:mo math:stretchy="false">(</math:mo>
          <math:mrow>
            <math:mo math:stretchy="false">−</math:mo>
            <math:mn>1</math:mn>
          </math:mrow>
          <math:mo math:stretchy="false">)</math:mo>
        </math:mrow>
        <math:mo math:stretchy="false">=</math:mo>
        <math:mn>1</math:mn>
      </math:mrow>
    </math:mrow>
    <math:annotation math:encoding="StarMath 5.0">%LAMBDA_YW " is causal so " %LAMBDA_YW(-1) = 0,` %LAMBDA_YW(0) = %delta(0) - 0.3 %delta(-1) = 1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i>Y</math:mi>
          <math:mrow>
            <math:mrow>
              <math:mo math:stretchy="false">(</math:mo>
              <math:mi>k</math:mi>
              <math:mo math:stretchy="false">)</math:mo>
            </math:mrow>
            <math:mo math:stretchy="false">−</math:mo>
            <math:mn>0.5</math:mn>
          </math:mrow>
          <math:mi>Y</math:mi>
          <math:mrow>
            <math:mo math:stretchy="false">(</math:mo>
            <math:mrow>
              <math:mi>k</math:mi>
              <math:mo math:stretchy="false">−</math:mo>
              <math:mn>1</math:mn>
            </math:mrow>
            <math:mo math:stretchy="false">)</math:mo>
          </math:mrow>
        </math:mrow>
        <math:mo math:stretchy="false">)</math:mo>
      </math:mrow>
      <math:mi>W</math:mi>
      <math:mrow>
        <math:mrow>
          <math:mo math:stretchy="false">(</math:mo>
          <math:mrow>
            <math:mi>k</math:mi>
            <math:mo math:stretchy="false">−</math:mo>
            <math:mn>1</math:mn>
          </math:mrow>
          <math:mo math:stretchy="false">)</math:mo>
        </math:mrow>
        <math:mo math:stretchy="false">=</math:mo>
        <math:mrow>
          <math:mo math:stretchy="false">(</math:mo>
          <math:mrow>
            <math:mi>W</math:mi>
            <math:mrow>
              <math:mrow>
                <math:mo math:stretchy="false">(</math:mo>
                <math:mi>k</math:mi>
                <math:mo math:stretchy="false">)</math:mo>
              </math:mrow>
              <math:mo math:stretchy="false">−</math:mo>
              <math:mn>0.3</math:mn>
            </math:mrow>
            <math:mi>W</math:mi>
            <math:mrow>
              <math:mo math:stretchy="false">(</math:mo>
              <math:mrow>
                <math:mi>k</math:mi>
                <math:mo math:stretchy="false">−</math:mo>
                <math:mn>1</math:mn>
              </math:mrow>
              <math:mo math:stretchy="false">)</math:mo>
            </math:mrow>
          </math:mrow>
          <math:mo math:stretchy="false">)</math:mo>
        </math:mrow>
      </math:mrow>
      <math:mi>W</math:mi>
      <math:mrow>
        <math:mo math:stretchy="false">(</math:mo>
        <math:mrow>
          <math:mi>k</math:mi>
          <math:mo math:stretchy="false">−</math:mo>
          <math:mn>1</math:mn>
        </math:mrow>
        <math:mo math:stretchy="false">)</math:mo>
      </math:mrow>
    </math:mrow>
    <math:annotation math:encoding="StarMath 5.0">(Y(k) - 0.5 Y(k-1)) W(k-1) = (W(k) - 0.3 W(k-1)) W(k-1)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i>E</math:mi>
      <math:mrow>
        <math:mrow>
          <math:mo math:stretchy="false">{</math:mo>
          <math:mrow>
            <math:mi>Y</math:mi>
            <math:mrow>
              <math:mo math:stretchy="false">(</math:mo>
              <math:mi>k</math:mi>
              <math:mo math:stretchy="false">)</math:mo>
            </math:mrow>
            <math:mi>W</math:mi>
            <math:mrow>
              <math:mrow>
                <math:mo math:stretchy="false">(</math:mo>
                <math:mrow>
                  <math:mi>k</math:mi>
                  <math:mo math:stretchy="false">−</math:mo>
                  <math:mn>1</math:mn>
                </math:mrow>
                <math:mo math:stretchy="false">)</math:mo>
              </math:mrow>
              <math:mo math:stretchy="false">−</math:mo>
              <math:mn>0.5</math:mn>
            </math:mrow>
            <math:mi>Y</math:mi>
            <math:mrow>
              <math:mo math:stretchy="false">(</math:mo>
              <math:mrow>
                <math:mi>k</math:mi>
                <math:mo math:stretchy="false">−</math:mo>
                <math:mn>1</math:mn>
              </math:mrow>
              <math:mo math:stretchy="false">)</math:mo>
            </math:mrow>
            <math:mi>W</math:mi>
            <math:mrow>
              <math:mo math:stretchy="false">(</math:mo>
              <math:mrow>
                <math:mi>k</math:mi>
                <math:mo math:stretchy="false">−</math:mo>
                <math:mn>1</math:mn>
              </math:mrow>
              <math:mo math:stretchy="false">)</math:mo>
            </math:mrow>
          </math:mrow>
          <math:mo math:stretchy="false">}</math:mo>
        </math:mrow>
        <math:mo math:stretchy="false">=</math:mo>
        <math:mi>E</math:mi>
      </math:mrow>
      <math:mrow>
        <math:mo math:stretchy="false">{</math:mo>
        <math:mrow>
          <math:mi>W</math:mi>
          <math:mrow>
            <math:mo math:stretchy="false">(</math:mo>
            <math:mi>k</math:mi>
            <math:mo math:stretchy="false">)</math:mo>
          </math:mrow>
          <math:mi>W</math:mi>
          <math:mrow>
            <math:mrow>
              <math:mo math:stretchy="false">(</math:mo>
              <math:mrow>
                <math:mi>k</math:mi>
                <math:mo math:stretchy="false">−</math:mo>
                <math:mn>1</math:mn>
              </math:mrow>
              <math:mo math:stretchy="false">)</math:mo>
            </math:mrow>
            <math:mo math:stretchy="false">−</math:mo>
            <math:mn>0.3</math:mn>
          </math:mrow>
          <math:mi>W</math:mi>
          <math:mrow>
            <math:mo math:stretchy="false">(</math:mo>
            <math:mrow>
              <math:mi>k</math:mi>
              <math:mo math:stretchy="false">−</math:mo>
              <math:mn>1</math:mn>
            </math:mrow>
            <math:mo math:stretchy="false">)</math:mo>
          </math:mrow>
          <math:mi>W</math:mi>
          <math:mrow>
            <math:mo math:stretchy="false">(</math:mo>
            <math:mrow>
              <math:mi>k</math:mi>
              <math:mo math:stretchy="false">−</math:mo>
              <math:mn>1</math:mn>
            </math:mrow>
            <math:mo math:stretchy="false">)</math:mo>
          </math:mrow>
        </math:mrow>
        <math:mo math:stretchy="false">}</math:mo>
      </math:mrow>
    </math:mrow>
    <math:annotation math:encoding="StarMath 5.0">E lbrace Y(k) W(k-1) - 0.5 Y(k-1) W(k-1) rbrace = E lbrace W(k) W(k-1) - 0.3 W(k-1) W(k-1) rbrace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i>E</math:mi>
      <math:mrow>
        <math:mrow>
          <math:mo math:stretchy="false">{</math:mo>
          <math:mrow>
            <math:mi>Y</math:mi>
            <math:mrow>
              <math:mo math:stretchy="false">(</math:mo>
              <math:mi>k</math:mi>
              <math:mo math:stretchy="false">)</math:mo>
            </math:mrow>
            <math:mi>W</math:mi>
            <math:mrow>
              <math:mo math:stretchy="false">(</math:mo>
              <math:mrow>
                <math:mi>k</math:mi>
                <math:mo math:stretchy="false">−</math:mo>
                <math:mn>1</math:mn>
              </math:mrow>
              <math:mo math:stretchy="false">)</math:mo>
            </math:mrow>
          </math:mrow>
          <math:mo math:stretchy="false">}</math:mo>
        </math:mrow>
        <math:mo math:stretchy="false">−</math:mo>
        <math:mn>0.5</math:mn>
      </math:mrow>
      <math:mi>E</math:mi>
      <math:mrow>
        <math:mrow>
          <math:mo math:stretchy="false">{</math:mo>
          <math:mrow>
            <math:mi>Y</math:mi>
            <math:mrow>
              <math:mo math:stretchy="false">(</math:mo>
              <math:mrow>
                <math:mi>k</math:mi>
                <math:mo math:stretchy="false">−</math:mo>
                <math:mn>1</math:mn>
              </math:mrow>
              <math:mo math:stretchy="false">)</math:mo>
            </math:mrow>
            <math:mi>W</math:mi>
            <math:mrow>
              <math:mo math:stretchy="false">(</math:mo>
              <math:mrow>
                <math:mi>k</math:mi>
                <math:mo math:stretchy="false">−</math:mo>
                <math:mn>1</math:mn>
              </math:mrow>
              <math:mo math:stretchy="false">)</math:mo>
            </math:mrow>
          </math:mrow>
          <math:mo math:stretchy="false">}</math:mo>
        </math:mrow>
        <math:mo math:stretchy="false">=</math:mo>
        <math:mi>E</math:mi>
      </math:mrow>
      <math:mrow>
        <math:mrow>
          <math:mo math:stretchy="false">{</math:mo>
          <math:mrow>
            <math:mi>W</math:mi>
            <math:mrow>
              <math:mo math:stretchy="false">(</math:mo>
              <math:mi>k</math:mi>
              <math:mo math:stretchy="false">)</math:mo>
            </math:mrow>
            <math:mi>W</math:mi>
            <math:mrow>
              <math:mo math:stretchy="false">(</math:mo>
              <math:mrow>
                <math:mi>k</math:mi>
                <math:mo math:stretchy="false">−</math:mo>
                <math:mn>1</math:mn>
              </math:mrow>
              <math:mo math:stretchy="false">)</math:mo>
            </math:mrow>
          </math:mrow>
          <math:mo math:stretchy="false">}</math:mo>
        </math:mrow>
        <math:mo math:stretchy="false">−</math:mo>
        <math:mn>0.3</math:mn>
      </math:mrow>
      <math:mi>E</math:mi>
      <math:mrow>
        <math:mo math:stretchy="false">{</math:mo>
        <math:mrow>
          <math:mi>W</math:mi>
          <math:mrow>
            <math:mo math:stretchy="false">(</math:mo>
            <math:mrow>
              <math:mi>k</math:mi>
              <math:mo math:stretchy="false">−</math:mo>
              <math:mn>1</math:mn>
            </math:mrow>
            <math:mo math:stretchy="false">)</math:mo>
          </math:mrow>
          <math:mi>W</math:mi>
          <math:mrow>
            <math:mo math:stretchy="false">(</math:mo>
            <math:mrow>
              <math:mi>k</math:mi>
              <math:mo math:stretchy="false">−</math:mo>
              <math:mn>1</math:mn>
            </math:mrow>
            <math:mo math:stretchy="false">)</math:mo>
          </math:mrow>
        </math:mrow>
        <math:mo math:stretchy="false">}</math:mo>
      </math:mrow>
    </math:mrow>
    <math:annotation math:encoding="StarMath 5.0">E lbrace Y(k) W(k-1) rbrace - 0.5 E lbrace Y(k-1) W(k-1) rbrace = E lbrace W(k) W(k-1) rbrace - 0.3 E lbrace W(k-1) W(k-1) rbrace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Λ</math:mo>
        <math:mi math:fontstyle="italic">YW</math:mi>
      </math:msub>
      <math:mrow>
        <math:mrow>
          <math:mo math:stretchy="false">(</math:mo>
          <math:mn>1</math:mn>
          <math:mo math:stretchy="false">)</math:mo>
        </math:mrow>
        <math:mo math:stretchy="false">−</math:mo>
        <math:mn>0.5</math:mn>
      </math:mrow>
      <math:msub>
        <math:mo math:stretchy="false">Λ</math:mo>
        <math:mi math:fontstyle="italic">YW</math:mi>
      </math:msub>
      <math:mrow>
        <math:mrow>
          <math:mo math:stretchy="false">(</math:mo>
          <math:mn>0</math:mn>
          <math:mo math:stretchy="false">)</math:mo>
        </math:mrow>
        <math:mo math:stretchy="false">=</math:mo>
        <math:msub>
          <math:mo math:stretchy="false">Λ</math:mo>
          <math:mi math:fontstyle="italic">WW</math:mi>
        </math:msub>
      </math:mrow>
      <math:mrow>
        <math:mrow>
          <math:mo math:stretchy="false">(</math:mo>
          <math:mn>1</math:mn>
          <math:mo math:stretchy="false">)</math:mo>
        </math:mrow>
        <math:mo math:stretchy="false">−</math:mo>
        <math:mn>0.3</math:mn>
      </math:mrow>
      <math:msub>
        <math:mo math:stretchy="false">Λ</math:mo>
        <math:mi math:fontstyle="italic">WW</math:mi>
      </math:msub>
      <math:mrow>
        <math:mrow>
          <math:mo math:stretchy="false">(</math:mo>
          <math:mn>0</math:mn>
          <math:mo math:stretchy="false">)</math:mo>
        </math:mrow>
        <math:mo math:stretchy="false">=</math:mo>
        <math:mo math:stretchy="false">δ</math:mo>
      </math:mrow>
      <math:mrow>
        <math:mrow>
          <math:mo math:stretchy="false">(</math:mo>
          <math:mn>1</math:mn>
          <math:mo math:stretchy="false">)</math:mo>
        </math:mrow>
        <math:mo math:stretchy="false">−</math:mo>
        <math:mn>0.3</math:mn>
      </math:mrow>
      <math:mo math:stretchy="false">δ</math:mo>
      <math:mrow>
        <math:mo math:stretchy="false">(</math:mo>
        <math:mn>0</math:mn>
        <math:mo math:stretchy="false">)</math:mo>
      </math:mrow>
    </math:mrow>
    <math:annotation math:encoding="StarMath 5.0">%LAMBDA_YW(1) - 0.5 %LAMBDA_YW(0) = %LAMBDA_WW(1) - 0.3 %LAMBDA_WW(0) = %delta(1) - 0.3 %delta(0)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Λ</math:mo>
        <math:mi math:fontstyle="italic">YW</math:mi>
      </math:msub>
      <math:mrow>
        <math:mrow>
          <math:mo math:stretchy="false">(</math:mo>
          <math:mn>1</math:mn>
          <math:mo math:stretchy="false">)</math:mo>
        </math:mrow>
        <math:mo math:stretchy="false">=</math:mo>
        <math:mo math:stretchy="false">δ</math:mo>
      </math:mrow>
      <math:mrow>
        <math:mrow>
          <math:mo math:stretchy="false">(</math:mo>
          <math:mn>1</math:mn>
          <math:mo math:stretchy="false">)</math:mo>
        </math:mrow>
        <math:mo math:stretchy="false">−</math:mo>
        <math:mn>0.3</math:mn>
      </math:mrow>
      <math:mo math:stretchy="false">δ</math:mo>
      <math:mrow>
        <math:mrow>
          <math:mo math:stretchy="false">(</math:mo>
          <math:mn>0</math:mn>
          <math:mo math:stretchy="false">)</math:mo>
        </math:mrow>
        <math:mo math:stretchy="false">+</math:mo>
        <math:mn>0.5</math:mn>
      </math:mrow>
      <math:msub>
        <math:mo math:stretchy="false">Λ</math:mo>
        <math:mi math:fontstyle="italic">YW</math:mi>
      </math:msub>
      <math:mrow>
        <math:mrow>
          <math:mrow>
            <math:mo math:stretchy="false">(</math:mo>
            <math:mn>0</math:mn>
            <math:mo math:stretchy="false">)</math:mo>
          </math:mrow>
          <math:mo math:stretchy="false">=</math:mo>
          <math:mrow>
            <math:mrow>
              <math:mn>0</math:mn>
              <math:mo math:stretchy="false">−</math:mo>
              <math:mn>0.3</math:mn>
            </math:mrow>
            <math:mo math:stretchy="false">+</math:mo>
            <math:mn>0.5</math:mn>
          </math:mrow>
        </math:mrow>
        <math:mo math:stretchy="false">=</math:mo>
        <math:mn>0.2</math:mn>
      </math:mrow>
    </math:mrow>
    <math:annotation math:encoding="StarMath 5.0">%LAMBDA_YW(1) = %delta(1) - 0.3 %delta(0) + 0.5 %LAMBDA_YW(0) = 0 - 0.3 + 0.5 = 0.2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sup>
          <math:mrow>
            <math:mo math:stretchy="false">(</math:mo>
            <math:mi>k</math:mi>
            <math:mo math:stretchy="false">)</math:mo>
          </math:mrow>
          <math:mn>2</math:mn>
        </math:msup>
        <math:mo math:stretchy="false">=</math:mo>
        <math:msup>
          <math:mrow>
            <math:mo math:stretchy="false">(</math:mo>
            <math:mrow>
              <math:mn>0.5</math:mn>
              <math:mi>Y</math:mi>
              <math:mrow>
                <math:mrow>
                  <math:mo math:stretchy="false">(</math:mo>
                  <math:mrow>
                    <math:mi>k</math:mi>
                    <math:mo math:stretchy="false">−</math:mo>
                    <math:mn>1</math:mn>
                  </math:mrow>
                  <math:mo math:stretchy="false">)</math:mo>
                </math:mrow>
                <math:mo math:stretchy="false">+</math:mo>
                <math:mi>W</math:mi>
              </math:mrow>
              <math:mrow>
                <math:mrow>
                  <math:mo math:stretchy="false">(</math:mo>
                  <math:mi>k</math:mi>
                  <math:mo math:stretchy="false">)</math:mo>
                </math:mrow>
                <math:mo math:stretchy="false">−</math:mo>
                <math:mn>0.3</math:mn>
              </math:mrow>
              <math:mi>W</math:mi>
              <math:mrow>
                <math:mo math:stretchy="false">(</math:mo>
                <math:mrow>
                  <math:mi>k</math:mi>
                  <math:mo math:stretchy="false">−</math:mo>
                  <math:mn>1</math:mn>
                </math:mrow>
                <math:mo math:stretchy="false">)</math:mo>
              </math:mrow>
            </math:mrow>
            <math:mo math:stretchy="false">)</math:mo>
          </math:mrow>
          <math:mn>2</math:mn>
        </math:msup>
      </math:mrow>
    </math:mrow>
    <math:annotation math:encoding="StarMath 5.0">Y(k)^2 = (0.5 Y(k-1) + W(k) - 0.3 W(k-1))^2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o math:stretchy="false">(</math:mo>
        <math:mi>k</math:mi>
        <math:mo math:stretchy="false">)</math:mo>
      </math:mrow>
      <math:mi>Y</math:mi>
      <math:mrow>
        <math:mrow>
          <math:mo math:stretchy="false">(</math:mo>
          <math:mi>k</math:mi>
          <math:mo math:stretchy="false">)</math:mo>
        </math:mrow>
        <math:mo math:stretchy="false">=</math:mo>
        <math:mn>0.25</math:mn>
      </math:mrow>
      <math:mi>Y</math:mi>
      <math:mrow>
        <math:mo math:stretchy="false">(</math:mo>
        <math:mrow>
          <math:mi>k</math:mi>
          <math:mo math:stretchy="false">−</math:mo>
          <math:mn>1</math:mn>
        </math:mrow>
        <math:mo math:stretchy="false">)</math:mo>
      </math:mrow>
      <math:mi>Y</math:mi>
      <math:mrow>
        <math:mrow>
          <math:mo math:stretchy="false">(</math:mo>
          <math:mrow>
            <math:mi>k</math:mi>
            <math:mo math:stretchy="false">−</math:mo>
            <math:mn>1</math:mn>
          </math:mrow>
          <math:mo math:stretchy="false">)</math:mo>
        </math:mrow>
        <math:mo math:stretchy="false">+</math:mo>
        <math:mi>Y</math:mi>
      </math:mrow>
      <math:mrow>
        <math:mo math:stretchy="false">(</math:mo>
        <math:mrow>
          <math:mi>k</math:mi>
          <math:mo math:stretchy="false">−</math:mo>
          <math:mn>1</math:mn>
        </math:mrow>
        <math:mo math:stretchy="false">)</math:mo>
      </math:mrow>
      <math:mi>W</math:mi>
      <math:mrow>
        <math:mrow>
          <math:mo math:stretchy="false">(</math:mo>
          <math:mi>k</math:mi>
          <math:mo math:stretchy="false">)</math:mo>
        </math:mrow>
        <math:mo math:stretchy="false">−</math:mo>
        <math:mn>0.3</math:mn>
      </math:mrow>
      <math:mi>Y</math:mi>
      <math:mrow>
        <math:mo math:stretchy="false">(</math:mo>
        <math:mrow>
          <math:mi>k</math:mi>
          <math:mo math:stretchy="false">−</math:mo>
          <math:mn>1</math:mn>
        </math:mrow>
        <math:mo math:stretchy="false">)</math:mo>
      </math:mrow>
      <math:mi>W</math:mi>
      <math:mrow>
        <math:mrow>
          <math:mo math:stretchy="false">(</math:mo>
          <math:mrow>
            <math:mi>k</math:mi>
            <math:mo math:stretchy="false">−</math:mo>
            <math:mn>1</math:mn>
          </math:mrow>
          <math:mo math:stretchy="false">)</math:mo>
        </math:mrow>
        <math:mo math:stretchy="false">+</math:mo>
        <math:mi>W</math:mi>
      </math:mrow>
      <math:mrow>
        <math:mo math:stretchy="false">(</math:mo>
        <math:mi>k</math:mi>
        <math:mo math:stretchy="false">)</math:mo>
      </math:mrow>
      <math:mi>W</math:mi>
      <math:mrow>
        <math:mo math:stretchy="false">(</math:mo>
        <math:mi>k</math:mi>
        <math:mo math:stretchy="false">)</math:mo>
      </math:mrow>
    </math:mrow>
    <math:annotation math:encoding="StarMath 5.0">Y(k) Y(k) = 0.25 Y(k-1) Y(k-1) + Y(k-1) W(k) - 0.3 Y(k-1) W(k-1) + W(k) W(k)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i/>
        <math:mo math:stretchy="false">−</math:mo>
        <math:mn>0.6</math:mn>
      </math:mrow>
      <math:mi>W</math:mi>
      <math:mrow>
        <math:mo math:stretchy="false">(</math:mo>
        <math:mi>k</math:mi>
        <math:mo math:stretchy="false">)</math:mo>
      </math:mrow>
      <math:mi>W</math:mi>
      <math:mrow>
        <math:mrow>
          <math:mo math:stretchy="false">(</math:mo>
          <math:mrow>
            <math:mi>k</math:mi>
            <math:mo math:stretchy="false">−</math:mo>
            <math:mn>1</math:mn>
          </math:mrow>
          <math:mo math:stretchy="false">)</math:mo>
        </math:mrow>
        <math:mo math:stretchy="false">+</math:mo>
        <math:mn>0.09</math:mn>
      </math:mrow>
      <math:mi>W</math:mi>
      <math:mrow>
        <math:mo math:stretchy="false">(</math:mo>
        <math:mrow>
          <math:mi>k</math:mi>
          <math:mo math:stretchy="false">−</math:mo>
          <math:mn>1</math:mn>
        </math:mrow>
        <math:mo math:stretchy="false">)</math:mo>
      </math:mrow>
      <math:mi>W</math:mi>
      <math:mrow>
        <math:mo math:stretchy="false">(</math:mo>
        <math:mrow>
          <math:mi>k</math:mi>
          <math:mo math:stretchy="false">−</math:mo>
          <math:mn>1</math:mn>
        </math:mrow>
        <math:mo math:stretchy="false">)</math:mo>
      </math:mrow>
    </math:mrow>
    <math:annotation math:encoding="StarMath 5.0">~~~~~ - 0.6 W(k) W(k-1) + 0.09 W(k-1) W(k-1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row>
            <math:mo math:stretchy="false">(</math:mo>
            <math:mi>z</math:mi>
            <math:mo math:stretchy="false">)</math:mo>
          </math:mrow>
          <math:mo math:stretchy="false">=</math:mo>
          <math:mfrac>
            <math:mrow>
              <math:mi>Y</math:mi>
              <math:mrow>
                <math:mo math:stretchy="false">(</math:mo>
                <math:mi>z</math:mi>
                <math:mo math:stretchy="false">)</math:mo>
              </math:mrow>
            </math:mrow>
            <math:mrow>
              <math:mi>W</math:mi>
              <math:mrow>
                <math:mo math:stretchy="false">(</math:mo>
                <math:mi>z</math:mi>
                <math:mo math:stretchy="false">)</math:mo>
              </math:mrow>
            </math:mrow>
          </math:mfrac>
        </math:mrow>
        <math:mo math:stretchy="false">=</math:mo>
        <math:mfrac>
          <math:mrow>
            <math:mi>z</math:mi>
            <math:mo math:stretchy="false">−</math:mo>
            <math:mn>0.3</math:mn>
          </math:mrow>
          <math:mrow>
            <math:mi>z</math:mi>
            <math:mo math:stretchy="false">−</math:mo>
            <math:mn>0.5</math:mn>
          </math:mrow>
        </math:mfrac>
      </math:mrow>
    </math:mrow>
    <math:annotation math:encoding="StarMath 5.0">G(z) = {Y(z)} over {W(z)} = {z - 0.3} over {z - 0.5}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i>E</math:mi>
      <math:mrow>
        <math:mrow>
          <math:mo math:stretchy="false">{</math:mo>
          <math:mrow>
            <math:mi>Y</math:mi>
            <math:mrow>
              <math:mo math:stretchy="false">(</math:mo>
              <math:mi>k</math:mi>
              <math:mo math:stretchy="false">)</math:mo>
            </math:mrow>
            <math:mi>Y</math:mi>
            <math:mrow>
              <math:mo math:stretchy="false">(</math:mo>
              <math:mi>k</math:mi>
              <math:mo math:stretchy="false">)</math:mo>
            </math:mrow>
          </math:mrow>
          <math:mo math:stretchy="false">}</math:mo>
        </math:mrow>
        <math:mo math:stretchy="false">=</math:mo>
        <math:mn>0.25</math:mn>
      </math:mrow>
      <math:mi>E</math:mi>
      <math:mrow>
        <math:mrow>
          <math:mo math:stretchy="false">{</math:mo>
          <math:mrow>
            <math:mi>Y</math:mi>
            <math:mrow>
              <math:mo math:stretchy="false">(</math:mo>
              <math:mrow>
                <math:mi>k</math:mi>
                <math:mo math:stretchy="false">−</math:mo>
                <math:mn>1</math:mn>
              </math:mrow>
              <math:mo math:stretchy="false">)</math:mo>
            </math:mrow>
            <math:mi>Y</math:mi>
            <math:mrow>
              <math:mo math:stretchy="false">(</math:mo>
              <math:mrow>
                <math:mi>k</math:mi>
                <math:mo math:stretchy="false">−</math:mo>
                <math:mn>1</math:mn>
              </math:mrow>
              <math:mo math:stretchy="false">)</math:mo>
            </math:mrow>
          </math:mrow>
          <math:mo math:stretchy="false">}</math:mo>
        </math:mrow>
        <math:mo math:stretchy="false">+</math:mo>
        <math:mi>E</math:mi>
      </math:mrow>
      <math:mrow>
        <math:mrow>
          <math:mo math:stretchy="false">{</math:mo>
          <math:mrow>
            <math:mi>Y</math:mi>
            <math:mrow>
              <math:mo math:stretchy="false">(</math:mo>
              <math:mrow>
                <math:mi>k</math:mi>
                <math:mo math:stretchy="false">−</math:mo>
                <math:mn>1</math:mn>
              </math:mrow>
              <math:mo math:stretchy="false">)</math:mo>
            </math:mrow>
            <math:mi>W</math:mi>
            <math:mrow>
              <math:mo math:stretchy="false">(</math:mo>
              <math:mi>k</math:mi>
              <math:mo math:stretchy="false">)</math:mo>
            </math:mrow>
          </math:mrow>
          <math:mo math:stretchy="false">}</math:mo>
        </math:mrow>
        <math:mo math:stretchy="false">−</math:mo>
        <math:mn>0.3</math:mn>
      </math:mrow>
      <math:mi>E</math:mi>
      <math:mrow>
        <math:mo math:stretchy="false">{</math:mo>
        <math:mrow>
          <math:mi>Y</math:mi>
          <math:mrow>
            <math:mo math:stretchy="false">(</math:mo>
            <math:mrow>
              <math:mi>k</math:mi>
              <math:mo math:stretchy="false">−</math:mo>
              <math:mn>1</math:mn>
            </math:mrow>
            <math:mo math:stretchy="false">)</math:mo>
          </math:mrow>
          <math:mi>W</math:mi>
          <math:mrow>
            <math:mo math:stretchy="false">(</math:mo>
            <math:mrow>
              <math:mi>k</math:mi>
              <math:mo math:stretchy="false">−</math:mo>
              <math:mn>1</math:mn>
            </math:mrow>
            <math:mo math:stretchy="false">)</math:mo>
          </math:mrow>
        </math:mrow>
        <math:mo math:stretchy="false">}</math:mo>
      </math:mrow>
    </math:mrow>
    <math:annotation math:encoding="StarMath 5.0">E lbrace Y(k) Y(k) rbrace = 0.25 E lbrace Y(k-1) Y(k-1) rbrace + E lbrace Y(k-1) W(k) rbrace - 0.3 E lbrace Y(k-1) W(k-1) rbrace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row>
        <math:mi/>
        <math:mo math:stretchy="false">+</math:mo>
        <math:mi>E</math:mi>
      </math:mrow>
      <math:mrow>
        <math:mrow>
          <math:mo math:stretchy="false">{</math:mo>
          <math:mrow>
            <math:mi>W</math:mi>
            <math:mrow>
              <math:mo math:stretchy="false">(</math:mo>
              <math:mi>k</math:mi>
              <math:mo math:stretchy="false">)</math:mo>
            </math:mrow>
            <math:mi>W</math:mi>
            <math:mrow>
              <math:mo math:stretchy="false">(</math:mo>
              <math:mi>k</math:mi>
              <math:mo math:stretchy="false">)</math:mo>
            </math:mrow>
          </math:mrow>
          <math:mo math:stretchy="false">}</math:mo>
        </math:mrow>
        <math:mo math:stretchy="false">−</math:mo>
        <math:mn>0.6</math:mn>
      </math:mrow>
      <math:mi>E</math:mi>
      <math:mrow>
        <math:mrow>
          <math:mo math:stretchy="false">{</math:mo>
          <math:mrow>
            <math:mi>W</math:mi>
            <math:mrow>
              <math:mo math:stretchy="false">(</math:mo>
              <math:mi>k</math:mi>
              <math:mo math:stretchy="false">)</math:mo>
            </math:mrow>
            <math:mi>W</math:mi>
            <math:mrow>
              <math:mo math:stretchy="false">(</math:mo>
              <math:mrow>
                <math:mi>k</math:mi>
                <math:mo math:stretchy="false">−</math:mo>
                <math:mn>1</math:mn>
              </math:mrow>
              <math:mo math:stretchy="false">)</math:mo>
            </math:mrow>
          </math:mrow>
          <math:mo math:stretchy="false">}</math:mo>
        </math:mrow>
        <math:mo math:stretchy="false">+</math:mo>
        <math:mn>0.09</math:mn>
      </math:mrow>
      <math:mi>E</math:mi>
      <math:mrow>
        <math:mo math:stretchy="false">{</math:mo>
        <math:mrow>
          <math:mi>W</math:mi>
          <math:mrow>
            <math:mo math:stretchy="false">(</math:mo>
            <math:mrow>
              <math:mi>k</math:mi>
              <math:mo math:stretchy="false">−</math:mo>
              <math:mn>1</math:mn>
            </math:mrow>
            <math:mo math:stretchy="false">)</math:mo>
          </math:mrow>
          <math:mi>W</math:mi>
          <math:mrow>
            <math:mo math:stretchy="false">(</math:mo>
            <math:mrow>
              <math:mi>k</math:mi>
              <math:mo math:stretchy="false">−</math:mo>
              <math:mn>1</math:mn>
            </math:mrow>
            <math:mo math:stretchy="false">)</math:mo>
          </math:mrow>
        </math:mrow>
        <math:mo math:stretchy="false">}</math:mo>
      </math:mrow>
    </math:mrow>
    <math:annotation math:encoding="StarMath 5.0">~~~~~ + E lbrace W(k) W(k) rbrace - 0.6 E lbrace W(k) W(k-1) rbrace + 0.09 E lbrace W(k-1) W(k-1) rbrace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Λ</math:mo>
        <math:mi math:fontstyle="italic">YY</math:mi>
      </math:msub>
      <math:mrow>
        <math:mrow>
          <math:mo math:stretchy="false">(</math:mo>
          <math:mn>0</math:mn>
          <math:mo math:stretchy="false">)</math:mo>
        </math:mrow>
        <math:mo math:stretchy="false">=</math:mo>
        <math:mn>0.25</math:mn>
      </math:mrow>
      <math:msub>
        <math:mo math:stretchy="false">Λ</math:mo>
        <math:mi math:fontstyle="italic">YY</math:mi>
      </math:msub>
      <math:mrow>
        <math:mrow>
          <math:mo math:stretchy="false">(</math:mo>
          <math:mn>0</math:mn>
          <math:mo math:stretchy="false">)</math:mo>
        </math:mrow>
        <math:mo math:stretchy="false">+</math:mo>
        <math:msub>
          <math:mo math:stretchy="false">Λ</math:mo>
          <math:mi math:fontstyle="italic">YW</math:mi>
        </math:msub>
      </math:mrow>
      <math:mrow>
        <math:mrow>
          <math:mo math:stretchy="false">(</math:mo>
          <math:mrow>
            <math:mo math:stretchy="false">−</math:mo>
            <math:mn>1</math:mn>
          </math:mrow>
          <math:mo math:stretchy="false">)</math:mo>
        </math:mrow>
        <math:mo math:stretchy="false">−</math:mo>
        <math:mn>0.3</math:mn>
      </math:mrow>
      <math:msub>
        <math:mo math:stretchy="false">Λ</math:mo>
        <math:mi math:fontstyle="italic">YW</math:mi>
      </math:msub>
      <math:mrow>
        <math:mrow>
          <math:mo math:stretchy="false">(</math:mo>
          <math:mn>0</math:mn>
          <math:mo math:stretchy="false">)</math:mo>
        </math:mrow>
        <math:mo math:stretchy="false">+</math:mo>
        <math:msub>
          <math:mo math:stretchy="false">Λ</math:mo>
          <math:mi math:fontstyle="italic">WW</math:mi>
        </math:msub>
      </math:mrow>
      <math:mrow>
        <math:mrow>
          <math:mo math:stretchy="false">(</math:mo>
          <math:mn>0</math:mn>
          <math:mo math:stretchy="false">)</math:mo>
        </math:mrow>
        <math:mo math:stretchy="false">−</math:mo>
        <math:mn>0.6</math:mn>
      </math:mrow>
      <math:msub>
        <math:mo math:stretchy="false">Λ</math:mo>
        <math:mi math:fontstyle="italic">WW</math:mi>
      </math:msub>
      <math:mrow>
        <math:mrow>
          <math:mo math:stretchy="false">(</math:mo>
          <math:mn>1</math:mn>
          <math:mo math:stretchy="false">)</math:mo>
        </math:mrow>
        <math:mo math:stretchy="false">+</math:mo>
        <math:mn>0.09</math:mn>
      </math:mrow>
      <math:msub>
        <math:mo math:stretchy="false">Λ</math:mo>
        <math:mi math:fontstyle="italic">WW</math:mi>
      </math:msub>
      <math:mrow>
        <math:mo math:stretchy="false">(</math:mo>
        <math:mn>0</math:mn>
        <math:mo math:stretchy="false">)</math:mo>
      </math:mrow>
    </math:mrow>
    <math:annotation math:encoding="StarMath 5.0">%LAMBDA_YY(0) = 0.25 %LAMBDA_YY(0) + %LAMBDA_YW(-1) - 0.3 %LAMBDA_YW(0) + %LAMBDA_WW(0) - 0.6 %LAMBDA_WW(1) + 0.09 %LAMBDA_WW(0)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n>0.75</math:mn>
      <math:msub>
        <math:mo math:stretchy="false">Λ</math:mo>
        <math:mi math:fontstyle="italic">YY</math:mi>
      </math:msub>
      <math:mrow>
        <math:mrow>
          <math:mo math:stretchy="false">(</math:mo>
          <math:mn>0</math:mn>
          <math:mo math:stretchy="false">)</math:mo>
        </math:mrow>
        <math:mo math:stretchy="false">=</math:mo>
        <math:mrow>
          <math:mrow>
            <math:mn>0</math:mn>
            <math:mo math:stretchy="false">−</math:mo>
            <math:mn>0.3</math:mn>
          </math:mrow>
          <math:mo math:stretchy="false">+</math:mo>
          <math:mo math:stretchy="false">δ</math:mo>
        </math:mrow>
      </math:mrow>
      <math:mrow>
        <math:mrow>
          <math:mo math:stretchy="false">(</math:mo>
          <math:mn>0</math:mn>
          <math:mo math:stretchy="false">)</math:mo>
        </math:mrow>
        <math:mo math:stretchy="false">−</math:mo>
        <math:mn>0.6</math:mn>
      </math:mrow>
      <math:mo math:stretchy="false">δ</math:mo>
      <math:mrow>
        <math:mrow>
          <math:mo math:stretchy="false">(</math:mo>
          <math:mn>1</math:mn>
          <math:mo math:stretchy="false">)</math:mo>
        </math:mrow>
        <math:mo math:stretchy="false">+</math:mo>
        <math:mn>0.09</math:mn>
      </math:mrow>
      <math:mo math:stretchy="false">δ</math:mo>
      <math:mrow>
        <math:mrow>
          <math:mo math:stretchy="false">(</math:mo>
          <math:mn>0</math:mn>
          <math:mo math:stretchy="false">)</math:mo>
        </math:mrow>
        <math:mo math:stretchy="false">=</math:mo>
        <math:mrow>
          <math:mrow>
            <math:mo math:stretchy="false">−</math:mo>
            <math:mn>0.3</math:mn>
          </math:mrow>
          <math:mo math:stretchy="false">+</math:mo>
          <math:mn>1.09</math:mn>
        </math:mrow>
      </math:mrow>
    </math:mrow>
    <math:annotation math:encoding="StarMath 5.0">0.75 %LAMBDA_YY(0) = 0 - 0.3 + %delta(0) - 0.6 %delta(1) + 0.09 %delta(0) = -0.3 + 1.09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Λ</math:mo>
        <math:mi math:fontstyle="italic">YY</math:mi>
      </math:msub>
      <math:mrow>
        <math:mrow>
          <math:mrow>
            <math:mo math:stretchy="false">(</math:mo>
            <math:mn>0</math:mn>
            <math:mo math:stretchy="false">)</math:mo>
          </math:mrow>
          <math:mo math:stretchy="false">=</math:mo>
          <math:mrow>
            <math:mn>0.79</math:mn>
            <math:mo math:stretchy="false">/</math:mo>
            <math:mn>0.75</math:mn>
          </math:mrow>
        </math:mrow>
        <math:mo math:stretchy="false">=</math:mo>
        <math:mn>1.0533</math:mn>
      </math:mrow>
    </math:mrow>
    <math:annotation math:encoding="StarMath 5.0">%LAMBDA_YY(0) = 0.79 / 0.75 = 1.0533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i>Trace</math:mi>
      <math:mrow>
        <math:mrow>
          <math:mo math:stretchy="false">[</math:mo>
          <math:mrow>
            <math:msub>
              <math:mo math:stretchy="false">Λ</math:mo>
              <math:mi math:fontstyle="italic">XX</math:mi>
            </math:msub>
            <math:mrow>
              <math:mo math:stretchy="false">(</math:mo>
              <math:mn>0</math:mn>
              <math:mo math:stretchy="false">)</math:mo>
            </math:mrow>
          </math:mrow>
          <math:mo math:stretchy="false">]</math:mo>
        </math:mrow>
        <math:mo math:stretchy="false">=</math:mo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i>n</math:mi>
          </math:munderover>
          <math:msub>
            <math:mo math:stretchy="false">Λ</math:mo>
            <math:mrow>
              <math:msub>
                <math:mi>X</math:mi>
                <math:mi>i</math:mi>
              </math:msub>
              <math:msub>
                <math:mi>X</math:mi>
                <math:mi>i</math:mi>
              </math:msub>
            </math:mrow>
          </math:msub>
        </math:mrow>
      </math:mrow>
      <math:mrow>
        <math:mo math:stretchy="false">(</math:mo>
        <math:mn>0</math:mn>
        <math:mo math:stretchy="false">)</math:mo>
      </math:mrow>
      <math:mtext>, and for scalar </math:mtext>
      <math:msub>
        <math:mi>X</math:mi>
        <math:mi>i</math:mi>
      </math:msub>
      <math:mtext> we have </math:mtext>
      <math:msub>
        <math:mo math:stretchy="false">Λ</math:mo>
        <math:mrow>
          <math:msub>
            <math:mi>X</math:mi>
            <math:mi>i</math:mi>
          </math:msub>
          <math:msub>
            <math:mi>X</math:mi>
            <math:mi>i</math:mi>
          </math:msub>
        </math:mrow>
      </math:msub>
      <math:mrow>
        <math:mrow>
          <math:mo math:stretchy="false">(</math:mo>
          <math:mn>0</math:mn>
          <math:mo math:stretchy="false">)</math:mo>
        </math:mrow>
        <math:mo math:stretchy="false">≥</math:mo>
        <math:mfenced math:open="∣" math:close="∣">
          <math:mrow>
            <math:msub>
              <math:mo math:stretchy="false">Λ</math:mo>
              <math:mrow>
                <math:msub>
                  <math:mi>X</math:mi>
                  <math:mi>i</math:mi>
                </math:msub>
                <math:msub>
                  <math:mi>X</math:mi>
                  <math:mi>i</math:mi>
                </math:msub>
              </math:mrow>
            </math:msub>
            <math:mrow>
              <math:mo math:stretchy="false">(</math:mo>
              <math:mi>j</math:mi>
              <math:mo math:stretchy="false">)</math:mo>
            </math:mrow>
          </math:mrow>
        </math:mfenced>
      </math:mrow>
    </math:mrow>
    <math:annotation math:encoding="StarMath 5.0">func Trace[%LAMBDA_XX(0)] = sum from i=1 to n %LAMBDA_{X_i X_i}(0) ", and for scalar " X_i " we have " %LAMBDA_{X_i X_i}(0) &gt;= abs{%LAMBDA_{X_i X_i}(j)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text>from </math:mtext>
      <math:mrow>
        <math:msub>
          <math:mi>Z</math:mi>
          <math:mi>i</math:mi>
        </math:msub>
        <math:mo math:stretchy="false">=</math:mo>
        <math:mfenced math:open="[" math:close="]">
          <math:mtable>
            <math:mtr>
              <math:mtd>
                <math:mrow>
                  <math:msub>
                    <math:mi>X</math:mi>
                    <math:mi>i</math:mi>
                  </math:msub>
                  <math:mrow>
                    <math:mo math:stretchy="false">(</math:mo>
                    <math:mi>k</math:mi>
                    <math:mo math:stretchy="false">)</math:mo>
                  </math:mrow>
                </math:mrow>
              </math:mtd>
            </math:mtr>
            <math:mtr>
              <math:mtd>
                <math:mrow>
                  <math:msub>
                    <math:mi>X</math:mi>
                    <math:mi>i</math:mi>
                  </math:msub>
                  <math:mrow>
                    <math:mo math:stretchy="false">(</math:mo>
                    <math:mrow>
                      <math:mi>k</math:mi>
                      <math:mo math:stretchy="false">+</math:mo>
                      <math:mi>j</math:mi>
                    </math:mrow>
                    <math:mo math:stretchy="false">)</math:mo>
                  </math:mrow>
                </math:mrow>
              </math:mtd>
            </math:mtr>
          </math:mtable>
        </math:mfenced>
      </math:mrow>
      <math:mi>,</math:mi>
      <math:mi/>
      <math:msub>
        <math:mo math:stretchy="false">Λ</math:mo>
        <math:mrow>
          <math:msub>
            <math:mi>Z</math:mi>
            <math:mi>i</math:mi>
          </math:msub>
          <math:msub>
            <math:mi>Z</math:mi>
            <math:mi>i</math:mi>
          </math:msub>
        </math:mrow>
      </math:msub>
      <math:mrow>
        <math:mrow>
          <math:mrow>
            <math:mo math:stretchy="false">(</math:mo>
            <math:mn>0</math:mn>
            <math:mo math:stretchy="false">)</math:mo>
          </math:mrow>
          <math:mo math:stretchy="false">=</math:mo>
          <math:mfenced math:open="[" math:close="]">
            <math:mtable>
              <math:mtr>
                <math:mtd>
                  <math:mrow>
                    <math:msub>
                      <math:mo math:stretchy="false">Λ</math:mo>
                      <math:mrow>
                        <math:msub>
                          <math:mi>X</math:mi>
                          <math:mi>i</math:mi>
                        </math:msub>
                        <math:msub>
                          <math:mi>X</math:mi>
                          <math:mi>i</math:mi>
                        </math:msub>
                      </math:mrow>
                    </math:msub>
                    <math:mrow>
                      <math:mo math:stretchy="false">(</math:mo>
                      <math:mn>0</math:mn>
                      <math:mo math:stretchy="false">)</math:mo>
                    </math:mrow>
                  </math:mrow>
                </math:mtd>
                <math:mtd>
                  <math:mrow>
                    <math:msub>
                      <math:mo math:stretchy="false">Λ</math:mo>
                      <math:mrow>
                        <math:msub>
                          <math:mi>X</math:mi>
                          <math:mi>i</math:mi>
                        </math:msub>
                        <math:msub>
                          <math:mi>X</math:mi>
                          <math:mi>i</math:mi>
                        </math:msub>
                      </math:mrow>
                    </math:msub>
                    <math:mrow>
                      <math:mo math:stretchy="false">(</math:mo>
                      <math:mi>j</math:mi>
                      <math:mo math:stretchy="false">)</math:mo>
                    </math:mrow>
                  </math:mrow>
                </math:mtd>
              </math:mtr>
              <math:mtr>
                <math:mtd>
                  <math:mrow>
                    <math:msub>
                      <math:mo math:stretchy="false">Λ</math:mo>
                      <math:mrow>
                        <math:msub>
                          <math:mi>X</math:mi>
                          <math:mi>i</math:mi>
                        </math:msub>
                        <math:msub>
                          <math:mi>X</math:mi>
                          <math:mi>i</math:mi>
                        </math:msub>
                      </math:mrow>
                    </math:msub>
                    <math:mrow>
                      <math:mo math:stretchy="false">(</math:mo>
                      <math:mi>j</math:mi>
                      <math:mo math:stretchy="false">)</math:mo>
                    </math:mrow>
                  </math:mrow>
                </math:mtd>
                <math:mtd>
                  <math:mrow>
                    <math:msub>
                      <math:mo math:stretchy="false">Λ</math:mo>
                      <math:mrow>
                        <math:msub>
                          <math:mi>X</math:mi>
                          <math:mi>i</math:mi>
                        </math:msub>
                        <math:msub>
                          <math:mi>X</math:mi>
                          <math:mi>i</math:mi>
                        </math:msub>
                      </math:mrow>
                    </math:msub>
                    <math:mrow>
                      <math:mo math:stretchy="false">(</math:mo>
                      <math:mn>0</math:mn>
                      <math:mo math:stretchy="false">)</math:mo>
                    </math:mrow>
                  </math:mrow>
                </math:mtd>
              </math:mtr>
            </math:mtable>
          </math:mfenced>
        </math:mrow>
        <math:mo math:stretchy="false">≥</math:mo>
        <math:mn>0</math:mn>
      </math:mrow>
      <math:mtext> so </math:mtext>
      <math:mi>det</math:mi>
      <math:msub>
        <math:mo math:stretchy="false">Λ</math:mo>
        <math:mrow>
          <math:msub>
            <math:mi>Z</math:mi>
            <math:mi>i</math:mi>
          </math:msub>
          <math:msub>
            <math:mi>Z</math:mi>
            <math:mi>i</math:mi>
          </math:msub>
        </math:mrow>
      </math:msub>
      <math:mrow>
        <math:mrow>
          <math:mo math:stretchy="false">(</math:mo>
          <math:mn>0</math:mn>
          <math:mo math:stretchy="false">)</math:mo>
        </math:mrow>
        <math:mo math:stretchy="false">=</math:mo>
        <math:msub>
          <math:mo math:stretchy="false">Λ</math:mo>
          <math:mrow>
            <math:msub>
              <math:mi>X</math:mi>
              <math:mi>i</math:mi>
            </math:msub>
            <math:msub>
              <math:mi>X</math:mi>
              <math:mi>i</math:mi>
            </math:msub>
          </math:mrow>
        </math:msub>
      </math:mrow>
      <math:mrow>
        <math:msup>
          <math:mrow>
            <math:mo math:stretchy="false">(</math:mo>
            <math:mn>0</math:mn>
            <math:mo math:stretchy="false">)</math:mo>
          </math:mrow>
          <math:mn>2</math:mn>
        </math:msup>
        <math:mo math:stretchy="false">−</math:mo>
        <math:msub>
          <math:mo math:stretchy="false">Λ</math:mo>
          <math:mrow>
            <math:msub>
              <math:mi>X</math:mi>
              <math:mi>i</math:mi>
            </math:msub>
            <math:msub>
              <math:mi>X</math:mi>
              <math:mi>i</math:mi>
            </math:msub>
          </math:mrow>
        </math:msub>
      </math:mrow>
      <math:mrow>
        <math:msup>
          <math:mrow>
            <math:mo math:stretchy="false">(</math:mo>
            <math:mi>j</math:mi>
            <math:mo math:stretchy="false">)</math:mo>
          </math:mrow>
          <math:mn>2</math:mn>
        </math:msup>
        <math:mo math:stretchy="false">≥</math:mo>
        <math:mn>0</math:mn>
      </math:mrow>
    </math:mrow>
    <math:annotation math:encoding="StarMath 5.0">"from " Z_i = left [ matrix{ X_i(k) ## X_i(k+j) } right ] ,` %LAMBDA_{Z_i Z_i}(0) = left [ matrix{ %LAMBDA_{X_i X_i}(0) # %LAMBDA_{X_i X_i}(j) ## %LAMBDA_{X_i X_i}(j) # %LAMBDA_{X_i X_i}(0) } right ] &gt;= 0 " so " func det %LAMBDA_{Z_i Z_i}(0) = %LAMBDA_{X_i X_i}(0)^2 - %LAMBDA_{X_i X_i}(j)^2 &gt;= 0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i>Trace</math:mi>
      <math:mrow>
        <math:mrow>
          <math:mo math:stretchy="false">[</math:mo>
          <math:mrow>
            <math:msub>
              <math:mo math:stretchy="false">Λ</math:mo>
              <math:mi math:fontstyle="italic">XX</math:mi>
            </math:msub>
            <math:mrow>
              <math:mo math:stretchy="false">(</math:mo>
              <math:mn>0</math:mn>
              <math:mo math:stretchy="false">)</math:mo>
            </math:mrow>
          </math:mrow>
          <math:mo math:stretchy="false">]</math:mo>
        </math:mrow>
        <math:mo math:stretchy="false">=</math:mo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i>n</math:mi>
          </math:munderover>
          <math:msub>
            <math:mo math:stretchy="false">Λ</math:mo>
            <math:mrow>
              <math:msub>
                <math:mi>X</math:mi>
                <math:mi>i</math:mi>
              </math:msub>
              <math:msub>
                <math:mi>X</math:mi>
                <math:mi>i</math:mi>
              </math:msub>
            </math:mrow>
          </math:msub>
        </math:mrow>
      </math:mrow>
      <math:mrow>
        <math:mrow>
          <math:mo math:stretchy="false">(</math:mo>
          <math:mn>0</math:mn>
          <math:mo math:stretchy="false">)</math:mo>
        </math:mrow>
        <math:mo math:stretchy="false">≥</math:mo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i>n</math:mi>
          </math:munderover>
          <math:mfenced math:open="∣" math:close="∣">
            <math:mrow>
              <math:msub>
                <math:mo math:stretchy="false">Λ</math:mo>
                <math:mrow>
                  <math:msub>
                    <math:mi>X</math:mi>
                    <math:mi>i</math:mi>
                  </math:msub>
                  <math:msub>
                    <math:mi>X</math:mi>
                    <math:mi>i</math:mi>
                  </math:msub>
                </math:mrow>
              </math:msub>
              <math:mrow>
                <math:mo math:stretchy="false">(</math:mo>
                <math:mi>j</math:mi>
                <math:mo math:stretchy="false">)</math:mo>
              </math:mrow>
            </math:mrow>
          </math:mfenced>
        </math:mrow>
      </math:mrow>
    </math:mrow>
    <math:annotation math:encoding="StarMath 5.0">func Trace[%LAMBDA_XX(0)] = sum from i=1 to n %LAMBDA_{X_i X_i}(0) &gt;= sum from i=1 to n abs{%LAMBDA_{X_i X_i}(j)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text>By triangle inequality, </math:mtext>
      <math:mrow>
        <math:mrow>
          <math:mrow>
            <math:munderover>
              <math:mo math:stretchy="false">∑</math:mo>
              <math:mrow>
                <math:mi>i</math:mi>
                <math:mo math:stretchy="false">=</math:mo>
                <math:mn>1</math:mn>
              </math:mrow>
              <math:mi>n</math:mi>
            </math:munderover>
            <math:mfenced math:open="∣" math:close="∣">
              <math:mrow>
                <math:msub>
                  <math:mo math:stretchy="false">Λ</math:mo>
                  <math:mrow>
                    <math:msub>
                      <math:mi>X</math:mi>
                      <math:mi>i</math:mi>
                    </math:msub>
                    <math:msub>
                      <math:mi>X</math:mi>
                      <math:mi>i</math:mi>
                    </math:msub>
                  </math:mrow>
                </math:msub>
                <math:mrow>
                  <math:mo math:stretchy="false">(</math:mo>
                  <math:mi>j</math:mi>
                  <math:mo math:stretchy="false">)</math:mo>
                </math:mrow>
              </math:mrow>
            </math:mfenced>
          </math:mrow>
          <math:mo math:stretchy="false">≥</math:mo>
          <math:mfenced math:open="∣" math:close="∣">
            <math:mrow>
              <math:mrow>
                <math:munderover>
                  <math:mo math:stretchy="false">∑</math:mo>
                  <math:mrow>
                    <math:mi>i</math:mi>
                    <math:mo math:stretchy="false">=</math:mo>
                    <math:mn>1</math:mn>
                  </math:mrow>
                  <math:mi>n</math:mi>
                </math:munderover>
                <math:msub>
                  <math:mo math:stretchy="false">Λ</math:mo>
                  <math:mrow>
                    <math:msub>
                      <math:mi>X</math:mi>
                      <math:mi>i</math:mi>
                    </math:msub>
                    <math:msub>
                      <math:mi>X</math:mi>
                      <math:mi>i</math:mi>
                    </math:msub>
                  </math:mrow>
                </math:msub>
              </math:mrow>
              <math:mrow>
                <math:mo math:stretchy="false">(</math:mo>
                <math:mi>j</math:mi>
                <math:mo math:stretchy="false">)</math:mo>
              </math:mrow>
            </math:mrow>
          </math:mfenced>
        </math:mrow>
        <math:mo math:stretchy="false">=</math:mo>
        <math:mfenced math:open="∣" math:close="∣">
          <math:mrow>
            <math:mi>Trace</math:mi>
            <math:mrow>
              <math:mo math:stretchy="false">[</math:mo>
              <math:mrow>
                <math:msub>
                  <math:mo math:stretchy="false">Λ</math:mo>
                  <math:mi math:fontstyle="italic">XX</math:mi>
                </math:msub>
                <math:mrow>
                  <math:mo math:stretchy="false">(</math:mo>
                  <math:mi>j</math:mi>
                  <math:mo math:stretchy="false">)</math:mo>
                </math:mrow>
              </math:mrow>
              <math:mo math:stretchy="false">]</math:mo>
            </math:mrow>
          </math:mrow>
        </math:mfenced>
      </math:mrow>
    </math:mrow>
    <math:annotation math:encoding="StarMath 5.0">"By triangle inequality, " sum from i=1 to n abs{%LAMBDA_{X_i X_i}(j)} &gt;= abs {sum from i=1 to n %LAMBDA_{X_i X_i}(j)} = abs{func Trace[%LAMBDA_{XX}(j)]}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i>Trace</math:mi>
      <math:mrow>
        <math:mrow>
          <math:mo math:stretchy="false">[</math:mo>
          <math:mrow>
            <math:msub>
              <math:mo math:stretchy="false">Λ</math:mo>
              <math:mi math:fontstyle="italic">XX</math:mi>
            </math:msub>
            <math:mrow>
              <math:mo math:stretchy="false">(</math:mo>
              <math:mn>0</math:mn>
              <math:mo math:stretchy="false">)</math:mo>
            </math:mrow>
          </math:mrow>
          <math:mo math:stretchy="false">]</math:mo>
        </math:mrow>
        <math:mo math:stretchy="false">≥</math:mo>
        <math:mfenced math:open="∣" math:close="∣">
          <math:mrow>
            <math:mi>Trace</math:mi>
            <math:mrow>
              <math:mo math:stretchy="false">[</math:mo>
              <math:mrow>
                <math:msub>
                  <math:mo math:stretchy="false">Λ</math:mo>
                  <math:mi math:fontstyle="italic">XX</math:mi>
                </math:msub>
                <math:mrow>
                  <math:mo math:stretchy="false">(</math:mo>
                  <math:mi>j</math:mi>
                  <math:mo math:stretchy="false">)</math:mo>
                </math:mrow>
              </math:mrow>
              <math:mo math:stretchy="false">]</math:mo>
            </math:mrow>
          </math:mrow>
        </math:mfenced>
      </math:mrow>
    </math:mrow>
    <math:annotation math:encoding="StarMath 5.0">func Trace[%LAMBDA_XX(0)] &gt;= abs{func Trace[%LAMBDA_XX(j)]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row>
            <math:mo math:stretchy="false">{</math:mo>
            <math:mrow>
              <math:mi>X</math:mi>
              <math:mrow>
                <math:mo math:stretchy="false">(</math:mo>
                <math:mi>k</math:mi>
                <math:mo math:stretchy="false">)</math:mo>
              </math:mrow>
            </math:mrow>
            <math:mo math:stretchy="false">}</math:mo>
          </math:mrow>
          <math:mrow>
            <math:mo math:stretchy="false">−</math:mo>
            <math:mo math:stretchy="false">∞</math:mo>
          </math:mrow>
          <math:mo math:stretchy="false">∞</math:mo>
        </math:msubsup>
        <math:mo math:stretchy="false">∈</math:mo>
        <math:msup>
          <math:mo math:stretchy="false"></math:mo>
          <math:mi>n</math:mi>
        </math:msup>
      </math:mrow>
      <math:mtext> WSS, </math:mtext>
      <math:msub>
        <math:mo math:stretchy="false">Λ</math:mo>
        <math:mi math:fontstyle="italic">XX</math:mi>
      </math:msub>
      <math:mrow>
        <math:mrow>
          <math:mo math:stretchy="false">(</math:mo>
          <math:mi>j</math:mi>
          <math:mo math:stretchy="false">)</math:mo>
        </math:mrow>
        <math:mo math:stretchy="false">=</math:mo>
        <math:mi>E</math:mi>
      </math:mrow>
      <math:mrow>
        <math:mo math:stretchy="false">{</math:mo>
        <math:mrow>
          <math:mover math:accent="true">
            <math:mi>X</math:mi>
            <math:mo math:stretchy="false">˜</math:mo>
          </math:mover>
          <math:mrow>
            <math:mo math:stretchy="false">(</math:mo>
            <math:mrow>
              <math:mi>k</math:mi>
              <math:mo math:stretchy="false">+</math:mo>
              <math:mi>j</math:mi>
            </math:mrow>
            <math:mo math:stretchy="false">)</math:mo>
          </math:mrow>
          <math:msup>
            <math:mover math:accent="true">
              <math:mi>X</math:mi>
              <math:mo math:stretchy="false">˜</math:mo>
            </math:mover>
            <math:mi>T</math:mi>
          </math:msup>
          <math:mrow>
            <math:mo math:stretchy="false">(</math:mo>
            <math:mi>k</math:mi>
            <math:mo math:stretchy="false">)</math:mo>
          </math:mrow>
        </math:mrow>
        <math:mo math:stretchy="false">}</math:mo>
      </math:mrow>
    </math:mrow>
    <math:annotation math:encoding="StarMath 5.0">lbrace X(k) rbrace_{-infinity}^infinity in %reals^n " WSS, " %LAMBDA_XX(j) = E lbrace tilde X(k+j) {tilde X}^T(k) rbrace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[" math:close="]">
          <math:mtable>
            <math:mtr>
              <math:mtd>
                <math:mrow>
                  <math:msub>
                    <math:mi>X</math:mi>
                    <math:mn>1</math:mn>
                  </math:msub>
                  <math:mrow>
                    <math:mo math:stretchy="false">(</math:mo>
                    <math:mrow>
                      <math:mi>k</math:mi>
                      <math:mo math:stretchy="false">+</math:mo>
                      <math:mn>1</math:mn>
                    </math:mrow>
                    <math:mo math:stretchy="false">)</math:mo>
                  </math:mrow>
                </math:mrow>
              </math:mtd>
            </math:mtr>
            <math:mtr>
              <math:mtd>
                <math:mrow>
                  <math:msub>
                    <math:mi>X</math:mi>
                    <math:mn>2</math:mn>
                  </math:msub>
                  <math:mrow>
                    <math:mo math:stretchy="false">(</math:mo>
                    <math:mrow>
                      <math:mi>k</math:mi>
                      <math:mo math:stretchy="false">+</math:mo>
                      <math:mn>1</math:mn>
                    </math:mrow>
                    <math:mo math:stretchy="false">)</math:mo>
                  </math:mrow>
                </math:mrow>
              </math:mtd>
            </math:mtr>
          </math:mtable>
        </math:mfenced>
        <math:mo math:stretchy="false">=</math:mo>
        <math:mfenced math:open="[" math:close="]">
          <math:mtable>
            <math:mtr>
              <math:mtd>
                <math:mrow>
                  <math:mo math:stretchy="false">−</math:mo>
                  <math:mn>0.08</math:mn>
                </math:mrow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.7</math:mn>
              </math:mtd>
              <math:mtd>
                <math:mn>0.1</math:mn>
              </math:mtd>
            </math:mtr>
          </math:mtable>
        </math:mfenced>
      </math:mrow>
      <math:mrow>
        <math:mfenced math:open="[" math:close="]">
          <math:mtable>
            <math:mtr>
              <math:mtd>
                <math:mrow>
                  <math:msub>
                    <math:mi>X</math:mi>
                    <math:mn>1</math:mn>
                  </math:msub>
                  <math:mrow>
                    <math:mo math:stretchy="false">(</math:mo>
                    <math:mi>k</math:mi>
                    <math:mo math:stretchy="false">)</math:mo>
                  </math:mrow>
                </math:mrow>
              </math:mtd>
            </math:mtr>
            <math:mtr>
              <math:mtd>
                <math:mrow>
                  <math:msub>
                    <math:mi>X</math:mi>
                    <math:mn>2</math:mn>
                  </math:msub>
                  <math:mrow>
                    <math:mo math:stretchy="false">(</math:mo>
                    <math:mi>k</math:mi>
                    <math:mo math:stretchy="false">)</math:mo>
                  </math:mrow>
                </math:mrow>
              </math:mtd>
            </math:mtr>
          </math:mtable>
        </math:mfenced>
        <math:mo math:stretchy="false">+</math:mo>
        <math:mfenced math:open="[" math:close="]">
          <math:mtable>
            <math:mtr>
              <math:mtd>
                <math:mn>0.34</math:mn>
              </math:mtd>
            </math:mtr>
            <math:mtr>
              <math:mtd>
                <math:mn>0.3</math:mn>
              </math:mtd>
            </math:mtr>
          </math:mtable>
        </math:mfenced>
      </math:mrow>
      <math:mi>W</math:mi>
      <math:mrow>
        <math:mo math:stretchy="false">(</math:mo>
        <math:mi>k</math:mi>
        <math:mo math:stretchy="false">)</math:mo>
      </math:mrow>
      <math:mtext>, and </math:mtext>
      <math:mi>Y</math:mi>
      <math:mrow>
        <math:mrow>
          <math:mo math:stretchy="false">(</math:mo>
          <math:mi>k</math:mi>
          <math:mo math:stretchy="false">)</math:mo>
        </math:mrow>
        <math:mo math:stretchy="false">=</math:mo>
        <math:mrow>
          <math:mo math:stretchy="false">[</math:mo>
          <math:mtable>
            <math:mtr>
              <math:mtd>
                <math:mn>0</math:mn>
              </math:mtd>
              <math:mtd>
                <math:mn>3</math:mn>
              </math:mtd>
            </math:mtr>
          </math:mtable>
          <math:mo math:stretchy="false">]</math:mo>
        </math:mrow>
      </math:mrow>
      <math:mi>X</math:mi>
      <math:mrow>
        <math:mrow>
          <math:mo math:stretchy="false">(</math:mo>
          <math:mi>k</math:mi>
          <math:mo math:stretchy="false">)</math:mo>
        </math:mrow>
        <math:mo math:stretchy="false">+</math:mo>
        <math:mi>V</math:mi>
      </math:mrow>
      <math:mrow>
        <math:mo math:stretchy="false">(</math:mo>
        <math:mi>k</math:mi>
        <math:mo math:stretchy="false">)</math:mo>
      </math:mrow>
    </math:mrow>
    <math:annotation math:encoding="StarMath 5.0">left [ matrix{ X_1(k+1) ## X_2(k+1) } right ] = left [ matrix{ -0.08 # -1 ## 0.7 # 0.1 } right ] left [ matrix{ X_1(k) ## X_2(k) } right ] + left [ matrix{ 0.34 ## 0.3 } right ] W(k) ", and " Y(k) = [matrix{0 # 3}] X(k) + V(k)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i>E</math:mi>
      <math:mrow>
        <math:mrow>
          <math:mo math:stretchy="false">{</math:mo>
          <math:mrow>
            <math:mi>X</math:mi>
            <math:mrow>
              <math:mo math:stretchy="false">(</math:mo>
              <math:mn>0</math:mn>
              <math:mo math:stretchy="false">)</math:mo>
            </math:mrow>
          </math:mrow>
          <math:mo math:stretchy="false">}</math:mo>
        </math:mrow>
        <math:mo math:stretchy="false">=</math:mo>
        <math:mfenced math:open="[" math:close="]">
          <math:mtable>
            <math:mtr>
              <math:mtd>
                <math:mn>0</math:mn>
              </math:mtd>
            </math:mtr>
            <math:mtr>
              <math:mtd>
                <math:mn>0</math:mn>
              </math:mtd>
            </math:mtr>
          </math:mtable>
        </math:mfenced>
      </math:mrow>
      <math:mi>,</math:mi>
      <math:mi/>
      <math:mi>E</math:mi>
      <math:mrow>
        <math:mrow>
          <math:mo math:stretchy="false">{</math:mo>
          <math:mrow>
            <math:mi>X</math:mi>
            <math:mrow>
              <math:mo math:stretchy="false">(</math:mo>
              <math:mn>0</math:mn>
              <math:mo math:stretchy="false">)</math:mo>
            </math:mrow>
            <math:msup>
              <math:mi>X</math:mi>
              <math:mi>T</math:mi>
            </math:msup>
            <math:mrow>
              <math:mo math:stretchy="false">(</math:mo>
              <math:mn>0</math:mn>
              <math:mo math:stretchy="false">)</math:mo>
            </math:mrow>
          </math:mrow>
          <math:mo math:stretchy="false">}</math:mo>
        </math:mrow>
        <math:mo math:stretchy="false">=</math:mo>
        <math:mfenced math:open="[" math:close="]">
          <math:mtable>
            <math:mtr>
              <math:mtd>
                <math:mn>0.1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.1</math:mn>
              </math:mtd>
            </math:mtr>
          </math:mtable>
        </math:mfenced>
      </math:mrow>
      <math:mi>,</math:mi>
      <math:mi/>
      <math:mrow>
        <math:msub>
          <math:mi>m</math:mi>
          <math:mi>w</math:mi>
        </math:msub>
        <math:mo math:stretchy="false">=</math:mo>
        <math:mi>E</math:mi>
      </math:mrow>
      <math:mrow>
        <math:mrow>
          <math:mo math:stretchy="false">{</math:mo>
          <math:mrow>
            <math:mi>W</math:mi>
            <math:mrow>
              <math:mo math:stretchy="false">(</math:mo>
              <math:mi>k</math:mi>
              <math:mo math:stretchy="false">)</math:mo>
            </math:mrow>
          </math:mrow>
          <math:mo math:stretchy="false">}</math:mo>
        </math:mrow>
        <math:mo math:stretchy="false">=</math:mo>
        <math:mn>10</math:mn>
      </math:mrow>
      <math:mi>,</math:mi>
      <math:mi/>
      <math:mi>E</math:mi>
      <math:mrow>
        <math:mrow>
          <math:mo math:stretchy="false">{</math:mo>
          <math:mrow>
            <math:mi>V</math:mi>
            <math:mrow>
              <math:mo math:stretchy="false">(</math:mo>
              <math:mi>k</math:mi>
              <math:mo math:stretchy="false">)</math:mo>
            </math:mrow>
          </math:mrow>
          <math:mo math:stretchy="false">}</math:mo>
        </math:mrow>
        <math:mo math:stretchy="false">=</math:mo>
        <math:mn>0</math:mn>
      </math:mrow>
    </math:mrow>
    <math:annotation math:encoding="StarMath 5.0">E lbrace X(0) rbrace = left [ matrix{ 0 ## 0 } right ] ,` E lbrace X(0) X^T(0) rbrace = left [ matrix{ 0.1 # 0 ## 0 # 0.1 } right ] ,` m_w = E lbrace W(k) rbrace = 10 ,` E lbrace V(k) rbrace = 0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i>E</math:mi>
      <math:mrow>
        <math:mfenced math:open="{" math:close="}">
          <math:mrow>
            <math:mfenced math:open="[" math:close="]">
              <math:mtable>
                <math:mtr>
                  <math:mtd>
                    <math:mrow>
                      <math:mi>W</math:mi>
                      <math:mrow>
                        <math:mrow>
                          <math:mo math:stretchy="false">(</math:mo>
                          <math:mrow>
                            <math:mi>k</math:mi>
                            <math:mo math:stretchy="false">+</math:mo>
                            <math:mi>j</math:mi>
                          </math:mrow>
                          <math:mo math:stretchy="false">)</math:mo>
                        </math:mrow>
                        <math:mo math:stretchy="false">−</math:mo>
                        <math:msub>
                          <math:mi>m</math:mi>
                          <math:mi>w</math:mi>
                        </math:msub>
                      </math:mrow>
                    </math:mrow>
                  </math:mtd>
                </math:mtr>
                <math:mtr>
                  <math:mtd>
                    <math:mrow>
                      <math:mi>V</math:mi>
                      <math:mrow>
                        <math:mo math:stretchy="false">(</math:mo>
                        <math:mrow>
                          <math:mi>k</math:mi>
                          <math:mo math:stretchy="false">+</math:mo>
                          <math:mi>j</math:mi>
                        </math:mrow>
                        <math:mo math:stretchy="false">)</math:mo>
                      </math:mrow>
                    </math:mrow>
                  </math:mtd>
                </math:mtr>
              </math:mtable>
            </math:mfenced>
            <math:mrow>
              <math:mo math:stretchy="false">[</math:mo>
              <math:mtable>
                <math:mtr>
                  <math:mtd>
                    <math:mrow>
                      <math:mo math:stretchy="false">(</math:mo>
                      <math:mrow>
                        <math:mi>W</math:mi>
                        <math:mrow>
                          <math:mrow>
                            <math:mo math:stretchy="false">(</math:mo>
                            <math:mi>k</math:mi>
                            <math:mo math:stretchy="false">)</math:mo>
                          </math:mrow>
                          <math:mo math:stretchy="false">−</math:mo>
                          <math:msub>
                            <math:mi>m</math:mi>
                            <math:mi>w</math:mi>
                          </math:msub>
                        </math:mrow>
                      </math:mrow>
                      <math:mo math:stretchy="false">)</math:mo>
                    </math:mrow>
                  </math:mtd>
                  <math:mtd>
                    <math:mrow>
                      <math:mi>V</math:mi>
                      <math:mrow>
                        <math:mo math:stretchy="false">(</math:mo>
                        <math:mi>k</math:mi>
                        <math:mo math:stretchy="false">)</math:mo>
                      </math:mrow>
                    </math:mrow>
                  </math:mtd>
                </math:mtr>
              </math:mtable>
              <math:mo math:stretchy="false">]</math:mo>
            </math:mrow>
          </math:mrow>
        </math:mfenced>
        <math:mo math:stretchy="false">=</math:mo>
        <math:mfenced math:open="[" math:close="]">
          <math:mtable>
            <math:mtr>
              <math:mtd>
                <math:msub>
                  <math:mo math:stretchy="false">Σ</math:mo>
                  <math:mi math:fontstyle="italic">ww</math:mi>
                </math:msub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sub>
                  <math:mo math:stretchy="false">Σ</math:mo>
                  <math:mi math:fontstyle="italic">vv</math:mi>
                </math:msub>
              </math:mtd>
            </math:mtr>
          </math:mtable>
        </math:mfenced>
      </math:mrow>
      <math:mo math:stretchy="false">δ</math:mo>
      <math:mrow>
        <math:mrow>
          <math:mo math:stretchy="false">(</math:mo>
          <math:mi>j</math:mi>
          <math:mo math:stretchy="false">)</math:mo>
        </math:mrow>
        <math:mo math:stretchy="false">=</math:mo>
        <math:mfenced math:open="[" math:close="]">
          <math:mtable>
            <math:mtr>
              <math:mtd>
                <math:mn>1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.5</math:mn>
              </math:mtd>
            </math:mtr>
          </math:mtable>
        </math:mfenced>
      </math:mrow>
      <math:mo math:stretchy="false">δ</math:mo>
      <math:mrow>
        <math:mo math:stretchy="false">(</math:mo>
        <math:mi>j</math:mi>
        <math:mo math:stretchy="false">)</math:mo>
      </math:mrow>
    </math:mrow>
    <math:annotation math:encoding="StarMath 5.0">E left lbrace left [ matrix{ W(k+j) - m_w ## V(k+j) } right ] [matrix{ (W(k) - m_w) # V(k) }] right rbrace = left [ matrix{ %SIGMA_ww # 0 ## 0 # %SIGMA_vv } right ] %delta(j) = left [ matrix{ 1 # 0 ## 0 # 0.5 } right ] %delta(j)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i>E</math:mi>
      <math:mrow>
        <math:mfenced math:open="{" math:close="}">
          <math:mrow>
            <math:mfenced math:open="[" math:close="]">
              <math:mtable>
                <math:mtr>
                  <math:mtd>
                    <math:mrow>
                      <math:mi>W</math:mi>
                      <math:mrow>
                        <math:mrow>
                          <math:mo math:stretchy="false">(</math:mo>
                          <math:mi>k</math:mi>
                          <math:mo math:stretchy="false">)</math:mo>
                        </math:mrow>
                        <math:mo math:stretchy="false">−</math:mo>
                        <math:msub>
                          <math:mi>m</math:mi>
                          <math:mi>w</math:mi>
                        </math:msub>
                      </math:mrow>
                    </math:mrow>
                  </math:mtd>
                </math:mtr>
                <math:mtr>
                  <math:mtd>
                    <math:mrow>
                      <math:mi>V</math:mi>
                      <math:mrow>
                        <math:mo math:stretchy="false">(</math:mo>
                        <math:mi>k</math:mi>
                        <math:mo math:stretchy="false">)</math:mo>
                      </math:mrow>
                    </math:mrow>
                  </math:mtd>
                </math:mtr>
              </math:mtable>
            </math:mfenced>
            <math:mi>X</math:mi>
            <math:msup>
              <math:mrow>
                <math:mo math:stretchy="false">(</math:mo>
                <math:mn>0</math:mn>
                <math:mo math:stretchy="false">)</math:mo>
              </math:mrow>
              <math:mi>T</math:mi>
            </math:msup>
          </math:mrow>
        </math:mfenced>
        <math:mo math:stretchy="false">=</math:mo>
        <math:mfenced math:open="[" math:close="]">
          <math:mtable>
            <math:mtr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</math:mtr>
          </math:mtable>
        </math:mfenced>
      </math:mrow>
    </math:mrow>
    <math:annotation math:encoding="StarMath 5.0">E left lbrace left [ matrix{ W(k) - m_w ## V(k) } right ] X(0)^T right rbrace = left [ matrix{ 0 # 0 ## 0 # 0 } right ]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i>E</math:mi>
      <math:mrow>
        <math:mrow>
          <math:mo math:stretchy="false">{</math:mo>
          <math:mrow>
            <math:mi>X</math:mi>
            <math:mrow>
              <math:mo math:stretchy="false">(</math:mo>
              <math:mrow>
                <math:mi>k</math:mi>
                <math:mo math:stretchy="false">+</math:mo>
                <math:mn>1</math:mn>
              </math:mrow>
              <math:mo math:stretchy="false">)</math:mo>
            </math:mrow>
          </math:mrow>
          <math:mo math:stretchy="false">}</math:mo>
        </math:mrow>
        <math:mo math:stretchy="false">=</math:mo>
        <math:mi>A</math:mi>
      </math:mrow>
      <math:mi>E</math:mi>
      <math:mrow>
        <math:mrow>
          <math:mo math:stretchy="false">{</math:mo>
          <math:mrow>
            <math:mi>X</math:mi>
            <math:mrow>
              <math:mo math:stretchy="false">(</math:mo>
              <math:mi>k</math:mi>
              <math:mo math:stretchy="false">)</math:mo>
            </math:mrow>
          </math:mrow>
          <math:mo math:stretchy="false">}</math:mo>
        </math:mrow>
        <math:mo math:stretchy="false">+</math:mo>
        <math:mi>B</math:mi>
      </math:mrow>
      <math:mi>E</math:mi>
      <math:mrow>
        <math:mo math:stretchy="false">{</math:mo>
        <math:mrow>
          <math:mi>W</math:mi>
          <math:mrow>
            <math:mo math:stretchy="false">(</math:mo>
            <math:mi>k</math:mi>
            <math:mo math:stretchy="false">)</math:mo>
          </math:mrow>
        </math:mrow>
        <math:mo math:stretchy="false">}</math:mo>
      </math:mrow>
      <math:mi>,</math:mi>
      <math:mi/>
      <math:mi>E</math:mi>
      <math:mrow>
        <math:mrow>
          <math:mo math:stretchy="false">{</math:mo>
          <math:mrow>
            <math:mi>Y</math:mi>
            <math:mrow>
              <math:mo math:stretchy="false">(</math:mo>
              <math:mi>k</math:mi>
              <math:mo math:stretchy="false">)</math:mo>
            </math:mrow>
          </math:mrow>
          <math:mo math:stretchy="false">}</math:mo>
        </math:mrow>
        <math:mo math:stretchy="false">=</math:mo>
        <math:mi>C</math:mi>
      </math:mrow>
      <math:mi>E</math:mi>
      <math:mrow>
        <math:mrow>
          <math:mo math:stretchy="false">{</math:mo>
          <math:mrow>
            <math:mi>X</math:mi>
            <math:mrow>
              <math:mo math:stretchy="false">(</math:mo>
              <math:mi>k</math:mi>
              <math:mo math:stretchy="false">)</math:mo>
            </math:mrow>
          </math:mrow>
          <math:mo math:stretchy="false">}</math:mo>
        </math:mrow>
        <math:mo math:stretchy="false">+</math:mo>
        <math:mi>E</math:mi>
      </math:mrow>
      <math:mrow>
        <math:mo math:stretchy="false">{</math:mo>
        <math:mrow>
          <math:mi>V</math:mi>
          <math:mrow>
            <math:mo math:stretchy="false">(</math:mo>
            <math:mi>k</math:mi>
            <math:mo math:stretchy="false">)</math:mo>
          </math:mrow>
        </math:mrow>
        <math:mo math:stretchy="false">}</math:mo>
      </math:mrow>
    </math:mrow>
    <math:annotation math:encoding="StarMath 5.0">E lbrace X(k+1) rbrace = A E lbrace X(k) rbrace + B E lbrace W(k) rbrace ,` E lbrace Y(k) rbrace = C E lbrace X(k) rbrace + E lbrace V(k) rbrace</math:annotation>
  </math:semantics>
</math:math>
</file>

<file path=Object 45/content.xml><?xml version="1.0" encoding="utf-8"?>
<math xmlns="http://www.w3.org/1998/Math/MathML">
  <semantics>
    <mrow>
      <msub>
        <mi>m</mi>
        <mi>x</mi>
      </msub>
      <mrow>
        <mrow>
          <mo stretchy="false">(</mo>
          <mrow>
            <mi>k</mi>
            <mo stretchy="false">+</mo>
            <mn>1</mn>
          </mrow>
          <mo stretchy="false">)</mo>
        </mrow>
        <mi mathvariant="normal">=</mi>
        <mi>A</mi>
      </mrow>
      <msub>
        <mi>m</mi>
        <mi>x</mi>
      </msub>
      <mrow>
        <mrow>
          <mo stretchy="false">(</mo>
          <mi>k</mi>
          <mo stretchy="false">)</mo>
        </mrow>
        <mo stretchy="false">+</mo>
        <mi>B</mi>
      </mrow>
      <msub>
        <mi>m</mi>
        <mi>w</mi>
      </msub>
      <mi>,</mi>
      <mi/>
      <msub>
        <mi>m</mi>
        <mi>y</mi>
      </msub>
      <mrow>
        <mrow>
          <mo stretchy="false">(</mo>
          <mi>k</mi>
          <mo stretchy="false">)</mo>
        </mrow>
        <mi mathvariant="normal">=</mi>
        <mi>C</mi>
      </mrow>
      <msub>
        <mi>m</mi>
        <mi>x</mi>
      </msub>
      <mrow>
        <mrow>
          <mo stretchy="false">(</mo>
          <mi>k</mi>
          <mo stretchy="false">)</mo>
        </mrow>
        <mo stretchy="false">+</mo>
        <mn>0</mn>
      </mrow>
    </mrow>
    <annotation encoding="StarMath 5.0">m_x(k+1) = A m_x(k) + B m_w ,` m_y(k) = C m_x(k) + 0</annotation>
  </semantics>
</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text>At steady-state </math:mtext>
      <math:mrow>
        <math:mover math:accent="true">
          <math:msub>
            <math:mi>m</math:mi>
            <math:mi>x</math:mi>
          </math:msub>
          <math:mo math:stretchy="false">ˉ</math:mo>
        </math:mover>
        <math:mo math:stretchy="false">=</math:mo>
        <math:mi>A</math:mi>
      </math:mrow>
      <math:mrow>
        <math:mover math:accent="true">
          <math:msub>
            <math:mi>m</math:mi>
            <math:mi>x</math:mi>
          </math:msub>
          <math:mo math:stretchy="false">ˉ</math:mo>
        </math:mover>
        <math:mo math:stretchy="false">+</math:mo>
        <math:mi>B</math:mi>
      </math:mrow>
      <math:msub>
        <math:mi>m</math:mi>
        <math:mi>w</math:mi>
      </math:msub>
      <math:mtext>, so </math:mtext>
      <math:mrow>
        <math:mover math:accent="true">
          <math:msub>
            <math:mi>m</math:mi>
            <math:mi>x</math:mi>
          </math:msub>
          <math:mo math:stretchy="false">ˉ</math:mo>
        </math:mover>
        <math:mo math:stretchy="false">=</math:mo>
        <math:msup>
          <math:mrow>
            <math:mo math:stretchy="false">(</math:mo>
            <math:mrow>
              <math:mi>I</math:mi>
              <math:mo math:stretchy="false">−</math:mo>
              <math:mi>A</math:mi>
            </math:mrow>
            <math:mo math:stretchy="false">)</math:mo>
          </math:mrow>
          <math:mrow>
            <math:mo math:stretchy="false">−</math:mo>
            <math:mn>1</math:mn>
          </math:mrow>
        </math:msup>
      </math:mrow>
      <math:mi>B</math:mi>
      <math:msub>
        <math:mi>m</math:mi>
        <math:mi>w</math:mi>
      </math:msub>
      <math:mtext> and </math:mtext>
      <math:mrow>
        <math:mover math:accent="true">
          <math:msub>
            <math:mi>m</math:mi>
            <math:mi>y</math:mi>
          </math:msub>
          <math:mo math:stretchy="false">ˉ</math:mo>
        </math:mover>
        <math:mo math:stretchy="false">=</math:mo>
        <math:mi>C</math:mi>
      </math:mrow>
      <math:mrow>
        <math:mover math:accent="true">
          <math:msub>
            <math:mi>m</math:mi>
            <math:mi>x</math:mi>
          </math:msub>
          <math:mo math:stretchy="false">ˉ</math:mo>
        </math:mover>
        <math:mo math:stretchy="false">=</math:mo>
        <math:mi>C</math:mi>
      </math:mrow>
      <math:msup>
        <math:mrow>
          <math:mo math:stretchy="false">(</math:mo>
          <math:mrow>
            <math:mi>I</math:mi>
            <math:mo math:stretchy="false">−</math:mo>
            <math:mi>A</math:mi>
          </math:mrow>
          <math:mo math:stretchy="false">)</math:mo>
        </math:mrow>
        <math:mrow>
          <math:mo math:stretchy="false">−</math:mo>
          <math:mn>1</math:mn>
        </math:mrow>
      </math:msup>
      <math:mi>B</math:mi>
      <math:msub>
        <math:mi>m</math:mi>
        <math:mi>w</math:mi>
      </math:msub>
    </math:mrow>
    <math:annotation math:encoding="StarMath 5.0">"At steady-state " bar m_x = A bar m_x + B m_w ", so " bar m_x = (I - A)^-1 B m_w " and " bar m_y = C bar m_x = C (I - A)^-1 B m_w</math:annotation>
  </math:semantics>
</math:math>
</file>

<file path=Object 47/content.xml><?xml version="1.0" encoding="utf-8"?>
<math xmlns="http://www.w3.org/1998/Math/MathML">
  <semantics>
    <mrow>
      <msub>
        <mi>m</mi>
        <mi>x</mi>
      </msub>
      <mrow>
        <mrow>
          <mrow>
            <mo stretchy="false">(</mo>
            <mrow>
              <mi>k</mi>
              <mo stretchy="false">+</mo>
              <mn>1</mn>
            </mrow>
            <mo stretchy="false">)</mo>
          </mrow>
          <mi mathvariant="normal">−</mi>
          <mover accent="true">
            <msub>
              <mi>m</mi>
              <mi>x</mi>
            </msub>
            <mo stretchy="false">ˉ</mo>
          </mover>
        </mrow>
        <mi mathvariant="normal">=</mi>
        <mi>A</mi>
      </mrow>
      <msub>
        <mi>m</mi>
        <mi>x</mi>
      </msub>
      <mrow>
        <mrow>
          <mo stretchy="false">(</mo>
          <mi>k</mi>
          <mo stretchy="false">)</mo>
        </mrow>
        <mi mathvariant="normal">−</mi>
        <mi>A</mi>
      </mrow>
      <mrow>
        <mover accent="true">
          <msub>
            <mi>m</mi>
            <mi>x</mi>
          </msub>
          <mo stretchy="false">ˉ</mo>
        </mover>
        <mo stretchy="false">+</mo>
        <mi>A</mi>
      </mrow>
      <mrow>
        <mover accent="true">
          <msub>
            <mi>m</mi>
            <mi>x</mi>
          </msub>
          <mo stretchy="false">ˉ</mo>
        </mover>
        <mo stretchy="false">+</mo>
        <mi>B</mi>
      </mrow>
      <mrow>
        <mrow>
          <msub>
            <mi>m</mi>
            <mi>w</mi>
          </msub>
          <mi mathvariant="normal">−</mi>
          <mover accent="true">
            <msub>
              <mi>m</mi>
              <mi>x</mi>
            </msub>
            <mo stretchy="false">ˉ</mo>
          </mover>
        </mrow>
        <mi mathvariant="normal">=</mi>
        <mi>A</mi>
      </mrow>
      <mrow>
        <mrow>
          <mo stretchy="false">(</mo>
          <mrow>
            <msub>
              <mi>m</mi>
              <mi>x</mi>
            </msub>
            <mrow>
              <mrow>
                <mo stretchy="false">(</mo>
                <mi>k</mi>
                <mo stretchy="false">)</mo>
              </mrow>
              <mi mathvariant="normal">−</mi>
              <mover accent="true">
                <msub>
                  <mi>m</mi>
                  <mi>x</mi>
                </msub>
                <mo stretchy="false">ˉ</mo>
              </mover>
            </mrow>
          </mrow>
          <mo stretchy="false">)</mo>
        </mrow>
        <mi mathvariant="normal">−</mi>
        <mrow>
          <mo stretchy="false">(</mo>
          <mrow>
            <mi>I</mi>
            <mi mathvariant="normal">−</mi>
            <mi>A</mi>
          </mrow>
          <mo stretchy="false">)</mo>
        </mrow>
      </mrow>
      <mrow>
        <mover accent="true">
          <msub>
            <mi>m</mi>
            <mi>x</mi>
          </msub>
          <mo stretchy="false">ˉ</mo>
        </mover>
        <mo stretchy="false">+</mo>
        <mi>B</mi>
      </mrow>
      <msub>
        <mi>m</mi>
        <mi>w</mi>
      </msub>
    </mrow>
    <annotation encoding="StarMath 5.0">m_x(k+1) - bar m_x = A m_x(k) - A bar m_x + A bar m_x + B m_w - bar m_x = A (m_x(k) - bar m_x) - (I - A) bar m_x + B m_w</annotation>
  </semantics>
</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i>I</math:mi>
          <math:mo math:stretchy="false">−</math:mo>
          <math:mi>A</math:mi>
        </math:mrow>
        <math:mo math:stretchy="false">)</math:mo>
      </math:mrow>
      <math:mrow>
        <math:mover math:accent="true">
          <math:msub>
            <math:mi>m</math:mi>
            <math:mi>x</math:mi>
          </math:msub>
          <math:mo math:stretchy="false">ˉ</math:mo>
        </math:mover>
        <math:mo math:stretchy="false">=</math:mo>
        <math:mi>B</math:mi>
      </math:mrow>
      <math:msub>
        <math:mi>m</math:mi>
        <math:mi>w</math:mi>
      </math:msub>
      <math:mtext>, so </math:mtext>
      <math:msub>
        <math:mi>m</math:mi>
        <math:mi>x</math:mi>
      </math:msub>
      <math:mrow>
        <math:mrow>
          <math:mrow>
            <math:mo math:stretchy="false">(</math:mo>
            <math:mrow>
              <math:mi>k</math:mi>
              <math:mo math:stretchy="false">+</math:mo>
              <math:mn>1</math:mn>
            </math:mrow>
            <math:mo math:stretchy="false">)</math:mo>
          </math:mrow>
          <math:mo math:stretchy="false">−</math:mo>
          <math:mover math:accent="true">
            <math:msub>
              <math:mi>m</math:mi>
              <math:mi>x</math:mi>
            </math:msub>
            <math:mo math:stretchy="false">ˉ</math:mo>
          </math:mover>
        </math:mrow>
        <math:mo math:stretchy="false">=</math:mo>
        <math:mi>A</math:mi>
      </math:mrow>
      <math:mrow>
        <math:mo math:stretchy="false">(</math:mo>
        <math:mrow>
          <math:msub>
            <math:mi>m</math:mi>
            <math:mi>x</math:mi>
          </math:msub>
          <math:mrow>
            <math:mrow>
              <math:mo math:stretchy="false">(</math:mo>
              <math:mi>k</math:mi>
              <math:mo math:stretchy="false">)</math:mo>
            </math:mrow>
            <math:mo math:stretchy="false">−</math:mo>
            <math:mover math:accent="true">
              <math:msub>
                <math:mi>m</math:mi>
                <math:mi>x</math:mi>
              </math:msub>
              <math:mo math:stretchy="false">ˉ</math:mo>
            </math:mover>
          </math:mrow>
        </math:mrow>
        <math:mo math:stretchy="false">)</math:mo>
      </math:mrow>
    </math:mrow>
    <math:annotation math:encoding="StarMath 5.0">(I - A) bar m_x = B m_w ", so " m_x(k+1) - bar m_x = A (m_x(k) - bar m_x)</math:annotation>
  </math:semantics>
</math:math>
</file>

<file path=Object 49/content.xml><?xml version="1.0" encoding="utf-8"?>
<math xmlns="http://www.w3.org/1998/Math/MathML">
  <semantics>
    <mrow>
      <msub>
        <mi>m</mi>
        <mi>x</mi>
      </msub>
      <mrow>
        <mrow>
          <mrow>
            <mo stretchy="false">(</mo>
            <mi>k</mi>
            <mo stretchy="false">)</mo>
          </mrow>
          <mi mathvariant="normal">−</mi>
          <mover accent="true">
            <msub>
              <mi>m</mi>
              <mi>x</mi>
            </msub>
            <mo stretchy="false">ˉ</mo>
          </mover>
        </mrow>
        <mi mathvariant="normal">=</mi>
        <msup>
          <mi>A</mi>
          <mi>k</mi>
        </msup>
      </mrow>
      <mrow>
        <mo stretchy="false">(</mo>
        <mrow>
          <msub>
            <mi>m</mi>
            <mi>x</mi>
          </msub>
          <mrow>
            <mrow>
              <mo stretchy="false">(</mo>
              <mn>0</mn>
              <mo stretchy="false">)</mo>
            </mrow>
            <mi mathvariant="normal">−</mi>
            <mover accent="true">
              <msub>
                <mi>m</mi>
                <mi>x</mi>
              </msub>
              <mo stretchy="false">ˉ</mo>
            </mover>
          </mrow>
        </mrow>
        <mo stretchy="false">)</mo>
      </mrow>
      <mtext>, and since </mtext>
      <msub>
        <mi>m</mi>
        <mi>x</mi>
      </msub>
      <mrow>
        <mrow>
          <mo stretchy="false">(</mo>
          <mn>0</mn>
          <mo stretchy="false">)</mo>
        </mrow>
        <mi mathvariant="normal">=</mi>
        <mi>E</mi>
      </mrow>
      <mrow>
        <mrow>
          <mi stretchy="false" mathvariant="normal">{</mi>
          <mrow>
            <mi>X</mi>
            <mrow>
              <mo stretchy="false">(</mo>
              <mn>0</mn>
              <mo stretchy="false">)</mo>
            </mrow>
          </mrow>
          <mi stretchy="false" mathvariant="normal">}</mi>
        </mrow>
        <mi mathvariant="normal">=</mi>
        <msup>
          <mrow>
            <mi stretchy="false" mathvariant="normal">[</mi>
            <mtable>
              <mtr>
                <mtd>
                  <mn>0</mn>
                </mtd>
                <mtd>
                  <mn>0</mn>
                </mtd>
              </mtr>
            </mtable>
            <mi stretchy="false" mathvariant="normal">]</mi>
          </mrow>
          <mi>T</mi>
        </msup>
      </mrow>
      <mi>,</mi>
      <mi/>
      <msub>
        <mi>m</mi>
        <mi>x</mi>
      </msub>
      <mrow>
        <mrow>
          <mo stretchy="false">(</mo>
          <mi>k</mi>
          <mo stretchy="false">)</mo>
        </mrow>
        <mi mathvariant="normal">=</mi>
        <mrow>
          <mo stretchy="false">(</mo>
          <mrow>
            <mi>I</mi>
            <mi mathvariant="normal">−</mi>
            <msup>
              <mi>A</mi>
              <mi>k</mi>
            </msup>
          </mrow>
          <mo stretchy="false">)</mo>
        </mrow>
      </mrow>
      <mover accent="true">
        <msub>
          <mi>m</mi>
          <mi>x</mi>
        </msub>
        <mo stretchy="false">ˉ</mo>
      </mover>
    </mrow>
    <annotation encoding="StarMath 5.0">m_x(k) - bar m_x = A^k (m_x(0) - bar m_x) ", and since " m_x(0) = E lbrace X(0) rbrace = [ matrix{ 0 # 0 } ]^T ,` m_x(k) = (I - A^k) bar m_x</annotation>
  </semantics>
</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Tr</math:mi>
      <math:mrow>
        <math:mrow>
          <math:mo math:stretchy="false">[</math:mo>
          <math:mrow>
            <math:msub>
              <math:mo math:stretchy="false">Λ</math:mo>
              <math:mi math:fontstyle="italic">XX</math:mi>
            </math:msub>
            <math:mrow>
              <math:mo math:stretchy="false">(</math:mo>
              <math:mi>j</math:mi>
              <math:mo math:stretchy="false">)</math:mo>
            </math:mrow>
          </math:mrow>
          <math:mo math:stretchy="false">]</math:mo>
        </math:mrow>
        <math:mo math:stretchy="false">=</math:mo>
        <math:mi>E</math:mi>
      </math:mrow>
      <math:mrow>
        <math:mrow>
          <math:mo math:stretchy="false">{</math:mo>
          <math:mrow>
            <math:msup>
              <math:mover math:accent="true">
                <math:mi>X</math:mi>
                <math:mo math:stretchy="false">˜</math:mo>
              </math:mover>
              <math:mi>T</math:mi>
            </math:msup>
            <math:mrow>
              <math:mo math:stretchy="false">(</math:mo>
              <math:mrow>
                <math:mi>k</math:mi>
                <math:mo math:stretchy="false">+</math:mo>
                <math:mi>j</math:mi>
              </math:mrow>
              <math:mo math:stretchy="false">)</math:mo>
            </math:mrow>
            <math:mover math:accent="true">
              <math:mi>X</math:mi>
              <math:mo math:stretchy="false">˜</math:mo>
            </math:mover>
            <math:mrow>
              <math:mo math:stretchy="false">(</math:mo>
              <math:mi>k</math:mi>
              <math:mo math:stretchy="false">)</math:mo>
            </math:mrow>
          </math:mrow>
          <math:mo math:stretchy="false">}</math:mo>
        </math:mrow>
        <math:mo math:stretchy="false">=</math:mo>
        <math:mi>E</math:mi>
      </math:mrow>
      <math:mrow>
        <math:mfenced math:open="{" math:close="}">
          <math:mrow>
            <math:mrow>
              <math:munderover>
                <math:mo math:stretchy="false">∑</math:mo>
                <math:mrow>
                  <math:mi>i</math:mi>
                  <math:mo math:stretchy="false">=</math:mo>
                  <math:mn>1</math:mn>
                </math:mrow>
                <math:mi>n</math:mi>
              </math:munderover>
              <math:msup>
                <math:mover math:accent="true">
                  <math:msub>
                    <math:mi>X</math:mi>
                    <math:mi>i</math:mi>
                  </math:msub>
                  <math:mo math:stretchy="false">˜</math:mo>
                </math:mover>
                <math:mi>T</math:mi>
              </math:msup>
            </math:mrow>
            <math:mrow>
              <math:mo math:stretchy="false">(</math:mo>
              <math:mrow>
                <math:mi>k</math:mi>
                <math:mo math:stretchy="false">+</math:mo>
                <math:mi>j</math:mi>
              </math:mrow>
              <math:mo math:stretchy="false">)</math:mo>
            </math:mrow>
            <math:mover math:accent="true">
              <math:msub>
                <math:mi>X</math:mi>
                <math:mi>i</math:mi>
              </math:msub>
              <math:mo math:stretchy="false">˜</math:mo>
            </math:mover>
            <math:mrow>
              <math:mo math:stretchy="false">(</math:mo>
              <math:mi>k</math:mi>
              <math:mo math:stretchy="false">)</math:mo>
            </math:mrow>
          </math:mrow>
        </math:mfenced>
        <math:mo math:stretchy="false">=</math:mo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i>n</math:mi>
          </math:munderover>
          <math:mi>E</math:mi>
        </math:mrow>
      </math:mrow>
      <math:mrow>
        <math:mrow>
          <math:mo math:stretchy="false">{</math:mo>
          <math:mrow>
            <math:msup>
              <math:mover math:accent="true">
                <math:msub>
                  <math:mi>X</math:mi>
                  <math:mi>i</math:mi>
                </math:msub>
                <math:mo math:stretchy="false">˜</math:mo>
              </math:mover>
              <math:mi>T</math:mi>
            </math:msup>
            <math:mrow>
              <math:mo math:stretchy="false">(</math:mo>
              <math:mrow>
                <math:mi>k</math:mi>
                <math:mo math:stretchy="false">+</math:mo>
                <math:mi>j</math:mi>
              </math:mrow>
              <math:mo math:stretchy="false">)</math:mo>
            </math:mrow>
            <math:mover math:accent="true">
              <math:msub>
                <math:mi>X</math:mi>
                <math:mi>i</math:mi>
              </math:msub>
              <math:mo math:stretchy="false">˜</math:mo>
            </math:mover>
            <math:mrow>
              <math:mo math:stretchy="false">(</math:mo>
              <math:mi>k</math:mi>
              <math:mo math:stretchy="false">)</math:mo>
            </math:mrow>
          </math:mrow>
          <math:mo math:stretchy="false">}</math:mo>
        </math:mrow>
        <math:mo math:stretchy="false">=</math:mo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i>n</math:mi>
          </math:munderover>
          <math:msub>
            <math:mo math:stretchy="false">Λ</math:mo>
            <math:mrow>
              <math:msub>
                <math:mi>X</math:mi>
                <math:mi>i</math:mi>
              </math:msub>
              <math:msub>
                <math:mi>X</math:mi>
                <math:mi>i</math:mi>
              </math:msub>
            </math:mrow>
          </math:msub>
        </math:mrow>
      </math:mrow>
      <math:mrow>
        <math:mo math:stretchy="false">(</math:mo>
        <math:mi>j</math:mi>
        <math:mo math:stretchy="false">)</math:mo>
      </math:mrow>
    </math:mrow>
    <math:annotation math:encoding="StarMath 5.0">func Tr[%LAMBDA_XX(j)] = E lbrace {tilde X}^T(k+j) {tilde X}(k) rbrace = E left lbrace sum from i=1 to n {tilde X_i}^T(k+j) {tilde X_i}(k) right rbrace = sum from i=1 to n E lbrace {tilde X_i}^T(k+j) {tilde X_i}(k) rbrace = sum from i=1 to n %LAMBDA_{X_i X_i}(j)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sub>
        <math:mi>m</math:mi>
        <math:mi>y</math:mi>
      </math:msub>
      <math:mrow>
        <math:mrow>
          <math:mo math:stretchy="false">(</math:mo>
          <math:mi>k</math:mi>
          <math:mo math:stretchy="false">)</math:mo>
        </math:mrow>
        <math:mo math:stretchy="false">=</math:mo>
        <math:mi>C</math:mi>
      </math:mrow>
      <math:msub>
        <math:mi>m</math:mi>
        <math:mi>x</math:mi>
      </math:msub>
      <math:mrow>
        <math:mrow>
          <math:mo math:stretchy="false">(</math:mo>
          <math:mi>k</math:mi>
          <math:mo math:stretchy="false">)</math:mo>
        </math:mrow>
        <math:mo math:stretchy="false">=</math:mo>
        <math:mi>C</math:mi>
      </math:mrow>
      <math:mrow>
        <math:mo math:stretchy="false">(</math:mo>
        <math:mrow>
          <math:mi>I</math:mi>
          <math:mo math:stretchy="false">−</math:mo>
          <math:msup>
            <math:mi>A</math:mi>
            <math:mi>k</math:mi>
          </math:msup>
        </math:mrow>
        <math:mo math:stretchy="false">)</math:mo>
      </math:mrow>
      <math:msup>
        <math:mrow>
          <math:mo math:stretchy="false">(</math:mo>
          <math:mrow>
            <math:mi>I</math:mi>
            <math:mo math:stretchy="false">−</math:mo>
            <math:mi>A</math:mi>
          </math:mrow>
          <math:mo math:stretchy="false">)</math:mo>
        </math:mrow>
        <math:mrow>
          <math:mo math:stretchy="false">−</math:mo>
          <math:mn>1</math:mn>
        </math:mrow>
      </math:msup>
      <math:mi>B</math:mi>
      <math:msub>
        <math:mi>m</math:mi>
        <math:mi>w</math:mi>
      </math:msub>
    </math:mrow>
    <math:annotation math:encoding="StarMath 5.0">m_y(k) = C m_x(k) = C (I - A^k) (I - A)^-1 B m_w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>m</math:mi>
            <math:mi>y</math:mi>
          </math:msub>
          <math:mo math:stretchy="false">ˉ</math:mo>
        </math:mover>
        <math:mo math:stretchy="false">=</math:mo>
        <math:mrow>
          <math:mo math:stretchy="false">[</math:mo>
          <math:mtable>
            <math:mtr>
              <math:mtd>
                <math:mn>0</math:mn>
              </math:mtd>
              <math:mtd>
                <math:mn>3</math:mn>
              </math:mtd>
            </math:mtr>
          </math:mtable>
          <math:mo math:stretchy="false">]</math:mo>
        </math:mrow>
      </math:mrow>
      <math:msup>
        <math:mfenced math:open="[" math:close="]">
          <math:mtable>
            <math:mtr>
              <math:mtd>
                <math:mn>1.08</math:mn>
              </math:mtd>
              <math:mtd>
                <math:mn>1</math:mn>
              </math:mtd>
            </math:mtr>
            <math:mtr>
              <math:mtd>
                <math:mrow>
                  <math:mo math:stretchy="false">−</math:mo>
                  <math:mn>0.7</math:mn>
                </math:mrow>
              </math:mtd>
              <math:mtd>
                <math:mn>0.9</math:mn>
              </math:mtd>
            </math:mtr>
          </math:mtable>
        </math:mfenced>
        <math:mrow>
          <math:mo math:stretchy="false">−</math:mo>
          <math:mn>1</math:mn>
        </math:mrow>
      </math:msup>
      <math:mrow>
        <math:mrow>
          <math:mfenced math:open="[" math:close="]">
            <math:mtable>
              <math:mtr>
                <math:mtd>
                  <math:mn>0.34</math:mn>
                </math:mtd>
              </math:mtr>
              <math:mtr>
                <math:mtd>
                  <math:mn>0.3</math:mn>
                </math:mtd>
              </math:mtr>
            </math:mtable>
          </math:mfenced>
          <math:mo math:stretchy="false">⋅</math:mo>
          <math:mn>10</math:mn>
        </math:mrow>
        <math:mo math:stretchy="false">=</math:mo>
        <math:mfrac>
          <math:mn>10</math:mn>
          <math:mn>1.672</math:mn>
        </math:mfrac>
      </math:mrow>
      <math:mrow>
        <math:mo math:stretchy="false">[</math:mo>
        <math:mtable>
          <math:mtr>
            <math:mtd>
              <math:mn>0</math:mn>
            </math:mtd>
            <math:mtd>
              <math:mn>3</math:mn>
            </math:mtd>
          </math:mtr>
        </math:mtable>
        <math:mo math:stretchy="false">]</math:mo>
      </math:mrow>
      <math:mfenced math:open="[" math:close="]">
        <math:mtable>
          <math:mtr>
            <math:mtd>
              <math:mn>0.9</math:mn>
            </math:mtd>
            <math:mtd>
              <math:mrow>
                <math:mo math:stretchy="false">−</math:mo>
                <math:mn>1</math:mn>
              </math:mrow>
            </math:mtd>
          </math:mtr>
          <math:mtr>
            <math:mtd>
              <math:mn>0.7</math:mn>
            </math:mtd>
            <math:mtd>
              <math:mn>1.08</math:mn>
            </math:mtd>
          </math:mtr>
        </math:mtable>
      </math:mfenced>
      <math:mrow>
        <math:mfenced math:open="[" math:close="]">
          <math:mtable>
            <math:mtr>
              <math:mtd>
                <math:mn>0.34</math:mn>
              </math:mtd>
            </math:mtr>
            <math:mtr>
              <math:mtd>
                <math:mn>0.3</math:mn>
              </math:mtd>
            </math:mtr>
          </math:mtable>
        </math:mfenced>
        <math:mo math:stretchy="false">=</math:mo>
        <math:mfrac>
          <math:mn>10</math:mn>
          <math:mn>1.672</math:mn>
        </math:mfrac>
      </math:mrow>
      <math:mrow>
        <math:mo math:stretchy="false">[</math:mo>
        <math:mtable>
          <math:mtr>
            <math:mtd>
              <math:mn>0</math:mn>
            </math:mtd>
            <math:mtd>
              <math:mn>3</math:mn>
            </math:mtd>
          </math:mtr>
        </math:mtable>
        <math:mo math:stretchy="false">]</math:mo>
      </math:mrow>
      <math:mrow>
        <math:mfenced math:open="[" math:close="]">
          <math:mtable>
            <math:mtr>
              <math:mtd>
                <math:mn>0.006</math:mn>
              </math:mtd>
            </math:mtr>
            <math:mtr>
              <math:mtd>
                <math:mn>0.562</math:mn>
              </math:mtd>
            </math:mtr>
          </math:mtable>
        </math:mfenced>
        <math:mo math:stretchy="false">=</math:mo>
        <math:mn>10.084</math:mn>
      </math:mrow>
    </math:mrow>
    <math:annotation math:encoding="StarMath 5.0">bar m_y = [matrix{0 # 3}] left [ matrix{1.08 # 1 ## -0.7 # 0.9} right ]^-1 left [ matrix{0.34 ## 0.3} right ] cdot 10 = 10 over 1.672 [matrix{0 # 3}] left [ matrix{0.9 # -1 ## 0.7 # 1.08} right ] left [ matrix{0.34 ## 0.3} right ] = 10 over 1.672 [matrix{0 # 3}] left [ matrix{0.006 ## 0.562} right ] = 10.084</math:annotation>
  </math:semantics>
</math:math>
</file>

<file path=Object 52/content.xml><?xml version="1.0" encoding="utf-8"?>
<math xmlns="http://www.w3.org/1998/Math/MathML">
  <semantics>
    <mrow>
      <msub>
        <mo stretchy="false">Λ</mo>
        <mi mathvariant="italic">XX</mi>
      </msub>
      <mrow>
        <mrow>
          <mo stretchy="false">(</mo>
          <mrow>
            <mi>k</mi>
            <mi>,</mi>
            <mn>0</mn>
          </mrow>
          <mo stretchy="false">)</mo>
        </mrow>
        <mi mathvariant="normal">=</mi>
        <mi>E</mi>
      </mrow>
      <mrow>
        <mi stretchy="false" mathvariant="normal">{</mi>
        <mrow>
          <mrow>
            <mo stretchy="false">(</mo>
            <mrow>
              <mi>X</mi>
              <mrow>
                <mrow>
                  <mo stretchy="false">(</mo>
                  <mi>k</mi>
                  <mo stretchy="false">)</mo>
                </mrow>
                <mi mathvariant="normal">−</mi>
                <msub>
                  <mi>m</mi>
                  <mi>x</mi>
                </msub>
              </mrow>
              <mrow>
                <mo stretchy="false">(</mo>
                <mi>k</mi>
                <mo stretchy="false">)</mo>
              </mrow>
            </mrow>
            <mo stretchy="false">)</mo>
          </mrow>
          <msup>
            <mrow>
              <mo stretchy="false">(</mo>
              <mrow>
                <mi>X</mi>
                <mrow>
                  <mrow>
                    <mo stretchy="false">(</mo>
                    <mi>k</mi>
                    <mo stretchy="false">)</mo>
                  </mrow>
                  <mi mathvariant="normal">−</mi>
                  <msub>
                    <mi>m</mi>
                    <mi>x</mi>
                  </msub>
                </mrow>
                <mrow>
                  <mo stretchy="false">(</mo>
                  <mi>k</mi>
                  <mo stretchy="false">)</mo>
                </mrow>
              </mrow>
              <mo stretchy="false">)</mo>
            </mrow>
            <mi>T</mi>
          </msup>
        </mrow>
        <mi stretchy="false" mathvariant="normal">}</mi>
      </mrow>
    </mrow>
    <annotation encoding="StarMath 5.0">%LAMBDA_XX(k,0) = E lbrace (X(k) - m_x(k)) (X(k) - m_x(k))^T rbrace</annotation>
  </semantics>
</math>
</file>

<file path=Object 53/content.xml><?xml version="1.0" encoding="utf-8"?>
<math xmlns="http://www.w3.org/1998/Math/MathML">
  <semantics>
    <mrow>
      <msub>
        <mo stretchy="false">Λ</mo>
        <mi mathvariant="italic">XX</mi>
      </msub>
      <mrow>
        <mrow>
          <mo stretchy="false">(</mo>
          <mrow>
            <mi>k</mi>
            <mo stretchy="false">+</mo>
            <mn>1,0</mn>
          </mrow>
          <mo stretchy="false">)</mo>
        </mrow>
        <mi mathvariant="normal">=</mi>
        <mi>E</mi>
      </mrow>
      <mrow>
        <mi stretchy="false" mathvariant="normal">{</mi>
        <mrow>
          <mrow>
            <mo stretchy="false">(</mo>
            <mrow>
              <mi>X</mi>
              <mrow>
                <mrow>
                  <mo stretchy="false">(</mo>
                  <mrow>
                    <mi>k</mi>
                    <mo stretchy="false">+</mo>
                    <mn>1</mn>
                  </mrow>
                  <mo stretchy="false">)</mo>
                </mrow>
                <mi mathvariant="normal">−</mi>
                <msub>
                  <mi>m</mi>
                  <mi>x</mi>
                </msub>
              </mrow>
              <mrow>
                <mo stretchy="false">(</mo>
                <mrow>
                  <mi>k</mi>
                  <mo stretchy="false">+</mo>
                  <mn>1</mn>
                </mrow>
                <mo stretchy="false">)</mo>
              </mrow>
            </mrow>
            <mo stretchy="false">)</mo>
          </mrow>
          <msup>
            <mrow>
              <mo stretchy="false">(</mo>
              <mrow>
                <mi>X</mi>
                <mrow>
                  <mrow>
                    <mo stretchy="false">(</mo>
                    <mrow>
                      <mi>k</mi>
                      <mo stretchy="false">+</mo>
                      <mn>1</mn>
                    </mrow>
                    <mo stretchy="false">)</mo>
                  </mrow>
                  <mi mathvariant="normal">−</mi>
                  <msub>
                    <mi>m</mi>
                    <mi>x</mi>
                  </msub>
                </mrow>
                <mrow>
                  <mo stretchy="false">(</mo>
                  <mrow>
                    <mi>k</mi>
                    <mo stretchy="false">+</mo>
                    <mn>1</mn>
                  </mrow>
                  <mo stretchy="false">)</mo>
                </mrow>
              </mrow>
              <mo stretchy="false">)</mo>
            </mrow>
            <mi>T</mi>
          </msup>
        </mrow>
        <mi stretchy="false" mathvariant="normal">}</mi>
      </mrow>
    </mrow>
    <annotation encoding="StarMath 5.0">%LAMBDA_XX(k+1,0) = E lbrace (X(k+1) - m_x(k+1)) (X(k+1) - m_x(k+1))^T rbrace</annotation>
  </semantics>
</math>
</file>

<file path=Object 54/content.xml><?xml version="1.0" encoding="utf-8"?>
<math xmlns="http://www.w3.org/1998/Math/MathML">
  <semantics>
    <mrow>
      <msub>
        <mo stretchy="false">Λ</mo>
        <mi mathvariant="italic">XX</mi>
      </msub>
      <mrow>
        <mrow>
          <mo stretchy="false">(</mo>
          <mrow>
            <mi>k</mi>
            <mo stretchy="false">+</mo>
            <mn>1,0</mn>
          </mrow>
          <mo stretchy="false">)</mo>
        </mrow>
        <mi mathvariant="normal">=</mi>
        <mi>E</mi>
      </mrow>
      <mrow>
        <mi stretchy="false" mathvariant="normal">{</mi>
        <mrow>
          <mrow>
            <mo stretchy="false">(</mo>
            <mrow>
              <mi>A</mi>
              <mi>X</mi>
              <mrow>
                <mrow>
                  <mo stretchy="false">(</mo>
                  <mi>k</mi>
                  <mo stretchy="false">)</mo>
                </mrow>
                <mo stretchy="false">+</mo>
                <mi>B</mi>
              </mrow>
              <mi>W</mi>
              <mrow>
                <mrow>
                  <mo stretchy="false">(</mo>
                  <mi>k</mi>
                  <mo stretchy="false">)</mo>
                </mrow>
                <mi mathvariant="normal">−</mi>
                <mi>A</mi>
              </mrow>
              <msub>
                <mi>m</mi>
                <mi>x</mi>
              </msub>
              <mrow>
                <mrow>
                  <mo stretchy="false">(</mo>
                  <mi>k</mi>
                  <mo stretchy="false">)</mo>
                </mrow>
                <mi mathvariant="normal">−</mi>
                <mi>B</mi>
              </mrow>
              <msub>
                <mi>m</mi>
                <mi>w</mi>
              </msub>
            </mrow>
            <mo stretchy="false">)</mo>
          </mrow>
          <msup>
            <mrow>
              <mo stretchy="false">(</mo>
              <mrow>
                <mi>A</mi>
                <mi>X</mi>
                <mrow>
                  <mrow>
                    <mo stretchy="false">(</mo>
                    <mi>k</mi>
                    <mo stretchy="false">)</mo>
                  </mrow>
                  <mo stretchy="false">+</mo>
                  <mi>B</mi>
                </mrow>
                <mi>W</mi>
                <mrow>
                  <mrow>
                    <mo stretchy="false">(</mo>
                    <mi>k</mi>
                    <mo stretchy="false">)</mo>
                  </mrow>
                  <mi mathvariant="normal">−</mi>
                  <mi>A</mi>
                </mrow>
                <msub>
                  <mi>m</mi>
                  <mi>x</mi>
                </msub>
                <mrow>
                  <mrow>
                    <mo stretchy="false">(</mo>
                    <mi>k</mi>
                    <mo stretchy="false">)</mo>
                  </mrow>
                  <mi mathvariant="normal">−</mi>
                  <mi>B</mi>
                </mrow>
                <msub>
                  <mi>m</mi>
                  <mi>w</mi>
                </msub>
              </mrow>
              <mo stretchy="false">)</mo>
            </mrow>
            <mi>T</mi>
          </msup>
        </mrow>
        <mi stretchy="false" mathvariant="normal">}</mi>
      </mrow>
    </mrow>
    <annotation encoding="StarMath 5.0">%LAMBDA_XX(k+1,0) = E lbrace (A X(k) + B W(k) - A m_x(k) - B m_w) (A X(k) + B W(k) - A m_x(k) - B m_w)^T rbrace</annotation>
  </semantics>
</math>
</file>

<file path=Object 55/content.xml><?xml version="1.0" encoding="utf-8"?>
<math xmlns="http://www.w3.org/1998/Math/MathML">
  <semantics>
    <mrow>
      <msub>
        <mo stretchy="false">Λ</mo>
        <mi mathvariant="italic">XX</mi>
      </msub>
      <mrow>
        <mrow>
          <mo stretchy="false">(</mo>
          <mrow>
            <mi>k</mi>
            <mo stretchy="false">+</mo>
            <mn>1,0</mn>
          </mrow>
          <mo stretchy="false">)</mo>
        </mrow>
        <mi mathvariant="normal">=</mi>
        <mi>E</mi>
      </mrow>
      <mrow>
        <mi stretchy="false" mathvariant="normal">{</mi>
        <mrow>
          <mrow>
            <mo stretchy="false">(</mo>
            <mrow>
              <mi>A</mi>
              <mrow>
                <mrow>
                  <mo stretchy="false">(</mo>
                  <mrow>
                    <mi>X</mi>
                    <mrow>
                      <mrow>
                        <mo stretchy="false">(</mo>
                        <mi>k</mi>
                        <mo stretchy="false">)</mo>
                      </mrow>
                      <mi mathvariant="normal">−</mi>
                      <msub>
                        <mi>m</mi>
                        <mi>x</mi>
                      </msub>
                    </mrow>
                    <mrow>
                      <mo stretchy="false">(</mo>
                      <mi>k</mi>
                      <mo stretchy="false">)</mo>
                    </mrow>
                  </mrow>
                  <mo stretchy="false">)</mo>
                </mrow>
                <mo stretchy="false">+</mo>
                <mi>B</mi>
              </mrow>
              <mrow>
                <mo stretchy="false">(</mo>
                <mrow>
                  <mi>W</mi>
                  <mrow>
                    <mrow>
                      <mo stretchy="false">(</mo>
                      <mi>k</mi>
                      <mo stretchy="false">)</mo>
                    </mrow>
                    <mi mathvariant="normal">−</mi>
                    <msub>
                      <mi>m</mi>
                      <mi>w</mi>
                    </msub>
                  </mrow>
                </mrow>
                <mo stretchy="false">)</mo>
              </mrow>
            </mrow>
            <mo stretchy="false">)</mo>
          </mrow>
          <msup>
            <mrow>
              <mo stretchy="false">(</mo>
              <mrow>
                <mi>A</mi>
                <mrow>
                  <mrow>
                    <mo stretchy="false">(</mo>
                    <mrow>
                      <mi>X</mi>
                      <mrow>
                        <mrow>
                          <mo stretchy="false">(</mo>
                          <mi>k</mi>
                          <mo stretchy="false">)</mo>
                        </mrow>
                        <mi mathvariant="normal">−</mi>
                        <msub>
                          <mi>m</mi>
                          <mi>x</mi>
                        </msub>
                      </mrow>
                      <mrow>
                        <mo stretchy="false">(</mo>
                        <mi>k</mi>
                        <mo stretchy="false">)</mo>
                      </mrow>
                    </mrow>
                    <mo stretchy="false">)</mo>
                  </mrow>
                  <mo stretchy="false">+</mo>
                  <mi>B</mi>
                </mrow>
                <mrow>
                  <mo stretchy="false">(</mo>
                  <mrow>
                    <mi>W</mi>
                    <mrow>
                      <mrow>
                        <mo stretchy="false">(</mo>
                        <mi>k</mi>
                        <mo stretchy="false">)</mo>
                      </mrow>
                      <mi mathvariant="normal">−</mi>
                      <msub>
                        <mi>m</mi>
                        <mi>w</mi>
                      </msub>
                    </mrow>
                  </mrow>
                  <mo stretchy="false">)</mo>
                </mrow>
              </mrow>
              <mo stretchy="false">)</mo>
            </mrow>
            <mi>T</mi>
          </msup>
        </mrow>
        <mi stretchy="false" mathvariant="normal">}</mi>
      </mrow>
    </mrow>
    <annotation encoding="StarMath 5.0">%LAMBDA_XX(k+1,0) = E lbrace (A (X(k) - m_x(k)) + B (W(k) - m_w)) (A (X(k) - m_x(k)) + B (W(k) - m_w))^T rbrace</annotation>
  </semantics>
</math>
</file>

<file path=Object 56/content.xml><?xml version="1.0" encoding="utf-8"?>
<math xmlns="http://www.w3.org/1998/Math/MathML">
  <semantics>
    <mrow>
      <msub>
        <mo stretchy="false">Λ</mo>
        <mi mathvariant="italic">XX</mi>
      </msub>
      <mrow>
        <mrow>
          <mo stretchy="false">(</mo>
          <mrow>
            <mi>k</mi>
            <mo stretchy="false">+</mo>
            <mn>1,0</mn>
          </mrow>
          <mo stretchy="false">)</mo>
        </mrow>
        <mi mathvariant="normal">=</mi>
        <mi>A</mi>
      </mrow>
      <msub>
        <mo stretchy="false">Λ</mo>
        <mi mathvariant="italic">XX</mi>
      </msub>
      <mrow>
        <mo stretchy="false">(</mo>
        <mrow>
          <mi>k</mi>
          <mi>,</mi>
          <mn>0</mn>
        </mrow>
        <mo stretchy="false">)</mo>
      </mrow>
      <mrow>
        <msup>
          <mi>A</mi>
          <mi>T</mi>
        </msup>
        <mo stretchy="false">+</mo>
        <mi>B</mi>
      </mrow>
      <msub>
        <mo stretchy="false">Λ</mo>
        <mi mathvariant="italic">WX</mi>
      </msub>
      <mrow>
        <mo stretchy="false">(</mo>
        <mrow>
          <mi>k</mi>
          <mi>,</mi>
          <mn>0</mn>
        </mrow>
        <mo stretchy="false">)</mo>
      </mrow>
      <mrow>
        <msup>
          <mi>A</mi>
          <mi>T</mi>
        </msup>
        <mo stretchy="false">+</mo>
        <mi>A</mi>
      </mrow>
      <msub>
        <mo stretchy="false">Λ</mo>
        <mi mathvariant="italic">XW</mi>
      </msub>
      <mrow>
        <mo stretchy="false">(</mo>
        <mrow>
          <mi>k</mi>
          <mi>,</mi>
          <mn>0</mn>
        </mrow>
        <mo stretchy="false">)</mo>
      </mrow>
      <mrow>
        <msup>
          <mi>B</mi>
          <mi>T</mi>
        </msup>
        <mo stretchy="false">+</mo>
        <mi>B</mi>
      </mrow>
      <msub>
        <mo stretchy="false">Λ</mo>
        <mi mathvariant="italic">WW</mi>
      </msub>
      <mrow>
        <mo stretchy="false">(</mo>
        <mrow>
          <mi>k</mi>
          <mi>,</mi>
          <mn>0</mn>
        </mrow>
        <mo stretchy="false">)</mo>
      </mrow>
      <msup>
        <mi>B</mi>
        <mi>T</mi>
      </msup>
    </mrow>
    <annotation encoding="StarMath 5.0">%LAMBDA_XX(k+1,0) = A %LAMBDA_XX(k,0) A^T + B %LAMBDA_WX(k,0) A^T + A %LAMBDA_XW(k,0) B^T + B %LAMBDA_WW(k,0) B^T</annotation>
  </semantics>
</math>
</file>

<file path=Object 57/content.xml><?xml version="1.0" encoding="utf-8"?>
<math xmlns="http://www.w3.org/1998/Math/MathML">
  <semantics>
    <mrow>
      <msub>
        <mo stretchy="false">Λ</mo>
        <mi mathvariant="italic">WX</mi>
      </msub>
      <mrow>
        <mrow>
          <mo stretchy="false">(</mo>
          <mrow>
            <mi>k</mi>
            <mi>,</mi>
            <mn>0</mn>
          </mrow>
          <mo stretchy="false">)</mo>
        </mrow>
        <mi mathvariant="normal">=</mi>
        <msubsup>
          <mo stretchy="false">Λ</mo>
          <mi mathvariant="italic">XW</mi>
          <mi>T</mi>
        </msubsup>
      </mrow>
      <mrow>
        <mrow>
          <mo stretchy="false">(</mo>
          <mrow>
            <mi>k</mi>
            <mi>,</mi>
            <mn>0</mn>
          </mrow>
          <mo stretchy="false">)</mo>
        </mrow>
        <mi mathvariant="normal">=</mi>
        <mn>0</mn>
      </mrow>
      <mtext> since </mtext>
      <mi>X</mi>
      <mrow>
        <mo stretchy="false">(</mo>
        <mi>k</mi>
        <mo stretchy="false">)</mo>
      </mrow>
      <mtext> only depends on </mtext>
      <mi>W</mi>
      <mrow>
        <mo stretchy="false">(</mo>
        <mrow>
          <mi>k</mi>
          <mi mathvariant="normal">−</mi>
          <mn>1</mn>
        </mrow>
        <mo stretchy="false">)</mo>
      </mrow>
      <mtext> and earlier</mtext>
    </mrow>
    <annotation encoding="StarMath 5.0">%LAMBDA_WX(k,0) = %LAMBDA_XW^T(k,0) = 0 " since " X(k) " only depends on " W(k-1) " and earlier"</annotation>
  </semantics>
</math>
</file>

<file path=Object 58/content.xml><?xml version="1.0" encoding="utf-8"?>
<math xmlns="http://www.w3.org/1998/Math/MathML">
  <semantics>
    <mrow>
      <msub>
        <mo stretchy="false">Λ</mo>
        <mi mathvariant="italic">XX</mi>
      </msub>
      <mrow>
        <mrow>
          <mo stretchy="false">(</mo>
          <mrow>
            <mi>k</mi>
            <mo stretchy="false">+</mo>
            <mn>1,0</mn>
          </mrow>
          <mo stretchy="false">)</mo>
        </mrow>
        <mi mathvariant="normal">=</mi>
        <mi>A</mi>
      </mrow>
      <msub>
        <mo stretchy="false">Λ</mo>
        <mi mathvariant="italic">XX</mi>
      </msub>
      <mrow>
        <mo stretchy="false">(</mo>
        <mrow>
          <mi>k</mi>
          <mi>,</mi>
          <mn>0</mn>
        </mrow>
        <mo stretchy="false">)</mo>
      </mrow>
      <mrow>
        <msup>
          <mi>A</mi>
          <mi>T</mi>
        </msup>
        <mo stretchy="false">+</mo>
        <mi>B</mi>
      </mrow>
      <msub>
        <mo stretchy="false">Λ</mo>
        <mi mathvariant="italic">WW</mi>
      </msub>
      <mrow>
        <mo stretchy="false">(</mo>
        <mrow>
          <mi>k</mi>
          <mi>,</mi>
          <mn>0</mn>
        </mrow>
        <mo stretchy="false">)</mo>
      </mrow>
      <mrow>
        <msup>
          <mi>B</mi>
          <mi>T</mi>
        </msup>
        <mi mathvariant="normal">=</mi>
        <mi>A</mi>
      </mrow>
      <msub>
        <mo stretchy="false">Λ</mo>
        <mi mathvariant="italic">XX</mi>
      </msub>
      <mrow>
        <mo stretchy="false">(</mo>
        <mrow>
          <mi>k</mi>
          <mi>,</mi>
          <mn>0</mn>
        </mrow>
        <mo stretchy="false">)</mo>
      </mrow>
      <mrow>
        <msup>
          <mi>A</mi>
          <mi>T</mi>
        </msup>
        <mo stretchy="false">+</mo>
        <mi>B</mi>
      </mrow>
      <msub>
        <mo stretchy="false">Σ</mo>
        <mi mathvariant="italic">ww</mi>
      </msub>
      <mo stretchy="false">δ</mo>
      <mrow>
        <mo stretchy="false">(</mo>
        <mn>0</mn>
        <mo stretchy="false">)</mo>
      </mrow>
      <msup>
        <mi>B</mi>
        <mi>T</mi>
      </msup>
    </mrow>
    <annotation encoding="StarMath 5.0">%LAMBDA_XX(k+1,0) = A %LAMBDA_XX(k,0) A^T + B %LAMBDA_WW(k,0) B^T = A %LAMBDA_XX(k,0) A^T + B %SIGMA_ww %delta(0) B^T</annotation>
  </semantics>
</math>
</file>

<file path=Object 59/content.xml><?xml version="1.0" encoding="utf-8"?>
<math xmlns="http://www.w3.org/1998/Math/MathML">
  <semantics>
    <mrow>
      <msub>
        <mo stretchy="false">Λ</mo>
        <mi mathvariant="italic">YY</mi>
      </msub>
      <mrow>
        <mrow>
          <mo stretchy="false">(</mo>
          <mrow>
            <mi>k</mi>
            <mi>,</mi>
            <mn>0</mn>
          </mrow>
          <mo stretchy="false">)</mo>
        </mrow>
        <mi mathvariant="normal">=</mi>
        <mi>E</mi>
      </mrow>
      <mrow>
        <mi stretchy="false" mathvariant="normal">{</mi>
        <mrow>
          <mrow>
            <mo stretchy="false">(</mo>
            <mrow>
              <mi>Y</mi>
              <mrow>
                <mrow>
                  <mo stretchy="false">(</mo>
                  <mi>k</mi>
                  <mo stretchy="false">)</mo>
                </mrow>
                <mi mathvariant="normal">−</mi>
                <msub>
                  <mi>m</mi>
                  <mi>y</mi>
                </msub>
              </mrow>
              <mrow>
                <mo stretchy="false">(</mo>
                <mi>k</mi>
                <mo stretchy="false">)</mo>
              </mrow>
            </mrow>
            <mo stretchy="false">)</mo>
          </mrow>
          <msup>
            <mrow>
              <mo stretchy="false">(</mo>
              <mrow>
                <mi>Y</mi>
                <mrow>
                  <mrow>
                    <mo stretchy="false">(</mo>
                    <mi>k</mi>
                    <mo stretchy="false">)</mo>
                  </mrow>
                  <mi mathvariant="normal">−</mi>
                  <msub>
                    <mi>m</mi>
                    <mi>y</mi>
                  </msub>
                </mrow>
                <mrow>
                  <mo stretchy="false">(</mo>
                  <mi>k</mi>
                  <mo stretchy="false">)</mo>
                </mrow>
              </mrow>
              <mo stretchy="false">)</mo>
            </mrow>
            <mi>T</mi>
          </msup>
        </mrow>
        <mi stretchy="false" mathvariant="normal">}</mi>
      </mrow>
    </mrow>
    <annotation encoding="StarMath 5.0">%LAMBDA_YY(k,0) = E lbrace (Y(k) - m_y(k)) (Y(k) - m_y(k))^T rbrace</annotation>
  </semantics>
</math>
</file>

<file path=Object 6/content.xml><?xml version="1.0" encoding="utf-8"?>
<math xmlns="http://www.w3.org/1998/Math/MathML">
  <semantics>
    <mrow>
      <msub>
        <mo stretchy="false">Φ</mo>
        <mi mathvariant="italic">YY</mi>
      </msub>
      <mrow>
        <mrow>
          <mrow>
            <mo stretchy="false">(</mo>
            <mo stretchy="false">ω</mo>
            <mo stretchy="false">)</mo>
          </mrow>
          <mi mathvariant="normal">=</mi>
          <mrow>
            <mfrac>
              <mrow>
                <mrow>
                  <mn>0.75</mn>
                  <mi mathvariant="normal">−</mi>
                  <mn>0.3</mn>
                </mrow>
                <mrow>
                  <msup>
                    <mi>e</mi>
                    <mrow>
                      <mi>j</mi>
                      <mo stretchy="false">ω</mo>
                    </mrow>
                  </msup>
                  <mi mathvariant="normal">−</mi>
                  <mn>0.3</mn>
                </mrow>
                <msup>
                  <mi>e</mi>
                  <mrow>
                    <mrow>
                      <mi mathvariant="normal">−</mi>
                      <mi>j</mi>
                    </mrow>
                    <mo stretchy="false">ω</mo>
                  </mrow>
                </msup>
              </mrow>
              <mrow>
                <mrow>
                  <mn>1.25</mn>
                  <mi mathvariant="normal">−</mi>
                  <mn>0.5</mn>
                </mrow>
                <mrow>
                  <msup>
                    <mi>e</mi>
                    <mrow>
                      <mi>j</mi>
                      <mo stretchy="false">ω</mo>
                    </mrow>
                  </msup>
                  <mi mathvariant="normal">−</mi>
                  <mn>0.5</mn>
                </mrow>
                <msup>
                  <mi>e</mi>
                  <mrow>
                    <mrow>
                      <mi mathvariant="normal">−</mi>
                      <mi>j</mi>
                    </mrow>
                    <mo stretchy="false">ω</mo>
                  </mrow>
                </msup>
              </mrow>
            </mfrac>
            <mo stretchy="false">+</mo>
            <mfrac>
              <mn>0.34</mn>
              <mrow>
                <mrow>
                  <mn>1.25</mn>
                  <mi mathvariant="normal">−</mi>
                  <mn>0.5</mn>
                </mrow>
                <mrow>
                  <msup>
                    <mi>e</mi>
                    <mrow>
                      <mi>j</mi>
                      <mo stretchy="false">ω</mo>
                    </mrow>
                  </msup>
                  <mi mathvariant="normal">−</mi>
                  <mn>0.5</mn>
                </mrow>
                <msup>
                  <mi>e</mi>
                  <mrow>
                    <mrow>
                      <mi mathvariant="normal">−</mi>
                      <mi>j</mi>
                    </mrow>
                    <mo stretchy="false">ω</mo>
                  </mrow>
                </msup>
              </mrow>
            </mfrac>
          </mrow>
        </mrow>
        <mi mathvariant="normal">=</mi>
        <mrow>
          <mn>0.6</mn>
          <mo stretchy="false">+</mo>
          <mfrac>
            <mn>0.34</mn>
            <mrow>
              <mrow>
                <mn>1.25</mn>
                <mi mathvariant="normal">−</mi>
                <mi>cos</mi>
              </mrow>
              <mrow>
                <mo stretchy="false">(</mo>
                <mo stretchy="false">ω</mo>
                <mo stretchy="false">)</mo>
              </mrow>
            </mrow>
          </mfrac>
        </mrow>
      </mrow>
    </mrow>
    <annotation encoding="StarMath 5.0">%PHI_YY(%omega) = {0.75 - 0.3 e^{j %omega} - 0.3 e^{-j %omega}} over {1.25 - 0.5 e^{j %omega} - 0.5 e^{-j %omega}} + 0.34 over {1.25 - 0.5 e^{j %omega} - 0.5 e^{-j %omega}} = 0.6 + 0.34 over {1.25 - cos(%omega)}</annotation>
  </semantics>
</math>
</file>

<file path=Object 60/content.xml><?xml version="1.0" encoding="utf-8"?>
<math xmlns="http://www.w3.org/1998/Math/MathML">
  <semantics>
    <mrow>
      <msub>
        <mo stretchy="false">Λ</mo>
        <mi mathvariant="italic">YY</mi>
      </msub>
      <mrow>
        <mrow>
          <mo stretchy="false">(</mo>
          <mrow>
            <mi>k</mi>
            <mi>,</mi>
            <mn>0</mn>
          </mrow>
          <mo stretchy="false">)</mo>
        </mrow>
        <mi mathvariant="normal">=</mi>
        <mi>E</mi>
      </mrow>
      <mrow>
        <mi stretchy="false" mathvariant="normal">{</mi>
        <mrow>
          <mrow>
            <mo stretchy="false">(</mo>
            <mrow>
              <mi>C</mi>
              <mrow>
                <mrow>
                  <mo stretchy="false">(</mo>
                  <mrow>
                    <mi>X</mi>
                    <mrow>
                      <mrow>
                        <mo stretchy="false">(</mo>
                        <mi>k</mi>
                        <mo stretchy="false">)</mo>
                      </mrow>
                      <mi mathvariant="normal">−</mi>
                      <msub>
                        <mi>m</mi>
                        <mi>x</mi>
                      </msub>
                    </mrow>
                    <mrow>
                      <mo stretchy="false">(</mo>
                      <mi>k</mi>
                      <mo stretchy="false">)</mo>
                    </mrow>
                  </mrow>
                  <mo stretchy="false">)</mo>
                </mrow>
                <mo stretchy="false">+</mo>
                <mi>V</mi>
              </mrow>
              <mrow>
                <mo stretchy="false">(</mo>
                <mi>k</mi>
                <mo stretchy="false">)</mo>
              </mrow>
            </mrow>
            <mo stretchy="false">)</mo>
          </mrow>
          <msup>
            <mrow>
              <mo stretchy="false">(</mo>
              <mrow>
                <mi>C</mi>
                <mrow>
                  <mrow>
                    <mo stretchy="false">(</mo>
                    <mrow>
                      <mi>X</mi>
                      <mrow>
                        <mrow>
                          <mo stretchy="false">(</mo>
                          <mi>k</mi>
                          <mo stretchy="false">)</mo>
                        </mrow>
                        <mi mathvariant="normal">−</mi>
                        <msub>
                          <mi>m</mi>
                          <mi>x</mi>
                        </msub>
                      </mrow>
                      <mrow>
                        <mo stretchy="false">(</mo>
                        <mi>k</mi>
                        <mo stretchy="false">)</mo>
                      </mrow>
                    </mrow>
                    <mo stretchy="false">)</mo>
                  </mrow>
                  <mo stretchy="false">+</mo>
                  <mi>V</mi>
                </mrow>
                <mrow>
                  <mo stretchy="false">(</mo>
                  <mi>k</mi>
                  <mo stretchy="false">)</mo>
                </mrow>
              </mrow>
              <mo stretchy="false">)</mo>
            </mrow>
            <mi>T</mi>
          </msup>
        </mrow>
        <mi stretchy="false" mathvariant="normal">}</mi>
      </mrow>
    </mrow>
    <annotation encoding="StarMath 5.0">%LAMBDA_YY(k,0) = E lbrace (C(X(k) - m_x(k)) + V(k)) (C(X(k) - m_x(k)) + V(k))^T rbrace</annotation>
  </semantics>
</math>
</file>

<file path=Object 61/content.xml><?xml version="1.0" encoding="utf-8"?>
<math xmlns="http://www.w3.org/1998/Math/MathML">
  <semantics>
    <mrow>
      <msub>
        <mo stretchy="false">Λ</mo>
        <mi mathvariant="italic">YY</mi>
      </msub>
      <mrow>
        <mrow>
          <mo stretchy="false">(</mo>
          <mrow>
            <mi>k</mi>
            <mi>,</mi>
            <mn>0</mn>
          </mrow>
          <mo stretchy="false">)</mo>
        </mrow>
        <mi mathvariant="normal">=</mi>
        <mi>C</mi>
      </mrow>
      <msub>
        <mo stretchy="false">Λ</mo>
        <mi mathvariant="italic">XX</mi>
      </msub>
      <mrow>
        <mo stretchy="false">(</mo>
        <mrow>
          <mi>k</mi>
          <mi>,</mi>
          <mn>0</mn>
        </mrow>
        <mo stretchy="false">)</mo>
      </mrow>
      <mrow>
        <msup>
          <mi>C</mi>
          <mi>T</mi>
        </msup>
        <mo stretchy="false">+</mo>
        <msub>
          <mo stretchy="false">Λ</mo>
          <mi mathvariant="italic">VX</mi>
        </msub>
      </mrow>
      <mrow>
        <mo stretchy="false">(</mo>
        <mrow>
          <mi>k</mi>
          <mi>,</mi>
          <mn>0</mn>
        </mrow>
        <mo stretchy="false">)</mo>
      </mrow>
      <mrow>
        <msup>
          <mi>C</mi>
          <mi>T</mi>
        </msup>
        <mo stretchy="false">+</mo>
        <mi>C</mi>
      </mrow>
      <msub>
        <mo stretchy="false">Λ</mo>
        <mi mathvariant="italic">XV</mi>
      </msub>
      <mrow>
        <mrow>
          <mo stretchy="false">(</mo>
          <mrow>
            <mi>k</mi>
            <mi>,</mi>
            <mn>0</mn>
          </mrow>
          <mo stretchy="false">)</mo>
        </mrow>
        <mo stretchy="false">+</mo>
        <msub>
          <mo stretchy="false">Λ</mo>
          <mi mathvariant="italic">VV</mi>
        </msub>
      </mrow>
      <mrow>
        <mo stretchy="false">(</mo>
        <mrow>
          <mi>k</mi>
          <mi>,</mi>
          <mn>0</mn>
        </mrow>
        <mo stretchy="false">)</mo>
      </mrow>
    </mrow>
    <annotation encoding="StarMath 5.0">%LAMBDA_YY(k,0) = C %LAMBDA_XX(k,0) C^T + %LAMBDA_VX(k,0) C^T + C %LAMBDA_XV(k,0) + %LAMBDA_VV(k,0)</annotation>
  </semantics>
</math>
</file>

<file path=Object 62/content.xml><?xml version="1.0" encoding="utf-8"?>
<math xmlns="http://www.w3.org/1998/Math/MathML">
  <semantics>
    <mrow>
      <mi>X</mi>
      <mrow>
        <mo stretchy="false">(</mo>
        <mi>k</mi>
        <mo stretchy="false">)</mo>
      </mrow>
      <mtext> doesn't depend on </mtext>
      <mi>V</mi>
      <mrow>
        <mo stretchy="false">(</mo>
        <mi>k</mi>
        <mo stretchy="false">)</mo>
      </mrow>
      <mtext> at all so </mtext>
      <msub>
        <mo stretchy="false">Λ</mo>
        <mi mathvariant="italic">VX</mi>
      </msub>
      <mrow>
        <mrow>
          <mo stretchy="false">(</mo>
          <mrow>
            <mi>k</mi>
            <mi>,</mi>
            <mn>0</mn>
          </mrow>
          <mo stretchy="false">)</mo>
        </mrow>
        <mi mathvariant="normal">=</mi>
        <msubsup>
          <mo stretchy="false">Λ</mo>
          <mi mathvariant="italic">XV</mi>
          <mi>T</mi>
        </msubsup>
      </mrow>
      <mrow>
        <mrow>
          <mo stretchy="false">(</mo>
          <mrow>
            <mi>k</mi>
            <mi>,</mi>
            <mn>0</mn>
          </mrow>
          <mo stretchy="false">)</mo>
        </mrow>
        <mi mathvariant="normal">=</mi>
        <mn>0</mn>
      </mrow>
    </mrow>
    <annotation encoding="StarMath 5.0">X(k) " doesn't depend on " V(k) " at all so " %LAMBDA_VX(k,0) = %LAMBDA_XV^T(k,0) = 0</annotation>
  </semantics>
</math>
</file>

<file path=Object 63/content.xml><?xml version="1.0" encoding="utf-8"?>
<math xmlns="http://www.w3.org/1998/Math/MathML">
  <semantics>
    <mrow>
      <msub>
        <mo stretchy="false">Λ</mo>
        <mi mathvariant="italic">YY</mi>
      </msub>
      <mrow>
        <mrow>
          <mo stretchy="false">(</mo>
          <mrow>
            <mi>k</mi>
            <mi>,</mi>
            <mn>0</mn>
          </mrow>
          <mo stretchy="false">)</mo>
        </mrow>
        <mi mathvariant="normal">=</mi>
        <mi>C</mi>
      </mrow>
      <msub>
        <mo stretchy="false">Λ</mo>
        <mi mathvariant="italic">XX</mi>
      </msub>
      <mrow>
        <mo stretchy="false">(</mo>
        <mrow>
          <mi>k</mi>
          <mi>,</mi>
          <mn>0</mn>
        </mrow>
        <mo stretchy="false">)</mo>
      </mrow>
      <mrow>
        <msup>
          <mi>C</mi>
          <mi>T</mi>
        </msup>
        <mo stretchy="false">+</mo>
        <msub>
          <mo stretchy="false">Λ</mo>
          <mi mathvariant="italic">VV</mi>
        </msub>
      </mrow>
      <mrow>
        <mrow>
          <mo stretchy="false">(</mo>
          <mrow>
            <mi>k</mi>
            <mi>,</mi>
            <mn>0</mn>
          </mrow>
          <mo stretchy="false">)</mo>
        </mrow>
        <mi mathvariant="normal">=</mi>
        <mi>C</mi>
      </mrow>
      <msub>
        <mo stretchy="false">Λ</mo>
        <mi mathvariant="italic">XX</mi>
      </msub>
      <mrow>
        <mo stretchy="false">(</mo>
        <mrow>
          <mi>k</mi>
          <mi>,</mi>
          <mn>0</mn>
        </mrow>
        <mo stretchy="false">)</mo>
      </mrow>
      <mrow>
        <msup>
          <mi>C</mi>
          <mi>T</mi>
        </msup>
        <mo stretchy="false">+</mo>
        <msub>
          <mo stretchy="false">Σ</mo>
          <mi mathvariant="italic">vv</mi>
        </msub>
      </mrow>
      <mo stretchy="false">δ</mo>
      <mrow>
        <mo stretchy="false">(</mo>
        <mn>0</mn>
        <mo stretchy="false">)</mo>
      </mrow>
    </mrow>
    <annotation encoding="StarMath 5.0">%LAMBDA_YY(k,0) = C %LAMBDA_XX(k,0) C^T + %LAMBDA_VV(k,0) = C %LAMBDA_XX(k,0) C^T + %SIGMA_vv %delta(0)</annotation>
  </semantics>
</math>
</file>

<file path=Object 64/content.xml><?xml version="1.0" encoding="utf-8"?>
<math xmlns="http://www.w3.org/1998/Math/MathML">
  <semantics>
    <mrow>
      <msub>
        <mo stretchy="false">Λ</mo>
        <mi mathvariant="italic">XX</mi>
      </msub>
      <mrow>
        <mrow>
          <mo stretchy="false">(</mo>
          <mrow>
            <mi>k</mi>
            <mi>,</mi>
            <mn>5</mn>
          </mrow>
          <mo stretchy="false">)</mo>
        </mrow>
        <mi mathvariant="normal">=</mi>
        <mi>E</mi>
      </mrow>
      <mrow>
        <mi stretchy="false" mathvariant="normal">{</mi>
        <mrow>
          <mrow>
            <mo stretchy="false">(</mo>
            <mrow>
              <mi>X</mi>
              <mrow>
                <mrow>
                  <mo stretchy="false">(</mo>
                  <mrow>
                    <mi>k</mi>
                    <mo stretchy="false">+</mo>
                    <mn>5</mn>
                  </mrow>
                  <mo stretchy="false">)</mo>
                </mrow>
                <mi mathvariant="normal">−</mi>
                <msub>
                  <mi>m</mi>
                  <mi>x</mi>
                </msub>
              </mrow>
              <mrow>
                <mo stretchy="false">(</mo>
                <mrow>
                  <mi>k</mi>
                  <mo stretchy="false">+</mo>
                  <mn>5</mn>
                </mrow>
                <mo stretchy="false">)</mo>
              </mrow>
            </mrow>
            <mo stretchy="false">)</mo>
          </mrow>
          <msup>
            <mrow>
              <mo stretchy="false">(</mo>
              <mrow>
                <mi>X</mi>
                <mrow>
                  <mrow>
                    <mo stretchy="false">(</mo>
                    <mi>k</mi>
                    <mo stretchy="false">)</mo>
                  </mrow>
                  <mi mathvariant="normal">−</mi>
                  <msub>
                    <mi>m</mi>
                    <mi>x</mi>
                  </msub>
                </mrow>
                <mrow>
                  <mo stretchy="false">(</mo>
                  <mi>k</mi>
                  <mo stretchy="false">)</mo>
                </mrow>
              </mrow>
              <mo stretchy="false">)</mo>
            </mrow>
            <mi>T</mi>
          </msup>
        </mrow>
        <mi stretchy="false" mathvariant="normal">}</mi>
      </mrow>
    </mrow>
    <annotation encoding="StarMath 5.0">%LAMBDA_XX(k,5) = E lbrace (X(k+5) - m_x(k+5)) (X(k) - m_x(k))^T rbrace</annotation>
  </semantics>
</math>
</file>

<file path=Object 65/content.xml><?xml version="1.0" encoding="utf-8"?>
<math xmlns="http://www.w3.org/1998/Math/MathML">
  <semantics>
    <mrow>
      <mi>X</mi>
      <mrow>
        <mrow>
          <mo stretchy="false">(</mo>
          <mrow>
            <mi>k</mi>
            <mo stretchy="false">+</mo>
            <mn>1</mn>
          </mrow>
          <mo stretchy="false">)</mo>
        </mrow>
        <mi mathvariant="normal">−</mi>
        <msub>
          <mi>m</mi>
          <mi>x</mi>
        </msub>
      </mrow>
      <mrow>
        <mrow>
          <mo stretchy="false">(</mo>
          <mrow>
            <mi>k</mi>
            <mo stretchy="false">+</mo>
            <mn>1</mn>
          </mrow>
          <mo stretchy="false">)</mo>
        </mrow>
        <mi mathvariant="normal">=</mi>
        <mi>A</mi>
      </mrow>
      <mrow>
        <mrow>
          <mo stretchy="false">(</mo>
          <mrow>
            <mi>X</mi>
            <mrow>
              <mrow>
                <mo stretchy="false">(</mo>
                <mi>k</mi>
                <mo stretchy="false">)</mo>
              </mrow>
              <mi mathvariant="normal">−</mi>
              <msub>
                <mi>m</mi>
                <mi>x</mi>
              </msub>
            </mrow>
            <mrow>
              <mo stretchy="false">(</mo>
              <mi>k</mi>
              <mo stretchy="false">)</mo>
            </mrow>
          </mrow>
          <mo stretchy="false">)</mo>
        </mrow>
        <mo stretchy="false">+</mo>
        <mi>B</mi>
      </mrow>
      <mrow>
        <mo stretchy="false">(</mo>
        <mrow>
          <mi>W</mi>
          <mrow>
            <mrow>
              <mo stretchy="false">(</mo>
              <mi>k</mi>
              <mo stretchy="false">)</mo>
            </mrow>
            <mi mathvariant="normal">−</mi>
            <msub>
              <mi>m</mi>
              <mi>w</mi>
            </msub>
          </mrow>
        </mrow>
        <mo stretchy="false">)</mo>
      </mrow>
    </mrow>
    <annotation encoding="StarMath 5.0">X(k+1) - m_x(k+1) = A (X(k) - m_x(k)) + B (W(k) - m_w)</annotation>
  </semantics>
</math>
</file>

<file path=Object 66/content.xml><?xml version="1.0" encoding="utf-8"?>
<math xmlns="http://www.w3.org/1998/Math/MathML">
  <semantics>
    <mrow>
      <mi>X</mi>
      <mrow>
        <mrow>
          <mo stretchy="false">(</mo>
          <mrow>
            <mi>k</mi>
            <mo stretchy="false">+</mo>
            <mi>j</mi>
          </mrow>
          <mo stretchy="false">)</mo>
        </mrow>
        <mi mathvariant="normal">−</mi>
        <msub>
          <mi>m</mi>
          <mi>x</mi>
        </msub>
      </mrow>
      <mrow>
        <mrow>
          <mo stretchy="false">(</mo>
          <mrow>
            <mi>k</mi>
            <mo stretchy="false">+</mo>
            <mi>j</mi>
          </mrow>
          <mo stretchy="false">)</mo>
        </mrow>
        <mi mathvariant="normal">=</mi>
        <msup>
          <mi>A</mi>
          <mi>j</mi>
        </msup>
      </mrow>
      <mrow>
        <mrow>
          <mo stretchy="false">(</mo>
          <mrow>
            <mi>X</mi>
            <mrow>
              <mrow>
                <mo stretchy="false">(</mo>
                <mi>k</mi>
                <mo stretchy="false">)</mo>
              </mrow>
              <mi mathvariant="normal">−</mi>
              <msub>
                <mi>m</mi>
                <mi>x</mi>
              </msub>
            </mrow>
            <mrow>
              <mo stretchy="false">(</mo>
              <mi>k</mi>
              <mo stretchy="false">)</mo>
            </mrow>
          </mrow>
          <mo stretchy="false">)</mo>
        </mrow>
        <mo stretchy="false">+</mo>
        <mrow>
          <munderover>
            <mi mathvariant="normal">∑</mi>
            <mrow>
              <mi>i</mi>
              <mi mathvariant="normal">=</mi>
              <mn>0</mn>
            </mrow>
            <mrow>
              <mi>j</mi>
              <mi mathvariant="normal">−</mi>
              <mn>1</mn>
            </mrow>
          </munderover>
          <msup>
            <mi>A</mi>
            <mrow>
              <mrow>
                <mi>j</mi>
                <mi mathvariant="normal">−</mi>
                <mn>1</mn>
              </mrow>
              <mi mathvariant="normal">−</mi>
              <mi>i</mi>
            </mrow>
          </msup>
        </mrow>
      </mrow>
      <mi>B</mi>
      <mrow>
        <mo stretchy="false">(</mo>
        <mrow>
          <mi>W</mi>
          <mrow>
            <mrow>
              <mo stretchy="false">(</mo>
              <mrow>
                <mi>k</mi>
                <mo stretchy="false">+</mo>
                <mi>i</mi>
              </mrow>
              <mo stretchy="false">)</mo>
            </mrow>
            <mi mathvariant="normal">−</mi>
            <msub>
              <mi>m</mi>
              <mi>w</mi>
            </msub>
          </mrow>
        </mrow>
        <mo stretchy="false">)</mo>
      </mrow>
    </mrow>
    <annotation encoding="StarMath 5.0">X(k+j) - m_x(k+j) = A^j (X(k) - m_x(k)) + sum from i = 0 to j-1 A^{j-1-i} B (W(k+i) - m_w)</annotation>
  </semantics>
</math>
</file>

<file path=Object 67/content.xml><?xml version="1.0" encoding="utf-8"?>
<math xmlns="http://www.w3.org/1998/Math/MathML">
  <semantics>
    <mrow>
      <msub>
        <mo stretchy="false">Λ</mo>
        <mi mathvariant="italic">XX</mi>
      </msub>
      <mrow>
        <mrow>
          <mo stretchy="false">(</mo>
          <mrow>
            <mi>k</mi>
            <mi>,</mi>
            <mi>j</mi>
          </mrow>
          <mo stretchy="false">)</mo>
        </mrow>
        <mi mathvariant="normal">=</mi>
        <msup>
          <mi>A</mi>
          <mi>j</mi>
        </msup>
      </mrow>
      <msub>
        <mo stretchy="false">Λ</mo>
        <mi mathvariant="italic">XX</mi>
      </msub>
      <mrow>
        <mrow>
          <mo stretchy="false">(</mo>
          <mrow>
            <mi>k</mi>
            <mi>,</mi>
            <mn>0</mn>
          </mrow>
          <mo stretchy="false">)</mo>
        </mrow>
        <mo stretchy="false">+</mo>
        <mrow>
          <munderover>
            <mi mathvariant="normal">∑</mi>
            <mrow>
              <mi>i</mi>
              <mi mathvariant="normal">=</mi>
              <mn>0</mn>
            </mrow>
            <mrow>
              <mi>j</mi>
              <mi mathvariant="normal">−</mi>
              <mn>1</mn>
            </mrow>
          </munderover>
          <msup>
            <mi>A</mi>
            <mrow>
              <mrow>
                <mi>j</mi>
                <mi mathvariant="normal">−</mi>
                <mn>1</mn>
              </mrow>
              <mi mathvariant="normal">−</mi>
              <mi>i</mi>
            </mrow>
          </msup>
        </mrow>
      </mrow>
      <mi>B</mi>
      <msub>
        <mo stretchy="false">Λ</mo>
        <mi mathvariant="italic">WX</mi>
      </msub>
      <mrow>
        <mo stretchy="false">(</mo>
        <mrow>
          <mi>k</mi>
          <mi>,</mi>
          <mi>i</mi>
        </mrow>
        <mo stretchy="false">)</mo>
      </mrow>
    </mrow>
    <annotation encoding="StarMath 5.0">%LAMBDA_XX(k,j) = A^j %LAMBDA_XX(k,0) + sum from i=0 to j-1 A^{j-1-i} B %LAMBDA_WX(k,i)</annotation>
  </semantics>
</math>
</file>

<file path=Object 68/content.xml><?xml version="1.0" encoding="utf-8"?>
<math xmlns="http://www.w3.org/1998/Math/MathML">
  <semantics>
    <mrow>
      <mi>X</mi>
      <mrow>
        <mo stretchy="false">(</mo>
        <mi>k</mi>
        <mo stretchy="false">)</mo>
      </mrow>
      <mtext> doesn't depend on </mtext>
      <mi>w</mi>
      <mrow>
        <mo stretchy="false">(</mo>
        <mrow>
          <mi>k</mi>
          <mo stretchy="false">+</mo>
          <mi>i</mi>
        </mrow>
        <mo stretchy="false">)</mo>
      </mrow>
      <mtext> for </mtext>
      <mrow>
        <mi>i</mi>
        <mi mathvariant="normal">≥</mi>
        <mn>0</mn>
      </mrow>
      <mtext> so </mtext>
      <msub>
        <mo stretchy="false">Λ</mo>
        <mi mathvariant="italic">WX</mi>
      </msub>
      <mrow>
        <mrow>
          <mo stretchy="false">(</mo>
          <mrow>
            <mi>k</mi>
            <mi>,</mi>
            <mi>i</mi>
          </mrow>
          <mo stretchy="false">)</mo>
        </mrow>
        <mi mathvariant="normal">=</mi>
        <msubsup>
          <mo stretchy="false">Λ</mo>
          <mi mathvariant="italic">XW</mi>
          <mi>T</mi>
        </msubsup>
      </mrow>
      <mrow>
        <mrow>
          <mo stretchy="false">(</mo>
          <mrow>
            <mi>k</mi>
            <mrow>
              <mi>,</mi>
              <mi mathvariant="normal">−</mi>
              <mi>i</mi>
            </mrow>
          </mrow>
          <mo stretchy="false">)</mo>
        </mrow>
        <mi mathvariant="normal">=</mi>
        <mn>0</mn>
      </mrow>
      <mtext> for </mtext>
      <mrow>
        <mi>i</mi>
        <mi mathvariant="normal">≥</mi>
        <mn>0</mn>
      </mrow>
    </mrow>
    <annotation encoding="StarMath 5.0">X(k) " doesn't depend on " w(k+i) " for " i &gt;= 0 " so " %LAMBDA_WX(k,i) = %LAMBDA_XW^T(k,-i) = 0 " for " i &gt;= 0</annotation>
  </semantics>
</math>
</file>

<file path=Object 69/content.xml><?xml version="1.0" encoding="utf-8"?>
<math xmlns="http://www.w3.org/1998/Math/MathML">
  <semantics>
    <mrow>
      <msub>
        <mo stretchy="false">Λ</mo>
        <mi mathvariant="italic">XX</mi>
      </msub>
      <mrow>
        <mrow>
          <mo stretchy="false">(</mo>
          <mrow>
            <mi>k</mi>
            <mi>,</mi>
            <mi>j</mi>
          </mrow>
          <mo stretchy="false">)</mo>
        </mrow>
        <mi mathvariant="normal">=</mi>
        <msup>
          <mi>A</mi>
          <mi>j</mi>
        </msup>
      </mrow>
      <msub>
        <mo stretchy="false">Λ</mo>
        <mi mathvariant="italic">XX</mi>
      </msub>
      <mrow>
        <mo stretchy="false">(</mo>
        <mrow>
          <mi>k</mi>
          <mi>,</mi>
          <mn>0</mn>
        </mrow>
        <mo stretchy="false">)</mo>
      </mrow>
      <mtext> for </mtext>
      <mrow>
        <mi>j</mi>
        <mi mathvariant="normal">≥</mi>
        <mn>0</mn>
      </mrow>
    </mrow>
    <annotation encoding="StarMath 5.0">%LAMBDA_XX(k,j) = A^j %LAMBDA_XX(k,0) " for " j &gt;= 0</annotation>
  </semantics>
</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Φ</math:mo>
        <math:mi math:fontstyle="italic">YY</math:mi>
      </math:msub>
      <math:mrow>
        <math:mrow>
          <math:mo math:stretchy="false">(</math:mo>
          <math:mo math:stretchy="false">ω</math:mo>
          <math:mo math:stretchy="false">)</math:mo>
        </math:mrow>
        <math:mo math:stretchy="false">=</math:mo>
        <math:mfrac>
          <math:mrow>
            <math:mrow>
              <math:mn>1.09</math:mn>
              <math:mo math:stretchy="false">−</math:mo>
              <math:mn>0.3</math:mn>
            </math:mrow>
            <math:mrow>
              <math:msup>
                <math:mi>e</math:mi>
                <math:mrow>
                  <math:mi>j</math:mi>
                  <math:mo math:stretchy="false">ω</math:mo>
                </math:mrow>
              </math:msup>
              <math:mo math:stretchy="false">−</math:mo>
              <math:mn>0.3</math:mn>
            </math:mrow>
            <math:msup>
              <math:mi>e</math:mi>
              <math:mrow>
                <math:mrow>
                  <math:mo math:stretchy="false">−</math:mo>
                  <math:mi>j</math:mi>
                </math:mrow>
                <math:mo math:stretchy="false">ω</math:mo>
              </math:mrow>
            </math:msup>
          </math:mrow>
          <math:mrow>
            <math:mrow>
              <math:mo math:stretchy="false">(</math:mo>
              <math:mrow>
                <math:msup>
                  <math:mi>e</math:mi>
                  <math:mrow>
                    <math:mi>j</math:mi>
                    <math:mo math:stretchy="false">ω</math:mo>
                  </math:mrow>
                </math:msup>
                <math:mo math:stretchy="false">−</math:mo>
                <math:mn>0.5</math:mn>
              </math:mrow>
              <math:mo math:stretchy="false">)</math:mo>
            </math:mrow>
            <math:mrow>
              <math:mo math:stretchy="false">(</math:mo>
              <math:mrow>
                <math:msup>
                  <math:mi>e</math:mi>
                  <math:mrow>
                    <math:mrow>
                      <math:mo math:stretchy="false">−</math:mo>
                      <math:mi>j</math:mi>
                    </math:mrow>
                    <math:mo math:stretchy="false">ω</math:mo>
                  </math:mrow>
                </math:msup>
                <math:mo math:stretchy="false">−</math:mo>
                <math:mn>0.5</math:mn>
              </math:mrow>
              <math:mo math:stretchy="false">)</math:mo>
            </math:mrow>
          </math:mrow>
        </math:mfrac>
      </math:mrow>
      <math:mtext> so </math:mtext>
      <math:msub>
        <math:mo math:stretchy="false">Λ</math:mo>
        <math:mi math:fontstyle="italic">YY</math:mi>
      </math:msub>
      <math:mrow>
        <math:mrow>
          <math:mo math:stretchy="false">(</math:mo>
          <math:mi>z</math:mi>
          <math:mo math:stretchy="false">)</math:mo>
        </math:mrow>
        <math:mo math:stretchy="false">=</math:mo>
        <math:mfrac>
          <math:mrow>
            <math:mrow>
              <math:mn>1.09</math:mn>
              <math:mo math:stretchy="false">−</math:mo>
              <math:mn>0.3</math:mn>
            </math:mrow>
            <math:mrow>
              <math:mi>z</math:mi>
              <math:mo math:stretchy="false">−</math:mo>
              <math:mn>0.3</math:mn>
            </math:mrow>
            <math:msup>
              <math:mi>z</math:mi>
              <math:mrow>
                <math:mo math:stretchy="false">−</math:mo>
                <math:mn>1</math:mn>
              </math:mrow>
            </math:msup>
          </math:mrow>
          <math:mrow>
            <math:mrow>
              <math:mo math:stretchy="false">(</math:mo>
              <math:mrow>
                <math:mi>z</math:mi>
                <math:mo math:stretchy="false">−</math:mo>
                <math:mn>0.5</math:mn>
              </math:mrow>
              <math:mo math:stretchy="false">)</math:mo>
            </math:mrow>
            <math:mrow>
              <math:mo math:stretchy="false">(</math:mo>
              <math:mrow>
                <math:msup>
                  <math:mi>z</math:mi>
                  <math:mrow>
                    <math:mo math:stretchy="false">−</math:mo>
                    <math:mn>1</math:mn>
                  </math:mrow>
                </math:msup>
                <math:mo math:stretchy="false">−</math:mo>
                <math:mn>0.5</math:mn>
              </math:mrow>
              <math:mo math:stretchy="false">)</math:mo>
            </math:mrow>
          </math:mrow>
        </math:mfrac>
      </math:mrow>
    </math:mrow>
    <math:annotation math:encoding="StarMath 5.0">%PHI_YY(%omega) = {1.09 - 0.3 e^{j %omega} - 0.3 e^{-j %omega}} over {(e^{j %omega} - 0.5) (e^{-j %omega} - 0.5)} " so " %LAMBDA_YY(z) = {1.09 - 0.3 z - 0.3 z^-1} over {(z - 0.5) (z^-1 - 0.5)}</math:annotation>
  </math:semantics>
</math:math>
</file>

<file path=Object 70/content.xml><?xml version="1.0" encoding="utf-8"?>
<math xmlns="http://www.w3.org/1998/Math/MathML">
  <semantics>
    <mrow>
      <msub>
        <mo stretchy="false">Λ</mo>
        <mi mathvariant="italic">YY</mi>
      </msub>
      <mrow>
        <mrow>
          <mo stretchy="false">(</mo>
          <mrow>
            <mi>k</mi>
            <mi>,</mi>
            <mi>j</mi>
          </mrow>
          <mo stretchy="false">)</mo>
        </mrow>
        <mi mathvariant="normal">=</mi>
        <mi>E</mi>
      </mrow>
      <mrow>
        <mi stretchy="false" mathvariant="normal">{</mi>
        <mrow>
          <mrow>
            <mo stretchy="false">(</mo>
            <mrow>
              <mi>Y</mi>
              <mrow>
                <mrow>
                  <mo stretchy="false">(</mo>
                  <mrow>
                    <mi>k</mi>
                    <mo stretchy="false">+</mo>
                    <mi>j</mi>
                  </mrow>
                  <mo stretchy="false">)</mo>
                </mrow>
                <mi mathvariant="normal">−</mi>
                <msub>
                  <mi>m</mi>
                  <mi>y</mi>
                </msub>
              </mrow>
              <mrow>
                <mo stretchy="false">(</mo>
                <mrow>
                  <mi>k</mi>
                  <mo stretchy="false">+</mo>
                  <mi>j</mi>
                </mrow>
                <mo stretchy="false">)</mo>
              </mrow>
            </mrow>
            <mo stretchy="false">)</mo>
          </mrow>
          <msup>
            <mrow>
              <mo stretchy="false">(</mo>
              <mrow>
                <mi>Y</mi>
                <mrow>
                  <mrow>
                    <mo stretchy="false">(</mo>
                    <mi>k</mi>
                    <mo stretchy="false">)</mo>
                  </mrow>
                  <mi mathvariant="normal">−</mi>
                  <msub>
                    <mi>m</mi>
                    <mi>y</mi>
                  </msub>
                </mrow>
                <mrow>
                  <mo stretchy="false">(</mo>
                  <mi>k</mi>
                  <mo stretchy="false">)</mo>
                </mrow>
              </mrow>
              <mo stretchy="false">)</mo>
            </mrow>
            <mi>T</mi>
          </msup>
        </mrow>
        <mi stretchy="false" mathvariant="normal">}</mi>
      </mrow>
    </mrow>
    <annotation encoding="StarMath 5.0">%LAMBDA_YY(k,j) = E lbrace (Y(k+j) - m_y(k+j)) (Y(k) - m_y(k))^T rbrace</annotation>
  </semantics>
</math>
</file>

<file path=Object 71/content.xml><?xml version="1.0" encoding="utf-8"?>
<math xmlns="http://www.w3.org/1998/Math/MathML">
  <semantics>
    <mrow>
      <msub>
        <mo stretchy="false">Λ</mo>
        <mi mathvariant="italic">YY</mi>
      </msub>
      <mrow>
        <mrow>
          <mo stretchy="false">(</mo>
          <mrow>
            <mi>k</mi>
            <mi>,</mi>
            <mi>j</mi>
          </mrow>
          <mo stretchy="false">)</mo>
        </mrow>
        <mi mathvariant="normal">=</mi>
        <mi>E</mi>
      </mrow>
      <mrow>
        <mi stretchy="false" mathvariant="normal">{</mi>
        <mrow>
          <mrow>
            <mo stretchy="false">(</mo>
            <mrow>
              <mi>C</mi>
              <mrow>
                <mrow>
                  <mo stretchy="false">(</mo>
                  <mrow>
                    <mi>X</mi>
                    <mrow>
                      <mrow>
                        <mo stretchy="false">(</mo>
                        <mrow>
                          <mi>k</mi>
                          <mo stretchy="false">+</mo>
                          <mi>j</mi>
                        </mrow>
                        <mo stretchy="false">)</mo>
                      </mrow>
                      <mi mathvariant="normal">−</mi>
                      <msub>
                        <mi>m</mi>
                        <mi>x</mi>
                      </msub>
                    </mrow>
                    <mrow>
                      <mo stretchy="false">(</mo>
                      <mrow>
                        <mi>k</mi>
                        <mo stretchy="false">+</mo>
                        <mi>j</mi>
                      </mrow>
                      <mo stretchy="false">)</mo>
                    </mrow>
                  </mrow>
                  <mo stretchy="false">)</mo>
                </mrow>
                <mo stretchy="false">+</mo>
                <mi>V</mi>
              </mrow>
              <mrow>
                <mo stretchy="false">(</mo>
                <mrow>
                  <mi>k</mi>
                  <mo stretchy="false">+</mo>
                  <mi>j</mi>
                </mrow>
                <mo stretchy="false">)</mo>
              </mrow>
            </mrow>
            <mo stretchy="false">)</mo>
          </mrow>
          <msup>
            <mrow>
              <mo stretchy="false">(</mo>
              <mrow>
                <mi>C</mi>
                <mrow>
                  <mrow>
                    <mo stretchy="false">(</mo>
                    <mrow>
                      <mi>X</mi>
                      <mrow>
                        <mrow>
                          <mo stretchy="false">(</mo>
                          <mi>k</mi>
                          <mo stretchy="false">)</mo>
                        </mrow>
                        <mi mathvariant="normal">−</mi>
                        <msub>
                          <mi>m</mi>
                          <mi>x</mi>
                        </msub>
                      </mrow>
                      <mrow>
                        <mo stretchy="false">(</mo>
                        <mi>k</mi>
                        <mo stretchy="false">)</mo>
                      </mrow>
                    </mrow>
                    <mo stretchy="false">)</mo>
                  </mrow>
                  <mo stretchy="false">+</mo>
                  <mi>V</mi>
                </mrow>
                <mrow>
                  <mo stretchy="false">(</mo>
                  <mi>k</mi>
                  <mo stretchy="false">)</mo>
                </mrow>
              </mrow>
              <mo stretchy="false">)</mo>
            </mrow>
            <mi>T</mi>
          </msup>
        </mrow>
        <mi stretchy="false" mathvariant="normal">}</mi>
      </mrow>
    </mrow>
    <annotation encoding="StarMath 5.0">%LAMBDA_YY(k,j) = E lbrace (C(X(k+j) - m_x(k+j)) + V(k+j)) (C(X(k) - m_x(k)) + V(k))^T rbrace</annotation>
  </semantics>
</math>
</file>

<file path=Object 72/content.xml><?xml version="1.0" encoding="utf-8"?>
<math xmlns="http://www.w3.org/1998/Math/MathML">
  <semantics>
    <mrow>
      <msub>
        <mo stretchy="false">Λ</mo>
        <mi mathvariant="italic">YY</mi>
      </msub>
      <mrow>
        <mrow>
          <mo stretchy="false">(</mo>
          <mrow>
            <mi>k</mi>
            <mi>,</mi>
            <mi>j</mi>
          </mrow>
          <mo stretchy="false">)</mo>
        </mrow>
        <mi mathvariant="normal">=</mi>
        <mi>C</mi>
      </mrow>
      <msub>
        <mo stretchy="false">Λ</mo>
        <mi mathvariant="italic">XX</mi>
      </msub>
      <mrow>
        <mo stretchy="false">(</mo>
        <mrow>
          <mi>k</mi>
          <mi>,</mi>
          <mi>j</mi>
        </mrow>
        <mo stretchy="false">)</mo>
      </mrow>
      <mrow>
        <msup>
          <mi>C</mi>
          <mi>T</mi>
        </msup>
        <mo stretchy="false">+</mo>
        <msub>
          <mo stretchy="false">Λ</mo>
          <mi mathvariant="italic">VX</mi>
        </msub>
      </mrow>
      <mrow>
        <mo stretchy="false">(</mo>
        <mrow>
          <mi>k</mi>
          <mi>,</mi>
          <mi>j</mi>
        </mrow>
        <mo stretchy="false">)</mo>
      </mrow>
      <mrow>
        <msup>
          <mi>C</mi>
          <mi>T</mi>
        </msup>
        <mo stretchy="false">+</mo>
        <mi>C</mi>
      </mrow>
      <msub>
        <mo stretchy="false">Λ</mo>
        <mi mathvariant="italic">XV</mi>
      </msub>
      <mrow>
        <mrow>
          <mo stretchy="false">(</mo>
          <mrow>
            <mi>k</mi>
            <mi>,</mi>
            <mi>j</mi>
          </mrow>
          <mo stretchy="false">)</mo>
        </mrow>
        <mo stretchy="false">+</mo>
        <msub>
          <mo stretchy="false">Λ</mo>
          <mi mathvariant="italic">VV</mi>
        </msub>
      </mrow>
      <mrow>
        <mo stretchy="false">(</mo>
        <mrow>
          <mi>k</mi>
          <mi>,</mi>
          <mi>j</mi>
        </mrow>
        <mo stretchy="false">)</mo>
      </mrow>
    </mrow>
    <annotation encoding="StarMath 5.0">%LAMBDA_YY(k,j) = C %LAMBDA_XX(k,j) C^T + %LAMBDA_VX(k,j) C^T + C %LAMBDA_XV(k,j) + %LAMBDA_VV(k,j)</annotation>
  </semantics>
</math>
</file>

<file path=Object 73/content.xml><?xml version="1.0" encoding="utf-8"?>
<math xmlns="http://www.w3.org/1998/Math/MathML">
  <semantics>
    <mrow>
      <mi>X</mi>
      <mrow>
        <mo stretchy="false">(</mo>
        <mrow>
          <mi>k</mi>
          <mi mathvariant="normal">±</mi>
          <mi>j</mi>
        </mrow>
        <mo stretchy="false">)</mo>
      </mrow>
      <mtext> doesn't depend on </mtext>
      <mi>V</mi>
      <mrow>
        <mo stretchy="false">(</mo>
        <mi>k</mi>
        <mo stretchy="false">)</mo>
      </mrow>
      <mtext> at all so </mtext>
      <msub>
        <mo stretchy="false">Λ</mo>
        <mi mathvariant="italic">VX</mi>
      </msub>
      <mrow>
        <mrow>
          <mo stretchy="false">(</mo>
          <mrow>
            <mi>k</mi>
            <mi>,</mi>
            <mi>j</mi>
          </mrow>
          <mo stretchy="false">)</mo>
        </mrow>
        <mi mathvariant="normal">=</mi>
        <msubsup>
          <mo stretchy="false">Λ</mo>
          <mi mathvariant="italic">XV</mi>
          <mi>T</mi>
        </msubsup>
      </mrow>
      <mrow>
        <mrow>
          <mo stretchy="false">(</mo>
          <mrow>
            <mi>k</mi>
            <mrow>
              <mi>,</mi>
              <mi mathvariant="normal">−</mi>
              <mi>j</mi>
            </mrow>
          </mrow>
          <mo stretchy="false">)</mo>
        </mrow>
        <mi mathvariant="normal">=</mi>
        <mn>0</mn>
      </mrow>
      <mtext> for all </mtext>
      <mi>j</mi>
    </mrow>
    <annotation encoding="StarMath 5.0">X(k+-j) " doesn't depend on " V(k) " at all so " %LAMBDA_VX(k,j) = %LAMBDA_XV^T(k,-j) = 0 " for all " j</annotation>
  </semantics>
</math>
</file>

<file path=Object 74/content.xml><?xml version="1.0" encoding="utf-8"?>
<math xmlns="http://www.w3.org/1998/Math/MathML">
  <semantics>
    <mrow>
      <msub>
        <mo stretchy="false">Λ</mo>
        <mi mathvariant="italic">YY</mi>
      </msub>
      <mrow>
        <mrow>
          <mo stretchy="false">(</mo>
          <mrow>
            <mi>k</mi>
            <mi>,</mi>
            <mi>j</mi>
          </mrow>
          <mo stretchy="false">)</mo>
        </mrow>
        <mi mathvariant="normal">=</mi>
        <mi>C</mi>
      </mrow>
      <msub>
        <mo stretchy="false">Λ</mo>
        <mi mathvariant="italic">XX</mi>
      </msub>
      <mrow>
        <mo stretchy="false">(</mo>
        <mrow>
          <mi>k</mi>
          <mi>,</mi>
          <mi>j</mi>
        </mrow>
        <mo stretchy="false">)</mo>
      </mrow>
      <mrow>
        <msup>
          <mi>C</mi>
          <mi>T</mi>
        </msup>
        <mo stretchy="false">+</mo>
        <msub>
          <mo stretchy="false">Λ</mo>
          <mi mathvariant="italic">VV</mi>
        </msub>
      </mrow>
      <mrow>
        <mrow>
          <mo stretchy="false">(</mo>
          <mrow>
            <mi>k</mi>
            <mi>,</mi>
            <mi>j</mi>
          </mrow>
          <mo stretchy="false">)</mo>
        </mrow>
        <mi mathvariant="normal">=</mi>
        <mi>C</mi>
      </mrow>
      <msub>
        <mo stretchy="false">Λ</mo>
        <mi mathvariant="italic">XX</mi>
      </msub>
      <mrow>
        <mo stretchy="false">(</mo>
        <mrow>
          <mi>k</mi>
          <mi>,</mi>
          <mi>j</mi>
        </mrow>
        <mo stretchy="false">)</mo>
      </mrow>
      <mrow>
        <msup>
          <mi>C</mi>
          <mi>T</mi>
        </msup>
        <mo stretchy="false">+</mo>
        <msub>
          <mo stretchy="false">Σ</mo>
          <mi mathvariant="italic">vv</mi>
        </msub>
      </mrow>
      <mo stretchy="false">δ</mo>
      <mrow>
        <mo stretchy="false">(</mo>
        <mi>j</mi>
        <mo stretchy="false">)</mo>
      </mrow>
    </mrow>
    <annotation encoding="StarMath 5.0">%LAMBDA_YY(k,j) = C %LAMBDA_XX(k,j) C^T + %LAMBDA_VV(k,j) = C %LAMBDA_XX(k,j) C^T + %SIGMA_vv %delta(j)</annotation>
  </semantics>
</math>
</file>

<file path=Object 75/content.xml><?xml version="1.0" encoding="utf-8"?>
<math xmlns="http://www.w3.org/1998/Math/MathML">
  <semantics>
    <mrow>
      <mtext>At steady state </mtext>
      <msub>
        <mover accent="true">
          <mo stretchy="false">Λ</mo>
          <mo stretchy="false">ˉ</mo>
        </mover>
        <mi mathvariant="italic">XX</mi>
      </msub>
      <mrow>
        <mrow>
          <mo stretchy="false">(</mo>
          <mn>0</mn>
          <mo stretchy="false">)</mo>
        </mrow>
        <mi mathvariant="normal">=</mi>
        <mi>A</mi>
      </mrow>
      <msub>
        <mover accent="true">
          <mo stretchy="false">Λ</mo>
          <mo stretchy="false">ˉ</mo>
        </mover>
        <mi mathvariant="italic">XX</mi>
      </msub>
      <mrow>
        <mo stretchy="false">(</mo>
        <mn>0</mn>
        <mo stretchy="false">)</mo>
      </mrow>
      <mrow>
        <msup>
          <mi>A</mi>
          <mi>T</mi>
        </msup>
        <mo stretchy="false">+</mo>
        <mi>B</mi>
      </mrow>
      <msub>
        <mo stretchy="false">Σ</mo>
        <mi mathvariant="italic">ww</mi>
      </msub>
      <mo stretchy="false">δ</mo>
      <mrow>
        <mo stretchy="false">(</mo>
        <mn>0</mn>
        <mo stretchy="false">)</mo>
      </mrow>
      <msup>
        <mi>B</mi>
        <mi>T</mi>
      </msup>
    </mrow>
    <annotation encoding="StarMath 5.0">"At steady state " {bar %LAMBDA}_XX(0) = A {bar %LAMBDA}_XX(0) A^T + B %SIGMA_ww %delta(0) B^T</annotation>
  </semantics>
</math>
</file>

<file path=Object 76/content.xml><?xml version="1.0" encoding="utf-8"?>
<math xmlns="http://www.w3.org/1998/Math/MathML">
  <semantics>
    <mrow>
      <msub>
        <mo stretchy="false">Φ</mo>
        <mi mathvariant="italic">YY</mi>
      </msub>
      <mrow>
        <mrow>
          <mo stretchy="false">(</mo>
          <mo stretchy="false">ω</mo>
          <mo stretchy="false">)</mo>
        </mrow>
        <mi mathvariant="normal">=</mi>
        <mi>H</mi>
      </mrow>
      <mrow>
        <mo stretchy="false">(</mo>
        <mo stretchy="false">ω</mo>
        <mo stretchy="false">)</mo>
      </mrow>
      <msub>
        <mo stretchy="false">Φ</mo>
        <mi mathvariant="italic">UU</mi>
      </msub>
      <mrow>
        <mo stretchy="false">(</mo>
        <mo stretchy="false">ω</mo>
        <mo stretchy="false">)</mo>
      </mrow>
      <msup>
        <mi>H</mi>
        <mi>T</mi>
      </msup>
      <mrow>
        <mrow>
          <mo stretchy="false">(</mo>
          <mrow>
            <mi mathvariant="normal">−</mi>
            <mo stretchy="false">ω</mo>
          </mrow>
          <mo stretchy="false">)</mo>
        </mrow>
        <mi mathvariant="normal">=</mi>
        <mrow>
          <mi stretchy="false" mathvariant="normal">[</mi>
          <mtable>
            <mtr>
              <mtd>
                <mrow>
                  <mi>G</mi>
                  <mrow>
                    <mo stretchy="false">(</mo>
                    <mo stretchy="false">ω</mo>
                    <mo stretchy="false">)</mo>
                  </mrow>
                </mrow>
              </mtd>
              <mtd>
                <mn>1</mn>
              </mtd>
            </mtr>
          </mtable>
          <mi stretchy="false" mathvariant="normal">]</mi>
        </mrow>
      </mrow>
      <mfenced open="[" close="]">
        <mtable>
          <mtr>
            <mtd>
              <msub>
                <mo stretchy="false">Σ</mo>
                <mi mathvariant="italic">ww</mi>
              </msub>
            </mtd>
            <mtd>
              <mn>0</mn>
            </mtd>
          </mtr>
          <mtr>
            <mtd>
              <mn>0</mn>
            </mtd>
            <mtd>
              <msub>
                <mo stretchy="false">Σ</mo>
                <mi mathvariant="italic">vv</mi>
              </msub>
            </mtd>
          </mtr>
        </mtable>
      </mfenced>
      <mrow>
        <mfenced open="[" close="]">
          <mtable>
            <mtr>
              <mtd>
                <mrow>
                  <msup>
                    <mi>G</mi>
                    <mi>T</mi>
                  </msup>
                  <mrow>
                    <mo stretchy="false">(</mo>
                    <mrow>
                      <mi mathvariant="normal">−</mi>
                      <mo stretchy="false">ω</mo>
                    </mrow>
                    <mo stretchy="false">)</mo>
                  </mrow>
                </mrow>
              </mtd>
            </mtr>
            <mtr>
              <mtd>
                <mn>1</mn>
              </mtd>
            </mtr>
          </mtable>
        </mfenced>
        <mi mathvariant="normal">=</mi>
        <mrow>
          <mi stretchy="false" mathvariant="normal">[</mi>
          <mtable>
            <mtr>
              <mtd>
                <mrow>
                  <mi>G</mi>
                  <mrow>
                    <mo stretchy="false">(</mo>
                    <mo stretchy="false">ω</mo>
                    <mo stretchy="false">)</mo>
                  </mrow>
                </mrow>
              </mtd>
              <mtd>
                <mn>1</mn>
              </mtd>
            </mtr>
          </mtable>
          <mi stretchy="false" mathvariant="normal">]</mi>
        </mrow>
      </mrow>
      <mfenced open="[" close="]">
        <mtable>
          <mtr>
            <mtd>
              <mrow>
                <msub>
                  <mo stretchy="false">Σ</mo>
                  <mi mathvariant="italic">ww</mi>
                </msub>
                <msup>
                  <mi>G</mi>
                  <mi>T</mi>
                </msup>
                <mrow>
                  <mo stretchy="false">(</mo>
                  <mrow>
                    <mi mathvariant="normal">−</mi>
                    <mo stretchy="false">ω</mo>
                  </mrow>
                  <mo stretchy="false">)</mo>
                </mrow>
              </mrow>
            </mtd>
          </mtr>
          <mtr>
            <mtd>
              <msub>
                <mo stretchy="false">Σ</mo>
                <mi mathvariant="italic">vv</mi>
              </msub>
            </mtd>
          </mtr>
        </mtable>
      </mfenced>
    </mrow>
    <annotation encoding="StarMath 5.0">%PHI_YY(%omega) = H(%omega) %PHI_UU(%omega) H^T(-%omega) = [matrix{G(%omega) # 1}] left [ matrix{ %SIGMA_ww # 0 ## 0 # %SIGMA_vv } right ] left [ matrix{G^T(-%omega) ## 1} right ] = [matrix{G(%omega) # 1}] left [ matrix{%SIGMA_ww G^T(-%omega) ## %SIGMA_vv} right ]</annotation>
  </semantics>
</math>
</file>

<file path=Object 77/content.xml><?xml version="1.0" encoding="utf-8"?>
<math xmlns="http://www.w3.org/1998/Math/MathML">
  <semantics>
    <mrow>
      <mtext>from Matlab, </mtext>
      <msub>
        <mover accent="true">
          <mo stretchy="false">Λ</mo>
          <mo stretchy="false">ˉ</mo>
        </mover>
        <mi mathvariant="italic">XX</mi>
      </msub>
      <mrow>
        <mrow>
          <mo stretchy="false">(</mo>
          <mn>0</mn>
          <mo stretchy="false">)</mo>
        </mrow>
        <mi mathvariant="normal">=</mi>
        <mi>dlyap</mi>
      </mrow>
      <mrow>
        <mrow>
          <mo stretchy="false">(</mo>
          <mrow>
            <mi>A</mi>
            <mi>,</mi>
            <mi/>
            <mi>B</mi>
            <msub>
              <mo stretchy="false">Σ</mo>
              <mi mathvariant="italic">ww</mi>
            </msub>
            <msup>
              <mi>B</mi>
              <mi>T</mi>
            </msup>
          </mrow>
          <mo stretchy="false">)</mo>
        </mrow>
        <mi mathvariant="normal">=</mi>
        <mfenced open="[" close="]">
          <mtable>
            <mtr>
              <mtd>
                <mn>0.4308</mn>
              </mtd>
              <mtd>
                <mn>0.0276</mn>
              </mtd>
            </mtr>
            <mtr>
              <mtd>
                <mn>0.0276</mn>
              </mtd>
              <mtd>
                <mn>0.308</mn>
              </mtd>
            </mtr>
          </mtable>
        </mfenced>
      </mrow>
    </mrow>
    <annotation encoding="StarMath 5.0">"from Matlab, " {bar %LAMBDA}_XX(0) = func dlyap(A,` B %SIGMA_ww B^T) = left [ matrix{ 0.4308 # 0.0276 ## 0.0276 # 0.308 } right ]</annotation>
  </semantics>
</math>
</file>

<file path=Object 78/content.xml><?xml version="1.0" encoding="utf-8"?>
<math xmlns="http://www.w3.org/1998/Math/MathML">
  <semantics>
    <mrow>
      <msub>
        <mo stretchy="false">Λ</mo>
        <mi mathvariant="italic">XX</mi>
      </msub>
      <mrow>
        <mrow>
          <mo stretchy="false">(</mo>
          <mrow>
            <mi>k</mi>
            <mrow>
              <mi>,</mi>
              <mi mathvariant="normal">−</mi>
              <mi>j</mi>
            </mrow>
          </mrow>
          <mo stretchy="false">)</mo>
        </mrow>
        <mi mathvariant="normal">=</mi>
        <msubsup>
          <mo stretchy="false">Λ</mo>
          <mi mathvariant="italic">XX</mi>
          <mi>T</mi>
        </msubsup>
      </mrow>
      <mrow>
        <mo stretchy="false">(</mo>
        <mrow>
          <mi>k</mi>
          <mi>,</mi>
          <mi>j</mi>
        </mrow>
        <mo stretchy="false">)</mo>
      </mrow>
      <mtext> so in general </mtext>
      <msub>
        <mo stretchy="false">Λ</mo>
        <mi mathvariant="italic">XX</mi>
      </msub>
      <mrow>
        <mrow>
          <mo stretchy="false">(</mo>
          <mrow>
            <mi>k</mi>
            <mi>,</mi>
            <mi>j</mi>
          </mrow>
          <mo stretchy="false">)</mo>
        </mrow>
        <mi mathvariant="normal">=</mi>
        <mfenced open="{" close="}">
          <mrow>
            <mtable>
              <mtr>
                <mtd>
                  <mrow>
                    <msup>
                      <mi>A</mi>
                      <mi>j</mi>
                    </msup>
                    <msub>
                      <mo stretchy="false">Λ</mo>
                      <mi mathvariant="italic">XX</mi>
                    </msub>
                    <mrow>
                      <mo stretchy="false">(</mo>
                      <mrow>
                        <mi>k</mi>
                        <mi>,</mi>
                        <mn>0</mn>
                      </mrow>
                      <mo stretchy="false">)</mo>
                    </mrow>
                  </mrow>
                </mtd>
                <mtd>
                  <mrow>
                    <mtext>for </mtext>
                    <mrow>
                      <mi>j</mi>
                      <mi mathvariant="normal">≥</mi>
                      <mn>0</mn>
                    </mrow>
                  </mrow>
                </mtd>
              </mtr>
              <mtr>
                <mtd>
                  <mrow>
                    <msub>
                      <mo stretchy="false">Λ</mo>
                      <mi mathvariant="italic">XX</mi>
                    </msub>
                    <mrow>
                      <mo stretchy="false">(</mo>
                      <mrow>
                        <mi>k</mi>
                        <mi>,</mi>
                        <mn>0</mn>
                      </mrow>
                      <mo stretchy="false">)</mo>
                    </mrow>
                    <msup>
                      <mrow>
                        <mo stretchy="false">(</mo>
                        <msup>
                          <mi>A</mi>
                          <mrow>
                            <mi mathvariant="normal">−</mi>
                            <mi>j</mi>
                          </mrow>
                        </msup>
                        <mo stretchy="false">)</mo>
                      </mrow>
                      <mi>T</mi>
                    </msup>
                  </mrow>
                </mtd>
                <mtd>
                  <mrow>
                    <mtext>for </mtext>
                    <mrow>
                      <mi>j</mi>
                      <mi mathvariant="normal">≤</mi>
                      <mn>0</mn>
                    </mrow>
                  </mrow>
                </mtd>
              </mtr>
            </mtable>
            <mi/>
          </mrow>
        </mfenced>
      </mrow>
    </mrow>
    <annotation encoding="StarMath 5.0">%LAMBDA_XX(k,-j) = %LAMBDA_XX^T(k,j) " so in general " %LAMBDA_XX(k,j) = left lbrace matrix { A^j %LAMBDA_XX(k,0) # "for " j &gt;= 0 ## %LAMBDA_XX(k,0) (A^-j)^T # "for " j &lt;= 0 } ~~~~~~~~~~~~~~~~~~~~~~~~~~~~~~~~~~~~~ right rbrace</annotation>
  </semantics>
</math>
</file>

<file path=Object 79/content.xml><?xml version="1.0" encoding="utf-8"?>
<math xmlns="http://www.w3.org/1998/Math/MathML">
  <semantics>
    <mrow>
      <msub>
        <mo stretchy="false">Λ</mo>
        <mi mathvariant="italic">YY</mi>
      </msub>
      <mrow>
        <mrow>
          <mo stretchy="false">(</mo>
          <mrow>
            <mi>k</mi>
            <mi>,</mi>
            <mi>j</mi>
          </mrow>
          <mo stretchy="false">)</mo>
        </mrow>
        <mi mathvariant="normal">=</mi>
        <mfenced open="{" close="}">
          <mrow>
            <mtable>
              <mtr>
                <mtd>
                  <mrow>
                    <mi>C</mi>
                    <msup>
                      <mi>A</mi>
                      <mi>j</mi>
                    </msup>
                    <msub>
                      <mo stretchy="false">Λ</mo>
                      <mi mathvariant="italic">XX</mi>
                    </msub>
                    <mrow>
                      <mo stretchy="false">(</mo>
                      <mrow>
                        <mi>k</mi>
                        <mi>,</mi>
                        <mn>0</mn>
                      </mrow>
                      <mo stretchy="false">)</mo>
                    </mrow>
                    <mrow>
                      <msup>
                        <mi>C</mi>
                        <mi>T</mi>
                      </msup>
                      <mo stretchy="false">+</mo>
                      <msub>
                        <mo stretchy="false">Σ</mo>
                        <mi mathvariant="italic">vv</mi>
                      </msub>
                    </mrow>
                    <mo stretchy="false">δ</mo>
                    <mrow>
                      <mo stretchy="false">(</mo>
                      <mi>j</mi>
                      <mo stretchy="false">)</mo>
                    </mrow>
                  </mrow>
                </mtd>
                <mtd>
                  <mrow>
                    <mtext>for </mtext>
                    <mrow>
                      <mi>j</mi>
                      <mi mathvariant="normal">≥</mi>
                      <mn>0</mn>
                    </mrow>
                  </mrow>
                </mtd>
              </mtr>
              <mtr>
                <mtd>
                  <mrow>
                    <mi>C</mi>
                    <msub>
                      <mo stretchy="false">Λ</mo>
                      <mi mathvariant="italic">XX</mi>
                    </msub>
                    <mrow>
                      <mo stretchy="false">(</mo>
                      <mrow>
                        <mi>k</mi>
                        <mi>,</mi>
                        <mn>0</mn>
                      </mrow>
                      <mo stretchy="false">)</mo>
                    </mrow>
                    <msup>
                      <mrow>
                        <mo stretchy="false">(</mo>
                        <msup>
                          <mi>A</mi>
                          <mrow>
                            <mi mathvariant="normal">−</mi>
                            <mi>j</mi>
                          </mrow>
                        </msup>
                        <mo stretchy="false">)</mo>
                      </mrow>
                      <mi>T</mi>
                    </msup>
                    <mrow>
                      <msup>
                        <mi>C</mi>
                        <mi>T</mi>
                      </msup>
                      <mo stretchy="false">+</mo>
                      <msub>
                        <mo stretchy="false">Σ</mo>
                        <mi mathvariant="italic">vv</mi>
                      </msub>
                    </mrow>
                    <mo stretchy="false">δ</mo>
                    <mrow>
                      <mo stretchy="false">(</mo>
                      <mi>j</mi>
                      <mo stretchy="false">)</mo>
                    </mrow>
                  </mrow>
                </mtd>
                <mtd>
                  <mrow>
                    <mtext>for </mtext>
                    <mrow>
                      <mi>j</mi>
                      <mi mathvariant="normal">≤</mi>
                      <mn>0</mn>
                    </mrow>
                  </mrow>
                </mtd>
              </mtr>
            </mtable>
            <mi/>
          </mrow>
        </mfenced>
      </mrow>
    </mrow>
    <annotation encoding="StarMath 5.0">%LAMBDA_YY(k,j) = left lbrace matrix { C A^j %LAMBDA_XX(k,0) C^T + %SIGMA_vv %delta(j) # "for " j &gt;= 0 ## C %LAMBDA_XX(k,0) (A^-j)^T C^T + %SIGMA_vv %delta(j) # "for " j &lt;= 0 } ~~~~~~~~~~~~~~~~~~~~~~~~~~~~~~~~~~~~~~~~~~~~~~~~~~~~~~~~~~~~~ right rbrace</annotation>
  </semantics>
</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text>Partial fraction </math:mtext>
      <math:msub>
        <math:mo math:stretchy="false">Λ</math:mo>
        <math:mi math:fontstyle="italic">YY</math:mi>
      </math:msub>
      <math:mrow>
        <math:mrow>
          <math:mrow>
            <math:mo math:stretchy="false">(</math:mo>
            <math:mi>z</math:mi>
            <math:mo math:stretchy="false">)</math:mo>
          </math:mrow>
          <math:mo math:stretchy="false">=</math:mo>
          <math:mrow>
            <math:mrow>
              <math:mrow>
                <math:mfrac>
                  <math:mrow>
                    <math:mi>A</math:mi>
                    <math:mi>z</math:mi>
                  </math:mrow>
                  <math:mrow>
                    <math:mi>z</math:mi>
                    <math:mo math:stretchy="false">−</math:mo>
                    <math:mn>0.5</math:mn>
                  </math:mrow>
                </math:mfrac>
                <math:mo math:stretchy="false">+</math:mo>
                <math:mi>B</math:mi>
              </math:mrow>
              <math:mo math:stretchy="false">+</math:mo>
              <math:mfrac>
                <math:mrow>
                  <math:mi>A</math:mi>
                  <math:msup>
                    <math:mi>z</math:mi>
                    <math:mrow>
                      <math:mo math:stretchy="false">−</math:mo>
                      <math:mn>1</math:mn>
                    </math:mrow>
                  </math:msup>
                </math:mrow>
                <math:mrow>
                  <math:msup>
                    <math:mi>z</math:mi>
                    <math:mrow>
                      <math:mo math:stretchy="false">−</math:mo>
                      <math:mn>1</math:mn>
                    </math:mrow>
                  </math:msup>
                  <math:mo math:stretchy="false">−</math:mo>
                  <math:mn>0.5</math:mn>
                </math:mrow>
              </math:mfrac>
            </math:mrow>
            <math:mo math:stretchy="false">+</math:mo>
            <math:mi>B</math:mi>
          </math:mrow>
        </math:mrow>
        <math:mo math:stretchy="false">=</math:mo>
        <math:mfrac>
          <math:mrow>
            <math:mn>2</math:mn>
            <math:mrow>
              <math:mi>A</math:mi>
              <math:mo math:stretchy="false">+</math:mo>
              <math:mn>2.5</math:mn>
            </math:mrow>
            <math:mrow>
              <math:mi>B</math:mi>
              <math:mo math:stretchy="false">−</math:mo>
              <math:mrow>
                <math:mo math:stretchy="false">(</math:mo>
                <math:mrow>
                  <math:mn>0.5</math:mn>
                  <math:mrow>
                    <math:mi>A</math:mi>
                    <math:mo math:stretchy="false">+</math:mo>
                    <math:mi>B</math:mi>
                  </math:mrow>
                </math:mrow>
                <math:mo math:stretchy="false">)</math:mo>
              </math:mrow>
            </math:mrow>
            <math:mrow>
              <math:mi>z</math:mi>
              <math:mo math:stretchy="false">−</math:mo>
              <math:mrow>
                <math:mo math:stretchy="false">(</math:mo>
                <math:mrow>
                  <math:mn>0.5</math:mn>
                  <math:mrow>
                    <math:mi>A</math:mi>
                    <math:mo math:stretchy="false">+</math:mo>
                    <math:mi>B</math:mi>
                  </math:mrow>
                </math:mrow>
                <math:mo math:stretchy="false">)</math:mo>
              </math:mrow>
            </math:mrow>
            <math:msup>
              <math:mi>z</math:mi>
              <math:mrow>
                <math:mo math:stretchy="false">−</math:mo>
                <math:mn>1</math:mn>
              </math:mrow>
            </math:msup>
          </math:mrow>
          <math:mrow>
            <math:mrow>
              <math:mo math:stretchy="false">(</math:mo>
              <math:mrow>
                <math:mi>z</math:mi>
                <math:mo math:stretchy="false">−</math:mo>
                <math:mn>0.5</math:mn>
              </math:mrow>
              <math:mo math:stretchy="false">)</math:mo>
            </math:mrow>
            <math:mrow>
              <math:mo math:stretchy="false">(</math:mo>
              <math:mrow>
                <math:msup>
                  <math:mi>z</math:mi>
                  <math:mrow>
                    <math:mo math:stretchy="false">−</math:mo>
                    <math:mn>1</math:mn>
                  </math:mrow>
                </math:msup>
                <math:mo math:stretchy="false">−</math:mo>
                <math:mn>0.5</math:mn>
              </math:mrow>
              <math:mo math:stretchy="false">)</math:mo>
            </math:mrow>
          </math:mrow>
        </math:mfrac>
      </math:mrow>
    </math:mrow>
    <math:annotation math:encoding="StarMath 5.0">"Partial fraction " %LAMBDA_YY(z) = {A z} over {z - 0.5} + B + {A z^-1} over {z^-1 - 0.5} + B = {2 A + 2.5 B - (0.5 A + B) z  - (0.5 A + B) z^-1} over {(z - 0.5) (z^-1 - 0.5)}</math:annotation>
  </math:semantics>
</math:math>
</file>

<file path=Object 80/content.xml><?xml version="1.0" encoding="utf-8"?>
<math xmlns="http://www.w3.org/1998/Math/MathML">
  <semantics>
    <mrow>
      <mi>G</mi>
      <mrow>
        <mrow>
          <mo stretchy="false">(</mo>
          <mi>z</mi>
          <mo stretchy="false">)</mo>
        </mrow>
        <mi mathvariant="normal">=</mi>
        <mi>C</mi>
      </mrow>
      <msup>
        <mrow>
          <mo stretchy="false">(</mo>
          <mrow>
            <mi>z</mi>
            <mrow>
              <mi>I</mi>
              <mi mathvariant="normal">−</mi>
              <mi>A</mi>
            </mrow>
          </mrow>
          <mo stretchy="false">)</mo>
        </mrow>
        <mrow>
          <mi mathvariant="normal">−</mi>
          <mn>1</mn>
        </mrow>
      </msup>
      <mi>B</mi>
      <mtext> from </mtext>
      <mi>W</mi>
      <mrow>
        <mo stretchy="false">(</mo>
        <mi>z</mi>
        <mo stretchy="false">)</mo>
      </mrow>
      <mtext> to </mtext>
      <mi>Y</mi>
      <mrow>
        <mo stretchy="false">(</mo>
        <mi>z</mi>
        <mo stretchy="false">)</mo>
      </mrow>
    </mrow>
    <annotation encoding="StarMath 5.0">G(z) = C (z I - A)^-1 B " from " W(z) " to " Y(z)</annotation>
  </semantics>
</math>
</file>

<file path=Object 81/content.xml><?xml version="1.0" encoding="utf-8"?>
<math xmlns="http://www.w3.org/1998/Math/MathML">
  <semantics>
    <mrow>
      <msub>
        <mover accent="true">
          <mo stretchy="false">Λ</mo>
          <mo stretchy="false">ˉ</mo>
        </mover>
        <mi mathvariant="italic">YY</mi>
      </msub>
      <mrow>
        <mrow>
          <mo stretchy="false">(</mo>
          <mi>j</mi>
          <mo stretchy="false">)</mo>
        </mrow>
        <mi mathvariant="normal">=</mi>
        <mfenced open="{" close="}">
          <mrow>
            <mtable>
              <mtr>
                <mtd>
                  <mrow>
                    <mi>C</mi>
                    <msup>
                      <mi>A</mi>
                      <mi>j</mi>
                    </msup>
                    <msub>
                      <mover accent="true">
                        <mo stretchy="false">Λ</mo>
                        <mo stretchy="false">ˉ</mo>
                      </mover>
                      <mi mathvariant="italic">XX</mi>
                    </msub>
                    <mrow>
                      <mo stretchy="false">(</mo>
                      <mn>0</mn>
                      <mo stretchy="false">)</mo>
                    </mrow>
                    <mrow>
                      <msup>
                        <mi>C</mi>
                        <mi>T</mi>
                      </msup>
                      <mo stretchy="false">+</mo>
                      <msub>
                        <mo stretchy="false">Σ</mo>
                        <mi mathvariant="italic">vv</mi>
                      </msub>
                    </mrow>
                    <mo stretchy="false">δ</mo>
                    <mrow>
                      <mo stretchy="false">(</mo>
                      <mi>j</mi>
                      <mo stretchy="false">)</mo>
                    </mrow>
                  </mrow>
                </mtd>
                <mtd>
                  <mrow>
                    <mtext>for </mtext>
                    <mrow>
                      <mi>j</mi>
                      <mi mathvariant="normal">≥</mi>
                      <mn>0</mn>
                    </mrow>
                  </mrow>
                </mtd>
              </mtr>
              <mtr>
                <mtd>
                  <mrow>
                    <mi>C</mi>
                    <msub>
                      <mover accent="true">
                        <mo stretchy="false">Λ</mo>
                        <mo stretchy="false">ˉ</mo>
                      </mover>
                      <mi mathvariant="italic">XX</mi>
                    </msub>
                    <mrow>
                      <mo stretchy="false">(</mo>
                      <mn>0</mn>
                      <mo stretchy="false">)</mo>
                    </mrow>
                    <msup>
                      <mrow>
                        <mo stretchy="false">(</mo>
                        <msup>
                          <mi>A</mi>
                          <mrow>
                            <mi mathvariant="normal">−</mi>
                            <mi>j</mi>
                          </mrow>
                        </msup>
                        <mo stretchy="false">)</mo>
                      </mrow>
                      <mi>T</mi>
                    </msup>
                    <mrow>
                      <msup>
                        <mi>C</mi>
                        <mi>T</mi>
                      </msup>
                      <mo stretchy="false">+</mo>
                      <msub>
                        <mo stretchy="false">Σ</mo>
                        <mi mathvariant="italic">vv</mi>
                      </msub>
                    </mrow>
                    <mo stretchy="false">δ</mo>
                    <mrow>
                      <mo stretchy="false">(</mo>
                      <mi>j</mi>
                      <mo stretchy="false">)</mo>
                    </mrow>
                  </mrow>
                </mtd>
                <mtd>
                  <mrow>
                    <mtext>for </mtext>
                    <mrow>
                      <mi>j</mi>
                      <mi mathvariant="normal">≤</mi>
                      <mn>0</mn>
                    </mrow>
                  </mrow>
                </mtd>
              </mtr>
            </mtable>
            <mi/>
          </mrow>
        </mfenced>
      </mrow>
    </mrow>
    <annotation encoding="StarMath 5.0">{bar %LAMBDA}_YY(j) = left lbrace matrix { C A^j {bar %LAMBDA}_XX(0) C^T + %SIGMA_vv %delta(j) # "for " j &gt;= 0 ## C {bar %LAMBDA}_XX(0) (A^-j)^T C^T + %SIGMA_vv %delta(j) # "for " j &lt;= 0 } ~~~~~~~~~~~~~~~~~~~~~~~~~~~~~~~~~~~~~~~~~~~~~~~~~~~~~~~~~~~~~~~~~ right rbrace</annotation>
  </semantics>
</math>
</file>

<file path=Object 82/content.xml><?xml version="1.0" encoding="utf-8"?>
<math xmlns="http://www.w3.org/1998/Math/MathML">
  <semantics>
    <mrow>
      <msub>
        <mo stretchy="false">Φ</mo>
        <mi mathvariant="italic">YY</mi>
      </msub>
      <mrow>
        <mrow>
          <mo stretchy="false">(</mo>
          <mo stretchy="false">ω</mo>
          <mo stretchy="false">)</mo>
        </mrow>
        <mi mathvariant="normal">=</mi>
        <mi>G</mi>
      </mrow>
      <mrow>
        <mo stretchy="false">(</mo>
        <mo stretchy="false">ω</mo>
        <mo stretchy="false">)</mo>
      </mrow>
      <msub>
        <mo stretchy="false">Σ</mo>
        <mi mathvariant="italic">ww</mi>
      </msub>
      <msup>
        <mi>G</mi>
        <mi>T</mi>
      </msup>
      <mrow>
        <mrow>
          <mo stretchy="false">(</mo>
          <mrow>
            <mi mathvariant="normal">−</mi>
            <mo stretchy="false">ω</mo>
          </mrow>
          <mo stretchy="false">)</mo>
        </mrow>
        <mo stretchy="false">+</mo>
        <msub>
          <mo stretchy="false">Σ</mo>
          <mi mathvariant="italic">vv</mi>
        </msub>
      </mrow>
    </mrow>
    <annotation encoding="StarMath 5.0">%PHI_YY(%omega) = G(%omega) %SIGMA_ww G^T(-%omega) + %SIGMA_vv</annotation>
  </semantics>
</math>
</file>

<file path=Object 83/content.xml><?xml version="1.0" encoding="utf-8"?>
<math xmlns="http://www.w3.org/1998/Math/MathML">
  <semantics>
    <mrow>
      <mi>G</mi>
      <mrow>
        <mrow>
          <mo stretchy="false">(</mo>
          <mi>z</mi>
          <mo stretchy="false">)</mo>
        </mrow>
        <mi mathvariant="normal">=</mi>
        <mi>C</mi>
      </mrow>
      <msup>
        <mrow>
          <mo stretchy="false">(</mo>
          <mrow>
            <mi>z</mi>
            <mrow>
              <mi>I</mi>
              <mi mathvariant="normal">−</mi>
              <mi>A</mi>
            </mrow>
          </mrow>
          <mo stretchy="false">)</mo>
        </mrow>
        <mrow>
          <mi mathvariant="normal">−</mi>
          <mn>1</mn>
        </mrow>
      </msup>
      <mrow>
        <mi>B</mi>
        <mi mathvariant="normal">=</mi>
        <mrow>
          <mi stretchy="false" mathvariant="normal">[</mi>
          <mtable>
            <mtr>
              <mtd>
                <mn>0</mn>
              </mtd>
              <mtd>
                <mn>3</mn>
              </mtd>
            </mtr>
          </mtable>
          <mi stretchy="false" mathvariant="normal">]</mi>
        </mrow>
      </mrow>
      <msup>
        <mfenced open="[" close="]">
          <mtable>
            <mtr>
              <mtd>
                <mrow>
                  <mi>z</mi>
                  <mo stretchy="false">+</mo>
                  <mn>0.08</mn>
                </mrow>
              </mtd>
              <mtd>
                <mn>1</mn>
              </mtd>
            </mtr>
            <mtr>
              <mtd>
                <mrow>
                  <mi mathvariant="normal">−</mi>
                  <mn>0.7</mn>
                </mrow>
              </mtd>
              <mtd>
                <mrow>
                  <mi>z</mi>
                  <mi mathvariant="normal">−</mi>
                  <mn>0.1</mn>
                </mrow>
              </mtd>
            </mtr>
          </mtable>
        </mfenced>
        <mrow>
          <mi mathvariant="normal">−</mi>
          <mn>1</mn>
        </mrow>
      </msup>
      <mfenced open="[" close="]">
        <mtable>
          <mtr>
            <mtd>
              <mn>0.34</mn>
            </mtd>
          </mtr>
          <mtr>
            <mtd>
              <mn>0.3</mn>
            </mtd>
          </mtr>
        </mtable>
      </mfenced>
    </mrow>
    <annotation encoding="StarMath 5.0">G(z) = C (z I - A)^-1 B = [matrix{0 # 3}] left [ matrix{z + 0.08 # 1 ## -0.7 # z - 0.1} right ]^-1 left [ matrix{0.34 ## 0.3} right ]</annotation>
  </semantics>
</math>
</file>

<file path=Object 84/content.xml><?xml version="1.0" encoding="utf-8"?>
<math xmlns="http://www.w3.org/1998/Math/MathML">
  <semantics>
    <mrow>
      <mtext>Let </mtext>
      <mi>U</mi>
      <mrow>
        <mrow>
          <mo stretchy="false">(</mo>
          <mi>k</mi>
          <mo stretchy="false">)</mo>
        </mrow>
        <mi mathvariant="normal">=</mi>
        <mfenced open="[" close="]">
          <mtable>
            <mtr>
              <mtd>
                <mrow>
                  <mi>W</mi>
                  <mrow>
                    <mo stretchy="false">(</mo>
                    <mi>k</mi>
                    <mo stretchy="false">)</mo>
                  </mrow>
                </mrow>
              </mtd>
            </mtr>
            <mtr>
              <mtd>
                <mrow>
                  <mi>V</mi>
                  <mrow>
                    <mo stretchy="false">(</mo>
                    <mi>k</mi>
                    <mo stretchy="false">)</mo>
                  </mrow>
                </mrow>
              </mtd>
            </mtr>
          </mtable>
        </mfenced>
      </mrow>
      <mtext>, transfer function </mtext>
      <mi>H</mi>
      <mrow>
        <mrow>
          <mo stretchy="false">(</mo>
          <mi>z</mi>
          <mo stretchy="false">)</mo>
        </mrow>
        <mi mathvariant="normal">=</mi>
        <mrow>
          <mi stretchy="false" mathvariant="normal">[</mi>
          <mtable>
            <mtr>
              <mtd>
                <mrow>
                  <mi>G</mi>
                  <mrow>
                    <mo stretchy="false">(</mo>
                    <mi>z</mi>
                    <mo stretchy="false">)</mo>
                  </mrow>
                </mrow>
              </mtd>
              <mtd>
                <mn>1</mn>
              </mtd>
            </mtr>
          </mtable>
          <mi stretchy="false" mathvariant="normal">]</mi>
        </mrow>
      </mrow>
      <mtext> from </mtext>
      <mi>U</mi>
      <mrow>
        <mo stretchy="false">(</mo>
        <mi>z</mi>
        <mo stretchy="false">)</mo>
      </mrow>
      <mtext> to </mtext>
      <mi>Y</mi>
      <mrow>
        <mo stretchy="false">(</mo>
        <mi>z</mi>
        <mo stretchy="false">)</mo>
      </mrow>
    </mrow>
    <annotation encoding="StarMath 5.0">"Let " U(k) = left [ matrix{ W(k) ## V(k) } right ] ", transfer function " H(z) = [matrix{G(z) # 1}] " from " U(z) " to " Y(z)</annotation>
  </semantics>
</math>
</file>

<file path=Object 85/content.xml><?xml version="1.0" encoding="utf-8"?>
<math xmlns="http://www.w3.org/1998/Math/MathML">
  <semantics>
    <mrow>
      <msub>
        <mo stretchy="false">Λ</mo>
        <mi mathvariant="italic">UU</mi>
      </msub>
      <mrow>
        <mrow>
          <mo stretchy="false">(</mo>
          <mi>j</mi>
          <mo stretchy="false">)</mo>
        </mrow>
        <mi mathvariant="normal">=</mi>
        <mfenced open="[" close="]">
          <mtable>
            <mtr>
              <mtd>
                <msub>
                  <mo stretchy="false">Σ</mo>
                  <mi mathvariant="italic">ww</mi>
                </msub>
              </mtd>
              <mtd>
                <mn>0</mn>
              </mtd>
            </mtr>
            <mtr>
              <mtd>
                <mn>0</mn>
              </mtd>
              <mtd>
                <msub>
                  <mo stretchy="false">Σ</mo>
                  <mi mathvariant="italic">vv</mi>
                </msub>
              </mtd>
            </mtr>
          </mtable>
        </mfenced>
      </mrow>
      <mo stretchy="false">δ</mo>
      <mrow>
        <mo stretchy="false">(</mo>
        <mi>j</mi>
        <mo stretchy="false">)</mo>
      </mrow>
      <mtext>, so </mtext>
      <msub>
        <mo stretchy="false">Φ</mo>
        <mi mathvariant="italic">UU</mi>
      </msub>
      <mrow>
        <mrow>
          <mo stretchy="false">(</mo>
          <mo stretchy="false">ω</mo>
          <mo stretchy="false">)</mo>
        </mrow>
        <mi mathvariant="normal">=</mi>
        <mfenced open="[" close="]">
          <mtable>
            <mtr>
              <mtd>
                <msub>
                  <mo stretchy="false">Σ</mo>
                  <mi mathvariant="italic">ww</mi>
                </msub>
              </mtd>
              <mtd>
                <mn>0</mn>
              </mtd>
            </mtr>
            <mtr>
              <mtd>
                <mn>0</mn>
              </mtd>
              <mtd>
                <msub>
                  <mo stretchy="false">Σ</mo>
                  <mi mathvariant="italic">vv</mi>
                </msub>
              </mtd>
            </mtr>
          </mtable>
        </mfenced>
      </mrow>
    </mrow>
    <annotation encoding="StarMath 5.0">%LAMBDA_UU(j) = left [ matrix{ %SIGMA_ww # 0 ## 0 # %SIGMA_vv } right ] %delta(j) ", so " %PHI_UU(%omega) = left [ matrix{ %SIGMA_ww # 0 ## 0 # %SIGMA_vv } right ]</annotation>
  </semantics>
</math>
</file>

<file path=Object 86/content.xml><?xml version="1.0" encoding="utf-8"?>
<math xmlns="http://www.w3.org/1998/Math/MathML">
  <semantics>
    <mrow>
      <mi>G</mi>
      <mrow>
        <mrow>
          <mo stretchy="false">(</mo>
          <mi>z</mi>
          <mo stretchy="false">)</mo>
        </mrow>
        <mi mathvariant="normal">=</mi>
        <mfrac>
          <mn>1</mn>
          <mrow>
            <mrow>
              <msup>
                <mi>z</mi>
                <mn>2</mn>
              </msup>
              <mi mathvariant="normal">−</mi>
              <mn>0.02</mn>
            </mrow>
            <mrow>
              <mi>z</mi>
              <mo stretchy="false">+</mo>
              <mn>0.692</mn>
            </mrow>
          </mrow>
        </mfrac>
      </mrow>
      <mrow>
        <mi stretchy="false" mathvariant="normal">[</mi>
        <mtable>
          <mtr>
            <mtd>
              <mn>0</mn>
            </mtd>
            <mtd>
              <mn>3</mn>
            </mtd>
          </mtr>
        </mtable>
        <mi stretchy="false" mathvariant="normal">]</mi>
      </mrow>
      <mfenced open="[" close="]">
        <mtable>
          <mtr>
            <mtd>
              <mrow>
                <mi>z</mi>
                <mi mathvariant="normal">−</mi>
                <mn>0.1</mn>
              </mrow>
            </mtd>
            <mtd>
              <mrow>
                <mi mathvariant="normal">−</mi>
                <mn>1</mn>
              </mrow>
            </mtd>
          </mtr>
          <mtr>
            <mtd>
              <mn>0.7</mn>
            </mtd>
            <mtd>
              <mrow>
                <mi>z</mi>
                <mo stretchy="false">+</mo>
                <mn>0.08</mn>
              </mrow>
            </mtd>
          </mtr>
        </mtable>
      </mfenced>
      <mrow>
        <mfenced open="[" close="]">
          <mtable>
            <mtr>
              <mtd>
                <mn>0.34</mn>
              </mtd>
            </mtr>
            <mtr>
              <mtd>
                <mn>0.3</mn>
              </mtd>
            </mtr>
          </mtable>
        </mfenced>
        <mi mathvariant="normal">=</mi>
        <mfrac>
          <mn>1</mn>
          <mrow>
            <mrow>
              <msup>
                <mi>z</mi>
                <mn>2</mn>
              </msup>
              <mi mathvariant="normal">−</mi>
              <mn>0.02</mn>
            </mrow>
            <mrow>
              <mi>z</mi>
              <mo stretchy="false">+</mo>
              <mn>0.692</mn>
            </mrow>
          </mrow>
        </mfrac>
      </mrow>
      <mrow>
        <mi stretchy="false" mathvariant="normal">[</mi>
        <mtable>
          <mtr>
            <mtd>
              <mn>0</mn>
            </mtd>
            <mtd>
              <mn>3</mn>
            </mtd>
          </mtr>
        </mtable>
        <mi stretchy="false" mathvariant="normal">]</mi>
      </mrow>
      <mfenced open="[" close="]">
        <mtable>
          <mtr>
            <mtd>
              <mrow>
                <mn>0.34</mn>
                <mrow>
                  <mi>z</mi>
                  <mi mathvariant="normal">−</mi>
                  <mn>0.334</mn>
                </mrow>
              </mrow>
            </mtd>
          </mtr>
          <mtr>
            <mtd>
              <mrow>
                <mn>0.3</mn>
                <mrow>
                  <mi>z</mi>
                  <mo stretchy="false">+</mo>
                  <mn>0.262</mn>
                </mrow>
              </mrow>
            </mtd>
          </mtr>
        </mtable>
      </mfenced>
    </mrow>
    <annotation encoding="StarMath 5.0">G(z) = 1 over {z^2 - 0.02 z + 0.692} [matrix{0 # 3}] left [ matrix{z - 0.1 # -1 ## 0.7 # z + 0.08} right ] left [ matrix{0.34 ## 0.3} right ] = 1 over {z^2 - 0.02 z + 0.692} [matrix{0 # 3}] left [ matrix{0.34 z - 0.334 ## 0.3 z + 0.262} right ]</annotation>
  </semantics>
</math>
</file>

<file path=Object 87/content.xml><?xml version="1.0" encoding="utf-8"?>
<math xmlns="http://www.w3.org/1998/Math/MathML">
  <semantics>
    <mrow>
      <mi>G</mi>
      <mrow>
        <mrow>
          <mo stretchy="false">(</mo>
          <mi>z</mi>
          <mo stretchy="false">)</mo>
        </mrow>
        <mi mathvariant="normal">=</mi>
        <mfrac>
          <mrow>
            <mn>0.9</mn>
            <mrow>
              <mi>z</mi>
              <mo stretchy="false">+</mo>
              <mn>0.786</mn>
            </mrow>
          </mrow>
          <mrow>
            <mrow>
              <msup>
                <mi>z</mi>
                <mn>2</mn>
              </msup>
              <mi mathvariant="normal">−</mi>
              <mn>0.02</mn>
            </mrow>
            <mrow>
              <mi>z</mi>
              <mo stretchy="false">+</mo>
              <mn>0.692</mn>
            </mrow>
          </mrow>
        </mfrac>
      </mrow>
      <mi>,</mi>
      <mi/>
      <mi>G</mi>
      <mrow>
        <mrow>
          <mo stretchy="false">(</mo>
          <mo stretchy="false">ω</mo>
          <mo stretchy="false">)</mo>
        </mrow>
        <mi mathvariant="normal">=</mi>
        <mfrac>
          <mrow>
            <mn>0.9</mn>
            <mrow>
              <msup>
                <mi>e</mi>
                <mrow>
                  <mi>j</mi>
                  <mo stretchy="false">ω</mo>
                </mrow>
              </msup>
              <mo stretchy="false">+</mo>
              <mn>0.786</mn>
            </mrow>
          </mrow>
          <mrow>
            <mrow>
              <msup>
                <mi>e</mi>
                <mrow>
                  <mn>2</mn>
                  <mi>j</mi>
                  <mo stretchy="false">ω</mo>
                </mrow>
              </msup>
              <mi mathvariant="normal">−</mi>
              <mn>0.02</mn>
            </mrow>
            <mrow>
              <msup>
                <mi>e</mi>
                <mrow>
                  <mi>j</mi>
                  <mo stretchy="false">ω</mo>
                </mrow>
              </msup>
              <mo stretchy="false">+</mo>
              <mn>0.692</mn>
            </mrow>
          </mrow>
        </mfrac>
      </mrow>
    </mrow>
    <annotation encoding="StarMath 5.0">G(z) = {0.9 z + 0.786} over {z^2 - 0.02 z + 0.692} ,` G(%omega) = {0.9 e^{j %omega} + 0.786} over {e^{2 j %omega} - 0.02 e^{j %omega} + 0.692}</annotation>
  </semantics>
</math>
</file>

<file path=Object 88/content.xml><?xml version="1.0" encoding="utf-8"?>
<math xmlns="http://www.w3.org/1998/Math/MathML">
  <semantics>
    <mrow>
      <msub>
        <mo stretchy="false">Φ</mo>
        <mi mathvariant="italic">YY</mi>
      </msub>
      <mrow>
        <mrow>
          <mo stretchy="false">(</mo>
          <mo stretchy="false">ω</mo>
          <mo stretchy="false">)</mo>
        </mrow>
        <mi mathvariant="normal">=</mi>
        <mrow>
          <mrow>
            <mfrac>
              <mrow>
                <mn>0.9</mn>
                <mrow>
                  <msup>
                    <mi>e</mi>
                    <mrow>
                      <mi>j</mi>
                      <mo stretchy="false">ω</mo>
                    </mrow>
                  </msup>
                  <mo stretchy="false">+</mo>
                  <mn>0.786</mn>
                </mrow>
              </mrow>
              <mrow>
                <mrow>
                  <msup>
                    <mi>e</mi>
                    <mrow>
                      <mn>2</mn>
                      <mi>j</mi>
                      <mo stretchy="false">ω</mo>
                    </mrow>
                  </msup>
                  <mi mathvariant="normal">−</mi>
                  <mn>0.02</mn>
                </mrow>
                <mrow>
                  <msup>
                    <mi>e</mi>
                    <mrow>
                      <mi>j</mi>
                      <mo stretchy="false">ω</mo>
                    </mrow>
                  </msup>
                  <mo stretchy="false">+</mo>
                  <mn>0.692</mn>
                </mrow>
              </mrow>
            </mfrac>
            <mi mathvariant="normal">⋅</mi>
            <mfrac>
              <mrow>
                <mn>0.9</mn>
                <mrow>
                  <msup>
                    <mi>e</mi>
                    <mrow>
                      <mrow>
                        <mi mathvariant="normal">−</mi>
                        <mi>j</mi>
                      </mrow>
                      <mo stretchy="false">ω</mo>
                    </mrow>
                  </msup>
                  <mo stretchy="false">+</mo>
                  <mn>0.786</mn>
                </mrow>
              </mrow>
              <mrow>
                <mrow>
                  <msup>
                    <mi>e</mi>
                    <mrow>
                      <mrow>
                        <mi mathvariant="normal">−</mi>
                        <mn>2</mn>
                      </mrow>
                      <mi>j</mi>
                      <mo stretchy="false">ω</mo>
                    </mrow>
                  </msup>
                  <mi mathvariant="normal">−</mi>
                  <mn>0.02</mn>
                </mrow>
                <mrow>
                  <msup>
                    <mi>e</mi>
                    <mrow>
                      <mrow>
                        <mi mathvariant="normal">−</mi>
                        <mi>j</mi>
                      </mrow>
                      <mo stretchy="false">ω</mo>
                    </mrow>
                  </msup>
                  <mo stretchy="false">+</mo>
                  <mn>0.692</mn>
                </mrow>
              </mrow>
            </mfrac>
          </mrow>
          <mo stretchy="false">+</mo>
          <mn>0.5</mn>
        </mrow>
      </mrow>
    </mrow>
    <annotation encoding="StarMath 5.0">%PHI_YY(%omega) = {0.9 e^{j %omega} + 0.786} over {e^{2 j %omega} - 0.02 e^{j %omega} + 0.692} cdot {{0.9 e^{-j %omega} + 0.786} over {e^{-2 j %omega} - 0.02 e^{-j %omega} + 0.692}} + 0.5</annotation>
  </semantics>
</math>
</file>

<file path=Object 89/content.xml><?xml version="1.0" encoding="utf-8"?>
<math xmlns="http://www.w3.org/1998/Math/MathML">
  <semantics>
    <mrow>
      <msub>
        <mo stretchy="false">Φ</mo>
        <mi mathvariant="italic">YY</mi>
      </msub>
      <mrow>
        <mrow>
          <mo stretchy="false">(</mo>
          <mo stretchy="false">ω</mo>
          <mo stretchy="false">)</mo>
        </mrow>
        <mi mathvariant="normal">=</mi>
        <mrow>
          <mfrac>
            <mrow>
              <mrow>
                <mn>1.428</mn>
                <mo stretchy="false">+</mo>
                <mn>0.7074</mn>
              </mrow>
              <mrow>
                <msup>
                  <mi>e</mi>
                  <mrow>
                    <mi>j</mi>
                    <mo stretchy="false">ω</mo>
                  </mrow>
                </msup>
                <mo stretchy="false">+</mo>
                <mn>0.7074</mn>
              </mrow>
              <msup>
                <mi>e</mi>
                <mrow>
                  <mrow>
                    <mi mathvariant="normal">−</mi>
                    <mi>j</mi>
                  </mrow>
                  <mo stretchy="false">ω</mo>
                </mrow>
              </msup>
            </mrow>
            <mrow>
              <mrow>
                <mn>1.479</mn>
                <mi mathvariant="normal">−</mi>
                <mn>0.03384</mn>
              </mrow>
              <mrow>
                <msup>
                  <mi>e</mi>
                  <mrow>
                    <mi>j</mi>
                    <mo stretchy="false">ω</mo>
                  </mrow>
                </msup>
                <mi mathvariant="normal">−</mi>
                <mn>0.03384</mn>
              </mrow>
              <mrow>
                <msup>
                  <mi>e</mi>
                  <mrow>
                    <mrow>
                      <mi mathvariant="normal">−</mi>
                      <mi>j</mi>
                    </mrow>
                    <mo stretchy="false">ω</mo>
                  </mrow>
                </msup>
                <mo stretchy="false">+</mo>
                <mn>0.692</mn>
              </mrow>
              <mrow>
                <msup>
                  <mi>e</mi>
                  <mrow>
                    <mn>2</mn>
                    <mi>j</mi>
                    <mo stretchy="false">ω</mo>
                  </mrow>
                </msup>
                <mo stretchy="false">+</mo>
                <mn>0.692</mn>
              </mrow>
              <msup>
                <mi>e</mi>
                <mrow>
                  <mrow>
                    <mi mathvariant="normal">−</mi>
                    <mn>2</mn>
                  </mrow>
                  <mi>j</mi>
                  <mo stretchy="false">ω</mo>
                </mrow>
              </msup>
            </mrow>
          </mfrac>
          <mo stretchy="false">+</mo>
          <mn>0.5</mn>
        </mrow>
      </mrow>
    </mrow>
    <annotation encoding="StarMath 5.0">%PHI_YY(%omega) = {1.428 + 0.7074 e^{j %omega} + 0.7074 e^{-j %omega}} over {1.479 - 0.03384 e^{j %omega} - 0.03384 e^{-j %omega} + 0.692 e^{2 j %omega} + 0.692 e^{-2 j %omega}} + 0.5</annotation>
  </semantics>
</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text>Matching coefficients, </math:mtext>
      <math:mn>2</math:mn>
      <math:mrow>
        <math:mi>A</math:mi>
        <math:mo math:stretchy="false">+</math:mo>
        <math:mn>2.5</math:mn>
      </math:mrow>
      <math:mrow>
        <math:mi>B</math:mi>
        <math:mo math:stretchy="false">=</math:mo>
        <math:mn>1.09,</math:mn>
      </math:mrow>
      <math:mi/>
      <math:mn>0.5</math:mn>
      <math:mrow>
        <math:mrow>
          <math:mi>A</math:mi>
          <math:mo math:stretchy="false">+</math:mo>
          <math:mi>B</math:mi>
        </math:mrow>
        <math:mo math:stretchy="false">=</math:mo>
        <math:mn>0.3</math:mn>
      </math:mrow>
    </math:mrow>
    <math:annotation math:encoding="StarMath 5.0">"Matching coefficients, " 2 A + 2.5 B = 1.09,` 0.5 A + B = 0.3</math:annotation>
  </math:semantics>
</math:math>
</file>

<file path=Object 90/content.xml><?xml version="1.0" encoding="utf-8"?>
<math xmlns="http://www.w3.org/1998/Math/MathML">
  <semantics>
    <mrow>
      <msub>
        <mo stretchy="false">Φ</mo>
        <mi mathvariant="italic">YY</mi>
      </msub>
      <mrow>
        <mrow>
          <mo stretchy="false">(</mo>
          <mo stretchy="false">ω</mo>
          <mo stretchy="false">)</mo>
        </mrow>
        <mi mathvariant="normal">=</mi>
        <mrow>
          <mfrac>
            <mrow>
              <mrow>
                <mn>1.428</mn>
                <mo stretchy="false">+</mo>
                <mn>1.4148</mn>
              </mrow>
              <mi>cos</mi>
              <mrow>
                <mo stretchy="false">(</mo>
                <mo stretchy="false">ω</mo>
                <mo stretchy="false">)</mo>
              </mrow>
            </mrow>
            <mrow>
              <mrow>
                <mn>1.479</mn>
                <mi mathvariant="normal">−</mi>
                <mn>0.06768</mn>
              </mrow>
              <mi>cos</mi>
              <mrow>
                <mrow>
                  <mo stretchy="false">(</mo>
                  <mo stretchy="false">ω</mo>
                  <mo stretchy="false">)</mo>
                </mrow>
                <mo stretchy="false">+</mo>
                <mn>1.384</mn>
              </mrow>
              <mi>cos</mi>
              <mrow>
                <mo stretchy="false">(</mo>
                <mrow>
                  <mn>2</mn>
                  <mo stretchy="false">ω</mo>
                </mrow>
                <mo stretchy="false">)</mo>
              </mrow>
            </mrow>
          </mfrac>
          <mo stretchy="false">+</mo>
          <mn>0.5</mn>
        </mrow>
      </mrow>
    </mrow>
    <annotation encoding="StarMath 5.0">%PHI_YY(%omega) = {1.428 + 1.4148 cos(%omega)} over {1.479 - 0.06768 cos(%omega) + 1.384 cos(2 %omega)} + 0.5</annotation>
  </semantics>
</math>
</file>

<file path=Object 91/content.xml><?xml version="1.0" encoding="utf-8"?>
<math xmlns="http://www.w3.org/1998/Math/MathML">
  <semantics>
    <mrow>
      <msub>
        <mo stretchy="false">Φ</mo>
        <mi mathvariant="italic">YY</mi>
      </msub>
      <mrow>
        <mrow>
          <mrow>
            <mo stretchy="false">(</mo>
            <mo stretchy="false">ω</mo>
            <mo stretchy="false">)</mo>
          </mrow>
          <mi mathvariant="normal">=</mi>
          <mfrac>
            <mrow>
              <mn>0.25</mn>
              <mrow>
                <msup>
                  <mo stretchy="false">ω</mo>
                  <mn>2</mn>
                </msup>
                <mo stretchy="false">+</mo>
                <mn>1</mn>
              </mrow>
            </mrow>
            <mrow>
              <mrow>
                <msup>
                  <mo stretchy="false">ω</mo>
                  <mn>4</mn>
                </msup>
                <mo stretchy="false">+</mo>
                <mn>5</mn>
              </mrow>
              <mrow>
                <msup>
                  <mo stretchy="false">ω</mo>
                  <mn>2</mn>
                </msup>
                <mo stretchy="false">+</mo>
                <mn>1</mn>
              </mrow>
            </mrow>
          </mfrac>
        </mrow>
        <mi mathvariant="normal">=</mi>
        <mi>G</mi>
      </mrow>
      <mrow>
        <mo stretchy="false">(</mo>
        <mo stretchy="false">ω</mo>
        <mo stretchy="false">)</mo>
      </mrow>
      <msub>
        <mo stretchy="false">Φ</mo>
        <mi mathvariant="italic">WW</mi>
      </msub>
      <mrow>
        <mo stretchy="false">(</mo>
        <mo stretchy="false">ω</mo>
        <mo stretchy="false">)</mo>
      </mrow>
      <msup>
        <mi>G</mi>
        <mi>T</mi>
      </msup>
      <mrow>
        <mrow>
          <mo stretchy="false">(</mo>
          <mrow>
            <mi mathvariant="normal">−</mi>
            <mo stretchy="false">ω</mo>
          </mrow>
          <mo stretchy="false">)</mo>
        </mrow>
        <mi mathvariant="normal">=</mi>
        <mi>G</mi>
      </mrow>
      <mrow>
        <mo stretchy="false">(</mo>
        <mo stretchy="false">ω</mo>
        <mo stretchy="false">)</mo>
      </mrow>
      <msup>
        <mi>G</mi>
        <mi>T</mi>
      </msup>
      <mrow>
        <mo stretchy="false">(</mo>
        <mrow>
          <mi mathvariant="normal">−</mi>
          <mo stretchy="false">ω</mo>
        </mrow>
        <mo stretchy="false">)</mo>
      </mrow>
      <mtext>, since </mtext>
      <msub>
        <mo stretchy="false">Φ</mo>
        <mi mathvariant="italic">WW</mi>
      </msub>
      <mrow>
        <mrow>
          <mo stretchy="false">(</mo>
          <mo stretchy="false">ω</mo>
          <mo stretchy="false">)</mo>
        </mrow>
        <mi mathvariant="normal">=</mi>
        <mn>1</mn>
      </mrow>
    </mrow>
    <annotation encoding="StarMath 5.0">%PHI_YY(%omega) = {0.25 %omega^2 + 1} over {%omega^4 + 5 %omega^2 + 1} = G(%omega) %PHI_WW(%omega) G^T(-%omega) = G(%omega) G^T(-%omega) ", since " %PHI_WW(%omega) = 1</annotation>
  </semantics>
</math>
</file>

<file path=Object 92/content.xml><?xml version="1.0" encoding="utf-8"?>
<math xmlns="http://www.w3.org/1998/Math/MathML">
  <semantics>
    <mrow>
      <mtext>Stable min phase SISO linear system, SSS zero-mean noise </mtext>
      <mi>W</mi>
      <mrow>
        <mo stretchy="false">(</mo>
        <mi>t</mi>
        <mo stretchy="false">)</mo>
      </mrow>
      <mtext> with </mtext>
      <mi>E</mi>
      <mrow>
        <mrow>
          <mi stretchy="false" mathvariant="normal">{</mi>
          <mrow>
            <mi>W</mi>
            <mrow>
              <mo stretchy="false">(</mo>
              <mi>t</mi>
              <mo stretchy="false">)</mo>
            </mrow>
            <mi>W</mi>
            <mrow>
              <mo stretchy="false">(</mo>
              <mrow>
                <mi>t</mi>
                <mo stretchy="false">+</mo>
                <mo stretchy="false">τ</mo>
              </mrow>
              <mo stretchy="false">)</mo>
            </mrow>
          </mrow>
          <mi stretchy="false" mathvariant="normal">}</mi>
        </mrow>
        <mi mathvariant="normal">=</mi>
        <mo stretchy="false">δ</mo>
      </mrow>
      <mrow>
        <mo stretchy="false">(</mo>
        <mo stretchy="false">τ</mo>
        <mo stretchy="false">)</mo>
      </mrow>
    </mrow>
    <annotation encoding="StarMath 5.0">"Stable min phase SISO linear system, SSS zero-mean noise " W(t) " with " E lbrace W(t) W(t+%tau) rbrace = %delta(%tau)</annotation>
  </semantics>
</math>
</file>

<file path=Object 93/content.xml><?xml version="1.0" encoding="utf-8"?>
<math xmlns="http://www.w3.org/1998/Math/MathML">
  <semantics>
    <mrow>
      <mtext>Assume </mtext>
      <mi>G</mi>
      <mrow>
        <mrow>
          <mo stretchy="false">(</mo>
          <mi>s</mi>
          <mo stretchy="false">)</mo>
        </mrow>
        <mi mathvariant="normal">=</mi>
        <mi>Y</mi>
      </mrow>
      <mrow>
        <mrow>
          <mo stretchy="false">(</mo>
          <mi>s</mi>
          <mo stretchy="false">)</mo>
        </mrow>
        <mi mathvariant="normal">/</mi>
        <mi>W</mi>
      </mrow>
      <mrow>
        <mo stretchy="false">(</mo>
        <mi>s</mi>
        <mo stretchy="false">)</mo>
      </mrow>
      <mtext> is of the form </mtext>
      <mi>G</mi>
      <mrow>
        <mrow>
          <mo stretchy="false">(</mo>
          <mi>s</mi>
          <mo stretchy="false">)</mo>
        </mrow>
        <mi mathvariant="normal">=</mi>
        <mfrac>
          <mrow>
            <msub>
              <mi>b</mi>
              <mn>1</mn>
            </msub>
            <mrow>
              <mi>s</mi>
              <mo stretchy="false">+</mo>
              <msub>
                <mi>b</mi>
                <mn>2</mn>
              </msub>
            </mrow>
          </mrow>
          <mrow>
            <mrow>
              <msup>
                <mi>s</mi>
                <mn>2</mn>
              </msup>
              <mo stretchy="false">+</mo>
              <msub>
                <mi>a</mi>
                <mn>1</mn>
              </msub>
            </mrow>
            <mrow>
              <mi>s</mi>
              <mo stretchy="false">+</mo>
              <msub>
                <mi>a</mi>
                <mn>2</mn>
              </msub>
            </mrow>
          </mrow>
        </mfrac>
      </mrow>
    </mrow>
    <annotation encoding="StarMath 5.0">"Assume " G(s) = Y(s) / W(s) " is of the form " G(s) = {b_1 s + b_2} over {s^2 + a_1 s +  a_2}</annotation>
  </semantics>
</math>
</file>

<file path=Object 94/content.xml><?xml version="1.0" encoding="utf-8"?>
<math xmlns="http://www.w3.org/1998/Math/MathML">
  <semantics>
    <mrow>
      <mrow>
        <mfrac>
          <mrow>
            <mn>0.25</mn>
            <mrow>
              <msup>
                <mo stretchy="false">ω</mo>
                <mn>2</mn>
              </msup>
              <mo stretchy="false">+</mo>
              <mn>1</mn>
            </mrow>
          </mrow>
          <mrow>
            <mrow>
              <msup>
                <mo stretchy="false">ω</mo>
                <mn>4</mn>
              </msup>
              <mo stretchy="false">+</mo>
              <mn>5</mn>
            </mrow>
            <mrow>
              <msup>
                <mo stretchy="false">ω</mo>
                <mn>2</mn>
              </msup>
              <mo stretchy="false">+</mo>
              <mn>1</mn>
            </mrow>
          </mrow>
        </mfrac>
        <mi mathvariant="normal">=</mi>
        <mrow>
          <mfrac>
            <mrow>
              <msub>
                <mi>b</mi>
                <mn>1</mn>
              </msub>
              <mi>j</mi>
              <mrow>
                <mo stretchy="false">ω</mo>
                <mo stretchy="false">+</mo>
                <msub>
                  <mi>b</mi>
                  <mn>2</mn>
                </msub>
              </mrow>
            </mrow>
            <mrow>
              <mrow>
                <mrow>
                  <mi mathvariant="normal">−</mi>
                  <msup>
                    <mo stretchy="false">ω</mo>
                    <mn>2</mn>
                  </msup>
                </mrow>
                <mo stretchy="false">+</mo>
                <msub>
                  <mi>a</mi>
                  <mn>1</mn>
                </msub>
              </mrow>
              <mi>j</mi>
              <mrow>
                <mo stretchy="false">ω</mo>
                <mo stretchy="false">+</mo>
                <msub>
                  <mi>a</mi>
                  <mn>2</mn>
                </msub>
              </mrow>
            </mrow>
          </mfrac>
          <mi mathvariant="normal">⋅</mi>
          <mfrac>
            <mrow>
              <mrow>
                <mi mathvariant="normal">−</mi>
                <msub>
                  <mi>b</mi>
                  <mn>1</mn>
                </msub>
              </mrow>
              <mi>j</mi>
              <mrow>
                <mo stretchy="false">ω</mo>
                <mo stretchy="false">+</mo>
                <msub>
                  <mi>b</mi>
                  <mn>2</mn>
                </msub>
              </mrow>
            </mrow>
            <mrow>
              <mrow>
                <mrow>
                  <mi mathvariant="normal">−</mi>
                  <msup>
                    <mo stretchy="false">ω</mo>
                    <mn>2</mn>
                  </msup>
                </mrow>
                <mi mathvariant="normal">−</mi>
                <msub>
                  <mi>a</mi>
                  <mn>1</mn>
                </msub>
              </mrow>
              <mi>j</mi>
              <mrow>
                <mo stretchy="false">ω</mo>
                <mo stretchy="false">+</mo>
                <msub>
                  <mi>a</mi>
                  <mn>2</mn>
                </msub>
              </mrow>
            </mrow>
          </mfrac>
        </mrow>
      </mrow>
      <mi mathvariant="normal">=</mi>
      <mfrac>
        <mrow>
          <msubsup>
            <mi>b</mi>
            <mn>1</mn>
            <mn>2</mn>
          </msubsup>
          <mrow>
            <msup>
              <mo stretchy="false">ω</mo>
              <mn>2</mn>
            </msup>
            <mo stretchy="false">+</mo>
            <msubsup>
              <mi>b</mi>
              <mn>2</mn>
              <mn>2</mn>
            </msubsup>
          </mrow>
        </mrow>
        <mrow>
          <mrow>
            <msup>
              <mo stretchy="false">ω</mo>
              <mn>4</mn>
            </msup>
            <mo stretchy="false">+</mo>
            <mrow>
              <mo stretchy="false">(</mo>
              <mrow>
                <mrow>
                  <msubsup>
                    <mi>a</mi>
                    <mn>1</mn>
                    <mn>2</mn>
                  </msubsup>
                  <mi mathvariant="normal">−</mi>
                  <mn>2</mn>
                </mrow>
                <msub>
                  <mi>a</mi>
                  <mn>2</mn>
                </msub>
              </mrow>
              <mo stretchy="false">)</mo>
            </mrow>
          </mrow>
          <mrow>
            <msup>
              <mo stretchy="false">ω</mo>
              <mn>2</mn>
            </msup>
            <mo stretchy="false">+</mo>
            <msubsup>
              <mi>a</mi>
              <mn>2</mn>
              <mn>2</mn>
            </msubsup>
          </mrow>
        </mrow>
      </mfrac>
    </mrow>
    <annotation encoding="StarMath 5.0">{0.25 %omega^2 + 1} over {%omega^4 + 5 %omega^2 + 1} = {b_1 j %omega + b_2} over {- %omega^2 + a_1 j %omega + a_2} cdot {{-b_1 j %omega + b_2} over {- %omega^2 - a_1 j %omega + a_2}} = {b_1^2 %omega^2 + b_2^2} over {%omega^4 + (a_1^2 - 2 a_2) %omega^2 + a_2^2}</annotation>
  </semantics>
</math>
</file>

<file path=Object 95/content.xml><?xml version="1.0" encoding="utf-8"?>
<math xmlns="http://www.w3.org/1998/Math/MathML">
  <semantics>
    <mrow>
      <mtext>Matching coefficients, </mtext>
      <mrow>
        <mn>0.25</mn>
        <mi mathvariant="normal">=</mi>
        <msubsup>
          <mi>b</mi>
          <mn>1</mn>
          <mn>2</mn>
        </msubsup>
      </mrow>
      <mi>,</mi>
      <mi/>
      <mrow>
        <mn>1</mn>
        <mi mathvariant="normal">=</mi>
        <msubsup>
          <mi>b</mi>
          <mn>2</mn>
          <mn>2</mn>
        </msubsup>
      </mrow>
      <mi>,</mi>
      <mi/>
      <mrow>
        <mn>5</mn>
        <mi mathvariant="normal">=</mi>
        <mrow>
          <msubsup>
            <mi>a</mi>
            <mn>1</mn>
            <mn>2</mn>
          </msubsup>
          <mi mathvariant="normal">−</mi>
          <mn>2</mn>
        </mrow>
      </mrow>
      <msub>
        <mi>a</mi>
        <mn>2</mn>
      </msub>
      <mi>,</mi>
      <mi/>
      <mrow>
        <mn>1</mn>
        <mi mathvariant="normal">=</mi>
        <msubsup>
          <mi>a</mi>
          <mn>2</mn>
          <mn>2</mn>
        </msubsup>
      </mrow>
    </mrow>
    <annotation encoding="StarMath 5.0">"Matching coefficients, " 0.25 = b_1^2 ,` 1 = b_2^2 ,` 5 = a_1^2 - 2 a_2 ,` 1 = a_2^2</annotation>
  </semantics>
</math>
</file>

<file path=Object 96/content.xml><?xml version="1.0" encoding="utf-8"?>
<math xmlns="http://www.w3.org/1998/Math/MathML">
  <semantics>
    <mrow>
      <mi>G</mi>
      <mrow>
        <mo stretchy="false">(</mo>
        <mi>s</mi>
        <mo stretchy="false">)</mo>
      </mrow>
      <mtext> of this form will have a zero at </mtext>
      <mrow>
        <mi>s</mi>
        <mi mathvariant="normal">=</mi>
        <mrow>
          <mrow>
            <mi mathvariant="normal">−</mi>
            <msub>
              <mi>b</mi>
              <mn>2</mn>
            </msub>
          </mrow>
          <mi mathvariant="normal">/</mi>
          <msub>
            <mi>b</mi>
            <mn>1</mn>
          </msub>
        </mrow>
      </mrow>
      <mtext> and poles at </mtext>
      <mrow>
        <mi>s</mi>
        <mi mathvariant="normal">=</mi>
        <mrow>
          <mfenced open="" close="">
            <mrow>
              <mrow>
                <mi mathvariant="normal">−</mi>
                <msub>
                  <mi>a</mi>
                  <mn>1</mn>
                </msub>
              </mrow>
              <mi mathvariant="normal">±</mi>
              <msqrt>
                <mrow>
                  <mrow>
                    <msubsup>
                      <mi>a</mi>
                      <mn>1</mn>
                      <mn>2</mn>
                    </msubsup>
                    <mi mathvariant="normal">−</mi>
                    <mn>4</mn>
                  </mrow>
                  <msub>
                    <mi>a</mi>
                    <mn>2</mn>
                  </msub>
                </mrow>
              </msqrt>
            </mrow>
          </mfenced>
          <mi mathvariant="normal">/</mi>
          <mn>2</mn>
        </mrow>
      </mrow>
    </mrow>
    <annotation encoding="StarMath 5.0">G(s) " of this form will have a zero at " s = -b_2 / b_1 " and poles at " s = left ( -a_1 +- sqrt{a_1^2 - 4 a_2} right ) / 2</annotation>
  </semantics>
</math>
</file>

<file path=Object 97/content.xml><?xml version="1.0" encoding="utf-8"?>
<math xmlns="http://www.w3.org/1998/Math/MathML">
  <semantics>
    <mrow>
      <mrow>
        <msub>
          <mi>b</mi>
          <mn>1</mn>
        </msub>
        <mi mathvariant="normal">=</mi>
        <mrow>
          <mi mathvariant="normal">±</mi>
          <mn>0.5</mn>
        </mrow>
      </mrow>
      <mi>,</mi>
      <mi/>
      <mrow>
        <msub>
          <mi>b</mi>
          <mn>2</mn>
        </msub>
        <mi mathvariant="normal">=</mi>
        <mrow>
          <mi mathvariant="normal">±</mi>
          <mn>1</mn>
        </mrow>
      </mrow>
      <mi>,</mi>
      <mi/>
      <mrow>
        <msub>
          <mi>a</mi>
          <mn>1</mn>
        </msub>
        <mi mathvariant="normal">=</mi>
        <mrow>
          <mi mathvariant="normal">±</mi>
          <msqrt>
            <mrow>
              <mrow>
                <mn>5</mn>
                <mo stretchy="false">+</mo>
                <mn>2</mn>
              </mrow>
              <msub>
                <mi>a</mi>
                <mn>2</mn>
              </msub>
            </mrow>
          </msqrt>
        </mrow>
      </mrow>
      <mi>,</mi>
      <mi/>
      <mrow>
        <msub>
          <mi>a</mi>
          <mn>2</mn>
        </msub>
        <mi mathvariant="normal">=</mi>
        <mrow>
          <mi mathvariant="normal">±</mi>
          <mn>1</mn>
        </mrow>
      </mrow>
    </mrow>
    <annotation encoding="StarMath 5.0">b_1 = +- 0.5 ,` b_2 = +- 1 ,` a_1 = +- sqrt{5 + 2 a_2} ,` a_2 = +- 1</annotation>
  </semantics>
</math>
</file>

<file path=Object 98/content.xml><?xml version="1.0" encoding="utf-8"?>
<math xmlns="http://www.w3.org/1998/Math/MathML">
  <semantics>
    <mrow>
      <mi>G</mi>
      <mrow>
        <mo stretchy="false">(</mo>
        <mi>s</mi>
        <mo stretchy="false">)</mo>
      </mrow>
      <mtext> stable and minimum phase means all poles and zeros must be in the left half plane.</mtext>
    </mrow>
    <annotation encoding="StarMath 5.0">G(s) " stable and minimum phase means all poles and zeros must be in the left half plane."</annotation>
  </semantics>
</math>
</file>

<file path=Object 99/content.xml><?xml version="1.0" encoding="utf-8"?>
<math xmlns="http://www.w3.org/1998/Math/MathML">
  <semantics>
    <mrow>
      <mtext>So </mtext>
      <msub>
        <mi>b</mi>
        <mn>2</mn>
      </msub>
      <mtext> and </mtext>
      <msub>
        <mi>b</mi>
        <mn>1</mn>
      </msub>
      <mtext> must have the same sign, </mtext>
      <mrow>
        <msub>
          <mi>a</mi>
          <mn>1</mn>
        </msub>
        <mo stretchy="false">&gt;</mo>
        <mn>0</mn>
      </mrow>
      <mtext> and </mtext>
      <mrow>
        <msqrt>
          <mrow>
            <mrow>
              <msubsup>
                <mi>a</mi>
                <mn>1</mn>
                <mn>2</mn>
              </msubsup>
              <mi mathvariant="normal">−</mi>
              <mn>4</mn>
            </mrow>
            <msub>
              <mi>a</mi>
              <mn>2</mn>
            </msub>
          </mrow>
        </msqrt>
        <mo stretchy="false">&lt;</mo>
        <msub>
          <mi>a</mi>
          <mn>1</mn>
        </msub>
      </mrow>
      <mtext>, so </mtext>
      <mrow>
        <msub>
          <mi>a</mi>
          <mn>2</mn>
        </msub>
        <mo stretchy="false">&gt;</mo>
        <mn>0</mn>
      </mrow>
    </mrow>
    <annotation encoding="StarMath 5.0">"So " b_2 " and " b_1 " must have the same sign, " a_1 &gt; 0 " and " sqrt{a_1^2 - 4 a_2} &lt; a_1 ", so " a_2 &gt; 0</annotation>
  </semantics>
</math>
</file>